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rel-width="100%" fo:margin-left="0.009cm" fo:margin-top="0cm" fo:margin-bottom="0cm" table:align="left" style:writing-mode="lr-tb"/>
    </style:style>
    <style:style style:name="Tabel2.A" style:family="table-column">
      <style:table-column-properties style:rel-column-width="21869*"/>
    </style:style>
    <style:style style:name="Tabel2.B" style:family="table-column">
      <style:table-column-properties style:rel-column-width="21888*"/>
    </style:style>
    <style:style style:name="Tabel2.C" style:family="table-column">
      <style:table-column-properties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1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rel-width="100%" fo:margin-left="0.009cm" fo:margin-top="0cm" fo:margin-bottom="0cm" table:align="left" style:writing-mode="lr-tb"/>
    </style:style>
    <style:style style:name="Tabel5.A" style:family="table-column">
      <style:table-column-properties style:rel-column-width="12143*"/>
    </style:style>
    <style:style style:name="Tabel5.B" style:family="table-column">
      <style:table-column-properties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7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rel-width="100%" fo:margin-left="0.009cm" fo:margin-top="0cm" fo:margin-bottom="0cm" table:align="left" style:writing-mode="lr-tb"/>
    </style:style>
    <style:style style:name="Tabel7.A" style:family="table-column">
      <style:table-column-properties style:rel-column-width="6193*"/>
    </style:style>
    <style:style style:name="Tabel7.B" style:family="table-column">
      <style:table-column-properties style:rel-column-width="1939*"/>
    </style:style>
    <style:style style:name="Tabel7.C" style:family="table-column">
      <style:table-column-properties style:rel-column-width="6541*"/>
    </style:style>
    <style:style style:name="Tabel7.D" style:family="table-column">
      <style:table-column-properties style:rel-column-width="12183*"/>
    </style:style>
    <style:style style:name="Tabel7.E" style:family="table-column">
      <style:table-column-properties style:rel-column-width="25349*"/>
    </style:style>
    <style:style style:name="Tabel7.F" style:family="table-column">
      <style:table-column-properties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rel-width="100%" fo:margin-left="0.009cm" fo:margin-top="0cm" fo:margin-bottom="0cm" table:align="left" style:writing-mode="lr-tb"/>
    </style:style>
    <style:style style:name="Tabel9.A" style:family="table-column">
      <style:table-column-properties style:rel-column-width="11894*"/>
    </style:style>
    <style:style style:name="Tabel9.B" style:family="table-column">
      <style:table-column-properties style:rel-column-width="20676*"/>
    </style:style>
    <style:style style:name="Tabel9.C" style:family="table-column">
      <style:table-column-properties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rel-width="100%" fo:margin-left="0.018cm" fo:margin-top="0cm" fo:margin-bottom="0cm" table:align="left" style:writing-mode="page"/>
    </style:style>
    <style:style style:name="Tabel10.A" style:family="table-column">
      <style:table-column-properties style:rel-column-width="17052*"/>
    </style:style>
    <style:style style:name="Tabel10.C" style:family="table-column">
      <style:table-column-properties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size="10pt" style:font-size-asian="10pt"/>
    </style:style>
    <style:style style:name="P3" style:family="paragraph" style:parent-style-name="Standard">
      <style:paragraph-properties fo:break-before="page"/>
      <style:text-properties fo:language="fr" fo:country="BE"/>
    </style:style>
    <style:style style:name="P4" style:family="paragraph" style:parent-style-name="Heading_20_2">
      <style:paragraph-properties fo:margin-left="0cm"/>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Standard">
      <style:paragraph-properties fo:break-before="page"/>
    </style:style>
    <style:style style:name="P8" style:family="paragraph" style:parent-style-name="Standard">
      <style:paragraph-properties>
        <style:tab-stops>
          <style:tab-stop style:position="26.382cm"/>
        </style:tab-stops>
      </style:paragraph-properties>
    </style:style>
    <style:style style:name="P9" style:family="paragraph" style:parent-style-name="Text_20_body">
      <style:text-properties fo:font-size="16pt" style:font-size-asian="16pt"/>
    </style:style>
    <style:style style:name="P10" style:family="paragraph" style:parent-style-name="Text_20_body">
      <style:text-properties fo:font-size="10pt" style:font-size-asian="10pt"/>
    </style:style>
    <style:style style:name="P11" style:family="paragraph" style:parent-style-name="Heading_20_2">
      <style:paragraph-properties fo:margin-left="0cm" fo:break-before="page"/>
    </style:style>
    <style:style style:name="P12" style:family="paragraph" style:parent-style-name="Standard">
      <style:text-properties fo:letter-spacing="-0.007cm"/>
    </style:style>
    <style:style style:name="P13" style:family="paragraph" style:parent-style-name="Heading_20_1" style:master-page-name="Converted1">
      <style:paragraph-properties style:page-number="auto" fo:break-before="page"/>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top="0.233cm" fo:margin-bottom="0cm" style:contextual-spacing="false"/>
    </style:style>
    <style:style style:name="P16" style:family="paragraph" style:parent-style-name="Text_20_body">
      <style:paragraph-properties fo:margin-top="0.005cm" fo:margin-bottom="0cm" style:contextual-spacing="false"/>
      <style:text-properties fo:font-size="4pt" style:font-size-asian="4pt"/>
    </style:style>
    <style:style style:name="P17"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18" style:family="paragraph" style:parent-style-name="Standard">
      <style:text-properties fo:font-weight="bold" style:font-weight-asian="bold"/>
    </style:style>
    <style:style style:name="P19"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0" style:family="paragraph" style:parent-style-name="Heading_20_2">
      <style:paragraph-properties fo:margin-left="0cm" fo:margin-top="0cm" fo:margin-bottom="0cm" style:contextual-spacing="false" fo:break-before="page"/>
    </style:style>
    <style:style style:name="P21" style:family="paragraph" style:parent-style-name="Text_20_body">
      <style:paragraph-properties fo:margin-right="0.457cm" fo:margin-top="0.453cm" fo:margin-bottom="0cm" style:contextual-spacing="false" fo:line-height="104%"/>
    </style:style>
    <style:style style:name="P22" style:family="paragraph" style:parent-style-name="Standard">
      <style:text-properties fo:font-style="italic" style:font-style-asian="italic"/>
    </style:style>
    <style:style style:name="P23" style:family="paragraph" style:parent-style-name="List_20_Paragraph" style:list-style-name="WWNum3"/>
    <style:style style:name="P24" style:family="paragraph" style:parent-style-name="Standard">
      <style:paragraph-properties fo:margin-right="0.847cm" fo:margin-top="0.286cm" fo:margin-bottom="0cm" style:contextual-spacing="false" fo:line-height="120%"/>
    </style:style>
    <style:style style:name="P25" style:family="paragraph" style:parent-style-name="Text_20_body">
      <style:paragraph-properties fo:margin-top="0.453cm" fo:margin-bottom="0cm" style:contextual-spacing="false" fo:line-height="104%"/>
    </style:style>
    <style:style style:name="P26" style:family="paragraph" style:parent-style-name="Text_20_body">
      <style:paragraph-properties fo:margin-top="0.065cm" fo:margin-bottom="0cm" style:contextual-spacing="false"/>
    </style:style>
    <style:style style:name="P27" style:family="paragraph" style:parent-style-name="Text_20_body">
      <style:paragraph-properties fo:margin-top="0.002cm" fo:margin-bottom="0cm" style:contextual-spacing="false"/>
      <style:text-properties fo:font-size="7.5pt" style:font-size-asian="7.5pt"/>
    </style:style>
    <style:style style:name="P28"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9" style:family="paragraph" style:parent-style-name="Standard">
      <style:paragraph-properties fo:margin-left="0.079cm" fo:margin-top="0.242cm" fo:margin-bottom="0cm" style:contextual-spacing="false"/>
    </style:style>
    <style:style style:name="P30"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cm" style:contextual-spacing="false" fo:break-before="page"/>
    </style:style>
    <style:style style:name="P32" style:family="paragraph" style:parent-style-name="Text_20_body">
      <style:paragraph-properties fo:margin-top="0.007cm" fo:margin-bottom="0.002cm" style:contextual-spacing="false"/>
      <style:text-properties fo:font-size="10pt" style:font-size-asian="10pt"/>
    </style:style>
    <style:style style:name="P33" style:family="paragraph" style:parent-style-name="Table_20_Paragraph">
      <style:paragraph-properties fo:margin-left="0.446cm" fo:margin-top="0.101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4" style:family="paragraph" style:parent-style-name="Table_20_Paragraph" style:list-style-name="WWNum4">
      <style:paragraph-properties fo:margin-left="0.591cm" fo:margin-right="0.665cm" fo:margin-top="0cm" fo:margin-bottom="0cm" style:contextual-spacing="false" fo:text-align="start" style:justify-single-word="false" fo:orphans="0" fo:widows="0" fo:text-indent="-0.4cm" style:auto-text-indent="false">
        <style:tab-stops>
          <style:tab-stop style:position="-1.773cm"/>
        </style:tab-stops>
      </style:paragraph-properties>
      <style:text-properties fo:font-size="11pt" fo:language="en" fo:country="US" style:letter-kerning="false" style:font-size-asian="11pt" style:language-asian="en" style:country-asian="US" style:font-size-complex="11pt" style:language-complex="ar" style:country-complex="SA"/>
    </style:style>
    <style:style style:name="P35" style:family="paragraph" style:parent-style-name="Table_20_Paragraph" style:list-style-name="WWNum4">
      <style:paragraph-properties fo:margin-left="0.591cm" fo:margin-right="0.325cm" fo:margin-top="0.148cm" fo:margin-bottom="0cm" style:contextual-spacing="false" fo:text-align="start" style:justify-single-word="false" fo:orphans="0" fo:widows="0" fo:text-indent="-0.4cm" style:auto-text-indent="false">
        <style:tab-stops>
          <style:tab-stop style:position="-1.773cm"/>
        </style:tab-stops>
      </style:paragraph-properties>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Table_20_Paragraph">
      <style:paragraph-properties fo:margin-left="0.146cm" fo:margin-top="0.146cm" fo:margin-bottom="0cm" style:contextual-spacing="false" fo:text-align="start" style:justify-single-word="false" fo:orphans="0" fo:widows="0" fo:text-indent="0.11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7" style:family="paragraph" style:parent-style-name="Table_20_Paragraph" style:list-style-name="WWNum5">
      <style:paragraph-properties fo:margin-left="0.663cm" fo:margin-top="0cm" fo:margin-bottom="0cm" style:contextual-spacing="false" fo:line-height="0.434cm"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8" style:family="paragraph" style:parent-style-name="Table_20_Paragraph" style:list-style-name="WWNum5">
      <style:paragraph-properties fo:margin-left="0.663cm" fo:margin-top="0.162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9" style:family="paragraph" style:parent-style-name="Table_20_Paragraph" style:list-style-name="WWNum5">
      <style:paragraph-properties fo:margin-left="0.663cm" fo:margin-top="0.171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0" style:family="paragraph" style:parent-style-name="Table_20_Paragraph" style:list-style-name="WWNum5">
      <style:paragraph-properties fo:margin-left="0.663cm" fo:margin-top="0.183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Table_20_Paragraph">
      <style:paragraph-properties fo:margin-left="0.055cm" fo:margin-right="0.046cm" fo:margin-top="0.095cm" fo:margin-bottom="0cm" style:contextual-spacing="false" fo:text-align="start" style:justify-single-word="false" fo:orphans="0" fo:widows="0" fo:text-indent="0.09cm" style:auto-text-indent="false"/>
      <style:text-properties fo:font-size="11pt" fo:language="en" fo:country="US" style:letter-kerning="false" style:font-size-asian="11pt" style:language-asian="en" style:country-asian="US" style:font-size-complex="11pt" style:language-complex="ar" style:country-complex="SA"/>
    </style:style>
    <style:style style:name="P42" style:family="paragraph" style:parent-style-name="Table_20_Paragraph" style:list-style-name="WWNum6">
      <style:paragraph-properties fo:margin-left="0.663cm" fo:margin-top="0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Table_20_Paragraph" style:list-style-name="WWNum6">
      <style:paragraph-properties fo:margin-left="0.663cm" fo:margin-right="0.766cm" fo:margin-top="0.15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Table_20_Paragraph" style:list-style-name="WWNum6">
      <style:paragraph-properties fo:margin-left="0.663cm" fo:margin-right="0.688cm" fo:margin-top="0.175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5" style:family="paragraph" style:parent-style-name="Standard">
      <style:paragraph-properties fo:margin-right="0.494cm"/>
    </style:style>
    <style:style style:name="P46"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7" style:family="paragraph" style:parent-style-name="Heading_20_1">
      <style:paragraph-properties fo:margin-top="0cm" fo:margin-bottom="0cm" style:contextual-spacing="false" fo:break-before="page"/>
    </style:style>
    <style:style style:name="P48" style:family="paragraph" style:parent-style-name="Standard">
      <style:paragraph-properties fo:margin-top="0.002cm" fo:margin-bottom="0cm" style:contextual-spacing="false"/>
    </style:style>
    <style:style style:name="P49" style:family="paragraph" style:parent-style-name="Text_20_body">
      <style:paragraph-properties fo:margin-top="0.018cm" fo:margin-bottom="0cm" style:contextual-spacing="false"/>
      <style:text-properties fo:font-size="9pt" style:font-size-asian="9pt"/>
    </style:style>
    <style:style style:name="P50" style:family="paragraph" style:parent-style-name="Standard">
      <style:paragraph-properties fo:margin-left="0.079cm" fo:margin-top="0.332cm" fo:margin-bottom="0cm" style:contextual-spacing="false"/>
    </style:style>
    <style:style style:name="P51"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2" style:family="paragraph" style:parent-style-name="Text_20_body">
      <style:paragraph-properties fo:margin-right="0.661cm" fo:margin-top="0.63cm" fo:margin-bottom="0cm" style:contextual-spacing="false" fo:line-height="104%"/>
    </style:style>
    <style:style style:name="P53"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5"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6" style:family="paragraph" style:parent-style-name="Text_20_body">
      <style:paragraph-properties fo:margin-right="0.667cm" fo:margin-top="0.233cm" fo:margin-bottom="0cm" style:contextual-spacing="false" fo:line-height="104%"/>
    </style:style>
    <style:style style:name="P57" style:family="paragraph" style:parent-style-name="Text_20_body">
      <style:paragraph-properties fo:margin-left="0.15cm" fo:margin-right="0.667cm" fo:margin-top="0.233cm" fo:margin-bottom="0cm" style:contextual-spacing="false" fo:line-height="104%"/>
    </style:style>
    <style:style style:name="P58" style:family="paragraph" style:parent-style-name="Text_20_body">
      <style:paragraph-properties fo:margin-right="0.644cm" fo:margin-top="0.448cm" fo:margin-bottom="0cm" style:contextual-spacing="false"/>
    </style:style>
    <style:style style:name="P59" style:family="paragraph" style:parent-style-name="Text_20_body" style:master-page-name="Converted2">
      <style:paragraph-properties fo:margin-top="0.092cm" fo:margin-bottom="0cm" style:contextual-spacing="false" style:page-number="auto"/>
    </style:style>
    <style:style style:name="P60" style:family="paragraph" style:parent-style-name="Standard">
      <style:paragraph-properties fo:margin-right="3.896cm" fo:margin-top="0.235cm" fo:margin-bottom="0cm" style:contextual-spacing="false"/>
    </style:style>
    <style:style style:name="P61" style:family="paragraph" style:parent-style-name="Heading_20_2" style:master-page-name="Converted3">
      <style:paragraph-properties fo:margin-left="0cm" style:page-number="auto"/>
    </style:style>
    <style:style style:name="P62" style:family="paragraph" style:parent-style-name="Text_20_body">
      <style:paragraph-properties fo:margin-right="0.014cm" fo:margin-top="0.205cm" fo:margin-bottom="0cm" style:contextual-spacing="false" fo:line-height="95%"/>
    </style:style>
    <style:style style:name="P63" style:family="paragraph" style:parent-style-name="Standard">
      <style:paragraph-properties fo:margin-right="1.138cm" fo:margin-top="0.104cm" fo:margin-bottom="0cm" style:contextual-spacing="false"/>
    </style:style>
    <style:style style:name="P64" style:family="paragraph" style:parent-style-name="Text_20_body">
      <style:paragraph-properties fo:margin-top="0.176cm" fo:margin-bottom="0cm" style:contextual-spacing="false"/>
      <style:text-properties fo:font-size="10pt" style:font-size-asian="10pt"/>
    </style:style>
    <style:style style:name="P65" style:family="paragraph">
      <loext:graphic-properties draw:fill="solid" draw:fill-color="#000000"/>
      <style:paragraph-properties fo:text-align="start"/>
      <style:text-properties fo:font-size="18pt"/>
    </style:style>
    <style:style style:name="P66" style:family="paragraph" style:parent-style-name="Standard">
      <style:paragraph-properties fo:margin-right="3.896cm" fo:margin-top="0.122cm" fo:margin-bottom="0cm" style:contextual-spacing="false"/>
    </style:style>
    <style:style style:name="P67" style:family="paragraph" style:parent-style-name="Standard">
      <style:text-properties fo:font-size="10pt" fo:font-weight="bold" style:font-size-asian="10pt" style:font-weight-asian="bold"/>
    </style:style>
    <style:style style:name="P68" style:family="paragraph" style:parent-style-name="Standard">
      <style:paragraph-properties fo:margin-top="0.189cm" fo:margin-bottom="0cm" style:contextual-spacing="false" fo:break-before="page"/>
    </style:style>
    <style:style style:name="P69" style:family="paragraph" style:parent-style-name="Standard">
      <style:paragraph-properties fo:margin-right="1.48cm" fo:margin-top="0.199cm" fo:margin-bottom="0cm" style:contextual-spacing="false" fo:line-height="95%" fo:text-align="justify" style:justify-single-word="false"/>
    </style:style>
    <style:style style:name="P70" style:family="paragraph" style:parent-style-name="Text_20_body">
      <style:text-properties fo:font-size="9pt" style:font-size-asian="9pt"/>
    </style:style>
    <style:style style:name="P71" style:family="paragraph" style:parent-style-name="Standard">
      <style:paragraph-properties fo:margin-right="1.397cm" fo:margin-top="0.254cm" fo:margin-bottom="0cm" style:contextual-spacing="false" fo:line-height="104%"/>
    </style:style>
    <style:style style:name="P72" style:family="paragraph" style:parent-style-name="Standard">
      <style:paragraph-properties fo:margin-right="0.57cm" fo:margin-top="0.171cm" fo:margin-bottom="0cm" style:contextual-spacing="false" fo:line-height="104%"/>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margin-right="5.646cm"/>
    </style:style>
    <style:style style:name="P76" style:family="paragraph" style:parent-style-name="Standard">
      <style:paragraph-properties fo:text-align="center" style:justify-single-word="false"/>
      <style:text-properties fo:font-size="9pt" fo:font-style="italic" style:font-size-asian="9pt" style:font-style-asian="italic"/>
    </style:style>
    <style:style style:name="P77" style:family="paragraph" style:parent-style-name="Standard">
      <style:paragraph-properties fo:margin-top="0.316cm" fo:margin-bottom="0cm" style:contextual-spacing="false"/>
    </style:style>
    <style:style style:name="P78" style:family="paragraph" style:parent-style-name="Heading_20_1" style:master-page-name="Converted4">
      <style:paragraph-properties style:page-number="auto"/>
    </style:style>
    <style:style style:name="P79" style:family="paragraph" style:parent-style-name="Heading_20_1" style:master-page-name="Converted5">
      <style:paragraph-properties style:page-number="auto"/>
    </style:style>
    <style:style style:name="P80" style:family="paragraph" style:parent-style-name="Text_20_body">
      <style:paragraph-properties fo:margin-top="0.019cm" fo:margin-bottom="0cm" style:contextual-spacing="false"/>
    </style:style>
    <style:style style:name="P81" style:family="paragraph" style:parent-style-name="Standard">
      <style:text-properties fo:letter-spacing="0.141cm"/>
    </style:style>
    <style:style style:name="P82"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3" style:family="paragraph" style:parent-style-name="Heading_20_1" style:master-page-name="Converted6">
      <style:paragraph-properties fo:margin-top="0cm" fo:margin-bottom="0cm" style:contextual-spacing="false" style:page-number="auto" fo:break-before="page"/>
    </style:style>
    <style:style style:name="P84" style:family="paragraph" style:parent-style-name="Standard">
      <style:paragraph-properties fo:margin-top="0.178cm" fo:margin-bottom="0cm" style:contextual-spacing="false" fo:line-height="104%"/>
      <style:text-properties fo:language="es" fo:country="ES"/>
    </style:style>
    <style:style style:name="P85" style:family="paragraph" style:parent-style-name="Standard">
      <style:paragraph-properties fo:margin-top="0.178cm" fo:margin-bottom="0cm" style:contextual-spacing="false" fo:line-height="104%"/>
    </style:style>
    <style:style style:name="P86" style:family="paragraph" style:parent-style-name="Text_20_body">
      <style:paragraph-properties fo:margin-top="0.035cm" fo:margin-bottom="0cm" style:contextual-spacing="false"/>
    </style:style>
    <style:style style:name="P87" style:family="paragraph" style:parent-style-name="Text_20_body">
      <style:paragraph-properties fo:margin-top="0.035cm" fo:margin-bottom="0cm" style:contextual-spacing="false"/>
      <style:text-properties fo:language="es" fo:country="ES"/>
    </style:style>
    <style:style style:name="P88" style:family="paragraph" style:parent-style-name="Text_20_body">
      <style:paragraph-properties fo:line-height="104%"/>
    </style:style>
    <style:style style:name="P89" style:family="paragraph" style:parent-style-name="Text_20_body">
      <style:paragraph-properties fo:margin-top="0.072cm" fo:margin-bottom="0cm" style:contextual-spacing="false"/>
    </style:style>
    <style:style style:name="P90" style:family="paragraph" style:parent-style-name="Text_20_body">
      <style:paragraph-properties fo:margin-right="0.069cm" fo:line-height="104%"/>
    </style:style>
    <style:style style:name="P91" style:family="paragraph" style:parent-style-name="Standard">
      <style:paragraph-properties fo:margin-top="0.002cm" fo:margin-bottom="0cm" style:contextual-spacing="false" fo:line-height="104%"/>
    </style:style>
    <style:style style:name="P92" style:family="paragraph" style:parent-style-name="Standard">
      <style:paragraph-properties fo:margin-right="0.81cm" fo:margin-top="0.178cm" fo:margin-bottom="0cm" style:contextual-spacing="false" fo:line-height="104%"/>
    </style:style>
    <style:style style:name="P93" style:family="paragraph" style:parent-style-name="Standard">
      <style:paragraph-properties fo:margin-right="0.787cm" fo:line-height="104%"/>
    </style:style>
    <style:style style:name="P94" style:family="paragraph" style:parent-style-name="Standard">
      <style:paragraph-properties fo:margin-right="0.81cm" fo:line-height="104%"/>
    </style:style>
    <style:style style:name="P95" style:family="paragraph" style:parent-style-name="Standard">
      <style:paragraph-properties fo:margin-right="0.787cm" fo:margin-top="0.002cm" fo:margin-bottom="0cm" style:contextual-spacing="false" fo:line-height="104%"/>
    </style:style>
    <style:style style:name="P96" style:family="paragraph" style:parent-style-name="Text_20_body">
      <style:paragraph-properties fo:margin-right="0.706cm" fo:line-height="104%"/>
    </style:style>
    <style:style style:name="P97" style:family="paragraph" style:parent-style-name="Standard">
      <style:paragraph-properties fo:margin-right="1.005cm" fo:line-height="104%"/>
    </style:style>
    <style:style style:name="P98" style:family="paragraph" style:parent-style-name="Text_20_body">
      <style:paragraph-properties fo:margin-right="0.148cm" fo:margin-top="0.176cm" fo:margin-bottom="0cm" style:contextual-spacing="false" fo:line-height="104%"/>
    </style:style>
    <style:style style:name="P99" style:family="paragraph" style:parent-style-name="Standard">
      <style:paragraph-properties fo:margin-right="0.15cm" fo:margin-top="0.002cm" fo:margin-bottom="0cm" style:contextual-spacing="false" fo:line-height="104%"/>
    </style:style>
    <style:style style:name="P100" style:family="paragraph" style:parent-style-name="Text_20_body">
      <style:paragraph-properties fo:margin-right="0.148cm" fo:margin-top="0.002cm" fo:margin-bottom="0cm" style:contextual-spacing="false" fo:line-height="104%"/>
    </style:style>
    <style:style style:name="P101" style:family="paragraph" style:parent-style-name="Standard">
      <style:paragraph-properties fo:margin-right="0.019cm" fo:line-height="104%"/>
    </style:style>
    <style:style style:name="P102" style:family="paragraph" style:parent-style-name="Standard">
      <style:paragraph-properties fo:margin-right="0.148cm" fo:line-height="104%"/>
    </style:style>
    <style:style style:name="P103" style:family="paragraph" style:parent-style-name="Standard">
      <style:paragraph-properties fo:margin-right="0.556cm" fo:line-height="104%"/>
    </style:style>
    <style:style style:name="P104" style:family="paragraph" style:parent-style-name="Standard">
      <style:paragraph-properties fo:margin-right="0.787cm" fo:margin-top="0.176cm" fo:margin-bottom="0cm" style:contextual-spacing="false" fo:line-height="104%"/>
    </style:style>
    <style:style style:name="P105" style:family="paragraph" style:parent-style-name="Text_20_body">
      <style:paragraph-properties fo:margin-right="0.912cm" fo:line-height="104%"/>
    </style:style>
    <style:style style:name="P106" style:family="paragraph" style:parent-style-name="Text_20_body">
      <style:paragraph-properties fo:margin-top="0.035cm" fo:margin-bottom="0cm" style:contextual-spacing="false"/>
      <style:text-properties fo:language="fr" fo:country="BE"/>
    </style:style>
    <style:style style:name="P107" style:family="paragraph" style:parent-style-name="Standard">
      <style:paragraph-properties fo:margin-right="1.639cm" fo:line-height="104%"/>
    </style:style>
    <style:style style:name="P108" style:family="paragraph" style:parent-style-name="Text_20_body">
      <style:paragraph-properties fo:margin-top="0.072cm" fo:margin-bottom="0cm" style:contextual-spacing="false"/>
      <style:text-properties fo:language="fr" fo:country="BE"/>
    </style:style>
    <style:style style:name="P109" style:family="paragraph" style:parent-style-name="Standard">
      <style:paragraph-properties fo:margin-right="0.919cm" fo:line-height="104%"/>
    </style:style>
    <style:style style:name="P110" style:family="paragraph" style:parent-style-name="Standard">
      <style:paragraph-properties fo:margin-right="1.501cm" fo:line-height="104%"/>
    </style:style>
    <style:style style:name="P111" style:family="paragraph" style:parent-style-name="Text_20_body">
      <style:paragraph-properties fo:margin-top="0.012cm" fo:margin-bottom="0cm" style:contextual-spacing="false"/>
      <style:text-properties fo:font-size="7pt" fo:language="fr" fo:country="BE" style:font-size-asian="7pt"/>
    </style:style>
    <style:style style:name="P112" style:family="paragraph" style:parent-style-name="Standard">
      <style:paragraph-properties fo:margin-left="0.15cm" fo:margin-right="0.73cm" fo:margin-top="0.176cm" fo:margin-bottom="0cm" style:contextual-spacing="false" fo:line-height="104%"/>
    </style:style>
    <style:style style:name="P113" style:family="paragraph" style:parent-style-name="Standard">
      <style:paragraph-properties fo:margin-left="0.15cm" fo:margin-right="0.889cm" fo:margin-top="0.002cm" fo:margin-bottom="0cm" style:contextual-spacing="false" fo:line-height="104%" fo:text-align="justify" style:justify-single-word="false"/>
    </style:style>
    <style:style style:name="P114" style:family="paragraph" style:parent-style-name="Standard">
      <style:paragraph-properties fo:margin-left="0.15cm" fo:margin-right="0.282cm" fo:line-height="104%"/>
    </style:style>
    <style:style style:name="P115" style:family="paragraph" style:parent-style-name="Standard">
      <style:paragraph-properties fo:margin-right="0.258cm" fo:line-height="104%"/>
    </style:style>
    <style:style style:name="P116" style:family="paragraph" style:parent-style-name="Text_20_body">
      <style:paragraph-properties fo:margin-right="0.081cm" fo:line-height="104%"/>
    </style:style>
    <style:style style:name="P117" style:family="paragraph" style:parent-style-name="Standard">
      <style:paragraph-properties fo:margin-right="0.279cm" fo:line-height="104%"/>
    </style:style>
    <style:style style:name="P118" style:family="paragraph" style:parent-style-name="Standard">
      <style:paragraph-properties fo:margin-right="0.462cm" fo:margin-top="0.002cm" fo:margin-bottom="0cm" style:contextual-spacing="false" fo:line-height="104%"/>
    </style:style>
    <style:style style:name="P119" style:family="paragraph" style:parent-style-name="Standard">
      <style:paragraph-properties fo:margin-right="0.067cm" fo:line-height="104%"/>
    </style:style>
    <style:style style:name="P120" style:family="paragraph" style:parent-style-name="Standard">
      <style:paragraph-properties fo:margin-right="1.005cm" fo:margin-top="0.176cm" fo:margin-bottom="0cm" style:contextual-spacing="false" fo:line-height="104%"/>
    </style:style>
    <style:style style:name="P121" style:family="paragraph" style:parent-style-name="Standard">
      <style:paragraph-properties fo:margin-right="0.676cm" fo:margin-top="0.002cm" fo:margin-bottom="0cm" style:contextual-spacing="false" fo:line-height="104%"/>
    </style:style>
    <style:style style:name="P122" style:family="paragraph" style:parent-style-name="Standard">
      <style:paragraph-properties fo:margin-right="0.684cm" fo:line-height="104%"/>
    </style:style>
    <style:style style:name="P123" style:family="paragraph" style:parent-style-name="Standard">
      <style:paragraph-properties fo:margin-right="1.312cm" fo:line-height="104%"/>
    </style:style>
    <style:style style:name="P124" style:family="paragraph" style:parent-style-name="Standard">
      <style:paragraph-properties fo:margin-right="1.032cm" fo:line-height="104%"/>
    </style:style>
    <style:style style:name="P125" style:family="paragraph" style:parent-style-name="Text_20_body">
      <style:paragraph-properties fo:margin-right="0.949cm" fo:line-height="104%"/>
    </style:style>
    <style:style style:name="P126" style:family="paragraph" style:parent-style-name="Text_20_body">
      <style:paragraph-properties fo:margin-right="0.282cm" fo:margin-top="0.176cm" fo:margin-bottom="0cm" style:contextual-spacing="false" fo:line-height="104%"/>
    </style:style>
    <style:style style:name="P127" style:family="paragraph" style:parent-style-name="Standard">
      <style:paragraph-properties fo:line-height="104%"/>
    </style:style>
    <style:style style:name="P128" style:family="paragraph" style:parent-style-name="Text_20_body">
      <style:paragraph-properties fo:margin-right="0.282cm" fo:margin-top="0.002cm" fo:margin-bottom="0cm" style:contextual-spacing="false" fo:line-height="104%"/>
    </style:style>
    <style:style style:name="P129" style:family="paragraph" style:parent-style-name="Text_20_body">
      <style:paragraph-properties fo:margin-right="0.533cm" fo:line-height="104%" fo:text-align="justify" style:justify-single-word="false"/>
    </style:style>
    <style:style style:name="P130" style:family="paragraph" style:parent-style-name="Text_20_body">
      <style:paragraph-properties fo:margin-right="0.254cm" fo:line-height="104%"/>
    </style:style>
    <style:style style:name="P131" style:family="paragraph" style:parent-style-name="Standard">
      <style:paragraph-properties fo:margin-right="2.032cm" fo:margin-top="0.002cm" fo:margin-bottom="0cm" style:contextual-spacing="false" fo:line-height="104%"/>
    </style:style>
    <style:style style:name="P132" style:family="paragraph" style:parent-style-name="Text_20_body">
      <style:paragraph-properties fo:margin-right="0.667cm" fo:margin-top="0.176cm" fo:margin-bottom="0cm" style:contextual-spacing="false" fo:line-height="104%"/>
    </style:style>
    <style:style style:name="P133" style:family="paragraph" style:parent-style-name="Standard">
      <style:paragraph-properties fo:margin-right="0.667cm" fo:margin-top="0.002cm" fo:margin-bottom="0cm" style:contextual-spacing="false" fo:line-height="104%"/>
    </style:style>
    <style:style style:name="P134" style:family="paragraph" style:parent-style-name="Standard">
      <style:paragraph-properties fo:margin-right="0.667cm" fo:line-height="104%"/>
    </style:style>
    <style:style style:name="P135" style:family="paragraph" style:parent-style-name="Standard">
      <style:paragraph-properties fo:margin-right="0.944cm" fo:line-height="104%"/>
    </style:style>
    <style:style style:name="P136" style:family="paragraph" style:parent-style-name="Standard">
      <style:paragraph-properties fo:margin-right="1.083cm" fo:line-height="104%"/>
    </style:style>
    <style:style style:name="P137" style:family="paragraph" style:parent-style-name="Text_20_body">
      <style:paragraph-properties fo:margin-right="0.667cm" fo:line-height="104%"/>
    </style:style>
    <style:style style:name="P138" style:family="paragraph" style:parent-style-name="Text_20_body">
      <style:paragraph-properties fo:margin-right="1.871cm" fo:line-height="104%"/>
    </style:style>
    <style:style style:name="P139" style:family="paragraph" style:parent-style-name="Text_20_body">
      <style:paragraph-properties fo:margin-top="0.035cm" fo:margin-bottom="0cm" style:contextual-spacing="false"/>
      <style:text-properties fo:language="nl" fo:country="NL"/>
    </style:style>
    <style:style style:name="P140" style:family="paragraph" style:parent-style-name="Standard">
      <style:paragraph-properties fo:margin-right="0.908cm" fo:margin-top="0.002cm" fo:margin-bottom="0cm" style:contextual-spacing="false" fo:line-height="104%"/>
    </style:style>
    <style:style style:name="P141" style:family="paragraph" style:parent-style-name="Standard">
      <style:paragraph-properties fo:margin-right="0.586cm" fo:margin-top="0.176cm" fo:margin-bottom="0cm" style:contextual-spacing="false" fo:line-height="104%"/>
    </style:style>
    <style:style style:name="P142" style:family="paragraph" style:parent-style-name="Text_20_body">
      <style:paragraph-properties fo:margin-top="0.002cm" fo:margin-bottom="0cm" style:contextual-spacing="false"/>
    </style:style>
    <style:style style:name="P143" style:family="paragraph" style:parent-style-name="Text_20_body">
      <style:paragraph-properties fo:margin-top="0.002cm" fo:margin-bottom="0cm" style:contextual-spacing="false" fo:line-height="104%"/>
    </style:style>
    <style:style style:name="P144" style:family="paragraph" style:parent-style-name="Text_20_body">
      <style:paragraph-properties fo:margin-right="0.256cm" fo:line-height="104%"/>
    </style:style>
    <style:style style:name="P145" style:family="paragraph" style:parent-style-name="Standard">
      <style:paragraph-properties fo:margin-right="0.312cm" fo:line-height="104%" fo:text-align="justify" style:justify-single-word="false"/>
    </style:style>
    <style:style style:name="P146" style:family="paragraph" style:parent-style-name="Text_20_body">
      <style:paragraph-properties fo:margin-right="0.079cm" fo:line-height="104%"/>
    </style:style>
    <style:style style:name="P147" style:family="paragraph" style:parent-style-name="Standard">
      <style:paragraph-properties fo:margin-right="0.173cm" fo:line-height="104%"/>
    </style:style>
    <style:style style:name="P148" style:family="paragraph" style:parent-style-name="Text_20_body">
      <style:paragraph-properties fo:margin-right="1.801cm" fo:margin-top="0.176cm" fo:margin-bottom="0cm" style:contextual-spacing="false" fo:line-height="104%" fo:text-align="justify" style:justify-single-word="false"/>
    </style:style>
    <style:style style:name="P149" style:family="paragraph" style:parent-style-name="Text_20_body">
      <style:paragraph-properties fo:margin-right="0.706cm" fo:margin-top="0.002cm" fo:margin-bottom="0cm" style:contextual-spacing="false" fo:line-height="104%"/>
    </style:style>
    <style:style style:name="P150" style:family="paragraph" style:parent-style-name="Standard">
      <style:paragraph-properties fo:margin-right="0.785cm" fo:line-height="104%"/>
    </style:style>
    <style:style style:name="P151" style:family="paragraph" style:parent-style-name="Standard">
      <style:paragraph-properties fo:margin-right="0.81cm" fo:margin-top="0.002cm" fo:margin-bottom="0cm" style:contextual-spacing="false" fo:line-height="104%"/>
    </style:style>
    <style:style style:name="P152" style:family="paragraph" style:parent-style-name="Heading_20_1" style:master-page-name="Converted7">
      <style:paragraph-properties style:page-number="auto"/>
    </style:style>
    <style:style style:name="P153" style:family="paragraph" style:parent-style-name="Heading_20_1" style:master-page-name="Converted8">
      <style:paragraph-properties style:page-number="77"/>
    </style:style>
    <style:style style:name="P154"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155" style:family="paragraph" style:parent-style-name="Text_20_body">
      <style:paragraph-properties fo:margin-top="0.067cm" fo:margin-bottom="0cm" style:contextual-spacing="false"/>
    </style:style>
    <style:style style:name="P156" style:family="paragraph" style:parent-style-name="Standard">
      <style:paragraph-properties fo:margin-left="0.15cm" fo:text-align="justify" style:justify-single-word="false"/>
    </style:style>
    <style:style style:name="P157" style:family="paragraph" style:parent-style-name="Table_20_Paragraph">
      <style:paragraph-properties fo:margin-left="0.141cm" fo:margin-top="0.236cm" fo:margin-bottom="0cm" style:contextual-spacing="false"/>
    </style:style>
    <style:style style:name="P158" style:family="paragraph" style:parent-style-name="Table_20_Paragraph">
      <style:paragraph-properties fo:margin-left="0.088cm" fo:margin-top="0.236cm" fo:margin-bottom="0cm" style:contextual-spacing="false"/>
    </style:style>
    <style:style style:name="P159" style:family="paragraph" style:parent-style-name="Table_20_Paragraph">
      <style:paragraph-properties fo:line-height="0.42cm"/>
    </style:style>
    <style:style style:name="P160" style:family="paragraph" style:parent-style-name="Table_20_Paragraph">
      <style:paragraph-properties fo:margin-left="0.141cm" fo:margin-top="0.071cm" fo:margin-bottom="0cm" style:contextual-spacing="false" fo:line-height="0.415cm"/>
    </style:style>
    <style:style style:name="P161" style:family="paragraph" style:parent-style-name="Table_20_Paragraph">
      <style:paragraph-properties fo:margin-right="0.785cm" fo:margin-top="0.293cm" fo:margin-bottom="0cm" style:contextual-spacing="false" fo:line-height="95%"/>
    </style:style>
    <style:style style:name="P162" style:family="paragraph" style:parent-style-name="Table_20_Paragraph">
      <style:paragraph-properties fo:margin-left="0.141cm" fo:margin-top="0.053cm" fo:margin-bottom="0cm" style:contextual-spacing="false" fo:line-height="0.423cm"/>
    </style:style>
    <style:style style:name="P163" style:family="paragraph" style:parent-style-name="Table_20_Paragraph">
      <style:paragraph-properties fo:margin-top="0cm" fo:margin-bottom="0cm" style:contextual-spacing="false"/>
    </style:style>
    <style:style style:name="P164" style:family="paragraph" style:parent-style-name="Table_20_Paragraph">
      <style:paragraph-properties fo:margin-left="0.141cm" fo:margin-right="0.235cm" fo:margin-top="0.053cm" fo:margin-bottom="0cm" style:contextual-spacing="false" fo:line-height="0.423cm"/>
    </style:style>
    <style:style style:name="P165" style:family="paragraph" style:parent-style-name="Table_20_Paragraph">
      <style:paragraph-properties fo:margin-right="0.785cm" fo:margin-top="0cm" fo:margin-bottom="0cm" style:contextual-spacing="false" fo:line-height="95%"/>
    </style:style>
    <style:style style:name="P166" style:family="paragraph" style:parent-style-name="Table_20_Paragraph">
      <style:paragraph-properties fo:margin-left="0.141cm" fo:margin-right="0.524cm" fo:margin-top="0.071cm" fo:margin-bottom="0cm" style:contextual-spacing="false"/>
    </style:style>
    <style:style style:name="P167" style:family="paragraph" style:parent-style-name="Table_20_Paragraph">
      <style:paragraph-properties fo:margin-left="0.141cm" fo:margin-right="0.235cm" fo:margin-top="0.009cm" fo:margin-bottom="0cm" style:contextual-spacing="false" fo:line-height="95%"/>
    </style:style>
    <style:style style:name="P168" style:family="paragraph" style:parent-style-name="Table_20_Paragraph">
      <style:paragraph-properties fo:margin-right="0.136cm" fo:margin-top="0.053cm" fo:margin-bottom="0cm" style:contextual-spacing="false" fo:line-height="0.423cm"/>
    </style:style>
    <style:style style:name="P169" style:family="paragraph" style:parent-style-name="Table_20_Paragraph">
      <style:paragraph-properties fo:margin-left="0.141cm" fo:margin-right="0.235cm" fo:margin-top="0.282cm" fo:margin-bottom="0cm" style:contextual-spacing="false"/>
    </style:style>
    <style:style style:name="P170" style:family="paragraph" style:parent-style-name="Table_20_Paragraph">
      <style:paragraph-properties fo:margin-right="0.785cm" fo:margin-top="0.053cm" fo:margin-bottom="0cm" style:contextual-spacing="false" fo:line-height="0.423cm"/>
    </style:style>
    <style:style style:name="P171" style:family="paragraph" style:parent-style-name="Table_20_Paragraph">
      <style:paragraph-properties fo:margin-top="0.289cm" fo:margin-bottom="0cm" style:contextual-spacing="false"/>
      <style:text-properties fo:font-size="10pt" style:font-size-asian="10pt"/>
    </style:style>
    <style:style style:name="P172" style:family="paragraph" style:parent-style-name="Table_20_Paragraph">
      <style:paragraph-properties fo:margin-left="0.141cm" fo:margin-top="0cm" fo:margin-bottom="0cm" style:contextual-spacing="false"/>
    </style:style>
    <style:style style:name="P173" style:family="paragraph" style:parent-style-name="Table_20_Paragraph">
      <style:paragraph-properties fo:margin-top="0.293cm" fo:margin-bottom="0cm" style:contextual-spacing="false" fo:line-height="95%"/>
    </style:style>
    <style:style style:name="P174" style:family="paragraph" style:parent-style-name="Table_20_Paragraph">
      <style:paragraph-properties fo:margin-right="1.332cm" fo:margin-top="0.293cm" fo:margin-bottom="0cm" style:contextual-spacing="false" fo:line-height="95%"/>
    </style:style>
    <style:style style:name="P175" style:family="paragraph" style:parent-style-name="Table_20_Paragraph">
      <style:paragraph-properties fo:margin-left="0.141cm" fo:margin-top="0.076cm" fo:margin-bottom="0cm" style:contextual-spacing="false" fo:line-height="95%"/>
    </style:style>
    <style:style style:name="P176" style:family="paragraph" style:parent-style-name="Table_20_Paragraph">
      <style:paragraph-properties fo:margin-top="0.277cm" fo:margin-bottom="0cm" style:contextual-spacing="false"/>
    </style:style>
    <style:style style:name="P177" style:family="paragraph" style:parent-style-name="Table_20_Paragraph">
      <style:paragraph-properties fo:margin-left="0.141cm" fo:margin-top="0.078cm" fo:margin-bottom="0cm" style:contextual-spacing="false" fo:line-height="95%"/>
    </style:style>
    <style:style style:name="P178"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79" style:family="paragraph" style:parent-style-name="Text_20_body">
      <style:paragraph-properties fo:margin-right="1.575cm"/>
    </style:style>
    <style:style style:name="P180" style:family="paragraph" style:parent-style-name="Text_20_body">
      <style:paragraph-properties fo:margin-top="0.064cm" fo:margin-bottom="0cm" style:contextual-spacing="false"/>
    </style:style>
    <style:style style:name="P181" style:family="paragraph" style:parent-style-name="Text_20_body">
      <style:paragraph-properties fo:margin-top="0.044cm" fo:margin-bottom="0cm" style:contextual-spacing="false"/>
      <style:text-properties fo:font-size="10pt" style:font-size-asian="10pt"/>
    </style:style>
    <style:style style:name="P182" style:family="paragraph" style:parent-style-name="Standard">
      <style:paragraph-properties fo:margin-right="3.896cm" fo:margin-top="0.228cm" fo:margin-bottom="0cm" style:contextual-spacing="false"/>
    </style:style>
    <style:style style:name="P183" style:family="paragraph" style:parent-style-name="Text_20_body">
      <style:paragraph-properties fo:margin-top="0.018cm" fo:margin-bottom="0cm" style:contextual-spacing="false"/>
      <style:text-properties fo:font-style="italic" style:font-style-asian="italic"/>
    </style:style>
    <style:style style:name="P184" style:family="paragraph" style:parent-style-name="Text_20_body">
      <style:paragraph-properties fo:margin-right="0.644cm"/>
    </style:style>
    <style:style style:name="P185"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86" style:family="paragraph" style:parent-style-name="Heading_20_2" style:master-page-name="Converted10">
      <style:paragraph-properties fo:margin-left="0cm" style:page-number="auto"/>
    </style:style>
    <style:style style:name="P187" style:family="paragraph" style:parent-style-name="Text_20_body">
      <style:paragraph-properties fo:margin-left="0.15cm" fo:margin-top="0.413cm" fo:margin-bottom="0cm" style:contextual-spacing="false"/>
    </style:style>
    <style:style style:name="P188" style:family="paragraph" style:parent-style-name="Standard">
      <style:paragraph-properties fo:margin-left="0.15cm" fo:margin-top="0.409cm" fo:margin-bottom="0cm" style:contextual-spacing="false"/>
    </style:style>
    <style:style style:name="P189" style:family="paragraph" style:parent-style-name="Text_20_body">
      <style:paragraph-properties fo:margin-top="0.011cm" fo:margin-bottom="0cm" style:contextual-spacing="false"/>
    </style:style>
    <style:style style:name="P190" style:family="paragraph">
      <loext:graphic-properties draw:fill="none"/>
      <style:paragraph-properties fo:text-align="start"/>
      <style:text-properties fo:font-size="11pt"/>
    </style:style>
    <style:style style:name="P191" style:family="paragraph">
      <loext:graphic-properties draw:fill="solid" draw:fill-color="#000000"/>
      <style:paragraph-properties fo:text-align="start"/>
      <style:text-properties fo:font-size="11pt"/>
    </style:style>
    <style:style style:name="P192" style:family="paragraph" style:parent-style-name="Standard">
      <style:paragraph-properties fo:margin-left="7.675cm" fo:text-align="center" style:justify-single-word="false"/>
    </style:style>
    <style:style style:name="P193" style:family="paragraph" style:parent-style-name="Standard">
      <style:paragraph-properties fo:margin-left="3.401cm" fo:margin-right="3.896cm" fo:margin-top="0.226cm" fo:margin-bottom="0cm" style:contextual-spacing="false" fo:text-align="center" style:justify-single-word="false"/>
    </style:style>
    <style:style style:name="P194" style:family="paragraph" style:parent-style-name="Text_20_body">
      <style:paragraph-properties fo:margin-top="0.046cm" fo:margin-bottom="0cm" style:contextual-spacing="false"/>
      <style:text-properties fo:font-style="italic" style:font-style-asian="italic"/>
    </style:style>
    <style:style style:name="P195" style:family="paragraph" style:parent-style-name="Text_20_body">
      <style:paragraph-properties fo:line-height="95%"/>
    </style:style>
    <style:style style:name="P196" style:family="paragraph" style:parent-style-name="Standard">
      <style:paragraph-properties fo:margin-right="0.75cm" fo:margin-top="0.296cm" fo:margin-bottom="0cm" style:contextual-spacing="false"/>
    </style:style>
    <style:style style:name="P197" style:family="paragraph" style:parent-style-name="Text_20_body" style:master-page-name="Converted11">
      <style:paragraph-properties fo:margin-top="0.014cm" fo:margin-bottom="0cm" style:contextual-spacing="false" style:page-number="auto"/>
      <style:text-properties fo:font-size="4.5pt" style:font-size-asian="4.5pt"/>
    </style:style>
    <style:style style:name="P198" style:family="paragraph" style:parent-style-name="Standard">
      <style:paragraph-properties fo:margin-left="0.157cm" fo:margin-right="0.282cm" fo:margin-top="0.176cm" fo:margin-bottom="0cm" style:contextual-spacing="false" fo:line-height="102%"/>
    </style:style>
    <style:style style:name="P199" style:family="paragraph" style:parent-style-name="Text_20_body">
      <style:paragraph-properties fo:margin-top="0.032cm" fo:margin-bottom="0cm" style:contextual-spacing="false"/>
      <style:text-properties fo:font-size="10pt" style:font-size-asian="10pt"/>
    </style:style>
    <style:style style:name="P200" style:family="paragraph" style:parent-style-name="Standard">
      <style:paragraph-properties fo:margin-left="0.083cm" fo:margin-top="0.122cm" fo:margin-bottom="0cm" style:contextual-spacing="false" fo:text-align="center" style:justify-single-word="false"/>
    </style:style>
    <style:style style:name="P201" style:family="paragraph" style:parent-style-name="Standard">
      <style:paragraph-properties fo:margin-top="0cm" fo:margin-bottom="0cm" style:contextual-spacing="false" fo:break-before="column"/>
    </style:style>
    <style:style style:name="P202" style:family="paragraph" style:parent-style-name="Standard">
      <style:paragraph-properties fo:margin-right="5.144cm" fo:margin-top="0.203cm" fo:margin-bottom="0cm" style:contextual-spacing="false" fo:text-align="end" style:justify-single-word="false"/>
      <style:text-properties fo:font-size="10pt" fo:letter-spacing="-0.004cm" style:font-size-asian="10pt"/>
    </style:style>
    <style:style style:name="P203" style:family="paragraph" style:parent-style-name="Text_20_body">
      <style:paragraph-properties fo:margin-top="0.007cm" fo:margin-bottom="0.002cm" style:contextual-spacing="false"/>
      <style:text-properties fo:font-size="5pt" fo:font-style="italic" style:font-size-asian="5pt" style:font-style-asian="italic"/>
    </style:style>
    <style:style style:name="P204" style:family="paragraph" style:parent-style-name="Text_20_body">
      <style:paragraph-properties fo:margin-left="0.157cm" fo:line-height="0.035cm"/>
    </style:style>
    <style:style style:name="P205" style:family="paragraph">
      <loext:graphic-properties draw:fill="solid" draw:fill-color="#a2a2a3"/>
      <style:paragraph-properties fo:text-align="start"/>
      <style:text-properties fo:font-size="11pt"/>
    </style:style>
    <style:style style:name="P206" style:family="paragraph" style:parent-style-name="Heading_20_5" style:master-page-name="Converted12">
      <style:paragraph-properties fo:margin-left="0cm" fo:margin-top="0.265cm" fo:margin-bottom="0cm" style:contextual-spacing="false" style:page-number="auto"/>
    </style:style>
    <style:style style:name="P207" style:family="paragraph" style:parent-style-name="List_20_Paragraph" style:list-style-name="WWNum15"/>
    <style:style style:name="P208" style:family="paragraph" style:parent-style-name="Standard">
      <style:paragraph-properties fo:margin-top="0.286cm" fo:margin-bottom="0cm" style:contextual-spacing="false"/>
    </style:style>
    <style:style style:name="P209"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210"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211" style:family="paragraph" style:parent-style-name="Heading_20_2" style:master-page-name="Converted13">
      <style:paragraph-properties fo:margin-left="0cm" style:page-number="auto"/>
    </style:style>
    <style:style style:name="P212" style:family="paragraph" style:parent-style-name="Standard">
      <style:paragraph-properties fo:margin-top="0.212cm" fo:margin-bottom="0cm" style:contextual-spacing="false"/>
    </style:style>
    <style:style style:name="P213" style:family="paragraph" style:parent-style-name="Text_20_body">
      <style:paragraph-properties fo:margin-top="0.453cm" fo:margin-bottom="0cm" style:contextual-spacing="false" fo:line-height="103%"/>
    </style:style>
    <style:style style:name="P214" style:family="paragraph" style:parent-style-name="Text_20_body">
      <style:paragraph-properties fo:margin-right="0.3cm" fo:margin-top="0.512cm" fo:margin-bottom="0cm" style:contextual-spacing="false" fo:line-height="104%"/>
    </style:style>
    <style:style style:name="P215" style:family="paragraph" style:parent-style-name="Heading_20_4">
      <style:paragraph-properties fo:margin-left="0cm" fo:text-indent="0cm" style:auto-text-indent="false"/>
    </style:style>
    <style:style style:name="P216" style:family="paragraph" style:parent-style-name="Text_20_body">
      <style:paragraph-properties fo:margin-right="0.072cm" fo:line-height="104%"/>
    </style:style>
    <style:style style:name="P217" style:family="paragraph" style:parent-style-name="Text_20_body">
      <style:paragraph-properties fo:margin-right="0.806cm" fo:line-height="104%"/>
    </style:style>
    <style:style style:name="P218" style:family="paragraph" style:parent-style-name="Standard">
      <style:paragraph-properties fo:margin-right="0.942cm" fo:margin-top="0.002cm" fo:margin-bottom="0cm" style:contextual-spacing="false" fo:line-height="104%"/>
    </style:style>
    <style:style style:name="P219" style:family="paragraph" style:parent-style-name="Text_20_body">
      <style:paragraph-properties fo:margin-right="0.556cm" fo:margin-top="0.002cm" fo:margin-bottom="0cm" style:contextual-spacing="false" fo:line-height="104%"/>
    </style:style>
    <style:style style:name="P220" style:family="paragraph" style:parent-style-name="Text_20_body">
      <style:paragraph-properties fo:margin-top="0.032cm" fo:margin-bottom="0cm" style:contextual-spacing="false"/>
    </style:style>
    <style:style style:name="P221" style:family="paragraph" style:parent-style-name="Heading_20_4">
      <style:paragraph-properties fo:margin-left="0.15cm" fo:text-indent="0cm" style:auto-text-indent="false"/>
    </style:style>
    <style:style style:name="P222" style:family="paragraph" style:parent-style-name="Text_20_body">
      <style:paragraph-properties fo:margin-top="0.037cm" fo:margin-bottom="0cm" style:contextual-spacing="false"/>
    </style:style>
    <style:style style:name="P223" style:family="paragraph" style:parent-style-name="Text_20_body">
      <style:paragraph-properties fo:margin-right="0.787cm" fo:line-height="104%"/>
    </style:style>
    <style:style style:name="P224" style:family="paragraph" style:parent-style-name="Text_20_body">
      <style:paragraph-properties fo:margin-right="0.737cm" fo:line-height="104%"/>
    </style:style>
    <style:style style:name="P225" style:family="paragraph" style:parent-style-name="Text_20_body">
      <style:paragraph-properties fo:margin-right="0.667cm" fo:margin-top="0.452cm" fo:margin-bottom="0cm" style:contextual-spacing="false" fo:line-height="102%"/>
    </style:style>
    <style:style style:name="P226" style:family="paragraph" style:parent-style-name="Text_20_body" style:master-page-name="Converted14">
      <style:paragraph-properties fo:margin-top="0.104cm" fo:margin-bottom="0cm" style:contextual-spacing="false" style:page-number="auto"/>
      <style:text-properties fo:font-size="10pt" style:font-size-asian="10pt"/>
    </style:style>
    <style:style style:name="P227"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228" style:family="paragraph">
      <loext:graphic-properties draw:fill="solid" draw:fill-color="#25295b"/>
      <style:paragraph-properties fo:text-align="start"/>
      <style:text-properties fo:font-size="18pt"/>
    </style:style>
    <style:style style:name="P229" style:family="paragraph" style:parent-style-name="Text_20_body">
      <style:paragraph-properties fo:margin-top="0.016cm" fo:margin-bottom="0cm" style:contextual-spacing="false"/>
      <style:text-properties fo:font-size="5pt" style:font-size-asian="5pt"/>
    </style:style>
    <style:style style:name="P230" style:family="paragraph" style:parent-style-name="Text_20_body">
      <style:paragraph-properties fo:margin-top="0.018cm" fo:margin-bottom="0cm" style:contextual-spacing="false"/>
      <style:text-properties fo:font-size="1pt" style:font-size-asian="1pt"/>
    </style:style>
    <style:style style:name="P231" style:family="paragraph" style:parent-style-name="Text_20_body">
      <style:paragraph-properties fo:margin-left="0.176cm" fo:line-height="0.071cm"/>
    </style:style>
    <style:style style:name="P232" style:family="paragraph">
      <loext:graphic-properties draw:fill="solid" draw:fill-color="#25295b"/>
      <style:paragraph-properties fo:text-align="start"/>
      <style:text-properties fo:font-size="11pt"/>
    </style:style>
    <style:style style:name="P233" style:family="paragraph" style:parent-style-name="Standard">
      <style:paragraph-properties fo:margin-left="3.401cm" fo:margin-right="3.896cm" fo:margin-top="0.219cm" fo:margin-bottom="0cm" style:contextual-spacing="false" fo:text-align="center" style:justify-single-word="false"/>
    </style:style>
    <style:style style:name="P234" style:family="paragraph" style:parent-style-name="Heading_20_3" style:master-page-name="Converted15">
      <style:paragraph-properties style:page-number="auto"/>
    </style:style>
    <style:style style:name="P235" style:family="paragraph" style:parent-style-name="Text_20_body">
      <style:paragraph-properties fo:margin-right="0.025cm" fo:margin-top="0.512cm" fo:margin-bottom="0cm" style:contextual-spacing="false" fo:line-height="104%"/>
    </style:style>
    <style:style style:name="P236" style:family="paragraph" style:parent-style-name="Text_20_body">
      <style:paragraph-properties fo:margin-right="1.048cm" fo:line-height="103%"/>
    </style:style>
    <style:style style:name="P237" style:family="paragraph" style:parent-style-name="Text_20_body">
      <style:paragraph-properties fo:margin-top="0.028cm" fo:margin-bottom="0cm" style:contextual-spacing="false"/>
    </style:style>
    <style:style style:name="P238" style:family="paragraph" style:parent-style-name="Text_20_body">
      <style:paragraph-properties fo:margin-right="0.131cm" fo:line-height="103%"/>
    </style:style>
    <style:style style:name="P239" style:family="paragraph" style:parent-style-name="Text_20_body">
      <style:paragraph-properties fo:margin-right="0.28cm" fo:margin-top="0.002cm" fo:margin-bottom="0cm" style:contextual-spacing="false" fo:line-height="104%"/>
    </style:style>
    <style:style style:name="P240" style:family="paragraph" style:parent-style-name="List_20_Paragraph" style:list-style-name="WWNum16"/>
    <style:style style:name="P241" style:family="paragraph" style:parent-style-name="Text_20_body">
      <style:paragraph-properties fo:margin-top="0.332cm" fo:margin-bottom="0cm" style:contextual-spacing="false"/>
    </style:style>
    <style:style style:name="P242" style:family="paragraph" style:parent-style-name="Text_20_body">
      <style:paragraph-properties fo:margin-left="0.15cm" fo:line-height="104%"/>
    </style:style>
    <style:style style:name="P243" style:family="paragraph" style:parent-style-name="Text_20_body">
      <style:paragraph-properties fo:margin-top="0.457cm" fo:margin-bottom="0cm" style:contextual-spacing="false"/>
    </style:style>
    <style:style style:name="P244" style:family="paragraph" style:parent-style-name="List_20_Paragraph" style:list-style-name="WWNum17"/>
    <style:style style:name="P245" style:family="paragraph" style:parent-style-name="List_20_Paragraph">
      <style:paragraph-properties fo:margin-left="1.27cm"/>
    </style:style>
    <style:style style:name="P246" style:family="paragraph" style:parent-style-name="Heading_20_1" style:master-page-name="Converted16">
      <style:paragraph-properties style:page-number="auto"/>
    </style:style>
    <style:style style:name="P247" style:family="paragraph" style:parent-style-name="Text_20_body">
      <style:paragraph-properties fo:margin-top="0.415cm" fo:margin-bottom="0cm" style:contextual-spacing="false"/>
      <style:text-properties fo:font-size="10pt" style:font-size-asian="10pt"/>
    </style:style>
    <style:style style:name="P248"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weight="bold" style:font-weight-asian="bold"/>
    </style:style>
    <style:style style:name="T3" style:family="text">
      <style:text-properties fo:font-size="10pt" style:font-size-asian="10pt"/>
    </style:style>
    <style:style style:name="T4" style:family="text">
      <style:text-properties fo:letter-spacing="-0.014cm"/>
    </style:style>
    <style:style style:name="T5" style:family="text">
      <style:text-properties fo:letter-spacing="-0.009cm"/>
    </style:style>
    <style:style style:name="T6" style:family="text">
      <style:text-properties fo:letter-spacing="-0.011cm"/>
    </style:style>
    <style:style style:name="T7" style:family="text">
      <style:text-properties fo:letter-spacing="-0.007cm"/>
    </style:style>
    <style:style style:name="T8" style:family="text">
      <style:text-properties fo:color="#4d5ba9" loext:opacity="100%" style:text-underline-style="solid" style:text-underline-width="auto" style:text-underline-color="#4d5ba9"/>
    </style:style>
    <style:style style:name="T9" style:family="text">
      <style:text-properties fo:letter-spacing="-0.002cm"/>
    </style:style>
    <style:style style:name="T10" style:family="text">
      <style:text-properties fo:letter-spacing="-0.005cm"/>
    </style:style>
    <style:style style:name="T11" style:family="text">
      <style:text-properties fo:font-style="italic" style:font-style-asian="italic"/>
    </style:style>
    <style:style style:name="T12" style:family="text">
      <style:text-properties fo:letter-spacing="-0.009cm" fo:font-style="italic" style:font-style-asian="italic"/>
    </style:style>
    <style:style style:name="T13" style:family="text">
      <style:text-properties fo:language="fr" fo:country="BE"/>
    </style:style>
    <style:style style:name="T14" style:family="text">
      <style:text-properties style:font-name="Calibri1" style:font-name-complex="Calibri2"/>
    </style:style>
    <style:style style:name="T15" style:family="text">
      <style:text-properties fo:font-size="16pt" style:font-size-asian="16pt"/>
    </style:style>
    <style:style style:name="T16" style:family="text">
      <style:text-properties fo:letter-spacing="-0.004cm" fo:font-weight="bold" style:font-weight-asian="bold"/>
    </style:style>
    <style:style style:name="T17" style:family="text">
      <style:text-properties fo:letter-spacing="-0.026cm"/>
    </style:style>
    <style:style style:name="T18" style:family="text">
      <style:text-properties fo:letter-spacing="-0.012cm"/>
    </style:style>
    <style:style style:name="T19" style:family="text">
      <style:text-properties fo:letter-spacing="-0.021cm"/>
    </style:style>
    <style:style style:name="T20" style:family="text">
      <style:text-properties fo:letter-spacing="-0.016cm"/>
    </style:style>
    <style:style style:name="T21" style:family="text">
      <style:text-properties fo:letter-spacing="-0.025cm"/>
    </style:style>
    <style:style style:name="T22" style:family="text">
      <style:text-properties fo:letter-spacing="-0.023cm"/>
    </style:style>
    <style:style style:name="T23" style:family="text">
      <style:text-properties fo:color="#4d5ba9" loext:opacity="100%" fo:letter-spacing="-0.007cm" style:text-underline-style="solid" style:text-underline-width="auto" style:text-underline-color="#4d5ba9"/>
    </style:style>
    <style:style style:name="T24" style:family="text">
      <style:text-properties fo:color="#4d5ba9" loext:opacity="100%" fo:letter-spacing="-0.026cm"/>
    </style:style>
    <style:style style:name="T25" style:family="text">
      <style:text-properties fo:color="#4d5ba9" loext:opacity="100%" fo:letter-spacing="-0.004cm" style:text-underline-style="solid" style:text-underline-width="auto" style:text-underline-color="#4d5ba9"/>
    </style:style>
    <style:style style:name="T26" style:family="text">
      <style:text-properties fo:letter-spacing="-0.019cm"/>
    </style:style>
    <style:style style:name="T27" style:family="text">
      <style:text-properties fo:color="#4d5ba9" loext:opacity="100%"/>
    </style:style>
    <style:style style:name="T28" style:family="text">
      <style:text-properties fo:letter-spacing="-0.018cm"/>
    </style:style>
    <style:style style:name="T29" style:family="text">
      <style:text-properties fo:color="#4d5ba9" loext:opacity="100%" fo:letter-spacing="-0.004cm"/>
    </style:style>
    <style:style style:name="T30" style:family="text">
      <style:text-properties fo:letter-spacing="0.014cm"/>
    </style:style>
    <style:style style:name="T31" style:family="text">
      <style:text-properties fo:letter-spacing="0.016cm"/>
    </style:style>
    <style:style style:name="T32" style:family="text">
      <style:text-properties fo:letter-spacing="-0.032cm"/>
    </style:style>
    <style:style style:name="T33" style:family="text">
      <style:text-properties fo:letter-spacing="0.141cm" style:text-scale="150%"/>
    </style:style>
    <style:style style:name="T34" style:family="text">
      <style:text-properties fo:letter-spacing="0.071cm"/>
    </style:style>
    <style:style style:name="T35" style:family="text">
      <style:text-properties fo:letter-spacing="0.049cm"/>
    </style:style>
    <style:style style:name="T36" style:family="text">
      <style:text-properties fo:letter-spacing="0.051cm"/>
    </style:style>
    <style:style style:name="T37" style:family="text">
      <style:text-properties fo:letter-spacing="0.035cm"/>
    </style:style>
    <style:style style:name="T38" style:family="text">
      <style:text-properties fo:font-size="10pt" fo:font-weight="bold" style:font-size-asian="10pt" style:font-weight-asian="bold"/>
    </style:style>
    <style:style style:name="T39" style:family="text">
      <style:text-properties fo:font-size="4pt" style:font-size-asian="4pt"/>
    </style:style>
    <style:style style:name="T40" style:family="text">
      <style:text-properties style:font-weight-complex="bold"/>
    </style:style>
    <style:style style:name="T41" style:family="text">
      <style:text-properties fo:font-size="24pt" style:font-size-asian="24pt" style:font-size-complex="24pt"/>
    </style:style>
    <style:style style:name="T42" style:family="text">
      <style:text-properties fo:color="#4d5ba9" loext:opacity="100%" fo:letter-spacing="-0.009cm"/>
    </style:style>
    <style:style style:name="T43" style:family="text">
      <style:text-properties fo:color="#4d5ba9" loext:opacity="100%" fo:letter-spacing="-0.005cm"/>
    </style:style>
    <style:style style:name="T44" style:family="text">
      <style:text-properties fo:color="#4d5ba9" loext:opacity="100%" fo:letter-spacing="-0.007cm"/>
    </style:style>
    <style:style style:name="T45" style:family="text">
      <style:text-properties fo:letter-spacing="-0.009cm" fo:font-weight="bold" style:font-weight-asian="bold"/>
    </style:style>
    <style:style style:name="T46" style:family="text">
      <style:text-properties fo:letter-spacing="-0.028cm"/>
    </style:style>
    <style:style style:name="T47" style:family="text">
      <style:text-properties fo:letter-spacing="0.141cm"/>
    </style:style>
    <style:style style:name="T48" style:family="text">
      <style:text-properties style:text-position="54% 100%" fo:font-size="6.5pt" style:font-size-asian="6.5pt"/>
    </style:style>
    <style:style style:name="T49" style:family="text">
      <style:text-properties style:text-position="54% 100%" fo:font-size="6.5pt" fo:letter-spacing="0.071cm" style:font-size-asian="6.5pt"/>
    </style:style>
    <style:style style:name="T50" style:family="text">
      <style:text-properties fo:color="#4d5ba9" loext:opacity="100%" fo:letter-spacing="-0.002cm"/>
    </style:style>
    <style:style style:name="T51" style:family="text">
      <style:text-properties style:text-position="54% 100%" fo:font-size="6.5pt" fo:letter-spacing="-0.004cm" style:font-size-asian="6.5pt"/>
    </style:style>
    <style:style style:name="T52" style:family="text">
      <style:text-properties fo:letter-spacing="-0.026cm" fo:font-weight="bold" style:font-weight-asian="bold"/>
    </style:style>
    <style:style style:name="T53" style:family="text">
      <style:text-properties fo:color="#4d5ba9" loext:opacity="100%" fo:letter-spacing="-0.019cm"/>
    </style:style>
    <style:style style:name="T54" style:family="text">
      <style:text-properties fo:letter-spacing="-0.011cm" fo:font-weight="bold" style:font-weight-asian="bold"/>
    </style:style>
    <style:style style:name="T55" style:family="text">
      <style:text-properties fo:font-size="9.5pt" style:font-size-asian="9.5pt"/>
    </style:style>
    <style:style style:name="T56" style:family="text">
      <style:text-properties fo:font-size="9.5pt" fo:letter-spacing="-0.014cm" style:font-size-asian="9.5pt"/>
    </style:style>
    <style:style style:name="T57" style:family="text">
      <style:text-properties fo:font-size="9.5pt" fo:letter-spacing="-0.009cm" style:font-size-asian="9.5pt"/>
    </style:style>
    <style:style style:name="T58" style:family="text">
      <style:text-properties fo:font-size="9.5pt" fo:letter-spacing="-0.011cm" style:font-size-asian="9.5pt"/>
    </style:style>
    <style:style style:name="T59" style:family="text">
      <style:text-properties fo:font-size="9.5pt" fo:letter-spacing="-0.012cm" style:font-size-asian="9.5pt"/>
    </style:style>
    <style:style style:name="T60" style:family="text">
      <style:text-properties fo:font-size="9.5pt" fo:letter-spacing="-0.019cm" style:font-size-asian="9.5pt"/>
    </style:style>
    <style:style style:name="T61" style:family="text">
      <style:text-properties fo:font-size="9pt" fo:font-style="italic" style:font-size-asian="9pt" style:font-style-asian="italic"/>
    </style:style>
    <style:style style:name="T62" style:family="text">
      <style:text-properties fo:font-size="9pt" fo:letter-spacing="-0.023cm" fo:font-style="italic" style:font-size-asian="9pt" style:font-style-asian="italic"/>
    </style:style>
    <style:style style:name="T63" style:family="text">
      <style:text-properties fo:font-size="9pt" fo:letter-spacing="-0.021cm" fo:font-style="italic" style:font-size-asian="9pt" style:font-style-asian="italic"/>
    </style:style>
    <style:style style:name="T64" style:family="text">
      <style:text-properties fo:color="#4d5ba9" loext:opacity="100%" fo:font-size="9pt" fo:font-style="italic" style:text-underline-style="solid" style:text-underline-width="auto" style:text-underline-color="#4d5ba9" style:font-size-asian="9pt" style:font-style-asian="italic"/>
    </style:style>
    <style:style style:name="T65" style:family="text">
      <style:text-properties fo:color="#4d5ba9" loext:opacity="100%" fo:font-size="9pt" fo:font-style="italic" style:font-size-asian="9pt" style:font-style-asian="italic"/>
    </style:style>
    <style:style style:name="T6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67" style:family="text">
      <style:text-properties fo:font-size="10pt" fo:letter-spacing="-0.002cm" fo:font-weight="bold" style:font-size-asian="10pt" style:font-weight-asian="bold"/>
    </style:style>
    <style:style style:name="T68" style:family="text">
      <style:text-properties fo:font-size="10pt" fo:letter-spacing="-0.002cm" style:font-size-asian="10pt"/>
    </style:style>
    <style:style style:name="T69" style:family="text">
      <style:text-properties fo:font-size="10pt" fo:letter-spacing="-0.004cm" style:font-size-asian="10pt"/>
    </style:style>
    <style:style style:name="T70" style:family="text">
      <style:text-properties fo:font-size="7.5pt" style:font-size-asian="7.5pt"/>
    </style:style>
    <style:style style:name="T71" style:family="text">
      <style:text-properties fo:font-weight="bold" style:font-weight-asian="bold" style:font-weight-complex="bold"/>
    </style:style>
    <style:style style:name="T72" style:family="text">
      <style:text-properties fo:font-size="10pt" fo:letter-spacing="-0.007cm" fo:font-weight="bold" style:font-size-asian="10pt" style:font-weight-asian="bold"/>
    </style:style>
    <style:style style:name="T73" style:family="text">
      <style:text-properties fo:font-size="10pt" fo:letter-spacing="-0.004cm" fo:font-weight="bold" style:font-size-asian="10pt" style:font-weight-asian="bold"/>
    </style:style>
    <style:style style:name="T74" style:family="text">
      <style:text-properties fo:color="#25295b" loext:opacity="100%" fo:font-size="10pt" fo:letter-spacing="-0.004cm" style:font-size-asian="10pt"/>
    </style:style>
    <style:style style:name="T75" style:family="text">
      <style:text-properties fo:color="#25295b" loext:opacity="100%" fo:font-size="10pt" style:font-size-asian="10pt"/>
    </style:style>
    <style:style style:name="T76" style:family="text">
      <style:text-properties fo:font-size="10pt" fo:letter-spacing="-0.019cm" style:font-size-asian="10pt"/>
    </style:style>
    <style:style style:name="T77" style:family="text">
      <style:text-properties fo:font-size="10pt" fo:letter-spacing="-0.021cm" style:font-size-asian="10pt"/>
    </style:style>
    <style:style style:name="T78" style:family="text">
      <style:text-properties fo:color="#4d5ba9" loext:opacity="100%" fo:font-size="10pt" fo:letter-spacing="-0.004cm" style:text-underline-style="solid" style:text-underline-width="auto" style:text-underline-color="#4d5ba9" style:font-size-asian="10pt"/>
    </style:style>
    <style:style style:name="T79" style:family="text">
      <style:text-properties fo:color="#4d5ba9" loext:opacity="100%" fo:font-size="10pt" fo:letter-spacing="-0.004cm" style:font-size-asian="10pt"/>
    </style:style>
    <style:style style:name="T80" style:family="text">
      <style:text-properties fo:color="#4d5ba9" loext:opacity="100%" fo:font-size="10pt" style:text-underline-style="solid" style:text-underline-width="auto" style:text-underline-color="#4d5ba9" style:font-size-asian="10pt"/>
    </style:style>
    <style:style style:name="T81" style:family="text">
      <style:text-properties fo:font-size="10pt" fo:letter-spacing="-0.012cm" style:font-size-asian="10pt"/>
    </style:style>
    <style:style style:name="T82" style:family="text">
      <style:text-properties fo:font-size="10pt" fo:letter-spacing="-0.104cm" style:font-size-asian="10pt"/>
    </style:style>
    <style:style style:name="T83" style:family="text">
      <style:text-properties fo:font-size="30pt" style:font-size-asian="30pt" style:font-size-complex="30pt"/>
    </style:style>
    <style:style style:name="T84" style:family="text">
      <style:text-properties fo:letter-spacing="-0.062cm"/>
    </style:style>
    <style:style style:name="T85" style:family="text">
      <style:text-properties fo:letter-spacing="-0.039cm"/>
    </style:style>
    <style:style style:name="T86" style:family="text">
      <style:text-properties fo:font-size="9pt" style:font-size-asian="9pt"/>
    </style:style>
    <style:style style:name="T87" style:family="text">
      <style:text-properties fo:font-size="10pt" fo:letter-spacing="0.009cm" fo:font-weight="bold" style:font-size-asian="10pt" style:font-weight-asian="bold"/>
    </style:style>
    <style:style style:name="T88" style:family="text">
      <style:text-properties fo:font-size="10pt" fo:letter-spacing="0.011cm" fo:font-weight="bold" style:font-size-asian="10pt" style:font-weight-asian="bold"/>
    </style:style>
    <style:style style:name="T89" style:family="text">
      <style:text-properties fo:font-size="10pt" fo:letter-spacing="0.012cm" style:font-size-asian="10pt"/>
    </style:style>
    <style:style style:name="T90" style:family="text">
      <style:text-properties fo:font-size="10pt" fo:letter-spacing="0.011cm" style:font-size-asian="10pt"/>
    </style:style>
    <style:style style:name="T91" style:family="text">
      <style:text-properties fo:color="#25295b" loext:opacity="100%" fo:font-style="italic" fo:font-weight="bold" style:font-style-asian="italic" style:font-weight-asian="bold"/>
    </style:style>
    <style:style style:name="T92" style:family="text">
      <style:text-properties fo:letter-spacing="-0.007cm" fo:font-weight="bold" style:font-weight-asian="bold"/>
    </style:style>
    <style:style style:name="T93" style:family="text">
      <style:text-properties fo:letter-spacing="-0.005cm" fo:font-weight="bold" style:font-weight-asian="bold"/>
    </style:style>
    <style:style style:name="T94" style:family="text">
      <style:text-properties fo:color="#000000" loext:opacity="100%" fo:font-size="10pt" style:font-size-asian="10pt"/>
    </style:style>
    <style:style style:name="T95" style:family="text">
      <style:text-properties fo:color="#25295b" loext:opacity="100%" fo:font-style="italic" style:font-style-asian="italic"/>
    </style:style>
    <style:style style:name="T96" style:family="text">
      <style:text-properties fo:letter-spacing="-0.012cm" fo:font-weight="bold" style:font-weight-asian="bold"/>
    </style:style>
    <style:style style:name="T97" style:family="text">
      <style:text-properties fo:letter-spacing="-0.004cm" fo:font-style="italic" style:font-style-asian="italic"/>
    </style:style>
    <style:style style:name="T98" style:family="text">
      <style:text-properties fo:font-size="10pt" fo:letter-spacing="-0.007cm" style:font-size-asian="10pt"/>
    </style:style>
    <style:style style:name="T99" style:family="text">
      <style:text-properties fo:font-size="30pt" fo:language="es" fo:country="ES" style:font-size-asian="30pt" style:font-size-complex="30pt"/>
    </style:style>
    <style:style style:name="T100" style:family="text">
      <style:text-properties fo:language="es" fo:country="ES"/>
    </style:style>
    <style:style style:name="T101" style:family="text">
      <style:text-properties fo:letter-spacing="-0.012cm" fo:language="es" fo:country="ES"/>
    </style:style>
    <style:style style:name="T102" style:family="text">
      <style:text-properties fo:language="nl" fo:country="NL"/>
    </style:style>
    <style:style style:name="T103" style:family="text">
      <style:text-properties fo:letter-spacing="-0.007cm" fo:language="nl" fo:country="NL"/>
    </style:style>
    <style:style style:name="T104" style:family="text">
      <style:text-properties fo:letter-spacing="-0.009cm" fo:language="es" fo:country="ES"/>
    </style:style>
    <style:style style:name="T105" style:family="text">
      <style:text-properties fo:letter-spacing="-0.023cm" fo:font-style="italic" style:font-style-asian="italic"/>
    </style:style>
    <style:style style:name="T106" style:family="text">
      <style:text-properties fo:letter-spacing="-0.021cm" fo:font-style="italic" style:font-style-asian="italic"/>
    </style:style>
    <style:style style:name="T107" style:family="text">
      <style:text-properties fo:letter-spacing="-0.012cm" fo:font-style="italic" style:font-style-asian="italic"/>
    </style:style>
    <style:style style:name="T108" style:family="text">
      <style:text-properties fo:letter-spacing="-0.007cm" fo:language="es" fo:country="ES"/>
    </style:style>
    <style:style style:name="T109" style:family="text">
      <style:text-properties fo:letter-spacing="-0.004cm" fo:language="es" fo:country="ES"/>
    </style:style>
    <style:style style:name="T110" style:family="text">
      <style:text-properties fo:letter-spacing="-0.011cm" fo:font-style="italic" style:font-style-asian="italic"/>
    </style:style>
    <style:style style:name="T111" style:family="text">
      <style:text-properties fo:letter-spacing="-0.018cm" fo:font-style="italic" style:font-style-asian="italic"/>
    </style:style>
    <style:style style:name="T112" style:family="text">
      <style:text-properties fo:letter-spacing="-0.026cm" fo:font-style="italic" style:font-style-asian="italic"/>
    </style:style>
    <style:style style:name="T113" style:family="text">
      <style:text-properties fo:letter-spacing="-0.014cm" fo:font-style="italic" style:font-style-asian="italic"/>
    </style:style>
    <style:style style:name="T114" style:family="text">
      <style:text-properties fo:color="#4d5ba9" loext:opacity="100%" fo:language="fr" fo:country="BE" style:text-underline-style="solid" style:text-underline-width="auto" style:text-underline-color="#4d5ba9"/>
    </style:style>
    <style:style style:name="T115" style:family="text">
      <style:text-properties fo:color="#4d5ba9" loext:opacity="100%" fo:language="fr" fo:country="BE"/>
    </style:style>
    <style:style style:name="T116" style:family="text">
      <style:text-properties fo:color="#4d5ba9" loext:opacity="100%" fo:letter-spacing="-0.004cm" fo:language="fr" fo:country="BE" style:text-underline-style="solid" style:text-underline-width="auto" style:text-underline-color="#4d5ba9"/>
    </style:style>
    <style:style style:name="T117" style:family="text">
      <style:text-properties fo:letter-spacing="-0.014cm" fo:language="fr" fo:country="BE"/>
    </style:style>
    <style:style style:name="T118" style:family="text">
      <style:text-properties fo:letter-spacing="-0.007cm" fo:font-style="italic" style:font-style-asian="italic"/>
    </style:style>
    <style:style style:name="T119" style:family="text">
      <style:text-properties fo:letter-spacing="-0.019cm" fo:font-style="italic" style:font-style-asian="italic"/>
    </style:style>
    <style:style style:name="T120" style:family="text">
      <style:text-properties fo:letter-spacing="-0.011cm" fo:language="fr" fo:country="BE"/>
    </style:style>
    <style:style style:name="T121" style:family="text">
      <style:text-properties fo:letter-spacing="0.016cm" fo:language="fr" fo:country="BE"/>
    </style:style>
    <style:style style:name="T122" style:family="text">
      <style:text-properties fo:letter-spacing="0.018cm" fo:language="fr" fo:country="BE"/>
    </style:style>
    <style:style style:name="T123" style:family="text">
      <style:text-properties fo:color="#4d5ba9" loext:opacity="100%" fo:letter-spacing="-0.011cm" fo:language="fr" fo:country="BE" style:text-underline-style="solid" style:text-underline-width="auto" style:text-underline-color="#4d5ba9"/>
    </style:style>
    <style:style style:name="T124" style:family="text">
      <style:text-properties fo:letter-spacing="0.071cm" fo:font-style="italic" style:font-style-asian="italic"/>
    </style:style>
    <style:style style:name="T125" style:family="text">
      <style:text-properties fo:color="#4d5ba9" loext:opacity="100%" fo:letter-spacing="-0.004cm" fo:language="fr" fo:country="BE"/>
    </style:style>
    <style:style style:name="T126" style:family="text">
      <style:text-properties fo:font-size="7pt" fo:language="fr" fo:country="BE" style:font-size-asian="7pt"/>
    </style:style>
    <style:style style:name="T127" style:family="text">
      <style:text-properties fo:letter-spacing="-0.002cm" fo:font-style="italic" style:font-style-asian="italic"/>
    </style:style>
    <style:style style:name="T128" style:family="text">
      <style:text-properties fo:letter-spacing="-0.004cm" fo:language="fr" fo:country="BE"/>
    </style:style>
    <style:style style:name="T129" style:family="text">
      <style:text-properties fo:letter-spacing="-0.023cm" fo:language="fr" fo:country="BE"/>
    </style:style>
    <style:style style:name="T130" style:family="text">
      <style:text-properties fo:letter-spacing="-0.012cm" fo:language="fr" fo:country="BE"/>
    </style:style>
    <style:style style:name="T131" style:family="text">
      <style:text-properties fo:language="fr" fo:country="BE" fo:font-style="italic" style:font-style-asian="italic"/>
    </style:style>
    <style:style style:name="T132" style:family="text">
      <style:text-properties fo:letter-spacing="-0.009cm" fo:language="fr" fo:country="BE" fo:font-style="italic" style:font-style-asian="italic"/>
    </style:style>
    <style:style style:name="T133" style:family="text">
      <style:text-properties fo:letter-spacing="-0.009cm" fo:language="fr" fo:country="BE"/>
    </style:style>
    <style:style style:name="T134" style:family="text">
      <style:text-properties fo:letter-spacing="-0.016cm" fo:font-style="italic" style:font-style-asian="italic"/>
    </style:style>
    <style:style style:name="T135" style:family="text">
      <style:text-properties fo:letter-spacing="0.002cm"/>
    </style:style>
    <style:style style:name="T136" style:family="text">
      <style:text-properties fo:letter-spacing="0.005cm"/>
    </style:style>
    <style:style style:name="T137" style:family="text">
      <style:text-properties fo:color="#4d5ba9" loext:opacity="100%" fo:letter-spacing="-0.011cm" style:text-underline-style="solid" style:text-underline-width="auto" style:text-underline-color="#4d5ba9"/>
    </style:style>
    <style:style style:name="T138" style:family="text">
      <style:text-properties fo:letter-spacing="-0.005cm" fo:font-style="italic" style:font-style-asian="italic"/>
    </style:style>
    <style:style style:name="T139" style:family="text">
      <style:text-properties fo:language="nl" fo:country="NL" fo:font-style="italic" style:font-style-asian="italic"/>
    </style:style>
    <style:style style:name="T140" style:family="text">
      <style:text-properties fo:color="#4d5ba9" loext:opacity="100%" fo:language="nl" fo:country="NL" style:text-underline-style="solid" style:text-underline-width="auto" style:text-underline-color="#4d5ba9"/>
    </style:style>
    <style:style style:name="T141" style:family="text">
      <style:text-properties fo:color="#4d5ba9" loext:opacity="100%" fo:language="nl" fo:country="NL"/>
    </style:style>
    <style:style style:name="T142" style:family="text">
      <style:text-properties fo:color="#4d5ba9" loext:opacity="100%" fo:letter-spacing="-0.004cm" fo:language="nl" fo:country="NL" style:text-underline-style="solid" style:text-underline-width="auto" style:text-underline-color="#4d5ba9"/>
    </style:style>
    <style:style style:name="T143" style:family="text">
      <style:text-properties fo:letter-spacing="-0.004cm" fo:language="nl" fo:country="NL"/>
    </style:style>
    <style:style style:name="T144" style:family="text">
      <style:text-properties fo:letter-spacing="-0.002cm" fo:language="es" fo:country="ES"/>
    </style:style>
    <style:style style:name="T145" style:family="text">
      <style:text-properties fo:letter-spacing="-0.002cm" fo:language="fr" fo:country="BE"/>
    </style:style>
    <style:style style:name="T146" style:family="text">
      <style:text-properties fo:language="es" fo:country="ES" fo:font-style="italic" style:font-style-asian="italic"/>
    </style:style>
    <style:style style:name="T147" style:family="text">
      <style:text-properties fo:font-size="10pt" fo:letter-spacing="-0.005cm" fo:font-weight="bold" style:font-size-asian="10pt" style:font-weight-asian="bold"/>
    </style:style>
    <style:style style:name="T148" style:family="text">
      <style:text-properties fo:color="#ffffff" loext:opacity="100%" fo:font-size="10pt" fo:letter-spacing="-0.004cm" fo:font-weight="bold" style:font-size-asian="10pt" style:font-weight-asian="bold"/>
    </style:style>
    <style:style style:name="T149" style:family="text">
      <style:text-properties fo:color="#ffffff" loext:opacity="100%" fo:font-size="10pt" fo:font-weight="bold" style:font-size-asian="10pt" style:font-weight-asian="bold"/>
    </style:style>
    <style:style style:name="T150" style:family="text">
      <style:text-properties fo:color="#25295b" loext:opacity="100%" fo:font-size="10pt" fo:letter-spacing="-0.004cm" fo:font-weight="bold" style:font-size-asian="10pt" style:font-weight-asian="bold"/>
    </style:style>
    <style:style style:name="T151" style:family="text">
      <style:text-properties fo:color="#25295b" loext:opacity="100%" fo:font-size="10pt" fo:letter-spacing="-0.007cm" fo:font-weight="bold" style:font-size-asian="10pt" style:font-weight-asian="bold"/>
    </style:style>
    <style:style style:name="T152" style:family="text">
      <style:text-properties fo:color="#25295b" loext:opacity="100%" fo:font-size="10pt" fo:font-weight="bold" style:font-size-asian="10pt" style:font-weight-asian="bold"/>
    </style:style>
    <style:style style:name="T153" style:family="text">
      <style:text-properties fo:letter-spacing="-0.016cm" fo:font-weight="bold" style:font-weight-asian="bold"/>
    </style:style>
    <style:style style:name="T154" style:family="text">
      <style:text-properties style:text-line-through-style="solid" style:text-line-through-type="single" fo:font-weight="bold" style:font-weight-asian="bold"/>
    </style:style>
    <style:style style:name="T155" style:family="text">
      <style:text-properties style:text-underline-style="solid" style:text-underline-width="auto" style:text-underline-color="font-color" fo:font-weight="bold" style:font-weight-asian="bold"/>
    </style:style>
    <style:style style:name="T156" style:family="text">
      <style:text-properties fo:color="#2d96d3" loext:opacity="100%" fo:font-weight="bold" style:font-weight-asian="bold"/>
    </style:style>
    <style:style style:name="T157" style:family="text">
      <style:text-properties fo:font-size="10pt" fo:letter-spacing="-0.009cm" fo:font-weight="bold" style:font-size-asian="10pt" style:font-weight-asian="bold"/>
    </style:style>
    <style:style style:name="T158" style:family="text">
      <style:text-properties fo:font-size="10pt" fo:letter-spacing="-0.009cm" style:font-size-asian="10pt"/>
    </style:style>
    <style:style style:name="T159" style:family="text">
      <style:text-properties style:text-line-through-style="solid" style:text-line-through-type="single" fo:font-size="10pt" fo:font-weight="bold" style:font-size-asian="10pt" style:font-weight-asian="bold"/>
    </style:style>
    <style:style style:name="T160" style:family="text">
      <style:text-properties fo:font-size="10pt" fo:letter-spacing="-0.005cm" style:font-size-asian="10pt"/>
    </style:style>
    <style:style style:name="T161" style:family="text">
      <style:text-properties fo:font-size="10pt" style:text-underline-style="solid" style:text-underline-width="auto" style:text-underline-color="font-color" fo:font-weight="bold" style:font-size-asian="10pt" style:font-weight-asian="bold"/>
    </style:style>
    <style:style style:name="T162" style:family="text">
      <style:text-properties fo:color="#2d96d3" loext:opacity="100%" fo:font-size="10pt" fo:font-weight="bold" style:font-size-asian="10pt" style:font-weight-asian="bold"/>
    </style:style>
    <style:style style:name="T163" style:family="text">
      <style:text-properties fo:color="#2d96d3" loext:opacity="100%" fo:font-size="10pt" fo:letter-spacing="-0.004cm" fo:font-weight="bold" style:font-size-asian="10pt" style:font-weight-asian="bold"/>
    </style:style>
    <style:style style:name="T164" style:family="text">
      <style:text-properties fo:font-size="10pt" fo:letter-spacing="-0.011cm" fo:font-weight="bold" style:font-size-asian="10pt" style:font-weight-asian="bold"/>
    </style:style>
    <style:style style:name="T165" style:family="text">
      <style:text-properties fo:font-size="4.5pt" style:font-size-asian="4.5pt"/>
    </style:style>
    <style:style style:name="T166" style:family="text">
      <style:text-properties fo:font-size="10pt" fo:letter-spacing="-0.012cm" fo:font-weight="bold" style:font-size-asian="10pt" style:font-weight-asian="bold"/>
    </style:style>
    <style:style style:name="T167" style:family="text">
      <style:text-properties style:text-position="64% 100%" fo:font-size="5.5pt" style:font-size-asian="5.5pt"/>
    </style:style>
    <style:style style:name="T168" style:family="text">
      <style:text-properties fo:letter-spacing="-0.002cm" fo:font-weight="bold" style:font-weight-asian="bold"/>
    </style:style>
    <style:style style:name="T169" style:family="text">
      <style:text-properties fo:font-size="5pt" fo:font-style="italic" style:font-size-asian="5pt" style:font-style-asian="italic"/>
    </style:style>
    <style:style style:name="T170" style:family="text">
      <style:text-properties fo:color="#25295b" loext:opacity="100%"/>
    </style:style>
    <style:style style:name="T171" style:family="text">
      <style:text-properties fo:color="#25295b" loext:opacity="100%" fo:letter-spacing="0.041cm"/>
    </style:style>
    <style:style style:name="T172" style:family="text">
      <style:text-properties fo:color="#25295b" loext:opacity="100%" fo:letter-spacing="0.048cm"/>
    </style:style>
    <style:style style:name="T173" style:family="text">
      <style:text-properties fo:color="#25295b" loext:opacity="100%" fo:letter-spacing="-0.004cm"/>
    </style:style>
    <style:style style:name="T174" style:family="text">
      <style:text-properties fo:font-size="10pt" fo:font-style="italic" style:font-size-asian="10pt" style:font-style-asian="italic"/>
    </style:style>
    <style:style style:name="T175" style:family="text">
      <style:text-properties fo:color="#4d5ba9" loext:opacity="100%" fo:font-size="10pt" style:font-size-asian="10pt"/>
    </style:style>
    <style:style style:name="T176" style:family="text">
      <style:text-properties fo:font-size="10pt" fo:letter-spacing="-0.002cm" fo:font-style="italic" style:font-size-asian="10pt" style:font-style-asian="italic"/>
    </style:style>
    <style:style style:name="T177" style:family="text">
      <style:text-properties fo:color="#4d5ba9" loext:opacity="100%" fo:font-size="10pt" fo:letter-spacing="-0.002cm" style:font-size-asian="10pt"/>
    </style:style>
    <style:style style:name="T178" style:family="text">
      <style:text-properties fo:font-size="10pt" fo:letter-spacing="-0.09cm" style:font-size-asian="10pt"/>
    </style:style>
    <style:style style:name="T179" style:family="text">
      <style:text-properties fo:letter-spacing="0.039cm"/>
    </style:style>
    <style:style style:name="T180" style:family="text">
      <style:text-properties fo:letter-spacing="0.046cm"/>
    </style:style>
    <style:style style:name="T181" style:family="text">
      <style:text-properties fo:color="#25295b" loext:opacity="100%" fo:letter-spacing="-0.004cm" fo:font-style="italic" style:font-style-asian="italic"/>
    </style:style>
    <style:style style:name="T182" style:family="text">
      <style:text-properties fo:color="#25295b" loext:opacity="100%" fo:letter-spacing="-0.002cm" fo:font-style="italic" style:font-style-asian="italic"/>
    </style:style>
    <style:style style:name="T183" style:family="text">
      <style:text-properties fo:color="#4d5ba9" loext:opacity="100%" fo:font-style="italic" style:text-underline-style="solid" style:text-underline-width="auto" style:text-underline-color="#4d5ba9" style:font-style-asian="italic"/>
    </style:style>
    <style:style style:name="T184" style:family="text">
      <style:text-properties fo:letter-spacing="0.032cm"/>
    </style:style>
    <style:style style:name="T185" style:family="text">
      <style:text-properties fo:letter-spacing="0.041cm"/>
    </style:style>
    <style:style style:name="T186"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87"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88" style:family="text">
      <style:text-properties fo:color="#000000" loext:opacity="100%" style:font-name="Arial" fo:language="nl" fo:country="NL" style:font-name-asian="Times New Roman1" style:language-asian="nl" style:country-asian="NL" style:font-name-complex="Arial1"/>
    </style:style>
    <style:style style:name="T189" style:family="text">
      <style:text-properties fo:color="#000000" loext:opacity="100%" style:font-name="Arial" style:font-name-asian="Times New Roman1" style:language-asian="nl" style:country-asian="NL" style:font-name-complex="Arial1"/>
    </style:style>
    <style:style style:name="T190"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91"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92" style:family="text">
      <style:text-properties fo:color="#000000" loext:opacity="100%" style:font-name="Arial" fo:letter-spacing="-0.004cm" style:font-name-asian="Times New Roman1" style:language-asian="nl" style:country-asian="NL" style:font-name-complex="Arial1"/>
    </style:style>
    <style:style style:name="T193" style:family="text">
      <style:text-properties fo:color="#000000" loext:opacity="100%" style:font-name="Arial" fo:letter-spacing="-0.004cm" fo:language="nl" fo:country="NL" style:font-name-asian="Times New Roman1" style:language-asian="nl" style:country-asian="NL" style:font-name-complex="Arial1"/>
    </style:style>
    <style:style style:name="T194" style:family="text">
      <style:text-properties fo:font-size="5pt" style:font-size-asian="5pt"/>
    </style:style>
    <style:style style:name="T195" style:family="text">
      <style:text-properties fo:font-size="1pt" style:font-size-asian="1pt"/>
    </style:style>
    <style:style style:name="T196" style:family="text">
      <style:text-properties fo:letter-spacing="0.023cm"/>
    </style:style>
    <style:style style:name="T197" style:family="text">
      <style:text-properties fo:letter-spacing="0.03cm"/>
    </style:style>
    <style:style style:name="T198" style:family="text">
      <style:text-properties fo:letter-spacing="0.028cm"/>
    </style:style>
    <style:style style:name="T199" style:family="text">
      <style:text-properties fo:letter-spacing="0.034cm"/>
    </style:style>
    <style:style style:name="T200" style:family="text">
      <style:text-properties fo:letter-spacing="0.037cm"/>
    </style:style>
    <style:style style:name="T201" style:family="text">
      <style:text-properties fo:letter-spacing="0.042cm"/>
    </style:style>
    <style:style style:name="T202" style:family="text">
      <style:text-properties fo:letter-spacing="0.044cm"/>
    </style:style>
    <style:style style:name="T203" style:family="text">
      <style:text-properties fo:color="#215e9e" loext:opacity="100%" fo:font-size="10pt" style:text-underline-style="solid" style:text-underline-width="auto" style:text-underline-color="#215e9e" style:font-size-asian="10pt"/>
    </style:style>
    <style:style style:name="T204" style:family="text">
      <style:text-properties fo:color="#215e9e" loext:opacity="100%" fo:font-size="10pt" style:font-size-asian="10pt"/>
    </style:style>
    <style:style style:name="T205" style:family="text">
      <style:text-properties fo:color="#215e9e" loext:opacity="100%" fo:font-size="10pt" fo:letter-spacing="-0.004cm" style:text-underline-style="solid" style:text-underline-width="auto" style:text-underline-color="#215e9e" style:font-size-asian="10pt"/>
    </style:style>
    <style:style style:name="T206" style:family="text">
      <style:text-properties fo:font-size="10pt" fo:letter-spacing="-0.014cm" style:font-size-asian="10pt"/>
    </style:style>
    <style:style style:name="T207"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002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style:writing-mode="lr-tb" loext:decorative="false" fo:margin-left="0.316cm" fo:margin-right="0.319cm" fo:margin-top="0.002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10"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815cm" fo:padding-top="0cm" fo:padding-bottom="0cm" fo:padding-left="0cm" fo:padding-right="0cm" fo:wrap-option="wrap" loext:decorative="false" style:run-through="foreground"/>
    </style:style>
    <style:style style:name="gr11" style:family="graphic">
      <style:graphic-properties draw:stroke="none" svg:stroke-width="0cm" svg:stroke-linecap="butt" draw:fill="solid" draw:fill-color="#000000" draw:textarea-vertical-align="top" draw:auto-grow-height="false" fo:min-height="0.037cm" fo:min-width="2.956cm" fo:padding-top="0cm" fo:padding-bottom="0cm" fo:padding-left="0cm" fo:padding-right="0cm" fo:wrap-option="wrap" loext:decorative="false" style:run-through="foreground"/>
    </style:style>
    <style:style style:name="gr12"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5.184cm" fo:padding-top="0cm" fo:padding-bottom="0cm" fo:padding-left="0cm" fo:padding-right="0cm" fo:wrap-option="wrap" loext:decorative="false" style:run-through="foreground"/>
    </style:style>
    <style:style style:name="gr13" style:family="graphic">
      <style:graphic-properties draw:stroke="none" svg:stroke-width="0cm" svg:stroke-linecap="butt" draw:fill="solid" draw:fill-color="#000000" draw:textarea-vertical-align="top" draw:auto-grow-height="false" fo:min-height="0.037cm" fo:min-width="5.325cm" fo:padding-top="0cm" fo:padding-bottom="0cm" fo:padding-left="0cm" fo:padding-right="0cm" fo:wrap-option="wrap" loext:decorative="false" style:run-through="foreground"/>
    </style:style>
    <style:style style:name="gr14"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5.417cm" fo:padding-top="0cm" fo:padding-bottom="0cm" fo:padding-left="0cm" fo:padding-right="0cm" fo:wrap-option="wrap" loext:decorative="false" style:run-through="foreground"/>
    </style:style>
    <style:style style:name="gr15" style:family="graphic">
      <style:graphic-properties draw:stroke="none" svg:stroke-width="0cm" svg:stroke-linecap="butt" draw:fill="solid" draw:fill-color="#000000" draw:textarea-vertical-align="top" draw:auto-grow-height="false" fo:min-height="0.037cm" fo:min-width="5.558cm" fo:padding-top="0cm" fo:padding-bottom="0cm" fo:padding-left="0cm" fo:padding-right="0cm" fo:wrap-option="wrap" loext:decorative="false" style:run-through="foreground"/>
    </style:style>
    <style:style style:name="gr16"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775cm" fo:padding-top="0cm" fo:padding-bottom="0cm" fo:padding-left="0cm" fo:padding-right="0cm" fo:wrap-option="wrap" loext:decorative="false" style:run-through="foreground"/>
    </style:style>
    <style:style style:name="gr17" style:family="graphic">
      <style:graphic-properties draw:stroke="none" svg:stroke-width="0cm" svg:stroke-linecap="butt" draw:fill="solid" draw:fill-color="#000000" draw:textarea-vertical-align="top" draw:auto-grow-height="false" fo:min-height="0.037cm" fo:min-width="3.916cm" fo:padding-top="0cm" fo:padding-bottom="0cm" fo:padding-left="0cm" fo:padding-right="0cm" fo:wrap-option="wrap" loext:decorative="false" style:run-through="foreground"/>
    </style:style>
    <style:style style:name="gr18"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9.172cm" fo:padding-top="0cm" fo:padding-bottom="0cm" fo:padding-left="0cm" fo:padding-right="0cm" fo:wrap-option="wrap" loext:decorative="false" style:run-through="foreground"/>
    </style:style>
    <style:style style:name="gr19" style:family="graphic">
      <style:graphic-properties draw:stroke="none" svg:stroke-width="0cm" svg:stroke-linecap="butt" draw:fill="solid" draw:fill-color="#000000" draw:textarea-vertical-align="top" draw:auto-grow-height="false" fo:min-height="0.037cm" fo:min-width="9.313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1"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2" style:family="graphic">
      <style:graphic-properties style:writing-mode="lr-tb"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3" style:family="graphic">
      <style:graphic-properties draw:stroke="dash" draw:stroke-dash="Dash_20_Dot_20_1" svg:stroke-width="0.035cm" svg:stroke-color="#a2a2a3" draw:stroke-linejoin="miter" svg:stroke-linecap="butt" draw:fill="none" loext:fill-use-slide-background="false" draw:textarea-vertical-align="top" draw:auto-grow-height="false" fo:min-height="0.004cm" fo:min-width="13.347cm" fo:padding-top="0cm" fo:padding-bottom="0cm" fo:padding-left="0cm" fo:padding-right="0cm" fo:wrap-option="wrap" loext:decorative="false" style:run-through="foreground"/>
    </style:style>
    <style:style style:name="gr24" style:family="graphic">
      <style:graphic-properties draw:stroke="none" svg:stroke-width="0cm" svg:stroke-linecap="butt" draw:fill="solid" draw:fill-color="#a2a2a3" draw:textarea-vertical-align="top" draw:auto-grow-height="false" fo:min-height="0.037cm" fo:min-width="13.488cm" fo:padding-top="0cm" fo:padding-bottom="0cm" fo:padding-left="0cm" fo:padding-right="0cm" fo:wrap-option="wrap" loext:decorative="false" style:run-through="foreground"/>
    </style:style>
    <style:style style:name="gr25"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6"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7"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28"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2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30"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31"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32"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33"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34"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35"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6"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Gemeenschappelijk Onderzoekscentrum (JRC), de wetenschaps- en kennisdienst van de Europese Commissie. Het beoogt bewijs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Standard"><text:span text:style-name="T2">The Joint Research Centre: EU Science</text:span></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Standard"><text:span text:style-name="T1">JRC144121 EUR 40491</text:span>EUR</text:p>
      <text:p text:style-name="P2" loext:marker-style-name="T3"/>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Standard"><text:span text:style-name="T1">Druk</text:span></text:p>
          </table:table-cell>
          <table:table-cell table:style-name="Tabel1.A1" office:value-type="string">
            <text:p text:style-name="Standard"><text:span text:style-name="T4">ISBN 978-92-68-34351-7</text:span></text:p>
          </table:table-cell>
          <table:table-cell table:style-name="Tabel1.A1" office:value-type="string">
            <text:p text:style-name="Standard"><text:span text:style-name="T4">ISSN 1018-5593</text:span></text:p>
          </table:table-cell>
          <table:table-cell table:style-name="Tabel1.A1" office:value-type="string">
            <text:p text:style-name="Standard"><text:span text:style-name="T1">doi:10.2760/7379058</text:span></text:p>
          </table:table-cell>
          <table:table-cell table:style-name="Tabel1.A1" office:value-type="string">
            <text:p text:style-name="Standard"><text:span text:style-name="T4">KJ-01-25-521-EN-</text:span></text:p>
          </table:table-cell>
        </table:table-row>
        <table:table-row table:style-name="Tabel1.1">
          <table:table-cell table:style-name="Tabel1.A1" office:value-type="string">
            <text:p text:style-name="Standard"><text:span text:style-name="T5">PDF</text:span></text:p>
          </table:table-cell>
          <table:table-cell table:style-name="Tabel1.A1" office:value-type="string">
            <text:p text:style-name="Standard"><text:span text:style-name="T4">ISBN 978-92-68-32677-0</text:span></text:p>
          </table:table-cell>
          <table:table-cell table:style-name="Tabel1.A1" office:value-type="string">
            <text:p text:style-name="Standard"><text:span text:style-name="T4">ISSN 1831-9424</text:span></text:p>
          </table:table-cell>
          <table:table-cell table:style-name="Tabel1.A1" office:value-type="string">
            <text:p text:style-name="Standard"><text:span text:style-name="T1">doi:10.2760/0001149</text:span></text:p>
          </table:table-cell>
          <table:table-cell table:style-name="Tabel1.A1" office:value-type="string">
            <text:p text:style-name="Standard"><text:span text:style-name="T4">KJ-01-25-521-EN-N</text:spa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oor documenten van de Europese Commissie is vastgelegd in het Besluit van de Commissie 2011/833/EU van 12 december 2011 betreffende het hergebruik van Commissie-documenten (OJL330,14.12.2011,p.39). Tenzij anders is aangegeven, geldt voor dit document toestemming tot hergebruik onder de Creative Commons Attribution 4.0 International-Licentie (CC BY 4.0) (https://creativecommons.org/licenses/by/4.0/). Dit betekent dat hergebruik is toegestaan wanneer de juiste bronvermelding wordt gegeven en eventuele aanpassingen worden aangegeven.</text:p>
      <text:p text:style-name="Standard">Voor elk gebruik of reproductie van foto's of ander materiaal dat niet in eigendom is van de Europese Unie, moet toestemming rechtstreeks bij de rechthebbenden worden verkregen. De Europese Unie bezit geen auteursrecht met betrekking tot de volgende elementen:</text:p>
      <text:p text:style-name="Standard">Decorative elementen: © VisualGeneration/stock.adobe.com</text:p>
      <text:p text:style-name="Standard">Afbeeldingen bij hoofdstukken: © fizkes / stock.adobe.com, © Tongpool / stock.adobe.com, © ookawaphoto / stock.adobe.com, © insta_photos / stock.adobe.com, © Jacob Lund / stock.adobe.com</text:p>
      <text:p text:style-name="Standard">Hoe dit rapport te citeren: Cosgrove, J. en Cachia, R., DigComp3.0: Europees kader voor digitale competenties – Vijfde editie, Publicatiekantoor van de Europese Unie, Luxemburg, 2025, https://data.europa.eu/doi/10.2760/0001149, JRC144121.</text:p>
      <text:p text:style-name="Standard">How<text:span text:style-name="T5">Lay-out: Carmen Capote de la Calle</text:span>to<text:span text:style-name="T5"> </text:span>cite<text:span text:style-name="T5"> </text:span>this<text:span text:style-name="T5"> </text:span>report:<text:span text:style-name="T5"> </text:span>Cosgrove,<text:span text:style-name="T5"> </text:span>J.<text:span text:style-name="T5"> </text:span>and<text:span text:style-name="T5"> </text:span>Cachia,<text:span text:style-name="T5"> </text:span>R.,<text:span text:style-name="T5"> </text:span><text:span text:style-name="T11">DigComp</text:span><text:span text:style-name="T12"> </text:span><text:span text:style-name="T11">3.0:</text:span><text:span text:style-name="T12"> </text:span><text:span text:style-name="T11">European</text:span><text:span text:style-name="T12"> </text:span><text:span text:style-name="T11">Digital</text:span><text:span text:style-name="T12"> </text:span><text:span text:style-name="T11">Competence</text:span><text:span text:style-name="T12"> </text:span><text:span text:style-name="T11">Framework</text:span><text:span text:style-name="T12"> </text:span><text:span text:style-name="T11">-</text:span><text:span text:style-name="T12"> </text:span><text:span text:style-name="T11">Fifth</text:span><text:span text:style-name="T12"> </text:span><text:span text:style-name="T11">Edition</text:span>,<text:span text:style-name="T5"> </text:span>Publications<text:span text:style-name="T5"> </text:span>Office<text:span text:style-name="T5"> </text:span>of<text:span text:style-name="T5"> </text:span>the<text:span text:style-name="T5"> </text:span>European<text:span text:style-name="T5"> </text:span>Union, Luxembourg, 2025, <text:a xlink:type="simple" xlink:href="https://data.europa.eu/doi/10.2760/0001149" text:style-name="ListLabel_20_155" text:visited-style-name="ListLabel_20_155"><text:span text:style-name="T8">https://data.europa.eu/doi/10.2760/0001149</text:span></text:a>, JRC144121.</text:p>
      <text:p text:style-name="Standard"><text:span text:style-name="T13">Layout: Carmen Capote de la Calle</text:span></text:p>
      <text:p text:style-name="P3" loext:marker-style-name="T13">De gepubliceerde DigComp-materialen kunnen worden hergebruikt – dat wil zeggen gekopieerd, verspreid in elk formaat, aangepast, vertaald, gecombineerd of getransformeerd. De Europese Commissie is niet aansprakelijk voor de gevolgen van het hergebruik.</text:p>
      <text:h text:style-name="P4" text:outline-level="2">Instructies voor het hergebruiken van het DigComp 3.0-raamwerk:</text:h>
      <text:p text:style-name="Standard">The published<text:span text:style-name="T14"> DigComp materials can be re-used – meaning copied, redistributed in any format, adapted, translated, combined or transformed. The European Commission is not liable for any consequences stemming from the reuse.</text:span></text:p>
      <text:list text:style-name="WWNum1">
        <text:list-item>
          <text:p text:style-name="P5">Bij hergebruik moet de bron worden vermeld, met inbegrip van zowel de verwijzing naar de bron als de link naar de bron.</text:p>
        </text:list-item>
        <text:list-item>
          <text:p text:style-name="P5">Het is niet toegestaan het logo van de Europese Commissie te gebruiken in gewijzigde versies.</text:p>
        </text:list-item>
        <text:list-item>
          <text:p text:style-name="P5">Het is niet toegestaan de oorspronkelijke betekenis of bedoeling van de gepubliceerde DigComp-materialen opzettelijk te verdraaien.</text:p>
        </text:list-item>
      </text:list>
      <text:p text:style-name="Standard">Voor gewijzigde, aangepaste of vertaalde versies van de gepubliceerde DigComp-materialen wordt u verzocht het volgende te doen:</text:p>
      <text:p text:style-name="Standard">Meer informatie: Besluit van de Commissie over het hergebruik van documenten van de Commissie (2011)</text:p>
      <text:list text:style-name="WWNum2">
        <text:list-item>
          <text:p text:style-name="P6">geef de aangebrachte wijzigingen en de verantwoordelijke auteur(s) en/of organisatie(s) aan</text:p>
        </text:list-item>
        <text:list-item>
          <text:p text:style-name="P6">voeg een verklaring toe waarin wordt gesteld dat de Commissie niet verantwoordelijk is voor de gewijzigde, aangepaste of vertaalde versie</text:p>
        </text:list-item>
        <text:list-item>
          <text:p text:style-name="P6">vermijd de suggestie dat de Europese Commissie de gewijzigde, aangepaste of vertaalde versie goedkeurt</text:p>
        </text:list-item>
        <text:list-item>
          <text:p text:style-name="P6">vermijd het reproduceren van unieke identificatiemiddelen (bijv. ISBN, doi) voor andere doeleinden dan het verwijzen naar de bron.</text:p>
        </text:list-item>
      </text:list>
      <text:p text:style-name="Standard">More information:<text:span text:style-name="T14"> </text:span><text:a xlink:type="simple" xlink:href="https://eur-lex.europa.eu/eli/dec/2011/833/oj/eng" office:name="https://eur-lex.europa.eu/eli/dec/2011/833/oj/eng" text:style-name="Internet_20_link" text:visited-style-name="Visited_20_Internet_20_Link"><text:span text:style-name="Internet_20_link">Commission Decision on the reuse of Commission documents</text:span></text:a><text:span text:style-name="T14"> </text:span>(2011)</text:p>
      <text:p text:style-name="Standard"/>
      <text:p text:style-name="P7">DigComp 3.0 is de vijfde editie van het Europese Referentiekader voor digitale competenties. Het beschrijft de kennis, vaardigheden en houdingen die nodig zijn om digitaal competent te zijn voor het dagelijks leven, deelname aan de samenleving, werk en leren, en kan worden gebruikt voor zowel kinderen als volwassenen. Het kader is technologieneutraal en is ontworpen om te worden afgestemd op en aangepast voor uiteenlopende doeleinden in de context van onderwijs, opleiding en werkgelegenheid. DigComp is bedoeld voor individuen en organisaties, lokaal, regionaal, nationaal, Europees of internationaal, die het gemeenschappelijke doel delen om behoeften aan digitale competenties te begrijpen en te identificeren en de ontwikkeling ervan te ondersteunen. Het ondersteunt het EU-beleid en de EU-initiatieven op het gebied van digitale vaardigheden (zoals de Union of Skills, waarin DigComp expliciet wordt genoemd, en het beleidsprogramma voor het digitale decennium) en de maatschappelijke en economische gevolgen van de digitale transformatie (zoals het AI Continent Action Plan en de Europese strategie voor een beter internet voor kinderen). DigComp 3.0 bevat digitale technologische ontwikkelingen, trends en praktijken die zich sinds 2022 hebben voorgedaan en die verstrekkende gevolgen hebben voor de digitale competentie. Het bevat ook een nieuw gedeelte met leerresultaten, dat een gedetailleerder beeld geeft van de digitale competentie, waardoor een gemakkelijke en consistente interpretatie en toepassing van het kader mogelijk is, evenals de systematische en transversale integratie van AI-competentie in het gehele kader.</text:p>
      <text:h text:style-name="Heading_20_1" text:outline-level="1">SAMENVATTING</text:h>
      <text:p text:style-name="Standard">Dit raamwerk is tot stand gekomen onder deskundig advies van Ulrike Domany-Funtan, Anastasia Economou, Māra Jākobsone, Lidija Kralj, Stefano Kluzer, Luis Pereira, Yves Punie, Attila Rausch, Arianna Sala, Roland Stürz en Riina Vuorikari.</text:p>
      <text:h text:style-name="P4" text:outline-level="2">Bijdragen van experts</text:h>
      <text:p text:style-name="Standard">This<text:span text:style-name="T7"> </text:span>framework<text:span text:style-name="T7"> </text:span>has<text:span text:style-name="T7"> </text:span>been<text:span text:style-name="T7"> </text:span>developed<text:span text:style-name="T7"> </text:span>with<text:span text:style-name="T7"> </text:span>the<text:span text:style-name="T7"> </text:span>expert<text:span text:style-name="T7"> </text:span>advice<text:span text:style-name="T7"> </text:span>of<text:span text:style-name="T7"> </text:span>Ulrike<text:span text:style-name="T7"> </text:span>Domany-Funtan, Anastasia Economou, Māra Jākobsone, Lidija Kralj, Stefano Kluzer, Luis Pereira, Yves<text:span text:style-name="T1"> </text:span>Punie,<text:span text:style-name="T9"> </text:span>Attila<text:span text:style-name="T9"> </text:span>Rausch,<text:span text:style-name="T9"> </text:span>Arianna<text:span text:style-name="T9"> </text:span>Sala,<text:span text:style-name="T9"> </text:span>Roland<text:span text:style-name="T9"> </text:span>Stürz<text:span text:style-name="T9"> </text:span>and<text:span text:style-name="T9"> </text:span>Riina<text:span text:style-name="T9"> </text:span><text:span text:style-name="T1">Vuorikari.</text:span><text:bookmark text:name="FOREWORD"/><text:bookmark text:name="_bookmark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p>
      <text:h text:style-name="Heading_20_1" text:outline-level="1">VOORWOORD</text:h>
      <text:p text:style-name="Standard">The importance of equipping individuals in Europe with robust digital skills cannot be<text:span text:style-name="T7"> overstated. As our societies increasingly rely on digital technologies including the diffusion of AI, the need for digital competence becomes essential for both personal and professional growth.</text:span></text:p>
      <text:p text:style-name="Standard">Het belang van het uitrusten van mensen in Europa met gedegen digitale vaardigheden kan niet genoeg benadrukt worden. Naarmate onze samenlevingen steeds meer afhankelijk worden van digitale technologieën, waaronder de</text:p>
      <text:p text:style-name="Standard">de toenemende verspreiding van AI maakt digitale competentie onmisbaar voor zowel persoonlijke als professionele groei.</text:p>
      <text:p text:style-name="Stand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p>
      <text:p text:style-name="Standard">Het DigComp-raamwerk voor digitale competenties beschrijft welke kennis, vaardigheden en houdingen nodig zijn om digitaal bekwaam en operationeel te handelen in de hedendaagse samenleving. Sinds de eerste publicatie in 2013 hebben DigComp’s uitgebreide reikwijdte, wetenschappelijke robuustheid en aanpasbaarheid gezorgd voor een wijdverbreide toepassing in werkgelegenheid, onderwijs- en opleidingsinitiatieven op internationaal, Europees, nationaal, regionaal en lokaal niveau. Het is ook de basis voor de Digital Skills Indicator (DSI) om digitale vaardigheden in de Europese Unie (EU) te meten als onderdeel van het Digital Decade Policy Programme.</text:p>
      <text:p text:style-name="Standard">DigComp 3.0, the fifth edition of the framework, is developed by the European Commission’s</text:p>
      <text:p text:style-name="Standard">DigComp 3.0, de vijfde editie van het raamwerk, is ontwikkeld door het Gemeenschappelijk Onderzoekscentrum (JRC) van de Europese Commissie in samenwerking met het directoraat-generaal Werkgelegenheid, Sociale Zaken en Inclusie (DG EMPL). DigComp 3.0 is afgestemd op belangrijke Europese beleidsmaatregelen en integreert tevens belangrijke rechten en verplichtingen uit de digitale regelgeving van de EU.</text:p>
      <text:p text:style-name="Standard">This iteration introduces substantial </text:p>
      <text:p text:style-name="Standard">Deze versie bevat substantiële inhoudelijke updates die de ontwikkelingen op het gebied van AI, cyberbeveiliging, digitale rechten, keuze en verantwoordelijkheid, welzijn en de noodzaak om de toenemende desinformatie aan te pakken weerspiegelen. Deze updates zorgen ervoor dat het raamwerk relevant en alomvattend blijft voor de definitie van digitale competentie. DigComp 3.0 omvat voor het eerst een benadering gericht op leerresultaten. Dit is een beproefd beleids- en praktisch instrument dat ervoor zorgt dat het raamwerk gemakkelijk en consistent kan worden geïnterpreteerd en toegepast. Daarnaast verbetert een gekoppelde open-data-aanvulling de interface met andere machineleesbare informatie, waardoor nieuwe mogelijkheden ontstaan om de kloof in digitale vaardigheden in Europa te analyseren en te overbruggen.</text:p>
      <text:p text:style-name="P9" loext:marker-style-name="T15">This ambitious version of DigComp underscores the critical role of digital skills for all citizens</text:p>
      <text:p text:style-name="Standard">Deze ambitieuze versie van DigComp onderstreept de cruciale rol van digitale vaardigheden voor alle burgers in Europa, om participatie in de samenleving, leren, werk en sociale inclusie te waarborgen.</text:p>
      <text:p text:style-name="P2" loext:marker-style-name="T3">Manuela </text:p>
      <text:p text:style-name="Standard">Manuela Geleng Directeur EMPL B – Banen en Vaardigheden, DG Werkgelegenheid, Sociale Zaken en Inclusie Europese Commissie</text:p>
      <text:h text:style-name="Heading_20_1" text:outline-level="1">DANKBETUIGING</text:h>
      <text:p text:style-name="P10" loext:marker-style-name="T3">Francesca</text:p>
      <text:p text:style-name="Standard">Francesca Campolongo, Directeur Directoraat T – Digitale Transformatie en Data, JRC (Gemeenschappelijk Onderzoekscentrum) van de Europese Commissie</text:p>
      <text:p text:style-name="Standard"/>
      <text:p text:style-name="Standard">DigComp 3.0 has been published thanks to the contributions and support of many individuals and organisations. We are grateful to the 42 experts who participated in initial meetings in June and October 2024 and in the validation workshop in June 2025: Giovanni Adorni, Michela Bastianelli, Olena Bekh, Denis Bertinchamps, Antonio Blasco López, Paula Bleckman, Linda Castañeda, Jonatan Castaño<text:span text:style-name="T18">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pan></text:p>
      <text:p text:style-name="Standard">DigComp 3.0 is gepubliceerd met dank aan de bijdragen en steun van veel individuen en organisaties. We zijn dankbaar voor de 42 experts die deelnamen aan de initiële vergadering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Ook willen wij Karolina Jakubowska en Ruth Santos O’Brien bedanken voor hun ondersteuning van het werk met experts gedurende 2024.</text:p>
      <text:p text:style-name="Standard">Thanks</text:p>
      <text:p text:style-name="Standard">Met dank aan de 260 personen en organisaties uit 24 lidstaten die hebben deelgenomen aan de DigComp-stakeholderconsultatie, en de 174 personen die in april 2025 feedback hebben gegeven op de consultatie.</text:p>
      <text:p text:style-name="Standard">We are very grateful to<text:span text:style-name="T7"> 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span></text:p>
      <text:h text:style-name="P11" text:outline-level="2">MANAGEMENTSAMENVATTING</text:h>
      <text:p text:style-name="P10" loext:marker-style-name="T3">We zijn alle EC-collega's die dit project hebben ondersteund, beoordeeld en begeleid, zeer dankbaar, met name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Vespe, Eva Martinez Rodriguez, Montserrat Lopez-Cóbo, Alice Bertoletti, Clara Centeno, César Herrero, Daniel Villar-Onrubia, Sandrine Wattraint, Isabel Gaton, Silvia Sarti, Sofia Kekampanou, Javier Picon Lorca, Carmen Capote de laCalle, Miriam Giubilei, Francesca Siciliano,Michele Chinosi, Alessandro Miola, Irena Mitton, Andrea Musumeci, Guia Bianchi, Alexander Kotzev, Mario Scharfbillig en Tatiana Somia (JRC).</text:p>
      <text:p text:style-name="Standard">Thanks to our collaborators in ALL DIGITAL, the Digital<text:span text:style-name="T1"> 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pan></text:p>
      <text:p text:style-name="Standard">Met dank aan onze samenwerkingspartners bij ALL DIGITAL, de DigitalEducationHub en het Digital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de Castillay León, Juntade Castillay León, Le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de Castilla-La Mancha, Universitá di Bologna, Universitat Obertade Catalunya, Universiteit van Aveiro, Universiteit van Genua, Universiteit van Milano-Bicocca, Victoria Mejias en Vilnius Coding School.</text:p>
      <text:p text:style-name="Standard"/>
      <text:p text:style-name="Standard">In today’s rapidly evolving technological landscape, digital skills are essential. The European Digital <text:span text:style-name="T26">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rd">In 2024-2025 gebruikte ruim negentien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rd">In 2024-2025 gebruikte ruim negentig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rd">DigComp</text:p>
      <text:p text:style-name="Stand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rd">The first version of the DigComp framework was published</text:p>
      <text:p text:style-name="Stand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rd">This update responds to significant developments, <text:span text:style-name="T1">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other.</text:span></text:p>
      <text:p text:style-name="Stand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rd" loext:marker-style-name="T7">In<text:span text:style-name="T5">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addition<text:span text:style-name="T5"> </text:span>to<text:span text:style-name="T5"> </text:span>this<text:span text:style-name="T5"> </text:span>framework<text:span text:style-name="T5"> </text:span>document,<text:span text:style-name="T5"> </text:span>readers<text:span text:style-name="T5"> </text:span>can access<text:span text:style-name="T1"> </text:span>the<text:span text:style-name="T1"> </text:span><text:a xlink:type="simple" xlink:href="https://joint-research-centre.ec.europa.eu/projects-and-activities/education-and-training/digital-transformation-education/digital-competence-framework-citizens-digcomp_en" text:style-name="ListLabel_20_155" text:visited-style-name="ListLabel_20_155"><text:span text:style-name="T8">JRC-DigComp web space</text:span></text:a>,<text:span text:style-name="T1"> </text:span>which<text:span text:style-name="T9"> </text:span><text:span text:style-name="T1">provides: </text:span>a clear and user-friendly description of DigComp 3.0; an<text:span text:style-name="T30"> </text:span>editable<text:span text:style-name="T30"> </text:span>version<text:span text:style-name="T30"> </text:span>of<text:span text:style-name="T30"> </text:span>the<text:span text:style-name="T31"> </text:span><text:span text:style-name="T1">framework; a</text:span><text:span text:style-name="T22"> </text:span><text:span text:style-name="T1">spreadsheet</text:span><text:span text:style-name="T19"> </text:span><text:span text:style-name="T1">version,</text:span><text:span text:style-name="T22"> </text:span><text:span text:style-name="T1">and</text:span><text:span text:style-name="T22"> </text:span><text:span text:style-name="T1">a</text:span><text:span text:style-name="T22"> </text:span><text:span text:style-name="T1">linked</text:span><text:span text:style-name="T22"> </text:span><text:span text:style-name="T1">open</text:span><text:span text:style-name="T22"> </text:span><text:span text:style-name="T1">data </text:span>version (in JavaScript Object Notation, JSON <text:span text:style-name="T1">format)</text:span><text:span text:style-name="T20"> </text:span><text:span text:style-name="T1">of</text:span><text:span text:style-name="T4"> </text:span><text:span text:style-name="T1">the</text:span><text:span text:style-name="T4"> </text:span><text:span text:style-name="T1">tabular</text:span><text:span text:style-name="T20"> </text:span><text:span text:style-name="T1">elements</text:span><text:span text:style-name="T4"> </text:span><text:span text:style-name="T1">of</text:span><text:span text:style-name="T4"> </text:span><text:span text:style-name="T1">DigComp</text:span><text:span text:style-name="T4"> </text:span><text:span text:style-name="T7">3.0.</text:span></text:p>
      <text:p text:style-name="P12" loext:marker-style-name="T7">Ze zijn geclassificeerd op basis van kennis, vaardigheden en houding. Competentieverklaringen maken geen onderscheid tussen kennis, vaardigheden en houding, maar bevatten alle kerninhoud van de leerresultaten. Aangezien het kader al door veel belanghebbenden in diverse initiatieven wordt gebruikt, weerspiegelt de update een evenwicht tussen structurele en conceptuele consistentie enerzijds en de veranderingen die nodig zijn als reactie op digitale technologische ontwikkelingen anderzijds.</text:p>
      <text:h text:style-name="P13" text:outline-level="1">INLEIDING</text:h>
      <text:h text:style-name="P4" text:outline-level="2">Importance of digitalcompetence</text:h>
      <text:p text:style-name="Standard">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P15">In<text:span text:style-name="T38">Figure 1. Digital competence – a selection of facts and figures.</text:span>addition</text:p>
      <text:p text:style-name="P16" loext:marker-style-name="T39">Naast dit kader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17">Children and youth</text:p>
          </table:table-cell>
          <table:table-cell table:style-name="Tabel2.A1" office:value-type="string">
            <text:p text:style-name="P17">Adults in general</text:p>
          </table:table-cell>
          <table:table-cell table:style-name="Tabel2.A1" office:value-type="string">
            <text:p text:style-name="P17">Workers</text:p>
          </table:table-cell>
        </table:table-row>
        <table:table-row table:style-name="Tabel2.2">
          <table:table-cell table:style-name="Tabel2.A1" office:value-type="string">
            <text:p text:style-name="P17">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Bron</text:span></text:a>)</text:p>
            <text:p text:style-name="P17">96% of 15-year-olds in the EU used social media daily in 2022. (<text:a xlink:type="simple" xlink:href="https://publications.jrc.ec.europa.eu/repository/handle/JRC141047" text:style-name="Internet_20_link" text:visited-style-name="Visited_20_Internet_20_Link"><text:span text:style-name="Internet_20_link">Bron</text:span></text:a>)</text:p>
            <text:p text:style-name="P17">9-12% of students aged 11-15 reported problematic social media use in 2022. (<text:a xlink:type="simple" xlink:href="https://data-browser.hbsc.org/measure/problematic-social-media-use/" text:style-name="Internet_20_link" text:visited-style-name="Visited_20_Internet_20_Link"><text:span text:style-name="Internet_20_link">Bron</text:span></text:a>)</text:p>
            <text:p text:style-name="P17">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17">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Bron</text:span></text:a>)</text:p>
            <text:p text:style-name="P17">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Bron</text:span></text:a>)</text:p>
            <text:p text:style-name="P17">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Bron</text:span></text:a>)</text:p>
            <text:p text:style-name="P17">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17">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17">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17">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17">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18" loext:marker-style-name="T2">Digital environments are intertwined withdaily life, working and learning, bringing both benefits and risks, and requiring a range of digital competences. Yet, substantial digital skills gaps remain. It is essential to identifyand close these gaps and provide opportunities for everyone to build their digital capabilities. Digitalcompetencesbringarangeofbenefits to individuals (such as ability to use public and commercialplatformsandservices,tobroadenemployment and learning opportunities, to foster social connection and civic participation, and to support privacy management and wellbeing in digital environments) (Morte-Nadal &amp; Esteban- Navarro,2025;Stalmachetal.,2023;Pouliakis et al., 2025; Țarcă et al., 2024), as well as ameans to tackle social exclusion (Boerkamp etal.,2024;Brundleetal.,2025)andtoenhancethe competitiveness of economies (Draghi, 2024; Pakhnenkoetal.,2025).</text:p>
      <text:p text:style-name="Standard" loext:marker-style-name="T40">Digital environments are intertwined with<text:span text:style-name="T40">Figure 1. Digital competence – a selection of facts and figures.</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p>
      <text:p text:style-name="P19" loext:marker-style-name="T41">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ext:h text:style-name="P20" text:outline-level="2">Europese initiatieven ter ondersteuning van digitale competentie</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Figuur 1 illustreert enkele gevolgen van digitale technologieën voor de digitale competentie van kinderen en jongeren, volwassenen in het algemeen en werknemers, aan de hand van een selectie van statistisch bewijs uit recente enquêtes.</text:span></text:p>
      <text:p text:style-name="P18" loext:marker-style-name="T2"><text:bookmark text:name="_bookmark8"/><text:bookmark text:name="Box_1._Some_key_European_policy_initiati"/></text:p>
      <text:p text:style-name="Standard">In<text:span text:style-name="T2"/></text:p>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p>
      <text:p text:style-name="Standard">In</text:p>
      <text:p text:style-name="Standard">The<text:a xlink:type="simple" xlink:href="https://digital-strategy.ec.europa.eu/en/library/ai-continent-action-plan" text:style-name="ListLabel_20_155" text:visited-style-name="ListLabel_20_155"><text:span text:style-name="T8">AI Continent Action Plan</text:span></text:a><text:span text:style-name="T27"> </text:span><text:span text:style-name="T7"> </text:span>sets<text:span text:style-name="T7"> </text:span>out<text:a xlink:type="simple" xlink:href="https://digital-strategy.ec.europa.eu/en/policies/apply-ai" text:style-name="ListLabel_20_155" text:visited-style-name="ListLabel_20_155"><text:span text:style-name="T8">Apply AI Strategy</text:span></text:a>objectives<text:span text:style-name="T44"> </text:span>and<text:span text:style-name="T7"> </text:span>targets<text:span text:style-name="T7"> </text:span>for<text:span text:style-name="T7"> </text:span>Europe’s digital transformation towards 2030. In 2023, only 56% of adults in Europe had at least basic digital skills (European Commission, 2025a). The<text:span text:style-name="T7"> </text:span><text:span text:style-name="T7"> </text:span><text:span text:style-name="T7"> </text:span><text:span text:style-name="T7"> </text:span>includes<text:a xlink:type="simple" xlink:href="https://ailiteracyframework.org/" text:style-name="ListLabel_20_155" text:visited-style-name="ListLabel_20_155"><text:span text:style-name="T8">AI literacy framework</text:span></text:a>principles<text:span text:style-name="T18"> </text:span>related<text:span text:style-name="T18"> </text:span>to<text:span text:style-name="T18"> </text:span>education,<text:span text:style-name="T18"> </text:span>training<text:span text:style-name="T18"> </text:span>and<text:span text:style-name="T18"> </text:span>lifelong<text:span text:style-name="T18"> </text:span>learning.<text:span text:style-name="T18"> </text:span>It is<text:span text:style-name="T18"> </text:span>accompanied<text:span text:style-name="T18"> </text:span>by<text:span text:style-name="T18"> </text:span>a<text:span text:style-name="T18"> </text:span><text:span text:style-name="T18"> </text:span></text:p>
      <text:p text:style-name="Standard"><text:span text:style-name="T2">Box</text:span><text:span text:style-name="T45"> </text:span><text:span text:style-name="T9"> </text:span><text:span text:style-name="T9"> </text:span>Some key European<text:span text:style-name="T9"> </text:span>policy initiatives related to digital<text:span text:style-name="T9"> </text:span><text:span text:style-name="T9"> </text:span></text:p>
      <text:p text:style-name="Standard">TheGuidetoEUCitizenship(EuropeanCommission,2023c)containsinformationon rights and opportunities associated with being a citizen of the EU, many of which require at least a basic level of digital competence to access and avail of.The European Commission’s commitment to safer digital environments for all citizens, in particular minors and youth, is evident in theEuropean Strategy fora Better Internet for Kids(BIK+) (2022), which aims to ensure that children are protected, respected and empowered online. Other initiatives include anEU-wideinquiryonthebroaderimpactsofsocialmediaonwellbeingandaEuropeanActionPlan Against Cyberbullying.</text:p>
      <text:p text:style-name="Standard">The European Commission has also published theAI Continent Action Plan(2025) andtheApplyAIStrategy(2025)which,alongsideotherinitiatives,aimto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AI literacy framework</text:p>
      <text:p text:style-name="Standard">Several</text:p>
      <text:p text:style-name="P2" loext:marker-style-name="T3">The European Commission has also published the </text:p>
      <text:h text:style-name="P4" text:outline-level="2">Adoptie en gebruik van DigComp</text:h>
      <text:p text:style-name="P21">TheAIAct(2024)addressesriskstoindividuals’health,safety,andfundamentalrightsinrelationtoAIsystems.Itprovidesdevelopersanddeployerswithclearrequirements andobligationsregardingspecificusesofAI,whilereducingadministrativeand financialburdensforbusinessestofacilitateinnovation.ItbanstheuseofAIsystems that are incompatible with European values, while imposing requirements onAIsystemsthatareclassifiedas‘highrisk’.ForallprovidersanddeployersofAI systems,Article4oftheAIActmandatestoensureasufficientlevelofAIliteracyamongthestaffandpersonsdealingwiththesystemsontheirbehalf.TosupporttheimplementationofArticle4,theCommissionhaspublishedaQ&amp;AandarepositoryofAI literacy practicesfrom companies and public sector organisations.</text:p>
      <text:p text:style-name="Standard">The</text:p>
      <text:p text:style-name="P19" loext:marker-style-name="T41">De AI-verordening (2024) pakt risico's aan voor de gezondheid, veiligheid en grondrechten van individuen in relatie tot AI-systemen. Het biedt ontwikkelaars en gebruikers duidelijke eis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de personen die namens hen met de systemen omgaan. Ter ondersteuning van de implementatie van artikel 4 heeft de Commissie een Q&amp;A en een overzicht van praktijken op het gebied van AI-geletterdheid van bedrijven en publieke organisaties gepubliceerd.</text:p>
      <text:h text:style-name="P20" text:outline-level="2"><text:span text:style-name="T17"> </text:span><text:span text:style-name="T17"> </text:span>Values<text:span text:style-name="T17"> </text:span>and</text:h>
      <text:p text:style-name="Standard">Een belangrijk kenmerk van DigComp is de mate waarin deskundigen en belanghebbenden uit Europa en daarbuiten bijdragen aan de ontwikkeling ervan. Dit helpt de kwaliteit en relevantie te waarborgen en ondersteunt de adoptie ervan. DigComp wordt veelvuldig gebruikt in Europa en daarbuiten in de context van werkgelegenheid, onderwijs en opleiding (Centeno et al., 2024b; Centeno &amp; Cosgrove, 2025, Kluzer et al., 2020), en vormt de conceptuele basis van de Digital Skills Indicator (DSI) (Vuorikari et al., 2022b), die wordt gebruikt om het niveau van digitale basisvaardigheden in Europa te monitoren via het beleidsprogramma voor het digitale decennium.</text:p>
      <text:p text:style-name="Standard">An important feature of DigComp is the extent<text:span text:style-name="T48"/>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p>
      <text:p text:style-name="P22" loext:marker-style-name="T11">De visie voor DigComp 3.0 is dat het een verbindende, samenhangende, duidelijke, relevante en actuele kijk biedt op digitale competentie die voortbouwt op vorige versies, en die gebruikt kan worden door verschillende belanghebbenden die het gemeenschappelijke doel delen om de behoeften aan digitale competentie te begrijpen en te identificeren en de ontwikkeling ervan te ondersteunen.</text:p>
      <text:p text:style-name="Standard">Naast het bieden van een gemeenschappelijk begrip van digitale competentie, wordt DigComp onder meer gebruikt om Europees, nationaal en regionaal beleid te sturen; beoordelingen te ontwikkelen; de transparantie of vergelijkbaarheid van onderwijs- en opleidingscursussen te vergroten; leren te erkennen of te valideren (bijvoorbeeld via certificering van digitale vaardigheden); en profielen van digitale competentie in specifieke banen of rollen te definiëren.</text:p>
      <text:p text:style-name="Standard">DigComp 3.0, the fifth edition of the framework,</text:p>
      <text:p text:style-name="Standard">DigComp 3.0, the fifth edition of the framework,<text:span text:style-name="T6">Key competences are knowledge, skills, and attitudes needed by all for personal fulfilment and development, employability, social inclusion and active citizenship.</text:span></text:p>
      <text:p text:style-name="P2" loext:marker-style-name="T3">DigComp 3.0, the fifth edition of the framework,</text:p>
      <text:p text:style-name="Standard">DigComp<text:bookmark text:name="Figure_2._The_six_themes_of_the_European"/>3.0<text:span text:style-name="T2">Figure</text:span>embodies<text:span text:style-name="T45"> </text:span>the<text:span text:style-name="T2">2.</text:span>values<text:span text:style-name="T54"> </text:span>of<text:span text:style-name="T7"> </text:span>the<text:span text:style-name="T7"> </text:span><text:span text:style-name="T7"> </text:span><text:span text:style-name="T7"> </text:span><text:span text:style-name="T7"> </text:span><text:span text:style-name="T7"> </text:span><text:span text:style-name="T7"> </text:span></text:p>
      <text:list text:style-name="WWNum3">
        <text:list-item>
          <text:p text:style-name="P23">People at the</text:p>
        </text:list-item>
        <text:list-item>
          <text:p text:style-name="P23">Solidarity and</text:p>
        </text:list-item>
        <text:list-item>
          <text:p text:style-name="P23">Freedom<text:span text:style-name="T9"> </text:span>of<text:span text:style-name="T9"> </text:span><text:span text:style-name="T1">choice<text:line-break/></text:span><text:span text:style-name="T55">People should benefit from a fair online environment, be safe from illegal and harmful content, and be empowered when they</text:span><text:span text:style-name="T58"> </text:span><text:span text:style-name="T55">interact</text:span><text:span text:style-name="T58"> </text:span><text:span text:style-name="T55">with</text:span><text:span text:style-name="T58"> </text:span><text:span text:style-name="T55">new</text:span><text:span text:style-name="T58"> </text:span><text:span text:style-name="T55">and</text:span><text:span text:style-name="T58"> </text:span><text:span text:style-name="T55">evolving</text:span><text:span text:style-name="T58"> </text:span><text:span text:style-name="T55">technologies like artificial intelligence.</text:span></text:p>
        </text:list-item>
        <text:list-item>
          <text:p text:style-name="P23"><text:span text:style-name="T1">Participation</text:span><text:span text:style-name="T55">Citizens should be able to engage in the democratic</text:span><text:span text:style-name="T59">Citizens should be able to engage in the democratic</text:span><text:span text:style-name="T55">process</text:span><text:span text:style-name="T60">process</text:span><text:span text:style-name="T55">at</text:span><text:span text:style-name="T58">om</text:span><text:span text:style-name="T55">all</text:span><text:span text:style-name="T58">Alles==WEBLATE_PART==Alle==WEBLATE_PART==alles</text:span><text:span text:style-name="T55">levels</text:span><text:span text:style-name="T58">levels</text:span><text:span text:style-name="T55">and</text:span><text:span text:style-name="T58">en</text:span><text:span text:style-name="T55">have control over their own data.</text:span></text:p>
        </text:list-item>
        <text:list-item>
          <text:p text:style-name="P23">Safety</text:p>
        </text:list-item>
        <text:list-item>
          <text:p text:style-name="P23"><text:span text:style-name="T1">Sustainability</text:span><text:span text:style-name="T55">Digital devices should support sustainability and</text:span><text:span text:style-name="T58">Digital devices should support sustainability and</text:span><text:span text:style-name="T55">the</text:span><text:span text:style-name="T58">development</text:span><text:span text:style-name="T55">green</text:span><text:span text:style-name="T58">green</text:span><text:span text:style-name="T55">transition.</text:span><text:span text:style-name="T58">transition.</text:span><text:span text:style-name="T55">People</text:span><text:span text:style-name="T58">People</text:span><text:span text:style-name="T55">need</text:span><text:span text:style-name="T58">need</text:span><text:span text:style-name="T55">to</text:span><text:span text:style-name="T58">naar==WEBLATE_PART==tot==WEBLATE_PART==om</text:span><text:span text:style-name="T55">know about the environmental impact and energy consumption of their devices.</text:span></text:p>
        </text:list-item>
      </text:list>
      <text:p text:style-name="P24">DigComp</text:p>
      <text:h text:style-name="P4" text:outline-level="2">Wat is er nieuw in DigComp 3.0?</text:h>
      <text:p text:style-name="P25">Figure2. The six themes of the European Declaration on Digital Rights and Principles (2023).</text:p>
      <text:p text:style-name="P26"/>
      <text:p text:style-name="Standard">Several<text:bookmark text:name="Figure_3._Content_and_application_themes"/></text:p>
      <text:p text:style-name="P27" loext:marker-style-name="T70">Several</text:p>
      <table:table table:name="Tabel3" table:style-name="Tabel3">
        <table:table-column table:style-name="Tabel3.A"/>
        <text:soft-page-break/>
        <table:table-row table:style-name="Tabel3.1">
          <table:table-cell table:style-name="Tabel3.A1" office:value-type="string">
            <text:p text:style-name="P28" loext:marker-style-name="T71"><text:span text:style-name="T71"> Content Themes</text:span><text:span text:style-name="T71"/></text:p>
          </table:table-cell>
        </table:table-row>
        <table:table-row table:style-name="Tabel3.2">
          <table:table-cell table:style-name="Tabel3.A1" office:value-type="string">
            <text:p text:style-name="P17">Artificial Intelligence (including generative AI) competence</text:p>
          </table:table-cell>
        </table:table-row>
        <table:table-row table:style-name="Tabel3.3">
          <table:table-cell table:style-name="Tabel3.A1" office:value-type="string">
            <text:p text:style-name="P17">Cybersecurity competence</text:p>
          </table:table-cell>
        </table:table-row>
        <table:table-row table:style-name="Tabel3.3">
          <table:table-cell table:style-name="Tabel3.A1" office:value-type="string">
            <text:p text:style-name="P17">Digital rights, choice and responsibilities</text:p>
          </table:table-cell>
        </table:table-row>
        <table:table-row table:style-name="Tabel3.3">
          <table:table-cell table:style-name="Tabel3.A1" office:value-type="string">
            <text:p text:style-name="P17">Wellbeing in digital environments</text:p>
          </table:table-cell>
        </table:table-row>
        <table:table-row table:style-name="Tabel3.2">
          <table:table-cell table:style-name="Tabel3.A1" office:value-type="string">
            <text:p text:style-name="P17">Competence to tackle misinformation and disinformation</text:p>
          </table:table-cell>
        </table:table-row>
        <table:table-row table:style-name="Tabel3.1">
          <table:table-cell table:style-name="Tabel3.A1" office:value-type="string">
            <text:p text:style-name="P28" loext:marker-style-name="T71"><text:span text:style-name="T71">Toepassingsthema's</text:span><text:span text:style-name="T71"/></text:p>
          </table:table-cell>
        </table:table-row>
        <table:table-row table:style-name="Tabel3.2">
          <table:table-cell table:style-name="Tabel3.A1" office:value-type="string">
            <text:p text:style-name="P17">Digital competence as a key part of lifelong learning</text:p>
          </table:table-cell>
        </table:table-row>
        <table:table-row table:style-name="Tabel3.3">
          <table:table-cell table:style-name="Tabel3.A1" office:value-type="string">
            <text:p text:style-name="P17">Recognition of pre-requisites for acquiring basic-level digital competence</text:p>
          </table:table-cell>
        </table:table-row>
        <table:table-row table:style-name="Tabel3.3">
          <table:table-cell table:style-name="Tabel3.A1" office:value-type="string">
            <text:p text:style-name="P17">Recognition of differences in digital competence needs across individuals and over time</text:p>
          </table:table-cell>
        </table:table-row>
        <table:table-row table:style-name="Tabel3.3">
          <table:table-cell table:style-name="Tabel3.A1" office:value-type="string">
            <text:p text:style-name="P17">Need for flexible, agile applications of the framework</text:p>
          </table:table-cell>
        </table:table-row>
      </table:table>
      <text:p text:style-name="P29">Several</text:p>
      <text:p text:style-name="P18" loext:marker-style-name="T2"/>
      <text:p text:style-name="Standard" loext:marker-style-name="T40"><text:span text:style-name="T40">Source: JRC own elaboration.</text:span><text:span text:style-name="T40"/></text:p>
      <text:p text:style-name="P30" loext:marker-style-name="T38"><text:bookmark text:name="Figure_4._DigComp_3.0:_objectives,_devel"/></text:p>
      <text:p text:style-name="P31"><text:span text:style-name="T38">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72"> </text:span><text:span text:style-name="T38">4.</text:span><text:span text:style-name="T73"> </text:span><text:span text:style-name="T3">DigComp</text:span><text:span text:style-name="T68"> </text:span><text:span text:style-name="T3">3.0:</text:span><text:span text:style-name="T68"> </text:span><text:span text:style-name="T3">objectives,</text:span><text:span text:style-name="T69"> </text:span><text:span text:style-name="T3">developments</text:span><text:span text:style-name="T68"> </text:span><text:span text:style-name="T3">and</text:span><text:span text:style-name="T68"> </text:span><text:span text:style-name="T3">resources</text:span><text:span text:style-name="T68"> </text:span><text:span text:style-name="T3">for</text:span><text:span text:style-name="T68"> </text:span><text:span text:style-name="T69">implementation.</text:span></text:p>
      <text:p text:style-name="P32" loext:marker-style-name="T3"/>
      <table:table table:name="Tabel4" table:style-name="Tabel4">
        <table:table-column table:style-name="Tabel4.A"/>
        <table:table-column table:style-name="Tabel4.B"/>
        <table:table-row table:style-name="Tabel4.1">
          <table:table-cell table:style-name="Tabel4.A1" office:value-type="string">
            <text:p text:style-name="P33"><text:span text:style-name="T74">OBJECTIVES</text:span></text:p>
          </table:table-cell>
          <table:table-cell table:style-name="Tabel4.A1" office:value-type="string">
            <text:list text:style-name="WWNum4">
              <text:list-item>
                <text:p text:style-name="P34"><text:span text:style-name="T69">Integreer recente en opkomende digitale technologische trends en hun implicaties voor digitale competentie, terwijl de algemene structuur van het raamwerk en technologische neutraliteit behouden blijven.</text:span></text:p>
              </text:list-item>
              <text:list-item>
                <text:p text:style-name="P35"><text:span text:style-name="T69">Ontwikkeling van Leerresultaten en andere passende verbeteringen ter ondersteuning van duidelijkheid en operationele afstemming in de toepassing van DigComp.</text:span></text:p>
              </text:list-item>
            </text:list>
          </table:table-cell>
        </table:table-row>
        <table:table-row table:style-name="Tabel4.2">
          <table:table-cell table:style-name="Tabel4.A1" office:value-type="string">
            <text:p text:style-name="P36"><text:span text:style-name="T75">CHANGES AND DEVELOPMENTS</text:span></text:p>
          </table:table-cell>
          <table:table-cell table:style-name="Tabel4.A1" office:value-type="string">
            <text:list text:style-name="WWNum5">
              <text:list-item>
                <text:p text:style-name="P37"><text:span text:style-name="T38">Wijzigingen in de formulering van de vijf competentiegebieden en 21 competenties om de huidige technologische trends weer te geven.</text:span></text:p>
              </text:list-item>
              <text:list-item>
                <text:p text:style-name="P38"><text:span text:style-name="T3">A </text:span></text:p>
              </text:list-item>
              <text:list-item>
                <text:p text:style-name="P39"><text:span text:style-name="T3">Ontwikkeling van Leerresultaten, voor een duidelijkere interpretatie en implementatie.</text:span></text:p>
              </text:list-item>
              <text:list-item>
                <text:p text:style-name="P40"><text:span text:style-name="T3">Een systematische, transversale integratie van AI-competentie in het raamwerk die voortbouwt op DigComp 2.2, en daarnaast recente ontwikkelingen met betrekking tot AI omvat.</text:span></text:p>
              </text:list-item>
            </text:list>
          </table:table-cell>
        </table:table-row>
        <table:table-row table:style-name="Tabel4.3">
          <table:table-cell table:style-name="Tabel4.A1" office:value-type="string">
            <text:p text:style-name="P41"><text:span text:style-name="T75">RESOURCES FOR IMPLEMENTATION</text:span></text:p>
          </table:table-cell>
          <table:table-cell table:style-name="Tabel4.A1" office:value-type="string">
            <text:list text:style-name="WWNum6">
              <text:list-item>
                <text:p text:style-name="P42"><text:span text:style-name="T3">Een gedetailleerde woordenlijst met circa 120 kerntermen in dit document.</text:span></text:p>
              </text:list-item>
              <text:list-item>
                <text:p text:style-name="P43"><text:span text:style-name="T69">Clear</text:span><text:span text:style-name="T76"> </text:span><text:span text:style-name="T69">en</text:span><text:span text:style-name="T77"> </text:span><text:span text:style-name="T69">user-friendly</text:span><text:span text:style-name="T76"> </text:span><text:span text:style-name="T69">information</text:span><text:span text:style-name="T77"> </text:span><text:span text:style-name="T69">aan==WEBLATE_PART==op==WEBLATE_PART==over</text:span><text:span text:style-name="T76"> </text:span><text:span text:style-name="T69">2.2</text:span><text:span text:style-name="T77"> </text:span><text:span text:style-name="T69">embodies</text:span><text:span text:style-name="T76"> </text:span><text:span text:style-name="T69">aan==WEBLATE_PART==op==WEBLATE_PART==over</text:span><text:span text:style-name="T77"> </text:span><text:span text:style-name="T69">development</text:span><text:span text:style-name="T76"> </text:span><text:a xlink:type="simple" xlink:href="https://joint-research-centre.ec.europa.eu/projects-and-activities/education-and-training/digital-transformation-education/digital-competence-framework-citizens-digcomp_en" text:style-name="ListLabel_20_160" text:visited-style-name="ListLabel_20_160"><text:span text:style-name="T78">JRC-</text:span></text:a><text:span text:style-name="T79"> </text:span><text:a xlink:type="simple" xlink:href="https://joint-research-centre.ec.europa.eu/projects-and-activities/education-and-training/digital-transformation-education/digital-competence-framework-citizens-digcomp_en" text:style-name="ListLabel_20_161" text:visited-style-name="ListLabel_20_161"><text:span text:style-name="T80">DigComp web space</text:span></text:a><text:span text:style-name="T3">.</text:span></text:p>
              </text:list-item>
              <text:list-item>
                <text:p text:style-name="P44"><text:span text:style-name="T3">Also</text:span><text:span text:style-name="T81"> </text:span><text:span text:style-name="T3">aan==WEBLATE_PART==op==WEBLATE_PART==over</text:span><text:span text:style-name="T81"> </text:span><text:span text:style-name="T3">development</text:span><text:span text:style-name="T81"> </text:span><text:a xlink:type="simple" xlink:href="https://joint-research-centre.ec.europa.eu/projects-and-activities/education-and-training/digital-transformation-education/digital-competence-framework-citizens-digcomp_en" text:style-name="ListLabel_20_161" text:visited-style-name="ListLabel_20_161"><text:span text:style-name="T80">JRC-DigComp webruimte</text:span></text:a><text:span text:style-name="T3">,</text:span><text:span text:style-name="T81"> </text:span><text:span text:style-name="T3">versions</text:span><text:span text:style-name="T81"> </text:span><text:span text:style-name="T3">Article</text:span><text:span text:style-name="T81"> </text:span><text:span text:style-name="T3">2.2</text:span><text:span text:style-name="T81"> </text:span><text:span text:style-name="T3">embodies</text:span><text:span text:style-name="T82">in==WEBLATE_PART==in==WEBLATE_PART==in</text:span><text:span text:style-name="T3">spreadsheet and linked open data (JSON) formats.</text:span></text:p>
              </text:list-item>
            </text:list>
          </table:table-cell>
        </table:table-row>
      </table:table>
      <text:p text:style-name="P45"><text:span text:style-name="T61">Source: JRC own elaboration</text:span></text:p>
      <text:section text:style-name="Sect1" text:name="TextSection">
        <text:p text:style-name="P19" loext:marker-style-name="T41"><text:bookmark text:name="1.6_Using_DigComp_3.0"/><text:bookmark text:name="_bookmark11"/></text:p>
        <text:h text:style-name="P20" text:outline-level="2">DigComp 3.0 gebruiken</text:h>
        <text:p text:style-name="Standard">DigComp</text:p>
        <text:p text:style-name="Standard">DigComp 3.0 is non-prescriptive and should be adapted and tailored to specific uses and applications.</text:p>
        <text:p text:style-name="Standard">DigComp</text:p>
        <text:p text:style-name="Standard">DigComp is designed to guide and inspire initiatives and actions that support the development of digital competence of individuals, both generally (as in general policymaking), or among specific groups (such as young learners, adult learners, vulnerable or marginalised individuals, workers or jobseekers). As such, it should be considered as a starting point, to be adapted to fit a specific purpose.</text:p>
        <text:p text:style-name="Standard">The next two sections of this framework document describe the main components of DigComp 3.0.</text:p>
        <text:p text:style-name="Standard">The next two sections of this framework document describe the main components of DigComp 3.0.</text:p>
        <text:p text:style-name="Text_20_body"><text:bookmark-start text:name="_bookmark12"/><text:bookmark-start text:name="2._DIGCOMP_3.0_FRAMEWORK_COMPONENTS"/><draw:custom-shape text:anchor-type="char" draw:z-index="46" draw:name="Graphic 225" draw:style-name="gr36"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12"/><text:bookmark-end text:name="2._DIGCOMP_3.0_FRAMEWORK_COMPONENTS"/></text:p>
        <text:p text:style-name="P46" loext:marker-style-name="T83"/>
        <text:h text:style-name="P47" text:outline-level="1">DIGCOMP</text:h>
        <text:h text:style-name="P4" text:outline-level="2"><text:bookmark-start text:name="2.1_Overview"/><text:bookmark-start text:name="_bookmark13"/><draw:custom-shape text:anchor-type="char" draw:z-index="53" draw:name="Graphic 228"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1_Overview"/><text:bookmark-end text:name="_bookmark13"/>Overview</text:h>
        <text:p text:style-name="P18" loext:marker-style-name="T2"/>
        <text:p text:style-name="Standard" loext:marker-style-name="T40"><text:span text:style-name="T40">Table 1 describes the components of DigComp 3.0, and their purposes: definition of digital competence, competence areas, competences, proficiency levels, and learning outcomes.</text:span><text:span text:style-name="T40"/></text:p>
        <text:p text:style-name="P26"/>
        <text:p text:style-name="P48"><text:bookmark text:name="Table_1._Components_of_the_DigComp_3.0_f"/><text:span text:style-name="T38">Table</text:span><text:span text:style-name="T72"> </text:span><text:span text:style-name="T38">1.</text:span><text:span text:style-name="T67"> </text:span><text:span text:style-name="T3">Components</text:span><text:span text:style-name="T68"> </text:span><text:span text:style-name="T3">of</text:span><text:span text:style-name="T68"> </text:span><text:span text:style-name="T3">the</text:span><text:span text:style-name="T68"> </text:span><text:span text:style-name="T3">DigComp</text:span><text:span text:style-name="T68"> </text:span><text:span text:style-name="T3">3.0</text:span><text:span text:style-name="T68"> </text:span><text:span text:style-name="T69">framework.</text:span></text:p>
        <text:p text:style-name="P49" loext:marker-style-name="T86"/>
        <table:table table:name="Tabel5" table:style-name="Tabel5">
          <table:table-column table:style-name="Tabel5.A"/>
          <table:table-column table:style-name="Tabel5.B"/>
          <table:table-row table:style-name="Tabel5.1">
            <table:table-cell table:style-name="Tabel5.A1" office:value-type="string">
              <text:p text:style-name="P17" loext:marker-style-name="T71"><text:span text:style-name="T71">Component</text:span><text:span text:style-name="T71">Component</text:span></text:p>
            </table:table-cell>
            <table:table-cell table:style-name="Tabel5.A1" office:value-type="string">
              <text:p text:style-name="P17" loext:marker-style-name="T71"><text:span text:style-name="T71">Description</text:span><text:span text:style-name="T71"/></text:p>
            </table:table-cell>
          </table:table-row>
          <table:table-row table:style-name="Tabel5.1">
            <table:table-cell table:style-name="Tabel5.A1" office:value-type="string">
              <text:p text:style-name="P17">Definition of digital competence</text:p>
            </table:table-cell>
            <table:table-cell table:style-name="Tabel5.A1" office:value-type="string">
              <text:p text:style-name="P17">Establishes the content and scope of the framework, distinguishing between knowledge, skills and attitudinal aspects of digital competence, and positions the framework in the broader context of key competences for lifelong learning. See Section 2.2.</text:p>
            </table:table-cell>
          </table:table-row>
          <table:table-row table:style-name="Tabel5.1">
            <table:table-cell table:style-name="Tabel5.A1" office:value-type="string">
              <text:p text:style-name="P17">Competence areas</text:p>
            </table:table-cell>
            <table:table-cell table:style-name="Tabel5.A1" office:value-type="string">
              <text:p text:style-name="P17">Organises competences into five thematic groups, consisting of competence area names (titles) and descriptors (short descriptions of the competences covered in each competence area). See Section 2.3.</text:p>
            </table:table-cell>
          </table:table-row>
          <table:table-row table:style-name="Tabel5.1">
            <table:table-cell table:style-name="Tabel5.A1" office:value-type="string">
              <text:p text:style-name="P17">Competences</text:p>
            </table:table-cell>
            <table:table-cell table:style-name="Tabel5.A1" office:value-type="string">
              <text:p text:style-name="P17">Defines 21 competences, organised under the five competence areas, consisting of competence names (titles) and descriptors (short descriptions of what each competence consists of). See Section 2.3.</text:p>
            </table:table-cell>
          </table:table-row>
          <table:table-row table:style-name="Tabel5.1">
            <table:table-cell table:style-name="Tabel5.A1" office:value-type="string">
              <text:p text:style-name="P17">Proficiency levels</text:p>
            </table:table-cell>
            <table:table-cell table:style-name="Tabel5.A1" office:value-type="string">
              <text:p text:style-name="P17">Establishes a continuum of proficiency based on cognitive demand, task complexity and level of autonomy. General proficiency levels (see Section 2.4) describe digital competence along Basic, Intermediate, Advanced and Highly Advanced levels. Competence statements (see Section 3) provide a more detailed view of the proficiency levels for each of the 21 competences.</text:p>
            </table:table-cell>
          </table:table-row>
          <table:table-row table:style-name="Tabel5.1">
            <table:table-cell table:style-name="Tabel5.A1" office:value-type="string">
              <text:p text:style-name="P17">Learning outcomes</text:p>
            </table:table-cell>
            <table:table-cell table:style-name="Tabel5.A1" office:value-type="string">
              <text:p text:style-name="P17">Learning outcomes (see Section 2.5 and Annex 2) provide the most ‘granular’ view of the framework and consist of statements of what an individual is expected to know or be able to do after completing learning (of any kind). Each of the learning outcome statements is classified by competence, proficiency level, and knowledge, skill or attitude. Learning outcomes have been developed to enable a concrete and consistent interpretation of the framework.</text:p>
            </table:table-cell>
          </table:table-row>
        </table:table>
        <text:p text:style-name="P50"><text:span text:style-name="T61">Source: JRC own elaboration.</text:span></text:p>
        <text:p text:style-name="P51">The Council Recommendation on Key Competences for Lifelong learning (European Commission, 2018) defines digital competence, which can be applied to both children and adults, as:</text:p>
        <text:h text:style-name="P11" text:outline-level="2">Definitie van digitale competentie</text:h>
        <text:p text:style-name="P52">…het zelfverzekerde, kritische en verantwoorde gebruik van en de omgang met digitale technologieën voor leren, op het werk en voor deelname aan de samenleving. Het omvat informatie- en gegevensgeletterdheid, communicatie en samenwerking, mediageletterdheid, creatie van digitale inhoud (inclusief programmeren), veiligheid (inclusief digitaal welzijn en competenties met betrekking tot cyberbeveiliging), kwesties in verband met intellectuele eigendom, probleemoplossing en kritisch denken. (Europese Commissie, 2018, blz. 9)</text:p>
        <text:p text:style-name="P52">Competences are defined as a combination of knowledge, skills and attitudes, <text:span text:style-name="T1">where:</text:span></text:p>
        <text:list text:style-name="WWNum7">
          <text:list-item>
            <text:p text:style-name="P53" loext:marker-style-name="T40"><text:span text:style-name="T40">Knowledge is composed of the facts and figures, concepts, ideas and theories which are already established and support the understanding of a certain area or subject;</text:span>is composed of the facts and figures, concepts, ideas and theories</text:p>
          </text:list-item>
          <text:list-item>
            <text:p text:style-name="P54" loext:marker-style-name="T40"><text:span text:style-name="T40">Vaardigheden worden gedefinieerd als het vermogen en de capaciteit om processen uit te voeren en de bestaande kennis te gebruiken om resultaten te bereiken; en</text:span><text:span text:style-name="T40"/></text:p>
          </text:list-item>
          <text:list-item>
            <text:p text:style-name="P55" loext:marker-style-name="T40"><text:span text:style-name="T40">Attitudesdescribe the disposition and mind-sets to act or react to ideas, persons or situations.</text:span><text:span text:style-name="T40"/></text:p>
          </text:list-item>
        </text:list>
        <text:p text:style-name="P56">Competenties worden gedefinieerd als een combinatie van kennis, vaardigheden en houding, waarbij:</text:p>
        <text:p text:style-name="P57">DigComp 3.0 continues to align with this overall definition, at the same time reflecting recent and emerging trends and priorities.</text:p>
        <text:p text:style-name="P19" loext:marker-style-name="T41"/>
        <text:h text:style-name="P20" text:outline-level="2">Competentiegebieden en competenties</text:h>
        <text:p text:style-name="P58" loext:marker-style-name="T40"><text:span text:style-name="T40">Figure 5 shows how the competences are grouped into the competence areas, while Table 2 shows, in addition, the descriptors for each competence area and competence. Annex 1 (Table A2) compares the competence areas and competences of DigComp 3.0 with the previous version.</text:span><text:span text:style-name="T40"/></text:p>
        <text:p text:style-name="Standard"/>
        <text:p text:style-name="Standard">[Insert Figure 5]</text:p>
        <text:p text:style-name="Standard">[Voeg figuur 5 in]</text:p>
      </text:section>
      <text:p text:style-name="P59"/>
      <text:p text:style-name="Standard"><text:bookmark text:name="_bookmark15"/><text:bookmark text:name="_Table_2._DigComp_3.0_competence_area_an"/><text:bookmark-start text:name="_Hlk218678678"/><text:span text:style-name="T38">Source: JRC own elaboration.</text:span><text:span text:style-name="T87"> </text:span><text:span text:style-name="T38">2.</text:span><text:span text:style-name="T88"> </text:span><text:span text:style-name="T3">DigComp</text:span><text:span text:style-name="T89"> </text:span><text:span text:style-name="T3">3.0</text:span><text:span text:style-name="T89"> </text:span><text:span text:style-name="T3">competence</text:span><text:span text:style-name="T89"> </text:span><text:span text:style-name="T3">area</text:span><text:span text:style-name="T90"> </text:span><text:span text:style-name="T3">and</text:span><text:span text:style-name="T89"> </text:span><text:span text:style-name="T3">competence</text:span><text:span text:style-name="T89"> </text:span><text:span text:style-name="T3">titles</text:span><text:span text:style-name="T89"> </text:span><text:span text:style-name="T3">and</text:span><text:span text:style-name="T89"> </text:span><text:span text:style-name="T69">descriptors.</text:span></text:p>
      <text:p text:style-name="Standard"/>
      <text:p text:style-name="Standard">[insert table 2]</text:p>
      <text:p text:style-name="Standard"/>
      <text:p text:style-name="P60">[tabel 2 invoegen]</text:p>
      <text:h text:style-name="P61" text:outline-level="2">DigComp 3.0</text:h>
      <text:h text:style-name="Heading_20_3" text:outline-level="3">SLOTOPMERKINGEN</text:h>
      <text:h text:style-name="Heading_20_3" text:outline-level="3">PROFICIENCY<text:span text:style-name="T34"> </text:span>LEVEL<text:span text:style-name="T34"> </text:span><text:span text:style-name="T1">DESCRIPTIONS</text:span></text:h>
      <text:p text:style-name="Standard" loext:marker-style-name="T6">[insert table 2]</text:p>
      <text:p text:style-name="Standard">[insert table 2]</text:p>
      <text:p text:style-name="Standard" loext:marker-style-name="T40">In DigComp 3.0, proficiency levels describe the level of digital competence acquisition of an individual on the basis of a combination of cognitive demand, task<text:span text:style-name="T40">Source: JRC own elaboration.</text:span></text:p>
      <text:p text:style-name="P62">In DigComp 3.0, proficiency levels describe the level of digital competence acquisition of an individual on the basis of a combination of cognitive demand, task</text:p>
      <text:p text:style-name="P63">In DigComp 3.0, proficiency levels describe the level of digital competence acquisition of an individual on the basis of a combination of cognitive demand, task</text:p>
      <text:p text:style-name="P64" loext:marker-style-name="T3"/>
      <text:p text:style-name="Standard"><text:bookmark-start text:name="Table_3._DigComp_3.0_proficiency_level_d"/><draw:custom-shape text:anchor-type="char" draw:z-index="54" draw:name="Graphic 337" draw:style-name="gr36" draw:text-style-name="P14" svg:width="0.036cm" svg:height="0.036cm" svg:x="28.302cm" svg:y="2.753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56" draw:name="Graphic 338" draw:style-name="gr3" draw:text-style-name="P65" svg:width="0.036cm" svg:height="0.036cm" svg:x="28.302cm" svg:y="1.235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bookmark-end text:name="Table_3._DigComp_3.0_proficiency_level_d"/><text:span text:style-name="T2">Table</text:span><text:span text:style-name="T92"> </text:span><text:span text:style-name="T2">3.</text:span><text:span text:style-name="T93"> </text:span>DigComp<text:span text:style-name="T7"> </text:span>3.0<text:span text:style-name="T10"> </text:span>proficiency<text:span text:style-name="T10"> </text:span>level<text:span text:style-name="T10"> </text:span>descriptions<text:span text:style-name="T10"> </text:span>and<text:span text:style-name="T10"> </text:span><text:span text:style-name="T1">purposes.</text:span></text:p>
      <text:p text:style-name="P48"/>
      <text:p text:style-name="Standard">[insert table 3]</text:p>
      <text:p text:style-name="P66">[tabel 2 invoegen]</text:p>
      <text:p text:style-name="P66">[insert table 3]</text:p>
      <text:p text:style-name="P66">[Tabel 3 invoegen]</text:p>
      <text:section text:style-name="Sect1" text:name="Sectie1">
        <text:p text:style-name="P67" loext:marker-style-name="T38"><text:bookmark text:name="Box_2._Guiding_notes_and_definitions_rel"/><text:bookmark text:name="_bookmark17"/></text:p>
        <text:p text:style-name="P68"><text:span text:style-name="T38">kist</text:span></text:p>
        <text:p text:style-name="Standard">Each of the four proficiency levels of DigComp 3.0 includes (i) a short description of competence acquisition and (ii) the purposes that each level can serve. It is important to acknowledge that digital competence needs vary across individuals and change over time, due to life transitions and digital technological developments.</text:p>
        <text:p text:style-name="Standard"><text:span text:style-name="T94">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span></text:p>
        <text:p text:style-name="Standard"><text:span text:style-name="T94">At </text:span></text:p>
        <text:p text:style-name="P69"/>
        <text:h text:style-name="Heading_20_3" text:outline-level="3"><text:bookmark text:name="2.4.2_Pre-requisites_of_Basic-level_digi"/>PRE-REQUISITES OF BASIC-LEVEL DIGITAL COMPETENCE</text:h>
        <text:p text:style-name="Standard">The European Commission’sAction Plan on BasicSkills(European Commission, 2025c), part of the overarchingUnion of Skillsstrategy (European Commission, 2025b) emphasises the importance of basic digital skills (along with skills in reading, numeracy, science, and citizenship). These form the foundations of other competences, such as criticalthinkingandcreativity,whichareessential forparticipationinsociety,democraticlifeandthe economy and/or labour market. The importanceof basic digital skills for all individuals is also acknowledged by the United Nations (UN) Global Digital Compact (GDC), the first comprehensiveframework for global digital governance agreed by UNMemberStatesin2024,whichaimstofosteran inclusive, open, safe and secure digital space that respects, protects and promotes human rights.</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70" loext:marker-style-name="T86"/>
        <text:p text:style-name="P71"><text:span text:style-name="T95">It is important that initiatives designed to support basic digital competence development include a consideration of what is needed by individuals to access and participate in learning to reach basic digital competence as it is described in DigComp 3.0. If this is not considered, digital exclusion may widen, or the initiative may exclude certain groups and individuals. As an example, Austria includes an Area 0, Foundations, Access and Digital Understanding, in its national adaptation of DigComp, DigComp 2.3 AT (Nárosy et al., 2022).</text:span></text:p>
        <text:p text:style-name="Standard"><text:span text:style-name="T61">Source: JRC own elaboration.</text:span></text:p>
        <text:p text:style-name="Standard"><text:bookmark text:name="_bookmark18"/><text:bookmark text:name="2.5_Learning_outcomes"/></text:p>
        <text:h text:style-name="P11" text:outline-level="2">Learning <text:span text:style-name="T1">outcomes</text:span></text:h>
        <text:p text:style-name="P72"><text:span text:style-name="T95">In DigComp 3.0, learning outcomes are statements of what an individual knows, understands or is able to do on completion of a learning process, and are defined in terms of knowledge, skills and attitudes. The term ‘learning outcomes’ in DigComp 3.0 refers to intended, not achieved, learning outcomes. Features of the DigComp 3.0 learning outcomes, practical considerations for their usage, and the full set of DigComp 3.0 learning outcomes themselves, are in Annex 2.</text:span></text:p>
        <text:p text:style-name="P72"><text:span text:style-name="T95">In Annex 2, learning outcomes are grouped by competence, proficiency level, and knowledge, skill or attitude. In total, there are 523 learning outcomes: 29% (151) are at the Basic level, 32% (170) Intermediate, 23% (119) Advanced and 16% (83) Highly advanced. Also, 42% (217) of the learning outcomes relate to knowledge, 38% (199) to skills, and 20% (107) to attitudes.</text:span></text:p>
        <text:p text:style-name="P72"><text:span text:style-name="T91">Section 3 shows competence statements for each competence and proficiency level (see also Section 2.4). The competence statements contain the content of the learning outcomes in Annex 2, with a lot of commonality in wording, but do not distinguish between knowledge, skills or attitudes.</text:span></text:p>
        <text:p text:style-name="Standard"/>
        <text:p text:style-name="Standard">Learning outcomes are an important policy and practical tool. Used well, they act as the ‘glue’ that joins education and training with labour market contexts (Cedefop, 2024a). They influence policy, education, training, assessment and the labour market in a range of ways – to guide curriculum or course content development, implementation and revision; as a reference point for the recognition and validation of formal, non- formal and informal learning; to define and inform qualifications frameworks and standards; to support summative and formative assessment; to signal key employment skills in occupational profiling; and to contribute to sectoral needs analysis (Cedefop, 2017, 2022, 2024a).</text:p>
        <text:p text:style-name="Standard"/>
        <text:p text:style-name="Standard"><text:span text:style-name="T7">The development of learning outcomes in DigComp 3.0 builds on extensive existing work on learning outcomes at European level (e.g. Cedefop, 2017, 2021, 2022, 2024a; Council of the EU, 2017). They aim to provide a practical way of integrating the DigComp competences into existing or new policies, training material or curricula development, amongst others.</text:span></text:p>
        <text:p text:style-name="Standard"/>
        <text:p text:style-name="Standard">It is important to distinguish between intended and achieved learning outcomes. Intended learning outcomes are statements of what an individual is expected to know, understand or be able to do after completion of a learning process. They relate to principles and concepts and might be observed in curricula, qualifications descriptions and standards. Achieved learning outcomes are what an individual is able to demonstrate after completion of a learning process. They are related to practice and are the result of an education or training and assessment process (Cedefop, 2022)</text:p>
        <text:p text:style-name="Standard"/>
        <text:p text:style-name="Standard">For the development of DigComp 3.0, the JRC, with input from experts and stakeholders, has carefully considered the balance between specificity and generality to try to ensure that the wording of the learning outcomes is sufficiently generic to apply across various contexts, while at the same time being sufficiently precise to be clear and unambiguous.</text:p>
        <text:p text:style-name="Standard"/>
      </text:section>
      <text:section text:style-name="Sect1" text:name="Sectie2">
        <text:p text:style-name="P51"><text:bookmark text:name="2.6_AI_competence_in_DigComp_3.0"/><text:bookmark text:name="_bookmark19"/></text:p>
        <text:h text:style-name="P4" text:outline-level="2">Leerresultaten</text:h>
        <text:p text:style-name="Standard">DigComp 3.0 builds on the initial work of <text:span text:style-name="T1">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span></text:p>
        <text:p text:style-name="Standard"/>
        <text:p text:style-name="Standard">Several definitions and analyses of AI literacy have been proposed, from the literature (e.g. Touretzky et al. 2019, 2023; Long &amp; Magerko, 2020; Ng et al., 2021); legislation (the 2024 AI Act, Regulation (EU) 2024/1689); recent AI literacy frameworks (e.g. OECD, 2025; Mills et al., 2024; UNESCO, 2024); and policy reports (e.g. Miao et al., 2022; Di Vinadio et al., 2022). These various sources emphasise conceptual understanding of what AI is (and is not), contexts for its application, and critical, ethical and responsible approaches to using AI. These features are reflected in DigComp 3.0.</text:p>
        <text:p text:style-name="Standard"/>
        <text:p text:style-name="Standard">To ensure that AI competence is well-integrated in DigComp 3.0, the JRC, with experts, has undertaken a review of recent and emerging digital technology trends and a mapping between the competences of the (draft) European Commission-OECD AI literacy framework (OECD, 2025) and DigComp 3.0 (see Annex 3 for more detail).</text:p>
        <text:p text:style-name="Standard"/>
        <text:p text:style-name="Standard">In DigComp 3.0, we define AI as per the AI Act (Article 3(1)): ...a machine-based system designed to operate<text:span text:style-name="T6">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span></text:p>
        <text:p text:style-name="Standard">In DigComp 3.0, the terms ‘AI’ and ‘AI system’ are used<text:span text:style-name="T5"> in their broad sense and include generative AI (systems). However, reference to generative AI in DigComp 3.0 is made when it is considered to be of central relevance to a competence. In DigComp 3.0, generative AI is defined as a subset of AI that uses specialised machine learning models designed to produce a wide and general variety of outputs, capable of a range of tasks and applications, such as generating text, image or audio (Abendroth-Dias et al., 2025).</text:span></text:p>
        <text:p text:style-name="Standard">Learning outcomes are an importantpolicy and practical tool. Used well, they act as the ‘glue’ that joins education and training with labour market contexts (Cedefop, 2024a). They influencepolicy,education,training,assessment and the labour market in a range of ways – toguide curriculum or course content development, implementation and revision; as a reference point for the recognition and validation of formal, non- formal and informal learning; to define and inform qualificationsframeworksandstandards;tosupport summative and formative assessment; to signalkey employment skills in occupational profiling; and to contribute to sectoral needs analysis (Cedefop, 2017, 2022, 2024a).</text:p>
        <text:p text:style-name="Standard"><text:soft-page-break/>Competence statements (in Section 3) which explicitly mention AI systems are labelled ‘[AI-E]’ (AI-explicit), while those for which AI or AI systems are implicitly relevant but that do not explicitly mention AI systems are labelled ‘[AI-I]’ (AI-implicit). Similarly, individual learning outcomes (Annex 2) are labelled as being AI-Explicit, AI-Implicit, or AI not Implicit or Explicit.</text:p>
        <text:p text:style-name="Standard"/>
        <text:p text:style-name="Standard"><text:bookmark text:name="_bookmark20"/><text:span text:style-name="T2">Box</text:span><text:span text:style-name="T16"> </text:span><text:span text:style-name="T2">3</text:span><text:span text:style-name="T96"> </text:span>provides<text:span text:style-name="T9"> </text:span>more<text:span text:style-name="T9"> </text:span>information<text:span text:style-name="T9"> </text:span>on<text:span text:style-name="T9"> </text:span>the<text:span text:style-name="T9"> </text:span>meaning<text:span text:style-name="T9"> </text:span>of<text:span text:style-name="T9"> </text:span>AI-explicit<text:span text:style-name="T9"> </text:span>and<text:span text:style-name="T9"> </text:span>AI-implicit<text:span text:style-name="T9"> </text:span>in DigComp<text:span text:style-name="T9"> </text:span><text:span text:style-name="T7">3.0.</text:span></text:p>
        <text:p text:style-name="P73">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text:bookmark text:name="Box_3._Explicit_and_implicit_AI_competen"/><text:span text:style-name="T2">Box 3.</text:span><text:span text:style-name="T45"> </text:span>Explicit and implicit AI competence in DigComp <text:span text:style-name="T7">3.0.</text:span></text:p>
        <text:p text:style-name="Standard">For the development of DigComp 3.0, the JRC, with input from experts and stakeholders, has carefully considered the balance between</text:p>
        <text:p text:style-name="Standard">AI competence features explicitly, implicitly, or both, across all 21 competences. This demonstrates the transversal impact of AI systems on digital competence. The aspects of competences which do not explicitly or implicitly feature AI are those involving digital technologies other than AI or which are inherently ‘human’, requiring attributes such as choice, preferences or situational judgement.</text:p>
        <text:p text:style-name="Standard">AI labelling of competence statements in Section 3 and learning outcomes in Annex 2 as AI-explicit or AI-implicit is intended as a broad guide only.</text:p>
        <text:p text:style-name="Standard">AI-explicit or [AI-E] means that AI systems are explicitly relevant to that competence. Meanwhile, AI-implicit or [AI-I] applies to competences for one or more of four reasons. The competence statement or learning outcome could:</text:p>
        <text:list text:style-name="WWNum14">
          <text:list-item>
            <text:p text:style-name="P74">Involve the use of AI systems as one of several available digital technologies<text:line-break/>Example (see Section 3, Competence statement 2.2.08): A person is trying to decide whether or not to use an AI system for a content creation task. To do so, they need to establish what output is desired and consider the added benefits of using an AI system over another digital technology.</text:p>
          </text:list-item>
          <text:list-item>
            <text:p text:style-name="P74">Involve the use of a digital technology that has AI system functionality embedded in it<text:line-break/>Example (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74">Relate to an understanding of how AI systems operate<text:line-break/>Example (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line-break/><text:span text:style-name="T97">and/or</text:span></text:p>
          </text:list-item>
          <text:list-item>
            <text:p text:style-name="P74">Relate to personal, ethical or societal implications of AI systems<text:line-break/>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P75"><text:span text:style-name="T61">Source: JRC own elaboration.</text:span></text:p>
        <text:p text:style-name="P76" loext:marker-style-name="T61"><text:bookmark text:name="3._DIGCOMP_3.0_FRAMEWORK"/><text:bookmark text:name="_bookmark21"/></text:p>
        <text:p text:style-name="P76" loext:marker-style-name="T61"/>
        <text:p text:style-name="P46" loext:marker-style-name="T83"/>
        <text:h text:style-name="P47" text:outline-level="1"><text:bookmark-start text:name="_bookmark22"/><draw:custom-shape text:anchor-type="char" draw:z-index="60" draw:name="Graphic 395" draw:style-name="gr36"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22"/>DIGCOMP 3.0 <text:span text:style-name="T1">FRAMEWORK</text:span></text:h>
        <text:h text:style-name="P4" text:outline-level="2"><text:bookmark text:name="3.1_How_to_read_DigComp_3.0"/>How<text:span text:style-name="T7"> </text:span>to<text:span text:style-name="T1"> </text:span>read<text:span text:style-name="T1"> </text:span>DigComp<text:span text:style-name="T9"> </text:span><text:span text:style-name="T5">3.0</text:span></text:h>
        <text:p text:style-name="Standard">This section presents an integrated view of DigComp 3.0. It is recommended to review Section 2 along with this one. Readers can also consult the Glossary for any terms that may be unclear. Figure 6 explains how to navigate the contents of this section.</text:p>
        <text:p text:style-name="P77"><text:bookmark text:name="Figure_6._How_to_read_DigComp_3.0_integr"/><text:span text:style-name="T38">Figure</text:span><text:span text:style-name="T73"> </text:span><text:span text:style-name="T38">6.</text:span><text:span text:style-name="T73"> </text:span><text:span text:style-name="T3">How</text:span><text:span text:style-name="T68"> </text:span><text:span text:style-name="T3">to</text:span><text:span text:style-name="T68"> </text:span><text:span text:style-name="T3">read</text:span><text:span text:style-name="T68"> </text:span><text:span text:style-name="T3">DigComp </text:span><text:span text:style-name="T98">3.0.</text:span></text:p>
        <text:p text:style-name="P77"><text:span text:style-name="T98">[insert Figure 6]</text:span></text:p>
        <text:p text:style-name="Standard"><text:span text:style-name="T61">Source: JRC own elaboration.</text:span></text:p>
        <text:p text:style-name="Standard"/>
      </text:section>
      <text:h text:style-name="P78" text:outline-level="1">Lijst met afkortingen</text:h>
      <text:p text:style-name="Standard"/>
      <text:p text:style-name="Standard">[insert DigComp 3.docx]</text:p>
      <text:p text:style-name="Standard">[invoegen DigComp 3.docx]</text:p>
      <text:h text:style-name="P79" text:outline-level="1">Lijst van termen en definities</text:h>
      <text:p text:style-name="P80">[insert DigComp 3.docx]</text:p>
      <text:p text:style-name="Standard">DigComp 3.0 beoogt een verenigende, coherente, duidelijke en relevante beschrijving te bieden van digitale competentie voor elk individu of elke organisatie die digitale competentie wil begrijpen en manieren wil identificeren om de ontwikkeling ervan te ondersteunen, of dat nu bij kinderen of volwassenen is. Aangezien digitale technologieën snel evolueren, kan de technologieneutrale en flexibele aard van DigComp een stabiel referentiepunt vormen voor de opbouw van beleid en het bevorderen van verbeteringen in de niveaus van digitale competentie. De hoop is dat de gebruikers het bewustzijn over het kader en de toepassingen ervan zullen blijven vergroten en de aanname ervan zullen blijven aanmoedigen en bevorderen (Centeno &amp; Cosgrove, 2025).</text:p>
      <text:p text:style-name="P81" loext:marker-style-name="T47"/>
      <text:section text:style-name="Sect1" text:name="Sectie3">
        <text:p text:style-name="P82" loext:marker-style-name="T99"><text:bookmark text:name="REFERENCES"/><text:bookmark text:name="_bookmark25"/></text:p>
        <text:h text:style-name="P83" text:outline-level="1" loext:marker-style-name="T100">AI-competentie in DigComp 3.0</text:h>
        <text:p text:style-name="P84" loext:marker-style-name="T100"/>
        <text:p text:style-name="P85">DigComp 3.0 bouwt voort op het initiële werk van DigComp 2.2 om de aspecten van AI-competentie die relevant zijn voor individuen om te ontwikkelen als onderdeel van hun digitale competentie systematisch op te nemen. AI-competentie is verweven met en bouwt voort op andere elementen van digitale competentie, aangezien AI-systemen wijdverspreid zijn en in toenemende mate zijn ingebed in bestaande digitale technologieën. In DigComp 3.0 wordt AI gepresenteerd als één digitale technologie te midden van een reeks digitale technologieën, terwijl de focus op de digitale competenties zelf behouden blijft.</text:p>
        <text:p text:style-name="P86"/>
        <text:p text:style-name="Text_20_body" loext:marker-style-name="T102">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P87" loext:marker-style-name="T100"/>
        <text:p text:style-name="P88"><text:span text:style-name="T100">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span><text:span text:style-name="T104"> </text:span><text:span text:style-name="T100">Graaf,</text:span><text:span text:style-name="T104"> </text:span><text:span text:style-name="T100">S.</text:span><text:span text:style-name="T104"> </text:span><text:span text:style-name="T100">(2024).</text:span><text:span text:style-name="T104"> </text:span>Exploring<text:span text:style-name="T5"> </text:span>Barriers<text:span text:style-name="T5"> </text:span>to<text:span text:style-name="T5"> </text:span>and<text:span text:style-name="T5"> </text:span>Outcomes<text:span text:style-name="T5"> </text:span>of<text:span text:style-name="T5"> </text:span>Internet<text:span text:style-name="T5"> </text:span>Appropriation Among Households Living in Poverty: A Systematic Literature Review. <text:span text:style-name="T11">Sage Open, 14(1). </text:span><text:a xlink:type="simple" xlink:href="https://doi.org/10.1177/21582440241233047" text:style-name="ListLabel_20_157" text:visited-style-name="ListLabel_20_157"><text:span text:style-name="T25">https://doi.org/10.1177/21582440241233047</text:span></text:a></text:p>
        <text:p text:style-name="P89"/>
        <text:p text:style-name="P90">Brundle,<text:span text:style-name="T26">In DigComp 3.0 definiëren we AI volgens de AI-verordening (artikel 3, lid 1):</text:span>C.,<text:span text:style-name="T26"> </text:span>Johansson,<text:span text:style-name="T26"> </text:span>J.<text:span text:style-name="T26"> </text:span>F.,<text:span text:style-name="T26"> </text:span>Best,<text:span text:style-name="T26"> </text:span>K.,<text:span text:style-name="T26"> </text:span>Clegg,<text:span text:style-name="T26"> </text:span>A.,<text:span text:style-name="T26"> </text:span>Forster,<text:span text:style-name="T26"> </text:span>A.,<text:span text:style-name="T26"> </text:span>Atkinson,<text:span text:style-name="T26"> </text:span>T.,<text:span text:style-name="T26"> </text:span>Foster,<text:span text:style-name="T26"> </text:span>M., Humphrey,<text:span text:style-name="T26"> </text:span>S.,<text:span text:style-name="T26"> </text:span>Iliff,<text:span text:style-name="T26"> </text:span>A.,<text:span text:style-name="T26"> </text:span>Inglis,<text:span text:style-name="T26"> </text:span>J.,<text:span text:style-name="T26"> </text:span>Walker,<text:span text:style-name="T26"> </text:span>C.,<text:span text:style-name="T26"> </text:span>&amp;<text:span text:style-name="T26"> </text:span>Graham,<text:span text:style-name="T26"> </text:span>L.<text:span text:style-name="T26"> </text:span>(2025).<text:span text:style-name="T26"> </text:span>Development<text:span text:style-name="T26"> </text:span>of methods<text:span text:style-name="T4"> </text:span>to<text:span text:style-name="T4"> </text:span>identify<text:span text:style-name="T4"> </text:span>digitally<text:span text:style-name="T4"> </text:span>excluded<text:span text:style-name="T4"> </text:span>older<text:span text:style-name="T4"> </text:span>people,<text:span text:style-name="T4"> </text:span>and<text:span text:style-name="T4"> </text:span>tailoring<text:span text:style-name="T4"> </text:span>of<text:span text:style-name="T4"> </text:span>interventions to<text:span text:style-name="T6"> </text:span>meet<text:span text:style-name="T6"> </text:span>their<text:span text:style-name="T6"> </text:span>digital<text:span text:style-name="T6"> </text:span>needs:<text:span text:style-name="T6"> </text:span>a<text:span text:style-name="T6"> </text:span>protocol<text:span text:style-name="T6"> </text:span>for<text:span text:style-name="T6"> </text:span>a<text:span text:style-name="T6"> </text:span>mixed-methods<text:span text:style-name="T6"> </text:span>study<text:span text:style-name="T6"> </text:span>(the<text:span text:style-name="T6"> </text:span>INCLUDE <text:span text:style-name="T1">study).</text:span><text:span text:style-name="T22"> </text:span><text:span text:style-name="T97">BMJ</text:span><text:span text:style-name="T105"> </text:span><text:span text:style-name="T97">open,</text:span><text:span text:style-name="T106"> </text:span><text:span text:style-name="T97">15(9),</text:span><text:span text:style-name="T105"> </text:span><text:span text:style-name="T1">e102723.</text:span><text:span text:style-name="T22"> </text:span><text:a xlink:type="simple" xlink:href="https://doi.org/10.1136/bmjopen-2025-102723" text:style-name="ListLabel_20_157" text:visited-style-name="ListLabel_20_157"><text:span text:style-name="T25">https://doi.org/10.1136/bmjopen-2025-102723</text:span></text:a></text:p>
        <text:p text:style-name="P86">...a machine-based system designed to operate</text:p>
        <text:p text:style-name="P91">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P86"/>
        <text:p text:style-name="Text_20_body">Competentieverklaringen (in sectie 3) die expliciet AI-systemen vermelden, zijn gelabeld als ‘[AI-E]’ (AI-expliciet), terwijl verklaringen waarvoor AI of AI-systemen impliciet relevant zijn maar die AI-systemen niet expliciet vermelden, gelabeld zijn als ‘[AI-I]’ (AI-impliciet). Op vergelijkbare wijze worden individuele leerresultaten (bijlage 2) gelabeld als AI-expliciet, AI-impliciet, of AI niet impliciet of expliciet.</text:p>
        <text:p text:style-name="Text_20_body"/>
        <text:p text:style-name="P92"><text:span text:style-name="T6"/><text:span text:style-name="T6"/><text:span text:style-name="T11">Box</text:span><text:span text:style-name="T110"/><text:span text:style-name="T11">of</text:span><text:span text:style-name="T110"> </text:span>provides<text:span text:style-name="T11">European</text:span>more<text:span text:style-name="T110"> </text:span>information<text:span text:style-name="T11">education</text:span>on<text:span text:style-name="T110"> </text:span>the<text:span text:style-name="T11">and</text:span>meaning<text:span text:style-name="T110"> </text:span>of<text:span text:style-name="T11">training</text:span>AI-explicit<text:span text:style-name="T110"> </text:span>and<text:span text:style-name="T11">policy:</text:span>AI-implicit<text:span text:style-name="T110"> </text:span>in DigComp<text:span text:style-name="T11">Second edition. </text:span><text:a xlink:type="simple" xlink:href="https://www.cedefop.europa.eu/en/publications/4117" text:style-name="ListLabel_20_155" text:visited-style-name="ListLabel_20_155"><text:span text:style-name="T8">https://www.</text:span></text:a></text:p>
        <text:p text:style-name="P86"/>
        <text:p text:style-name="P93"><text:span text:style-name="T11"/><text:span text:style-name="T26"/><text:span text:style-name="T26">Box 3.</text:span><text:span text:style-name="T26"/>Explicit and implicit AI competence in DigComp<text:span text:style-name="T26"> </text:span><text:span text:style-name="T26"> </text:span></text:p>
        <text:p text:style-name="P86">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P93">AI competence features explicitly, implicitly, or both, across</text:p>
        <text:p text:style-name="P86"/>
        <text:p text:style-name="P94"><text:span text:style-name="T6">AI-explicit or [AI-E] means that AI systems are explicitly relevant to that competence. Meanwhile, AI-implicit or [AI-I] applies to competences for one or more of four reasons. The competence statement or learning outcome could:</text:span>means that AI systems are explicitly relevant to that</text:p>
        <text:p text:style-name="P86"/>
        <text:p text:style-name="P95">Cedefop<text:span text:style-name="T6">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span>(2024a).<text:span text:style-name="T6"> </text:span><text:span text:style-name="T11">Learning</text:span><text:span text:style-name="T110"> </text:span><text:span text:style-name="T11">outcomes</text:span><text:span text:style-name="T110"> </text:span><text:span text:style-name="T11">going</text:span><text:span text:style-name="T110"> </text:span><text:span text:style-name="T11">global:</text:span><text:span text:style-name="T110"> </text:span><text:span text:style-name="T11">A</text:span><text:span text:style-name="T110"> </text:span><text:span text:style-name="T11">multifaceted</text:span><text:span text:style-name="T110"> </text:span><text:span text:style-name="T11">phenomenon. </text:span>Luxembourg: Publications Office of the European Union. <text:a xlink:type="simple" xlink:href="https://www.cedefop.europa.eu/en/publications/9193" text:style-name="ListLabel_20_155" text:visited-style-name="ListLabel_20_155"><text:span text:style-name="T8">https://www.cedefop.</text:span></text:a><text:a xlink:type="simple" xlink:href="https://www.cedefop.europa.eu/en/publications/9193" text:style-name="ListLabel_20_157" text:visited-style-name="ListLabel_20_157"><text:span text:style-name="T25">europa.eu/en/publications/9193</text:span></text:a></text:p>
        <text:p text:style-name="P86"/>
        <text:p text:style-name="P96"><text:soft-page-break/></text:p>
        <text:p text:style-name="P96">Ceefop (2024b). The shift to learning outcomes: Rhetoric or reality? <text:span text:style-name="T11">Betrekking hebben op een begrip van de werking van AI-systemen</text:span><text:span text:style-name="T112"> </text:span><text:span text:style-name="T11">May</text:span><text:span text:style-name="T112"> </text:span><text:span text:style-name="T11">23,</text:span><text:span text:style-name="T112"> </text:span><text:span text:style-name="T11">2024.</text:span><text:span text:style-name="T112"> </text:span><text:a xlink:type="simple" xlink:href="https://www.cedefop.europa.eu/en/events/shift-learning-outcomes-rhetoric-or-reality" text:style-name="ListLabel_20_155" text:visited-style-name="ListLabel_20_155"><text:span text:style-name="T8">https://www.cedefop.europa.eu/en/events/shift-learning-</text:span></text:a><text:a xlink:type="simple" xlink:href="https://www.cedefop.europa.eu/en/events/shift-learning-outcomes-rhetoric-or-reality" text:style-name="ListLabel_20_157" text:visited-style-name="ListLabel_20_157"><text:span text:style-name="T25">outcomes-rhetoric-or-reality</text:span></text:a></text:p>
        <text:p text:style-name="P86"/>
        <text:p text:style-name="P97">Cedefop<text:span text:style-name="T4">and/or</text:span>(2024c).<text:span text:style-name="T4"> </text:span><text:span text:style-name="T11">Learning</text:span><text:span text:style-name="T113"> </text:span><text:span text:style-name="T11">outcomes</text:span><text:span text:style-name="T113"> </text:span><text:span text:style-name="T11">resources:</text:span><text:span text:style-name="T113"> </text:span><text:span text:style-name="T11">Dataset</text:span>.<text:span text:style-name="T4"> </text:span><text:a xlink:type="simple" xlink:href="https://data.europa.eu/data/datasets/learning-outcomes-resources?locale=en" text:style-name="ListLabel_20_155" text:visited-style-name="ListLabel_20_155"><text:span text:style-name="T8">https://data.europa.eu/</text:span></text:a><text:span text:style-name="T27"> </text:span><text:a xlink:type="simple" xlink:href="https://data.europa.eu/data/datasets/learning-outcomes-resources?locale=en" text:style-name="ListLabel_20_157" text:visited-style-name="ListLabel_20_157"><text:span text:style-name="T25">data/datasets/learning-outcomes-resources?locale=en</text:span></text:a></text:p>
        <text:p text:style-name="P86"/>
        <text:p text:style-name="P93"><text:span text:style-name="T6">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span>In choosing to use an AI system for a content creation task (in example (i) above) or for a text summarising task (example (iii)), the individual</text:p>
        <text:p text:style-name="Standard"/>
        <text:p text:style-name="P98"><text:span text:style-name="T100">Centeno, C., Cosgrove, J., Cachia, R., Mora, T., Di Legge, A., Vivarelli, S., Bulian, G., Moyes-Prellezo, N., Piña de Santisteban, P, Schulz, C., Hüsing, T., Cuartas-Acosta, A.,</text:span><text:span text:style-name="T104"> </text:span><text:span text:style-name="T100">&amp;</text:span><text:span text:style-name="T104"> </text:span><text:span text:style-name="T100">Troia,</text:span><text:span text:style-name="T104"> </text:span><text:span text:style-name="T100">S.</text:span><text:span text:style-name="T104"> </text:span><text:span text:style-name="T100">(2024a).</text:span><text:span text:style-name="T104"> </text:span><text:span text:style-name="T11">European</text:span><text:span text:style-name="T12"> </text:span><text:span text:style-name="T11">Digital</text:span><text:span text:style-name="T12"> </text:span><text:span text:style-name="T11">Skills</text:span><text:span text:style-name="T12"> </text:span><text:span text:style-name="T11">Certificate</text:span><text:span text:style-name="T12"> </text:span><text:span text:style-name="T11">(EDSC)</text:span><text:span text:style-name="T12"> </text:span><text:span text:style-name="T11">Feasibility</text:span><text:span text:style-name="T12"> </text:span><text:span text:style-name="T11">Study</text:span>, Luxembourg: Publications Office of the European Union. <text:a xlink:type="simple" xlink:href="https://publications.jrc.ec.europa.eu/repository/handle/JRC138344" text:style-name="ListLabel_20_155" text:visited-style-name="ListLabel_20_155"><text:span text:style-name="T8">https://publications.jrc.</text:span></text:a><text:a xlink:type="simple" xlink:href="https://publications.jrc.ec.europa.eu/repository/handle/JRC138344" text:style-name="ListLabel_20_157" text:visited-style-name="ListLabel_20_157"><text:span text:style-name="T25">ec.europa.eu/repository/handle/JRC138344</text:span></text:a></text:p>
        <text:p text:style-name="P86"/>
        <text:p text:style-name="P99">Centeno, C., Cosgrove, J., Cachia, R., Mora, T., Di Legge, A., Vivarelli, S., Bulian, G., Moyes-Prellezo, N., Piña de Santisteban, P, Schulz, C., Hüsing, T., Cuartas-Acosta, A.,<text:span text:style-name="T5"> </text:span>&amp;<text:span text:style-name="T5"> </text:span>Troia,<text:span text:style-name="T5"> </text:span>S.<text:span text:style-name="T5"> </text:span>(2024b).<text:span text:style-name="T5"> </text:span><text:span text:style-name="T11">European</text:span><text:span text:style-name="T12"> </text:span><text:span text:style-name="T11">Digital</text:span><text:span text:style-name="T12"> </text:span><text:span text:style-name="T11">Skills</text:span><text:span text:style-name="T12"> </text:span><text:span text:style-name="T11">Certificate</text:span><text:span text:style-name="T12"> </text:span><text:span text:style-name="T11">(EDSC)</text:span><text:span text:style-name="T12"> </text:span><text:span text:style-name="T11">Feasibility</text:span><text:span text:style-name="T12"> </text:span><text:span text:style-name="T11">Study: Annexes to the Repoort</text:span>, Luxembourg: Publications Office of the European Union. <text:a xlink:type="simple" xlink:href="https://publications.jrc.ec.europa.eu/repository/handle/JRC138344" text:style-name="ListLabel_20_157" text:visited-style-name="ListLabel_20_157"><text:span text:style-name="T25">https://publications.jrc.ec.europa.eu/repository/handle/JRC138344</text:span></text:a></text:p>
        <text:p text:style-name="P73">Deze sectie presenteert een geïntegreerd overzicht van DigComp 3.0. Het wordt aanbevolen om sectie 2 samen met deze sectie te bestuderen. Lezers kunnen ook de verklarende woordenlijst raadplegen voor termen die onduidelijk kunnen zijn. Figuur 6 legt uit hoe u door de inhoud van deze sectie navigeert.</text:p>
        <text:p text:style-name="P100">Chen, O., Paas, F. &amp; Sweller, J. (2023). A Cognitive Load Theory Approach to Defining<text:span text:style-name="T20">Figure</text:span>and<text:span text:style-name="T20"> </text:span>Measuring<text:span text:style-name="T20">Zes.</text:span>Task<text:span text:style-name="T20"> </text:span>Complexity<text:span text:style-name="T20">Hoe==WEBLATE_PART==Op welke manier==WEBLATE_PART==Op welke wijze</text:span>Through<text:span text:style-name="T20"> </text:span>Element<text:span text:style-name="T20">naar==WEBLATE_PART==tot==WEBLATE_PART==om</text:span>Interactivity.<text:span text:style-name="T20"> </text:span><text:span text:style-name="T11">read</text:span>. <text:a xlink:type="simple" xlink:href="https://doi.org/10.1007/s10648-023-09782-w" text:style-name="ListLabel_20_155" text:visited-style-name="ListLabel_20_155"><text:span text:style-name="T8">https://doi.org/10.1007/s10648-023-09782-w</text:span></text:a></text:p>
        <text:p text:style-name="P86"/>
        <text:p text:style-name="P101">Clifford, I., Kluzer, S., Troia, S., Jakobsone, M. and Zandbergs, U. (authors); Vuorikari,<text:span text:style-name="T20"> </text:span>R.,<text:span text:style-name="T20"> </text:span>Punie,<text:span text:style-name="T20"> </text:span>Y.,<text:span text:style-name="T20"> </text:span>Castaño<text:span text:style-name="T20"> </text:span>Muñoz,<text:span text:style-name="T20"> </text:span>J.,<text:span text:style-name="T20"> </text:span>Centeno<text:span text:style-name="T20"> </text:span>Mediavilla,<text:span text:style-name="T20"> </text:span>I.C.,<text:span text:style-name="T20"> </text:span>O’Keeffe,<text:span text:style-name="T20"> </text:span>W.<text:span text:style-name="T20"> </text:span>and Cabrera Giraldez, M. (editors) (2020). <text:span text:style-name="T11">DigCompSAT: A Self-reflection Tool for the European Digital Competence Framework for Citizens</text:span>. Luxembourg: Publications Office of the European Union. <text:a xlink:type="simple" xlink:href="https://publications.jrc.ec.europa.eu/repository/handle/JRC123226" text:style-name="ListLabel_20_155" text:visited-style-name="ListLabel_20_155"><text:span text:style-name="T8">https://publications.jrc.ec.europa.eu/repository/</text:span></text:a><text:span text:style-name="T27"> </text:span><text:a xlink:type="simple" xlink:href="https://publications.jrc.ec.europa.eu/repository/handle/JRC123226" text:style-name="ListLabel_20_157" text:visited-style-name="ListLabel_20_157"><text:span text:style-name="T25">handle/JRC123226</text:span></text:a></text:p>
        <text:p text:style-name="P86"/>
        <text:p text:style-name="P102"><text:span text:style-name="T100">Colantoni, A., Garmendia, A., Berardinelli, L., Wimer, M., &amp; Bräuer, J. (2021). Leveraging Model-Driven Technologies for JSON Artefacts: The Shipyard Case Study. ACM/IEEE 24th International Conference on Model Driven Engineering Languages and Systems (MODELS), Fukuoka, Japan, pp. 250-260, doi: 10.1109/ MODELS50736.2021.00033</text:span></text:p>
        <text:p text:style-name="P73"/>
        <text:p text:style-name="P103">Council of the EU (2017). <text:span text:style-name="T11">Outcome of proceedings: Council Recommendation on the European Qualifications Framework for lifelong learning and repealing the Recommendation of the European Parliament and of the Council of 23 April</text:span><text:span text:style-name="T110"> </text:span><text:span text:style-name="T11">2008</text:span><text:span text:style-name="T110"> </text:span><text:span text:style-name="T11">on</text:span><text:span text:style-name="T110"> </text:span><text:span text:style-name="T11">the</text:span><text:span text:style-name="T110"> </text:span><text:span text:style-name="T11">establishment</text:span><text:span text:style-name="T110"> </text:span><text:span text:style-name="T11">of</text:span><text:span text:style-name="T110"> </text:span><text:span text:style-name="T11">the</text:span><text:span text:style-name="T110"> </text:span><text:span text:style-name="T11">European</text:span><text:span text:style-name="T110"> </text:span><text:span text:style-name="T11">Qualifications</text:span><text:span text:style-name="T110"> </text:span><text:span text:style-name="T11">Framework</text:span><text:span text:style-name="T110"> </text:span><text:span text:style-name="T11">for lifelong</text:span><text:span text:style-name="T110"> </text:span><text:span text:style-name="T11">learning.</text:span><text:span text:style-name="T110"> </text:span>Brussels:<text:span text:style-name="T6"> </text:span>Council<text:span text:style-name="T6"> </text:span>of<text:span text:style-name="T6"> </text:span>the<text:span text:style-name="T6"> </text:span>EU.<text:span text:style-name="T6"> </text:span><text:a xlink:type="simple" xlink:href="https://data.consilium.europa.eu/doc/document/ST-9620-2017-INIT/en/pdf" text:style-name="ListLabel_20_162" text:visited-style-name="ListLabel_20_162"><text:span text:style-name="T114">https://data.consilium.europa.eu/doc/</text:span></text:a><text:span text:style-name="T115"> </text:span><text:a xlink:type="simple" xlink:href="https://data.consilium.europa.eu/doc/document/ST-9620-2017-INIT/en/pdf" text:style-name="ListLabel_20_163" text:visited-style-name="ListLabel_20_163"><text:span text:style-name="T116">document/ST-9620-2017-INIT/en/pdf</text:span></text:a></text:p>
        <text:p text:style-name="P104">Digital Austria (2024). <text:span text:style-name="T11">Austrian Framework of Reference for Digital Competence: Visibility, comparability and guidance. Vienna: Federal Chancellery of Austria. https://www.digitalekompetenzen.gv.at/dam/jcr:af4d61bc-163e-4639-b2a7- 91184abc5193/2024_Austrian%20Framework%20of%20Reference%20for%20 Digital%20Competence.pdf</text:span></text:p>
        <text:p text:style-name="P86"/>
        <text:p text:style-name="P95"><text:span text:style-name="T100">Di Vinadio, T.B., van Noordt, C., Vargas Alvarez del Castillo, C., &amp; Avila, R. (2022). Artificial intelligence and digital transformation: Competences for civil servants (Working Group report on AI capacity building). Paris: UNESCO. https://unesdoc. unesco.org/ark:/48223/pf0000383325</text:span></text:p>
        <text:p text:style-name="P86"/>
        <text:p text:style-name="P105">Draghi, M. (2024). The Future of European Competitiveness: A Competitiveness Strategy<text:span text:style-name="T4"> </text:span>for<text:span text:style-name="T4"> </text:span>Europe.<text:span text:style-name="T4"> </text:span><text:span text:style-name="T13">Brussels:</text:span><text:span text:style-name="T117"> </text:span><text:span text:style-name="T13">European</text:span><text:span text:style-name="T117"> </text:span><text:span text:style-name="T13">Commission.</text:span><text:span text:style-name="T117"> </text:span><text:a xlink:type="simple" xlink:href="https://commission.europa.eu/document/97e481fd-2dc3-412d-be4c-f152a8232961_en" text:style-name="ListLabel_20_162" text:visited-style-name="ListLabel_20_162"><text:span text:style-name="T114">https://commission.europa.</text:span></text:a><text:a xlink:type="simple" xlink:href="https://commission.europa.eu/document/97e481fd-2dc3-412d-be4c-f152a8232961_en" text:style-name="ListLabel_20_163" text:visited-style-name="ListLabel_20_163"><text:span text:style-name="T116">eu/document/97e481fd-2dc3-412d-be4c-f152a8232961_en</text:span></text:a></text:p>
        <text:p text:style-name="P106" loext:marker-style-name="T13"/>
        <text:p text:style-name="P107"><text:soft-page-break/>Duckworth,<text:span text:style-name="T5"> </text:span>D.,<text:span text:style-name="T5"> </text:span>&amp;<text:span text:style-name="T5"> </text:span>Fraillon,<text:span text:style-name="T5"> </text:span>J.<text:span text:style-name="T5"> </text:span>(2025).<text:span text:style-name="T5"> </text:span><text:span text:style-name="T11">Computational</text:span><text:span text:style-name="T12"> </text:span><text:span text:style-name="T11">thinking</text:span><text:span text:style-name="T12"> </text:span><text:span text:style-name="T11">framework.</text:span><text:span text:style-name="T12"> </text:span>In<text:span text:style-name="T5"> </text:span>J. Fraillon &amp; M. Rožman (editors), <text:span text:style-name="T11">IEA International Computer and Information Literacy Study 2023: Assessment Framework </text:span>(pp. 35-43). Amsterdam: IEA. <text:a xlink:type="simple" xlink:href="https://link.springer.com/book/10.1007/978-3-031-61194-0" text:style-name="ListLabel_20_157" text:visited-style-name="ListLabel_20_157"><text:span text:style-name="T25">https://link.springer.com/book/10.1007/978-3-031-61194-0</text:span></text:a></text:p>
        <text:p text:style-name="P86"/>
        <text:p text:style-name="P94">EQF-Europass<text:span text:style-name="T6"> </text:span>project<text:span text:style-name="T6"> </text:span>group.<text:span text:style-name="T6"> </text:span>(2024).<text:span text:style-name="T6"> </text:span><text:span text:style-name="T11">European</text:span><text:span text:style-name="T110"> </text:span><text:span text:style-name="T11">guidelines</text:span><text:span text:style-name="T110"> </text:span><text:span text:style-name="T11">for</text:span><text:span text:style-name="T110"> </text:span><text:span text:style-name="T11">the</text:span><text:span text:style-name="T110"> </text:span><text:span text:style-name="T11">development and writing of short, learning-outcomes-based descriptions of qualifications. Cedefop working paper series, 21. </text:span>Luxembourg: Publications Office of the European Union. <text:a xlink:type="simple" xlink:href="http://data.europa.eu/doi/10.2801/838553" text:style-name="ListLabel_20_155" text:visited-style-name="ListLabel_20_155"><text:span text:style-name="T8">http://data.europa.eu/doi/10.2801/838553</text:span></text:a></text:p>
        <text:p text:style-name="P86"/>
        <text:p text:style-name="Standard"><text:span text:style-name="T7">European</text:span><text:span text:style-name="T22"> </text:span><text:span text:style-name="T7">Commission</text:span><text:span text:style-name="T28"> </text:span><text:span text:style-name="T7">(2012).</text:span><text:span text:style-name="T26"> </text:span><text:span text:style-name="T118">Charter</text:span><text:span text:style-name="T111"> </text:span><text:span text:style-name="T118">of</text:span><text:span text:style-name="T111"> </text:span><text:span text:style-name="T118">Fundamental</text:span><text:span text:style-name="T119"> </text:span><text:span text:style-name="T118">Rights</text:span><text:span text:style-name="T111"> </text:span><text:span text:style-name="T118">of</text:span><text:span text:style-name="T119"> </text:span><text:span text:style-name="T118">the</text:span><text:span text:style-name="T111"> </text:span><text:span text:style-name="T118">European</text:span><text:span text:style-name="T111"> </text:span><text:span text:style-name="T118">Union.</text:span><text:span text:style-name="T120">Brussels:</text:span><text:span text:style-name="T121"> </text:span><text:span text:style-name="T120">European</text:span><text:span text:style-name="T121"> </text:span><text:span text:style-name="T120">Commission.</text:span><text:span text:style-name="T122"> </text:span><text:a xlink:type="simple" xlink:href="https://eur-lex.europa.eu/eli/treaty/char_2012/oj/eng" text:style-name="ListLabel_20_164" text:visited-style-name="ListLabel_20_164"><text:span text:style-name="T123">https://eur-lex.europa.eu/eli/treaty/char_2012/oj/eng</text:span></text:a></text:p>
        <text:p text:style-name="P108" loext:marker-style-name="T13"/>
        <text:p text:style-name="P109">European Commission (2018). <text:span text:style-name="T11">Council Recommendation of 22 May 2018 on</text:span><text:span text:style-name="T124"> </text:span><text:span text:style-name="T11">key competences for lifelong learning. </text:span><text:span text:style-name="T13">Brussels: European Commission. </text:span><text:a xlink:type="simple" xlink:href="https://eur-lex.europa.eu/legal-content/EN/TXT/?uri=uriserv%3AOJ.C_.2018.189.01.0001.01.ENG&amp;toc=OJ%3AC%3A2018%3A189%3ATOC" text:style-name="ListLabel_20_162" text:visited-style-name="ListLabel_20_162"><text:span text:style-name="T114">https://</text:span></text:a><text:a xlink:type="simple" xlink:href="https://eur-lex.europa.eu/legal-content/EN/TXT/?uri=uriserv%3AOJ.C_.2018.189.01.0001.01.ENG&amp;toc=OJ%3AC%3A2018%3A189%3ATOC" text:style-name="ListLabel_20_163" text:visited-style-name="ListLabel_20_163"><text:span text:style-name="T116">eur-lex.europa.eu/legal-content/EN/TXT/?uri=uriserv:OJ.C_.2018.189.01.0001.01.</text:span></text:a><text:span text:style-name="T125"> </text:span><text:a xlink:type="simple" xlink:href="https://eur-lex.europa.eu/legal-content/EN/TXT/?uri=uriserv%3AOJ.C_.2018.189.01.0001.01.ENG&amp;toc=OJ%3AC%3A2018%3A189%3ATOC" text:style-name="ListLabel_20_157" text:visited-style-name="ListLabel_20_157"><text:span text:style-name="T25">ENG&amp;toc=OJ:C:2018:189:TOC</text:span></text:a></text:p>
        <text:p text:style-name="P86"/>
        <text:p text:style-name="P110">European Commission (2020). <text:span text:style-name="T11">Communication on the Digital Education Action</text:span><text:span text:style-name="T12"> </text:span><text:span text:style-name="T11">Plan</text:span><text:span text:style-name="T12"> </text:span><text:span text:style-name="T11">2021-2027:</text:span><text:span text:style-name="T12"> </text:span><text:span text:style-name="T11">Resetting</text:span><text:span text:style-name="T12"> </text:span><text:span text:style-name="T11">education</text:span><text:span text:style-name="T12"> </text:span><text:span text:style-name="T11">and</text:span><text:span text:style-name="T12"> </text:span><text:span text:style-name="T11">training</text:span><text:span text:style-name="T12"> </text:span><text:span text:style-name="T11">for</text:span><text:span text:style-name="T12"> </text:span><text:span text:style-name="T11">the</text:span><text:span text:style-name="T12"> </text:span><text:span text:style-name="T11">digital</text:span><text:span text:style-name="T12"> </text:span><text:span text:style-name="T11">age</text:span>. <text:span text:style-name="T13">Brussels: European Commission. </text:span><text:a xlink:type="simple" xlink:href="https://eur-lex.europa.eu/legal-content/EN/TXT/?uri=CELEX%3A52020DC0624" text:style-name="ListLabel_20_162" text:visited-style-name="ListLabel_20_162"><text:span text:style-name="T114">https://eur-lex.europa.eu/legal-content/EN/</text:span></text:a><text:span text:style-name="T115"> </text:span><text:a xlink:type="simple" xlink:href="https://eur-lex.europa.eu/legal-content/EN/TXT/?uri=CELEX%3A52020DC0624" text:style-name="ListLabel_20_163" text:visited-style-name="ListLabel_20_163"><text:span text:style-name="T116">TXT/?uri=CELEX%3A52020DC0624</text:span></text:a></text:p>
        <text:p text:style-name="P111" loext:marker-style-name="T126"/>
        <text:p text:style-name="P112">European Commission (2021). <text:span text:style-name="T11">European Pillar of Social Rights Action Plan. </text:span>Brussels:<text:span text:style-name="T22"> </text:span>European<text:span text:style-name="T22"> </text:span>Commission.<text:span text:style-name="T22"> </text:span><text:a xlink:type="simple" xlink:href="https://op.europa.eu/webpub/empl/european-pillar-of-social-rights/en/" text:style-name="ListLabel_20_155" text:visited-style-name="ListLabel_20_155"><text:span text:style-name="T8">https://op.europa.eu/webpub/empl/european-</text:span></text:a><text:span text:style-name="T27"> </text:span><text:a xlink:type="simple" xlink:href="https://op.europa.eu/webpub/empl/european-pillar-of-social-rights/en/" text:style-name="ListLabel_20_157" text:visited-style-name="ListLabel_20_157"><text:span text:style-name="T25">pillar-of-social-rights/en/</text:span></text:a></text:p>
        <text:p text:style-name="P86"/>
        <text:p text:style-name="P113">European Commission (2022). <text:span text:style-name="T11">Linking data: What does it mean? </text:span>(web page) <text:a xlink:type="simple" xlink:href="https://data.europa.eu/en/publications/datastories/linking-data-what-does-it-mean" text:style-name="ListLabel_20_157" text:visited-style-name="ListLabel_20_157"><text:span text:style-name="T25">https://data.europa.eu/en/publications/datastories/linking-data-what-does-it-</text:span></text:a><text:span text:style-name="T29"> </text:span><text:a xlink:type="simple" xlink:href="https://data.europa.eu/en/publications/datastories/linking-data-what-does-it-mean" text:style-name="ListLabel_20_156" text:visited-style-name="ListLabel_20_156"><text:span text:style-name="T23">mean</text:span></text:a></text:p>
        <text:p text:style-name="P86"/>
        <text:p text:style-name="P114">European Commission (2023a<text:span text:style-name="T11">). European Declaration on Digital Rights and Principles</text:span><text:span text:style-name="T110"> </text:span><text:span text:style-name="T11">for</text:span><text:span text:style-name="T110"> </text:span><text:span text:style-name="T11">the</text:span><text:span text:style-name="T110"> </text:span><text:span text:style-name="T11">Digital</text:span><text:span text:style-name="T110"> </text:span><text:span text:style-name="T11">Decade.</text:span><text:span text:style-name="T110"> </text:span><text:span text:style-name="T13">Brussels:</text:span><text:span text:style-name="T120"> </text:span><text:span text:style-name="T13">European</text:span><text:span text:style-name="T120"> </text:span><text:span text:style-name="T13">Commission.</text:span><text:span text:style-name="T120"> </text:span><text:a xlink:type="simple" xlink:href="https://eur-lex.europa.eu/legal-content/EN/TXT/?uri=OJ%3AJOC_2023_023_R_0001" text:style-name="ListLabel_20_162" text:visited-style-name="ListLabel_20_162"><text:span text:style-name="T114">https://eur-lex.</text:span></text:a><text:a xlink:type="simple" xlink:href="https://eur-lex.europa.eu/legal-content/EN/TXT/?uri=OJ%3AJOC_2023_023_R_0001" text:style-name="ListLabel_20_163" text:visited-style-name="ListLabel_20_163"><text:span text:style-name="T116">europa.eu/legal-content/EN/TXT/?uri=OJ:JOC_2023_023_R_0001</text:span></text:a></text:p>
        <text:p text:style-name="P106" loext:marker-style-name="T13"/>
        <text:p text:style-name="P115">European Commission (2023b<text:span text:style-name="T11">). Commission Staff Working Document accompanying the documents Proposal for a Council Recommendation on the key enabling factors for successful digital education and training Proposal for a Council</text:span><text:span text:style-name="T12"> </text:span><text:span text:style-name="T11">Recommendation</text:span><text:span text:style-name="T12"> </text:span><text:span text:style-name="T11">on</text:span><text:span text:style-name="T12"> </text:span><text:span text:style-name="T11">improving</text:span><text:span text:style-name="T12"> </text:span><text:span text:style-name="T11">the</text:span><text:span text:style-name="T12"> </text:span><text:span text:style-name="T11">provision</text:span><text:span text:style-name="T12"> </text:span><text:span text:style-name="T11">of</text:span><text:span text:style-name="T12"> </text:span><text:span text:style-name="T11">digital</text:span><text:span text:style-name="T12"> </text:span><text:span text:style-name="T11">skills</text:span><text:span text:style-name="T12"> </text:span><text:span text:style-name="T11">in</text:span><text:span text:style-name="T12"> </text:span><text:span text:style-name="T11">education and training (SWD/2023/205 final). </text:span><text:span text:style-name="T13">Brussels: European Commission. </text:span><text:a xlink:type="simple" xlink:href="https://eur-lex.europa.eu/legal-content/EN/TXT/?uri=CELEX%3A52023SC0205" text:style-name="ListLabel_20_162" text:visited-style-name="ListLabel_20_162"><text:span text:style-name="T114">https://eur-</text:span></text:a><text:a xlink:type="simple" xlink:href="https://eur-lex.europa.eu/legal-content/EN/TXT/?uri=CELEX%3A52023SC0205" text:style-name="ListLabel_20_163" text:visited-style-name="ListLabel_20_163"><text:span text:style-name="T116">lex.europa.eu/legal-content/EN/TXT/?uri=CELEX:52023SC0205</text:span></text:a></text:p>
        <text:p text:style-name="P106" loext:marker-style-name="T13"/>
        <text:p text:style-name="P116">European<text:span text:style-name="T5"> </text:span>Commission<text:span text:style-name="T5"> </text:span>(2023c).<text:span text:style-name="T5"> </text:span><text:span text:style-name="T11">Guide</text:span><text:span text:style-name="T12"> </text:span><text:span text:style-name="T11">to</text:span><text:span text:style-name="T12"> </text:span><text:span text:style-name="T11">EU</text:span><text:span text:style-name="T12"> </text:span><text:span text:style-name="T11">citizenship.</text:span><text:span text:style-name="T12"> </text:span>Luxembourg:<text:span text:style-name="T5"> </text:span>Publications Office of the European Union. <text:a xlink:type="simple" xlink:href="https://commission.europa.eu/publications/guide-eu-citizenship_en" text:style-name="ListLabel_20_155" text:visited-style-name="ListLabel_20_155"><text:span text:style-name="T8">https://commission.europa.eu/publications/guide-</text:span></text:a><text:span text:style-name="T27"> </text:span><text:a xlink:type="simple" xlink:href="https://commission.europa.eu/publications/guide-eu-citizenship_en" text:style-name="ListLabel_20_157" text:visited-style-name="ListLabel_20_157"><text:span text:style-name="T25">eu-citizenship_en</text:span></text:a></text:p>
        <text:p text:style-name="P86"/>
        <text:p text:style-name="P117">European<text:span text:style-name="T9"> </text:span>Commission<text:span text:style-name="T9"> </text:span>(2025a).<text:span text:style-name="T9"> </text:span><text:span text:style-name="T11">State</text:span><text:span text:style-name="T127"> </text:span><text:span text:style-name="T11">of</text:span><text:span text:style-name="T127"> </text:span><text:span text:style-name="T11">the</text:span><text:span text:style-name="T127"> </text:span><text:span text:style-name="T11">Digital</text:span><text:span text:style-name="T127"> </text:span><text:span text:style-name="T11">Decade</text:span><text:span text:style-name="T127"> </text:span><text:span text:style-name="T11">2025:</text:span><text:span text:style-name="T127"> </text:span><text:span text:style-name="T11">Keep</text:span><text:span text:style-name="T127"> </text:span><text:span text:style-name="T11">building the EU’s sovereignty and digital future </text:span>(main report). <text:span text:style-name="T13">Brussels: European </text:span><text:span text:style-name="T128">Commission. </text:span><text:a xlink:type="simple" xlink:href="https://digital-strategy.ec.europa.eu/en/library/state-digital-decade-2025-report" text:style-name="ListLabel_20_163" text:visited-style-name="ListLabel_20_163"><text:span text:style-name="T116">https://digital-strategy.ec.europa.eu/en/library/state-digital-decade-</text:span></text:a><text:span text:style-name="T125"> </text:span><text:a xlink:type="simple" xlink:href="https://digital-strategy.ec.europa.eu/en/library/state-digital-decade-2025-report" text:style-name="ListLabel_20_163" text:visited-style-name="ListLabel_20_163"><text:span text:style-name="T116">2025-report</text:span></text:a></text:p>
        <text:p text:style-name="P106" loext:marker-style-name="T13"/>
        <text:p text:style-name="P118">European Commission (2025b). <text:span text:style-name="T11">Communication on the Union of Skills.</text:span><text:span text:style-name="T124"> </text:span><text:span text:style-name="T13">Brussels:</text:span><text:span text:style-name="T129"> </text:span><text:span text:style-name="T13">European</text:span><text:span text:style-name="T129"> </text:span><text:span text:style-name="T13">Commission.</text:span><text:span text:style-name="T129"> </text:span><text:a xlink:type="simple" xlink:href="https://eur-lex.europa.eu/legal-content/EN/TXT/PDF/?uri=CELEX%3A52025DC0090" text:style-name="ListLabel_20_162" text:visited-style-name="ListLabel_20_162"><text:span text:style-name="T114">https://eur-lex.europa.eu/legal-content/EN/TXT/</text:span></text:a><text:span text:style-name="T115"> </text:span><text:a xlink:type="simple" xlink:href="https://eur-lex.europa.eu/legal-content/EN/TXT/PDF/?uri=CELEX%3A52025DC0090" text:style-name="ListLabel_20_163" text:visited-style-name="ListLabel_20_163"><text:span text:style-name="T116">PDF/?uri=CELEX%3A52025DC0090</text:span></text:a></text:p>
        <text:p text:style-name="P106" loext:marker-style-name="T13"/>
        <text:p text:style-name="P119"><text:soft-page-break/>European<text:span text:style-name="T7"> </text:span>Commission<text:span text:style-name="T7"> </text:span>(2025c).<text:span text:style-name="T7"> </text:span><text:span text:style-name="T11">Communication</text:span><text:span text:style-name="T118"> </text:span><text:span text:style-name="T11">on</text:span><text:span text:style-name="T118"> </text:span><text:span text:style-name="T11">the</text:span><text:span text:style-name="T118"> </text:span><text:span text:style-name="T11">Action</text:span><text:span text:style-name="T118"> </text:span><text:span text:style-name="T11">Plan</text:span><text:span text:style-name="T118"> </text:span><text:span text:style-name="T11">on</text:span><text:span text:style-name="T118"> </text:span><text:span text:style-name="T11">Basic</text:span><text:span text:style-name="T118"> </text:span><text:span text:style-name="T11">Skills. </text:span>Brussels: European Commission. <text:a xlink:type="simple" xlink:href="https://education.ec.europa.eu/sites/default/files/2025-03/Graphic%20version%20Action%20Plan%20on%20Basic%20Skills.pdf" text:style-name="ListLabel_20_155" text:visited-style-name="ListLabel_20_155"><text:span text:style-name="T8">https://education.ec.europa.eu/sites/default/</text:span></text:a><text:span text:style-name="T27"> </text:span><text:a xlink:type="simple" xlink:href="https://education.ec.europa.eu/sites/default/files/2025-03/Graphic%20version%20Action%20Plan%20on%20Basic%20Skills.pdf" text:style-name="ListLabel_20_157" text:visited-style-name="ListLabel_20_157"><text:span text:style-name="T25">files/2025-03/Graphic%20version%20Action%20Plan%20on%20Basic%20Skills.</text:span></text:a><text:a xlink:type="simple" xlink:href="https://education.ec.europa.eu/sites/default/files/2025-03/Graphic%20version%20Action%20Plan%20on%20Basic%20Skills.pdf" text:style-name="ListLabel_20_156" text:visited-style-name="ListLabel_20_156"><text:span text:style-name="T23">pdf</text:span></text:a></text:p>
        <text:p text:style-name="P120">European Commission (2025d). <text:span text:style-name="T11">Communication on a STEM education strategic plan:</text:span><text:span text:style-name="T107"> </text:span><text:span text:style-name="T11">Skills</text:span><text:span text:style-name="T107"> </text:span><text:span text:style-name="T11">for</text:span><text:span text:style-name="T107"> </text:span><text:span text:style-name="T11">competitiveness</text:span><text:span text:style-name="T107"> </text:span><text:span text:style-name="T11">and</text:span><text:span text:style-name="T107"> </text:span><text:span text:style-name="T11">innovation.</text:span><text:span text:style-name="T107"> </text:span><text:span text:style-name="T13">Brussels:</text:span><text:span text:style-name="T130"> </text:span><text:span text:style-name="T13">European</text:span><text:span text:style-name="T130"> </text:span><text:span text:style-name="T13">Commission. </text:span><text:a xlink:type="simple" xlink:href="https://education.ec.europa.eu/sites/default/files/2025-03/STEM_Education_Strategic_Plan_COM_2025_89_1_EN_0.pdf" text:style-name="ListLabel_20_163" text:visited-style-name="ListLabel_20_163"><text:span text:style-name="T116">https://education.ec.europa.eu/sites/default/files/2025-03/STEM_Education_</text:span><text:span text:style-name="T116">Strategic_Plan_COM_2025_89_1_EN_0.pdf</text:span></text:a></text:p>
        <text:p text:style-name="P106" loext:marker-style-name="T13"/>
        <text:p text:style-name="P121">European<text:span text:style-name="T7"> </text:span>Commission<text:span text:style-name="T7"> </text:span>(2025e).<text:span text:style-name="T7"> </text:span><text:span text:style-name="T11">Monitoring</text:span><text:span text:style-name="T118"> </text:span><text:span text:style-name="T11">of</text:span><text:span text:style-name="T118"> </text:span><text:span text:style-name="T11">the</text:span><text:span text:style-name="T118"> </text:span><text:span text:style-name="T11">European</text:span><text:span text:style-name="T118"> </text:span><text:span text:style-name="T11">Declaration</text:span><text:span text:style-name="T118"> </text:span><text:span text:style-name="T11">on</text:span><text:span text:style-name="T118"> </text:span><text:span text:style-name="T11">Digital Rights and Principles</text:span>. Brussels: European Commission. <text:a xlink:type="simple" xlink:href="https://digital-strategy.ec.europa.eu/en/library/digital-decade-2025-declaration-digital-rights-and-principles-monitoring-report-2025" text:style-name="ListLabel_20_155" text:visited-style-name="ListLabel_20_155"><text:span text:style-name="T8">https://digital-strategy.</text:span></text:a><text:span text:style-name="T27"> </text:span><text:a xlink:type="simple" xlink:href="https://digital-strategy.ec.europa.eu/en/library/digital-decade-2025-declaration-digital-rights-and-principles-monitoring-report-2025" text:style-name="ListLabel_20_157" text:visited-style-name="ListLabel_20_157"><text:span text:style-name="T25">ec.europa.eu/en/library/digital-decade-2025-declaration-digital-rights-and-</text:span></text:a><text:span text:style-name="T29"> </text:span><text:a xlink:type="simple" xlink:href="https://digital-strategy.ec.europa.eu/en/library/digital-decade-2025-declaration-digital-rights-and-principles-monitoring-report-2025" text:style-name="ListLabel_20_157" text:visited-style-name="ListLabel_20_157"><text:span text:style-name="T25">principles-monitoring-report-2025</text:span></text:a></text:p>
        <text:p text:style-name="P86"/>
        <text:p text:style-name="P122">European<text:span text:style-name="T5"> </text:span>Commission<text:span text:style-name="T5"> </text:span>(2025f).<text:span text:style-name="T5"> </text:span><text:span text:style-name="T11">Communication:</text:span><text:span text:style-name="T12"> </text:span><text:span text:style-name="T11">Guidelines</text:span><text:span text:style-name="T12"> </text:span><text:span text:style-name="T11">on</text:span><text:span text:style-name="T12"> </text:span><text:span text:style-name="T11">the</text:span><text:span text:style-name="T12"> </text:span><text:span text:style-name="T11">definition</text:span><text:span text:style-name="T12"> </text:span><text:span text:style-name="T11">of</text:span><text:span text:style-name="T12"> </text:span><text:span text:style-name="T11">an artificial intelligence system established by Regulation (EU) 2024/1689 (AI Act). </text:span>Brussels: European Commission. <text:a xlink:type="simple" xlink:href="https://digital-strategy.ec.europa.eu/en/library/commission-publishes-guidelines-ai-system-definition-facilitate-first-ai-acts-rules-application" text:style-name="ListLabel_20_155" text:visited-style-name="ListLabel_20_155"><text:span text:style-name="T8">https://digital-strategy.ec.europa.eu/en/library/</text:span></text:a><text:span text:style-name="T27"> </text:span><text:a xlink:type="simple" xlink:href="https://digital-strategy.ec.europa.eu/en/library/commission-publishes-guidelines-ai-system-definition-facilitate-first-ai-acts-rules-application" text:style-name="ListLabel_20_157" text:visited-style-name="ListLabel_20_157"><text:span text:style-name="T25">commission-publishes-guidelines-ai-system-definition-facilitate-first-ai-acts-</text:span></text:a><text:span text:style-name="T29"> </text:span><text:a xlink:type="simple" xlink:href="https://digital-strategy.ec.europa.eu/en/library/commission-publishes-guidelines-ai-system-definition-facilitate-first-ai-acts-rules-application" text:style-name="ListLabel_20_157" text:visited-style-name="ListLabel_20_157"><text:span text:style-name="T25">rules-application</text:span></text:a></text:p>
        <text:p text:style-name="P86"/>
        <text:p text:style-name="P123">European Parliament (2024). <text:span text:style-name="T11">Regulation (EU) 2024/1689 of the European Parliament</text:span><text:span text:style-name="T118"> </text:span><text:span text:style-name="T11">and</text:span><text:span text:style-name="T118"> </text:span><text:span text:style-name="T11">of</text:span><text:span text:style-name="T118"> </text:span><text:span text:style-name="T11">the</text:span><text:span text:style-name="T118"> </text:span><text:span text:style-name="T11">Council</text:span><text:span text:style-name="T118"> </text:span><text:span text:style-name="T11">of</text:span><text:span text:style-name="T118"> </text:span><text:span text:style-name="T11">13</text:span><text:span text:style-name="T118"> </text:span><text:span text:style-name="T11">June</text:span><text:span text:style-name="T118"> </text:span><text:span text:style-name="T11">2024</text:span><text:span text:style-name="T118"> </text:span><text:span text:style-name="T11">laying</text:span><text:span text:style-name="T118"> </text:span><text:span text:style-name="T11">down</text:span><text:span text:style-name="T118"> </text:span><text:span text:style-name="T11">harmonised</text:span><text:span text:style-name="T118"> </text:span><text:span text:style-name="T11">rules on artificial intelligence and amending Regulations (EC) No 300/2008, (EU)</text:span><text:span text:style-name="T124"> </text:span><text:span text:style-name="T11">No 167/2013, (EU) No 168/2013, (EU) 2018/858, (EU) 2018/1139 and (EU) </text:span><text:span text:style-name="T131">2019/2144</text:span><text:span text:style-name="T132"> </text:span><text:span text:style-name="T131">and</text:span><text:span text:style-name="T132"> </text:span><text:span text:style-name="T131">Directives</text:span><text:span text:style-name="T132"> </text:span><text:span text:style-name="T131">2014/90/EU,</text:span><text:span text:style-name="T132"> </text:span><text:span text:style-name="T131">(EU)</text:span><text:span text:style-name="T132"> </text:span><text:span text:style-name="T131">2016/797</text:span><text:span text:style-name="T132"> </text:span><text:span text:style-name="T131">and</text:span><text:span text:style-name="T132"> </text:span><text:span text:style-name="T131">(EU)</text:span><text:span text:style-name="T132"> </text:span><text:span text:style-name="T131">2020/1828 (Artificial Intelligence Act). </text:span>Brussels: Official Journal of the European Union. <text:a xlink:type="simple" xlink:href="https://eur-lex.europa.eu/legal-content/EN/TXT/?uri=CELEX%3A32024R1689" text:style-name="ListLabel_20_157" text:visited-style-name="ListLabel_20_157"><text:span text:style-name="T25">https://eur-lex.europa.eu/legal-content/EN/TXT/?uri=CELEX:32024R1689</text:span></text:a></text:p>
        <text:p text:style-name="P86"/>
        <text:p text:style-name="P124" loext:marker-style-name="T102">Eurostat<text:span text:style-name="T5"> </text:span>(2025).<text:span text:style-name="T5"> </text:span><text:span text:style-name="T11">Statistics</text:span><text:span text:style-name="T12"> </text:span><text:span text:style-name="T11">explained:</text:span><text:span text:style-name="T12"> </text:span><text:span text:style-name="T11">ICT</text:span><text:span text:style-name="T12"> </text:span><text:span text:style-name="T11">specialists</text:span><text:span text:style-name="T12"> </text:span><text:span text:style-name="T11">in</text:span><text:span text:style-name="T12"> </text:span><text:span text:style-name="T11">employment.</text:span><text:span text:style-name="T12"> </text:span><text:span text:style-name="T13">(web</text:span><text:span text:style-name="T133"> </text:span><text:span text:style-name="T13">page) </text:span><text:a xlink:type="simple" xlink:href="https://ec.europa.eu/eurostat/statistics-explained/index.php?oldid=675865" text:style-name="ListLabel_20_163" text:visited-style-name="ListLabel_20_163"><text:span text:style-name="T116">https://ec.europa.eu/eurostat/statistics-explained/index.php?oldid=675865</text:span></text:a><text:span text:style-name="T128">).</text:span></text:p>
        <text:p text:style-name="P106" loext:marker-style-name="T13"/>
        <text:p text:style-name="P125"><text:span text:style-name="T100">Farias-Gaytan, S., Aguaded, I., &amp; Ramirez-Montoya, M. (2023). </text:span>Digital transformation and digital literacy in the context of complexity within higher education institutions: a systematic literature review. <text:span text:style-name="T11">Humanities and Social Sciences</text:span><text:span text:style-name="T97"> </text:span><text:span text:style-name="T11">Communications, 10(1). </text:span><text:a xlink:type="simple" xlink:href="https://doi.org/10.1057/s41599-023-01875-9" text:style-name="ListLabel_20_155" text:visited-style-name="ListLabel_20_155"><text:span text:style-name="T8">https://doi.org/10.1057/s41599-023-01875-9</text:span></text:a></text:p>
        <text:p text:style-name="P86"/>
        <text:p text:style-name="P93">Ferrari,<text:span text:style-name="T6"> </text:span>A.,<text:span text:style-name="T6"> </text:span>with<text:span text:style-name="T6"> </text:span>Punie,<text:span text:style-name="T6"> </text:span>Y.<text:span text:style-name="T6"> </text:span>and<text:span text:style-name="T6"> </text:span>Brecko,<text:span text:style-name="T6"> </text:span>B.,<text:span text:style-name="T6"> </text:span>editors.<text:span text:style-name="T6"> </text:span>(2013).<text:span text:style-name="T6"> </text:span><text:span text:style-name="T11">DIGCOMP:</text:span><text:span text:style-name="T110"> </text:span><text:span text:style-name="T11">A</text:span><text:span text:style-name="T110"> </text:span><text:span text:style-name="T11">Framework for Developing and Understanding Digital Competence in Europe</text:span>. EUR 26035, Luxembourg: Publications Office of the European Union. <text:a xlink:type="simple" xlink:href="https://publications.jrc.ec.europa.eu/repository/handle/JRC83167" text:style-name="ListLabel_20_155" text:visited-style-name="ListLabel_20_155"><text:span text:style-name="T8">https://publications.jrc.</text:span></text:a><text:span text:style-name="T27"> </text:span><text:a xlink:type="simple" xlink:href="https://publications.jrc.ec.europa.eu/repository/handle/JRC83167" text:style-name="ListLabel_20_157" text:visited-style-name="ListLabel_20_157"><text:span text:style-name="T25">ec.europa.eu/repository/handle/JRC83167</text:span></text:a></text:p>
        <text:p text:style-name="P93"/>
        <text:p text:style-name="P126">González-Mujico,<text:span text:style-name="T18"> </text:span>F.<text:span text:style-name="T18"> </text:span>(2024).<text:span text:style-name="T18"> </text:span>Measuring<text:span text:style-name="T18"> </text:span>student<text:span text:style-name="T18"> </text:span>and<text:span text:style-name="T18"> </text:span>educator<text:span text:style-name="T18"> </text:span>digital<text:span text:style-name="T18"> </text:span>competence beyond self-assessment: Developing and validating two rubric-based frameworks. <text:span text:style-name="T11">Educ Inf Technol 29</text:span>, 13299–13324. <text:a xlink:type="simple" xlink:href="https://doi.org/10.1007/s10639-023-12363-7" text:style-name="ListLabel_20_155" text:visited-style-name="ListLabel_20_155"><text:span text:style-name="T8">https://doi.org/10.1007/</text:span></text:a><text:a xlink:type="simple" xlink:href="https://doi.org/10.1007/s10639-023-12363-7" text:style-name="ListLabel_20_157" text:visited-style-name="ListLabel_20_157"><text:span text:style-name="T25">s10639-023-12363-7</text:span></text:a></text:p>
        <text:p text:style-name="P86"/>
        <text:p text:style-name="P127">Gonzalez-Vazquez,<text:span text:style-name="T6"> </text:span>I.,<text:span text:style-name="T6"> </text:span>Fernandez-Macias,<text:span text:style-name="T6"> </text:span>E.,<text:span text:style-name="T6"> </text:span>Wright,<text:span text:style-name="T6"> </text:span>S.,<text:span text:style-name="T6"> </text:span>&amp;<text:span text:style-name="T6"> </text:span>Villani,<text:span text:style-name="T6"> </text:span>D.<text:span text:style-name="T6"> </text:span>(2025).<text:span text:style-name="T6"> </text:span><text:span text:style-name="T11">Digital Monitoring, Algorithmic Management and the Platformisation of Work in Europe</text:span>. Luxembourg: Publications Office of the European Union. <text:a xlink:type="simple" xlink:href="https://publications.jrc.ec.europa.eu/repository/handle/JRC143072" text:style-name="ListLabel_20_155" text:visited-style-name="ListLabel_20_155"><text:span text:style-name="T8">https://publications.jrc.</text:span></text:a><text:span text:style-name="T27"> </text:span><text:a xlink:type="simple" xlink:href="https://publications.jrc.ec.europa.eu/repository/handle/JRC143072" text:style-name="ListLabel_20_157" text:visited-style-name="ListLabel_20_157"><text:span text:style-name="T25">ec.europa.eu/repository/handle/JRC143072</text:span></text:a></text:p>
        <text:p text:style-name="P86"/>
        <text:p text:style-name="P128">Helm, P., Bella, G., Koch, G., &amp; Giunchiglia, F. (2024). Diversity and language technology:<text:span text:style-name="T5"> </text:span>How<text:span text:style-name="T5"> </text:span>language<text:span text:style-name="T5"> </text:span>modelling<text:span text:style-name="T5"> </text:span>bias<text:span text:style-name="T5"> </text:span>causes<text:span text:style-name="T5"> </text:span>epistemic<text:span text:style-name="T5"> </text:span>injustice.<text:span text:style-name="T5"> </text:span><text:span text:style-name="T11">Ethics</text:span><text:span text:style-name="T12"> </text:span><text:span text:style-name="T11">and Information Technology, 26 (8). </text:span><text:a xlink:type="simple" xlink:href="https://doi.org/10.1007/s10676-023-09742-6" text:style-name="ListLabel_20_155" text:visited-style-name="ListLabel_20_155"><text:span text:style-name="T8">https://doi.org/10.1007/s10676-023-09742-6</text:span></text:a></text:p>
        <text:p text:style-name="P86"/>
        <text:p text:style-name="P129">Kluzer,<text:span text:style-name="T20"> </text:span>S.,<text:span text:style-name="T20"> </text:span>Centeno,<text:span text:style-name="T20"> </text:span>C.<text:span text:style-name="T20"> </text:span>and<text:span text:style-name="T20"> </text:span>O’Keeffe,<text:span text:style-name="T20"> </text:span>W.<text:span text:style-name="T20"> </text:span>(2020).<text:span text:style-name="T20"> </text:span><text:span text:style-name="T11">DigComp</text:span><text:span text:style-name="T134"> </text:span><text:span text:style-name="T11">at</text:span><text:span text:style-name="T134"> </text:span><text:span text:style-name="T11">Work</text:span>.<text:span text:style-name="T20"> </text:span>Luxembourg: Publications<text:span text:style-name="T20"> </text:span>Office<text:span text:style-name="T20"> </text:span>of<text:span text:style-name="T20"> </text:span>the<text:span text:style-name="T20"> </text:span>European<text:span text:style-name="T20"> </text:span>Union.<text:span text:style-name="T20"> </text:span><text:a xlink:type="simple" xlink:href="https://publications.jrc.ec.europa.eu/repository/handle/JRC120376" text:style-name="ListLabel_20_155" text:visited-style-name="ListLabel_20_155"><text:span text:style-name="T8">https://publications.jrc.ec.europa.eu/</text:span></text:a><text:span text:style-name="T27"> </text:span><text:a xlink:type="simple" xlink:href="https://publications.jrc.ec.europa.eu/repository/handle/JRC120376" text:style-name="ListLabel_20_157" text:visited-style-name="ListLabel_20_157"><text:span text:style-name="T25">repository/handle/JRC120376</text:span></text:a></text:p>
        <text:p text:style-name="P86"/>
        <text:p text:style-name="P130">International Test Commission and Association of Test Publishers (2022). <text:span text:style-name="T11">Guidelines for technology-based assessment (version 1.1). </text:span>Hempstead: International<text:span text:style-name="T18"> </text:span>Test<text:span text:style-name="T18"> </text:span>Commission<text:span text:style-name="T18"> </text:span>and<text:span text:style-name="T18"> </text:span>Pennsylvania:<text:span text:style-name="T18"> </text:span>Association<text:span text:style-name="T18"> </text:span>of<text:span text:style-name="T18"> </text:span>Test<text:span text:style-name="T18"> </text:span>Publishers. <text:a xlink:type="simple" xlink:href="https://www.testpublishers.org/assets/Guidelines%20for%20Technology-Based%20Assessment%20v2022.11.08.pdf" text:style-name="ListLabel_20_157" text:visited-style-name="ListLabel_20_157"><text:span text:style-name="T25">https://www.testpublishers.org/assets/Guidelines%20for%20Technology-</text:span><text:span text:style-name="T25">Based%20Assessment%20v2022.11.08.pdf</text:span></text:a></text:p>
        <text:p text:style-name="P86"><text:soft-page-break/></text:p>
        <text:p text:style-name="P127">Irvine, J. (2021). Taxonomies in Education: Overview, Comparison, and Future Directions.<text:span text:style-name="T6"> </text:span><text:span text:style-name="T11">Journal</text:span><text:span text:style-name="T110"> </text:span><text:span text:style-name="T11">of</text:span><text:span text:style-name="T110"> </text:span><text:span text:style-name="T11">Education</text:span><text:span text:style-name="T110"> </text:span><text:span text:style-name="T11">and</text:span><text:span text:style-name="T110"> </text:span><text:span text:style-name="T11">Development,</text:span><text:span text:style-name="T110"> </text:span><text:span text:style-name="T11">5(2).</text:span><text:span text:style-name="T110"> </text:span><text:a xlink:type="simple" xlink:href="https://doi.org/10.20849/jed.v5i2.898" text:style-name="ListLabel_20_155" text:visited-style-name="ListLabel_20_155"><text:span text:style-name="T8">https://doi.org/10.20849/</text:span></text:a><text:span text:style-name="T27"> </text:span><text:a xlink:type="simple" xlink:href="https://doi.org/10.20849/jed.v5i2.898" text:style-name="ListLabel_20_157" text:visited-style-name="ListLabel_20_157"><text:span text:style-name="T25">jed.v5i2.898</text:span></text:a></text:p>
        <text:p text:style-name="P86"/>
        <text:p text:style-name="P131">ITU<text:span text:style-name="T6"> </text:span>(2022).<text:span text:style-name="T6"> </text:span><text:span text:style-name="T11">Achieving</text:span><text:span text:style-name="T110"> </text:span><text:span text:style-name="T11">universal</text:span><text:span text:style-name="T110"> </text:span><text:span text:style-name="T11">and</text:span><text:span text:style-name="T110"> </text:span><text:span text:style-name="T11">meaningful</text:span><text:span text:style-name="T110"> </text:span><text:span text:style-name="T11">connectivity:</text:span><text:span text:style-name="T110"> </text:span><text:span text:style-name="T11">Setting a baseline and targets for 2030</text:span>. Geneva: ITU. <text:a xlink:type="simple" xlink:href="https://www.itu.int/itu-d/meetings/statistics/wp-content/uploads/sites/8/2022/04/UniversalMeaningfulDigitalConnectivityTargets2030_BackgroundPaper.pdf" text:style-name="ListLabel_20_155" text:visited-style-name="ListLabel_20_155"><text:span text:style-name="T8">https://www.itu.int/</text:span></text:a><text:a xlink:type="simple" xlink:href="https://www.itu.int/itu-d/meetings/statistics/wp-content/uploads/sites/8/2022/04/UniversalMeaningfulDigitalConnectivityTargets2030_BackgroundPaper.pdf" text:style-name="ListLabel_20_157" text:visited-style-name="ListLabel_20_157"><text:span text:style-name="T25">itu-d/meetings/statistics/wp-content/uploads/sites/8/2022/04/</text:span></text:a><text:span text:style-name="T29"> </text:span><text:a xlink:type="simple" xlink:href="https://www.itu.int/itu-d/meetings/statistics/wp-content/uploads/sites/8/2022/04/UniversalMeaningfulDigitalConnectivityTargets2030_BackgroundPaper.pdf" text:style-name="ListLabel_20_157" text:visited-style-name="ListLabel_20_157"><text:span text:style-name="T25">niversalMeaningfulDigitalConnectivityTargets2030_BackgroundPaper.pdf</text:span></text:a></text:p>
        <text:p text:style-name="P86"/>
        <text:p text:style-name="P88"><text:span text:style-name="T7">Lewandowsky,</text:span><text:span text:style-name="T26"> </text:span><text:span text:style-name="T7">S.,</text:span><text:span text:style-name="T26"> </text:span><text:span text:style-name="T7">Smillie,</text:span><text:span text:style-name="T26"> </text:span><text:span text:style-name="T7">L.,</text:span><text:span text:style-name="T26"> </text:span><text:span text:style-name="T7">Garcia,</text:span><text:span text:style-name="T26"> </text:span><text:span text:style-name="T7">D.,</text:span><text:span text:style-name="T26"> </text:span><text:span text:style-name="T7">Hertwig,</text:span><text:span text:style-name="T28"> </text:span><text:span text:style-name="T7">R.,</text:span><text:span text:style-name="T26"> </text:span><text:span text:style-name="T7">Weatherall,</text:span><text:span text:style-name="T26"> </text:span><text:span text:style-name="T7">J.,</text:span><text:span text:style-name="T26"> </text:span><text:span text:style-name="T7">Egidy,</text:span><text:span text:style-name="T26"> </text:span><text:span text:style-name="T7">S.,</text:span><text:span text:style-name="T26"> </text:span><text:span text:style-name="T7">Robertson, </text:span><text:span text:style-name="T1">R.E.,</text:span><text:span text:style-name="T22"> </text:span><text:span text:style-name="T1">O’Connor,</text:span><text:span text:style-name="T22"> </text:span><text:span text:style-name="T1">C.,</text:span><text:span text:style-name="T22"> </text:span><text:span text:style-name="T1">Kozyreva,</text:span><text:span text:style-name="T22"> </text:span><text:span text:style-name="T1">A.,</text:span><text:span text:style-name="T22"> </text:span><text:span text:style-name="T1">Lorenz-Spreen,</text:span><text:span text:style-name="T22"> </text:span><text:span text:style-name="T1">P.,</text:span><text:span text:style-name="T19"> </text:span><text:span text:style-name="T1">Blaschke,</text:span><text:span text:style-name="T22"> </text:span><text:span text:style-name="T1">Y.,</text:span><text:span text:style-name="T22"> </text:span><text:span text:style-name="T1">&amp;</text:span><text:span text:style-name="T22"> </text:span><text:span text:style-name="T1">Leiser,</text:span><text:span text:style-name="T22"> </text:span><text:span text:style-name="T1">M.</text:span><text:span text:style-name="T22"> </text:span><text:span text:style-name="T1">(2020). </text:span><text:span text:style-name="T118">Technology</text:span><text:span text:style-name="T119"> </text:span><text:span text:style-name="T118">and</text:span><text:span text:style-name="T119"> </text:span><text:span text:style-name="T118">democracy:</text:span><text:span text:style-name="T119"> </text:span><text:span text:style-name="T118">Understanding</text:span><text:span text:style-name="T119"> </text:span><text:span text:style-name="T118">the</text:span><text:span text:style-name="T119"> </text:span><text:span text:style-name="T118">influence</text:span><text:span text:style-name="T119"> </text:span><text:span text:style-name="T118">of</text:span><text:span text:style-name="T111"> </text:span><text:span text:style-name="T118">online</text:span><text:span text:style-name="T119"> </text:span><text:span text:style-name="T118">technologies</text:span><text:span text:style-name="T119"> </text:span><text:span text:style-name="T118">on </text:span><text:span text:style-name="T97">political</text:span><text:span text:style-name="T105"> </text:span><text:span text:style-name="T97">behaviour</text:span><text:span text:style-name="T105"> </text:span><text:span text:style-name="T97">and</text:span><text:span text:style-name="T105"> </text:span><text:span text:style-name="T97">decision-making</text:span><text:span text:style-name="T1">,</text:span><text:span text:style-name="T22"> </text:span><text:span text:style-name="T1">Luxembourg:</text:span><text:span text:style-name="T22"> </text:span><text:span text:style-name="T1">Publications</text:span><text:span text:style-name="T22"> </text:span><text:span text:style-name="T1">Office</text:span><text:span text:style-name="T19"> </text:span><text:span text:style-name="T1">of</text:span><text:span text:style-name="T22"> </text:span><text:span text:style-name="T1">the </text:span><text:span text:style-name="T6">European</text:span><text:span text:style-name="T135"> </text:span><text:span text:style-name="T6">Union.</text:span><text:span text:style-name="T136"> </text:span><text:a xlink:type="simple" xlink:href="https://publications.jrc.ec.europa.eu/repository/handle/JRC122023" text:style-name="ListLabel_20_165" text:visited-style-name="ListLabel_20_165"><text:span text:style-name="T137">https://publications.jrc.ec.europa.eu/repository/handle/JRC122023</text:span></text:a></text:p>
        <text:p text:style-name="P132">Li, F., Wang, X., He, X., Cheng, L., &amp; Wang, Y. (2022). The effectiveness of unplugged activities and programming exercises in computational thinking education:<text:span text:style-name="T18"> </text:span>A<text:span text:style-name="T18"> </text:span>Meta-analysis<text:span text:style-name="T11">.</text:span><text:span text:style-name="T107"> </text:span><text:span text:style-name="T11">Education</text:span><text:span text:style-name="T107"> </text:span><text:span text:style-name="T11">and</text:span><text:span text:style-name="T107"> </text:span><text:span text:style-name="T11">Information</text:span><text:span text:style-name="T107"> </text:span><text:span text:style-name="T11">Technologies,</text:span><text:span text:style-name="T107"> </text:span><text:span text:style-name="T11">27(6), </text:span>7993–8013. <text:a xlink:type="simple" xlink:href="https://doi.org/10.1007/s10639-022-10915-x" text:style-name="ListLabel_20_155" text:visited-style-name="ListLabel_20_155"><text:span text:style-name="T8">https://doi.org/10.1007/s10639-022-10915-x</text:span></text:a></text:p>
        <text:p text:style-name="P86"/>
        <text:p text:style-name="P133">Long, D., &amp; Magerko, B. (2020). What is AI literacy? Competences and design considerations.<text:span text:style-name="T7"> </text:span>In<text:span text:style-name="T7"> </text:span><text:span text:style-name="T11">CHI</text:span><text:span text:style-name="T118"> </text:span><text:span text:style-name="T11">2020</text:span><text:span text:style-name="T118"> </text:span><text:span text:style-name="T11">-</text:span><text:span text:style-name="T118"> </text:span><text:span text:style-name="T11">Proceedings</text:span><text:span text:style-name="T118"> </text:span><text:span text:style-name="T11">of</text:span><text:span text:style-name="T118"> </text:span><text:span text:style-name="T11">the</text:span><text:span text:style-name="T118"> </text:span><text:span text:style-name="T11">2020</text:span><text:span text:style-name="T118"> </text:span><text:span text:style-name="T11">CHI</text:span><text:span text:style-name="T118"> </text:span><text:span text:style-name="T11">Conference</text:span><text:span text:style-name="T118"> </text:span><text:span text:style-name="T11">on</text:span><text:span text:style-name="T118"> </text:span><text:span text:style-name="T11">Human Factors</text:span><text:span text:style-name="T110"> </text:span><text:span text:style-name="T11">in</text:span><text:span text:style-name="T110"> </text:span><text:span text:style-name="T11">Computing</text:span><text:span text:style-name="T110"> </text:span><text:span text:style-name="T11">Systems</text:span><text:span text:style-name="T110"> </text:span><text:span text:style-name="T11">Article</text:span><text:span text:style-name="T110"> </text:span><text:span text:style-name="T11">3376727</text:span><text:span text:style-name="T110"> </text:span>(Conference<text:span text:style-name="T6"> </text:span>on<text:span text:style-name="T6"> </text:span>Human<text:span text:style-name="T6"> </text:span>Factors<text:span text:style-name="T6"> </text:span>in Computing<text:span text:style-name="T5"> </text:span>Systems<text:span text:style-name="T5"> </text:span>-<text:span text:style-name="T5"> </text:span>Proceedings).<text:span text:style-name="T5"> </text:span>Association<text:span text:style-name="T5"> </text:span>for<text:span text:style-name="T5"> </text:span>Computing<text:span text:style-name="T5"> </text:span>Machinery.<text:span text:style-name="T5"> </text:span><text:a xlink:type="simple" xlink:href="https://doi.org/10.1145/3313831.3376727" text:style-name="ListLabel_20_155" text:visited-style-name="ListLabel_20_155"><text:span text:style-name="T8">https://</text:span></text:a><text:a xlink:type="simple" xlink:href="https://doi.org/10.1145/3313831.3376727" text:style-name="ListLabel_20_157" text:visited-style-name="ListLabel_20_157"><text:span text:style-name="T25">doi.org/10.1145/3313831.3376727</text:span></text:a></text:p>
        <text:p text:style-name="P86"/>
        <text:p text:style-name="P134">Miao,<text:span text:style-name="T5"> F., Shiohira, K., &amp; Lao, N. (2024). AI competency framework for students. Paris: UNESCO. https://unesdoc.unesco.org/ark:/48223/pf0000391105</text:span></text:p>
        <text:p text:style-name="P86"/>
        <text:p text:style-name="P135">Mills, K., Ruiz, P., Lee, K., Coenraad, M., Fusco, J., Roschelle, J. &amp; Weisgrau, J. (2024). <text:span text:style-name="T11">AI Literacy: A Framework to Understand, Evaluate, and Use Emerging Technology.</text:span><text:span text:style-name="T112"> </text:span>Washington:<text:span text:style-name="T17"> </text:span>Digital<text:span text:style-name="T17"> </text:span>Promise.<text:span text:style-name="T17"> </text:span><text:a xlink:type="simple" xlink:href="https://digitalpromise.dspacedirect.org/items/6d15adcd-5a84-47fa-b6d0-1310154eee02" text:style-name="ListLabel_20_155" text:visited-style-name="ListLabel_20_155"><text:span text:style-name="T8">https://digitalpromise.dspacedirect.org/</text:span></text:a><text:span text:style-name="T27"> </text:span><text:a xlink:type="simple" xlink:href="https://digitalpromise.dspacedirect.org/items/6d15adcd-5a84-47fa-b6d0-1310154eee02" text:style-name="ListLabel_20_157" text:visited-style-name="ListLabel_20_157"><text:span text:style-name="T25">items/6d15adcd-5a84-47fa-b6d0-1310154eee02</text:span></text:a></text:p>
        <text:p text:style-name="P86"/>
        <text:p text:style-name="P136">Morris,<text:span text:style-name="T5"> </text:span>T.<text:span text:style-name="T5"> </text:span>H.<text:span text:style-name="T5"> </text:span>(2023).<text:span text:style-name="T5"> </text:span>Four<text:span text:style-name="T5"> </text:span>Dimensions<text:span text:style-name="T5"> </text:span>of<text:span text:style-name="T5"> </text:span>Self-Directed<text:span text:style-name="T5"> </text:span>Learning:<text:span text:style-name="T5"> </text:span>A<text:span text:style-name="T5"> </text:span>Fundamental Meta-Competence<text:span text:style-name="T1"> </text:span>in<text:span text:style-name="T1"> </text:span>a<text:span text:style-name="T1"> </text:span>Changing<text:span text:style-name="T1"> </text:span>World.<text:span text:style-name="T9"> </text:span><text:span text:style-name="T11">Adult</text:span><text:span text:style-name="T97"> </text:span><text:span text:style-name="T11">Education</text:span><text:span text:style-name="T97"> </text:span><text:span text:style-name="T11">Quarterly,</text:span><text:span text:style-name="T97"> </text:span><text:span text:style-name="T11">74(3)</text:span>,<text:span text:style-name="T9"> </text:span><text:span text:style-name="T7">236-</text:span>254. <text:a xlink:type="simple" xlink:href="https://doi.org/10.1177/07417136231217453" text:style-name="ListLabel_20_157" text:visited-style-name="ListLabel_20_157"><text:span text:style-name="T25">https://doi.org/10.1177/07417136231217453</text:span></text:a></text:p>
        <text:p text:style-name="P89"/>
        <text:p text:style-name="P137">Morte-Nadal, T., Esteban-Navarro, M.Á. (2025). Recommendations for digital inclusion<text:span text:style-name="T10"> </text:span>in<text:span text:style-name="T10"> </text:span>the<text:span text:style-name="T10"> </text:span>use<text:span text:style-name="T10"> </text:span>of<text:span text:style-name="T10"> </text:span>European<text:span text:style-name="T10"> </text:span>digital<text:span text:style-name="T10"> </text:span>public<text:span text:style-name="T10"> </text:span>services.<text:span text:style-name="T10"> </text:span><text:span text:style-name="T11">Humanit</text:span><text:span text:style-name="T138"> </text:span><text:span text:style-name="T11">Soc</text:span><text:span text:style-name="T138"> </text:span><text:span text:style-name="T11">Sci</text:span><text:span text:style-name="T138"> </text:span><text:span text:style-name="T11">Commun, 12, </text:span>273. <text:a xlink:type="simple" xlink:href="https://doi.org/10.1057/s41599-025-04576-7" text:style-name="ListLabel_20_155" text:visited-style-name="ListLabel_20_155"><text:span text:style-name="T8">https://doi.org/10.1057/s41599-025-04576-7</text:span></text:a></text:p>
        <text:p text:style-name="P86"/>
        <text:p text:style-name="P138" loext:marker-style-name="T102">Nárosy,<text:span text:style-name="T18"> </text:span>T.,<text:span text:style-name="T18"> </text:span>Schmölz,<text:span text:style-name="T18"> </text:span>A.,<text:span text:style-name="T18"> </text:span>Proinger,<text:span text:style-name="T18"> </text:span>J.,<text:span text:style-name="T18"> </text:span>&amp;<text:span text:style-name="T18"> </text:span>Domany-Funtan,<text:span text:style-name="T18"> </text:span>U.<text:span text:style-name="T18"> </text:span>(2022):<text:span text:style-name="T18"> </text:span>Digitales Kompetenzmodell für Österreich. <text:span text:style-name="T102">DigComp 2.3 AT</text:span><text:span text:style-name="T139">. Medienimpulse, 60(4). </text:span><text:a xlink:type="simple" xlink:href="http://www.doi.org/10.21243/mi-04-22-23" text:style-name="ListLabel_20_166" text:visited-style-name="ListLabel_20_166"><text:span text:style-name="T140">www.doi.org/10.21243/mi-04-22-23</text:span></text:a><text:span text:style-name="T141"> </text:span><text:span text:style-name="T102">(EN: </text:span><text:a xlink:type="simple" xlink:href="https://f4i.hbox.at/index.php/s/4gN4p3j3Bb33GyH" text:style-name="ListLabel_20_166" text:visited-style-name="ListLabel_20_166"><text:span text:style-name="T140">https://f4i.hbox.at/index.php/</text:span></text:a><text:span text:style-name="T141"> </text:span><text:a xlink:type="simple" xlink:href="https://f4i.hbox.at/index.php/s/4gN4p3j3Bb33GyH" text:style-name="ListLabel_20_167" text:visited-style-name="ListLabel_20_167"><text:span text:style-name="T142">s/4gN4p3j3Bb33GyH</text:span></text:a><text:span text:style-name="T143">)</text:span></text:p>
        <text:p text:style-name="P139" loext:marker-style-name="T102"/>
        <text:p text:style-name="P140"><text:span text:style-name="T102">Ng, D.T., Leung, J.K., Chu, S.K., &amp; Qiao, M.S. (2021). </text:span>Conceptualizing AI literacy:<text:span text:style-name="T34"> </text:span>An<text:span text:style-name="T6"> </text:span>exploratory<text:span text:style-name="T6"> </text:span>review.<text:span text:style-name="T6"> </text:span><text:span text:style-name="T11">Computers</text:span><text:span text:style-name="T110"> </text:span><text:span text:style-name="T11">and</text:span><text:span text:style-name="T110"> </text:span><text:span text:style-name="T11">Education:</text:span><text:span text:style-name="T110"> </text:span><text:span text:style-name="T11">Artificial</text:span><text:span text:style-name="T110"> </text:span><text:span text:style-name="T11">Intelligence,</text:span><text:span text:style-name="T110"> </text:span><text:span text:style-name="T11">2.</text:span><text:span text:style-name="T110"> </text:span><text:a xlink:type="simple" xlink:href="https://www.sciencedirect.com/science/article/pii/S2666920X21000357" text:style-name="ListLabel_20_155" text:visited-style-name="ListLabel_20_155"><text:span text:style-name="T8">https://</text:span></text:a><text:span text:style-name="T27"> </text:span><text:a xlink:type="simple" xlink:href="https://www.sciencedirect.com/science/article/pii/S2666920X21000357" text:style-name="ListLabel_20_157" text:visited-style-name="ListLabel_20_157"><text:span text:style-name="T25">www.sciencedirect.com/science/article/pii/S2666920X21000357</text:span></text:a></text:p>
        <text:p text:style-name="Standard"/>
        <text:p text:style-name="P141">OECD<text:span text:style-name="T5"> </text:span>(2025).<text:span text:style-name="T5"> </text:span><text:span text:style-name="T11">Empowering</text:span><text:span text:style-name="T12"> </text:span><text:span text:style-name="T11">learners</text:span><text:span text:style-name="T12"> </text:span><text:span text:style-name="T11">for</text:span><text:span text:style-name="T12"> </text:span><text:span text:style-name="T11">the</text:span><text:span text:style-name="T12"> </text:span><text:span text:style-name="T11">age</text:span><text:span text:style-name="T12"> </text:span><text:span text:style-name="T11">of</text:span><text:span text:style-name="T12"> </text:span><text:span text:style-name="T11">AI:</text:span><text:span text:style-name="T12"> </text:span><text:span text:style-name="T11">An</text:span><text:span text:style-name="T12"> </text:span><text:span text:style-name="T11">AI</text:span><text:span text:style-name="T12"> </text:span><text:span text:style-name="T11">literacy</text:span><text:span text:style-name="T12"> </text:span><text:span text:style-name="T11">framework for primary and secondary education (review draft). </text:span>Paris: OECD Publishing. <text:a xlink:type="simple" xlink:href="https://ailiteracyframework.org/wp-content/uploads/2025/05/AILitFramework_ReviewDraft.pdf" text:style-name="ListLabel_20_157" text:visited-style-name="ListLabel_20_157"><text:span text:style-name="T25">https://ailiteracyframework.org/wp-content/uploads/2025/05/AILitFramework_</text:span></text:a><text:span text:style-name="T29"> </text:span><text:a xlink:type="simple" xlink:href="https://ailiteracyframework.org/wp-content/uploads/2025/05/AILitFramework_ReviewDraft.pdf" text:style-name="ListLabel_20_157" text:visited-style-name="ListLabel_20_157"><text:span text:style-name="T25">ReviewDraft.pdf</text:span></text:a></text:p>
        <text:p text:style-name="P86"/>
        <text:p text:style-name="P142"><text:soft-page-break/><text:span text:style-name="T100">Onesi-Ozigagun,</text:span><text:span text:style-name="T109"> </text:span><text:span text:style-name="T100">N.</text:span><text:span text:style-name="T144"> </text:span><text:span text:style-name="T100">O.,</text:span><text:span text:style-name="T144"> </text:span><text:span text:style-name="T100">Ololade,</text:span><text:span text:style-name="T144"> </text:span><text:span text:style-name="T100">N.</text:span><text:span text:style-name="T144"> </text:span><text:span text:style-name="T100">Y.</text:span><text:span text:style-name="T144"> </text:span><text:span text:style-name="T100">J.,</text:span><text:span text:style-name="T144"> </text:span><text:span text:style-name="T100">Eyo-Udo,</text:span><text:span text:style-name="T109"> </text:span><text:span text:style-name="T100">N.</text:span><text:span text:style-name="T144"> </text:span><text:span text:style-name="T100">N.</text:span><text:span text:style-name="T144"> </text:span><text:span text:style-name="T100">L.,</text:span><text:span text:style-name="T144"> </text:span><text:span text:style-name="T100">&amp;</text:span><text:span text:style-name="T144"> </text:span><text:span text:style-name="T100">Ogundipe,</text:span><text:span text:style-name="T144"> </text:span><text:span text:style-name="T100">N.</text:span><text:span text:style-name="T144"> </text:span><text:span text:style-name="T104">D.</text:span>O. (2024). Revolutionizing education through AI: A comprehensive review of enhancing<text:span text:style-name="T5"> </text:span>learning<text:span text:style-name="T5"> </text:span>experiences.<text:span text:style-name="T5"> </text:span><text:span text:style-name="T11">International</text:span><text:span text:style-name="T12"> </text:span><text:span text:style-name="T11">Journal</text:span><text:span text:style-name="T12"> </text:span><text:span text:style-name="T11">of</text:span><text:span text:style-name="T12"> </text:span><text:span text:style-name="T11">Applied</text:span><text:span text:style-name="T12"> </text:span><text:span text:style-name="T11">Research</text:span><text:span text:style-name="T12"> </text:span><text:span text:style-name="T11">in Social Sciences, 6(4)</text:span>, 589–607. <text:a xlink:type="simple" xlink:href="https://doi.org/10.51594/ijarss.v6i4.1011" text:style-name="ListLabel_20_155" text:visited-style-name="ListLabel_20_155"><text:span text:style-name="T8">https://doi.org/10.51594/ijarss.v6i4.1011</text:span></text:a></text:p>
        <text:p text:style-name="P86"/>
        <text:p text:style-name="P143"><text:span text:style-name="T100">Pakhnenko, O., Yarovenko, H., Semenog, A., Mordan, Y., &amp; Tarasenko, O. (2025). </text:span>Uncovering<text:span text:style-name="T6"> </text:span>patterns<text:span text:style-name="T6"> </text:span>of<text:span text:style-name="T6"> </text:span>digital<text:span text:style-name="T6"> </text:span>transformation<text:span text:style-name="T6"> </text:span>of<text:span text:style-name="T6"> </text:span>European<text:span text:style-name="T6"> </text:span>economies<text:span text:style-name="T6"> </text:span>using<text:span text:style-name="T6"> </text:span>self- organising maps. <text:span text:style-name="T11">Problems and Perspectives in Management, 23(3)</text:span>, 581-596. <text:a xlink:type="simple" xlink:href="http://dx.doi.org/10.21511/ppm.23(3).2025.42" text:style-name="ListLabel_20_157" text:visited-style-name="ListLabel_20_157"><text:span text:style-name="T25">http://dx.doi.org/10.21511/ppm.23(3).2025.42</text:span></text:a></text:p>
        <text:p text:style-name="P86"/>
        <text:p text:style-name="P144">Pouliakas, K., Santangelo, G. &amp; Dupire, P. (2025). Are artificial intelligence skills a<text:span text:style-name="T10"> </text:span>reward<text:span text:style-name="T7"> </text:span>or<text:span text:style-name="T10"> </text:span>a<text:span text:style-name="T7"> </text:span>gamble?<text:span text:style-name="T10"> </text:span>Deconstructing<text:span text:style-name="T7"> </text:span>the<text:span text:style-name="T7"> </text:span>AI<text:span text:style-name="T7"> </text:span>wage<text:span text:style-name="T7"> </text:span>premium<text:span text:style-name="T7"> </text:span>in<text:span text:style-name="T7"> </text:span>Europe.<text:span text:style-name="T7"> </text:span><text:span text:style-name="T11">Eurasian Bus Rev. </text:span><text:a xlink:type="simple" xlink:href="https://doi.org/10.1007/s40821-025-00302-0" text:style-name="ListLabel_20_155" text:visited-style-name="ListLabel_20_155"><text:span text:style-name="T8">https://doi.org/10.1007/s40821-025-00302-0</text:span></text:a></text:p>
        <text:p text:style-name="P86"/>
        <text:p text:style-name="P145">Rehm,<text:span text:style-name="T10"> </text:span>G.,<text:span text:style-name="T10"> </text:span>&amp;<text:span text:style-name="T10"> </text:span>Way,<text:span text:style-name="T10"> </text:span>A.<text:span text:style-name="T10"> </text:span>(2023).<text:span text:style-name="T10"> </text:span><text:span text:style-name="T11">European</text:span><text:span text:style-name="T138"> </text:span><text:span text:style-name="T11">language</text:span><text:span text:style-name="T138"> </text:span><text:span text:style-name="T11">equality:</text:span><text:span text:style-name="T138"> </text:span><text:span text:style-name="T11">A</text:span><text:span text:style-name="T138"> </text:span><text:span text:style-name="T11">strategic</text:span><text:span text:style-name="T138"> </text:span><text:span text:style-name="T11">agenda</text:span><text:span text:style-name="T138"> </text:span><text:span text:style-name="T11">for digital</text:span><text:span text:style-name="T134"> </text:span><text:span text:style-name="T11">language</text:span><text:span text:style-name="T134"> </text:span><text:span text:style-name="T11">equality.</text:span><text:span text:style-name="T134"> </text:span>Springer<text:span text:style-name="T20"> </text:span>International<text:span text:style-name="T20"> </text:span>Publishing.<text:span text:style-name="T20"> </text:span><text:a xlink:type="simple" xlink:href="https://library.oapen.org/handle/20.500.12657/63568" text:style-name="ListLabel_20_155" text:visited-style-name="ListLabel_20_155"><text:span text:style-name="T8">https://library.oapen.</text:span></text:a><text:span text:style-name="T27"> </text:span><text:a xlink:type="simple" xlink:href="https://library.oapen.org/handle/20.500.12657/63568" text:style-name="ListLabel_20_157" text:visited-style-name="ListLabel_20_157"><text:span text:style-name="T25">org/handle/20.500.12657/63568</text:span></text:a></text:p>
        <text:p text:style-name="P86"/>
        <text:p text:style-name="Text_20_body">Stalmach,<text:span text:style-name="T1"> </text:span>A.,<text:span text:style-name="T9"> </text:span>D’Elia,<text:span text:style-name="T1"> </text:span>P.,<text:span text:style-name="T9"> </text:span>Di<text:span text:style-name="T9"> </text:span>Sano,<text:span text:style-name="T1"> </text:span>S.,<text:span text:style-name="T9"> </text:span>&amp;<text:span text:style-name="T1"> </text:span>Casale,<text:span text:style-name="T9"> </text:span>G.<text:span text:style-name="T9"> </text:span>(2023).<text:span text:style-name="T1"> </text:span>Digital<text:span text:style-name="T9"> </text:span>Learning<text:span text:style-name="T9"> </text:span><text:span text:style-name="T5">and </text:span>Self-Regulation<text:span text:style-name="T5"> </text:span>in<text:span text:style-name="T5"> </text:span>Students<text:span text:style-name="T5"> </text:span>with<text:span text:style-name="T5"> </text:span>Special<text:span text:style-name="T5"> </text:span>Educational<text:span text:style-name="T5"> </text:span>Needs:<text:span text:style-name="T5"> </text:span>A<text:span text:style-name="T5"> </text:span>Systematic<text:span text:style-name="T5"> </text:span>Review of Current Research and Future Directions. <text:span text:style-name="T11">Education Sciences, 13(10), </text:span>1051. <text:a xlink:type="simple" xlink:href="https://doi.org/10.3390/educsci13101051" text:style-name="ListLabel_20_157" text:visited-style-name="ListLabel_20_157"><text:span text:style-name="T25">https://doi.org/10.3390/educsci13101051</text:span></text:a></text:p>
        <text:p text:style-name="P86"/>
        <text:p text:style-name="P146">Țarcă, V., Luca, F.-A., &amp; Țarcă, E. (2024). The Digital Edge: Skills That Matter in<text:span text:style-name="T34"> </text:span>the<text:span text:style-name="T5"> </text:span>European<text:span text:style-name="T5"> </text:span>Labour<text:span text:style-name="T5"> </text:span>Market<text:span text:style-name="T5"> </text:span>after<text:span text:style-name="T5"> </text:span>COVID-19.<text:span text:style-name="T5"> </text:span><text:span text:style-name="T131">Economies,</text:span><text:span text:style-name="T132"> </text:span><text:span text:style-name="T131">12(10),</text:span><text:span text:style-name="T132"> </text:span><text:span text:style-name="T13">273.</text:span><text:span text:style-name="T133"> </text:span><text:a xlink:type="simple" xlink:href="https://doi.org/10.3390/economies12100273" text:style-name="ListLabel_20_162" text:visited-style-name="ListLabel_20_162"><text:span text:style-name="T114">https://doi.</text:span></text:a><text:a xlink:type="simple" xlink:href="https://doi.org/10.3390/economies12100273" text:style-name="ListLabel_20_163" text:visited-style-name="ListLabel_20_163"><text:span text:style-name="T116">org/10.3390/economies12100273</text:span></text:a></text:p>
        <text:p text:style-name="P106" loext:marker-style-name="T13"/>
        <text:p text:style-name="P147"><text:span text:style-name="T13">Touretzky, D., Gardner-McCune, C., Martin, F., &amp; Seehorn, D. (2019). </text:span>Envisioning AI for K-12: What Should Every Child Know about AI? <text:span text:style-name="T11">Proceedings of the AAAI Conference</text:span><text:span text:style-name="T134"> </text:span><text:span text:style-name="T11">on</text:span><text:span text:style-name="T134"> </text:span><text:span text:style-name="T11">Artificial</text:span><text:span text:style-name="T134"> </text:span><text:span text:style-name="T11">Intelligence,</text:span><text:span text:style-name="T134"> </text:span><text:span text:style-name="T11">33(01),</text:span><text:span text:style-name="T134"> </text:span>9795-9799.<text:span text:style-name="T20"> </text:span><text:a xlink:type="simple" xlink:href="https://doi.org/10.1609/aaai.v33i01.33019795" text:style-name="ListLabel_20_155" text:visited-style-name="ListLabel_20_155"><text:span text:style-name="T8">https://doi.org/10.1609/</text:span></text:a><text:span text:style-name="T27"> </text:span><text:a xlink:type="simple" xlink:href="https://doi.org/10.1609/aaai.v33i01.33019795" text:style-name="ListLabel_20_157" text:visited-style-name="ListLabel_20_157"><text:span text:style-name="T25">aaai.v33i01.33019795</text:span></text:a></text:p>
        <text:p text:style-name="P148"><text:span text:style-name="T13">Touretzky,</text:span><text:span text:style-name="T145"> </text:span><text:span text:style-name="T13">D.,</text:span><text:span text:style-name="T145"> </text:span><text:span text:style-name="T13">Gardner-McCune,</text:span><text:span text:style-name="T145"> </text:span><text:span text:style-name="T13">C.</text:span><text:span text:style-name="T145"> </text:span><text:span text:style-name="T13">&amp;</text:span><text:span text:style-name="T145"> </text:span><text:span text:style-name="T13">Seehorn,</text:span><text:span text:style-name="T145"> </text:span><text:span text:style-name="T13">D.</text:span><text:span text:style-name="T145"> </text:span><text:span text:style-name="T13">(2023).</text:span><text:span text:style-name="T145"> </text:span>Machine<text:span text:style-name="T9"> </text:span>Learning and<text:span text:style-name="T10"> </text:span>the<text:span text:style-name="T10"> </text:span>Five<text:span text:style-name="T10"> </text:span>Big<text:span text:style-name="T10"> </text:span>Ideas.<text:span text:style-name="T10"> </text:span>In<text:span text:style-name="T10"> </text:span><text:span text:style-name="T11">AI.</text:span><text:span text:style-name="T138"> </text:span><text:span text:style-name="T11">Int</text:span><text:span text:style-name="T138"> </text:span><text:span text:style-name="T11">J</text:span><text:span text:style-name="T138"> </text:span><text:span text:style-name="T11">Artif</text:span><text:span text:style-name="T138"> </text:span><text:span text:style-name="T11">Intell</text:span><text:span text:style-name="T138"> </text:span><text:span text:style-name="T11">Educ</text:span><text:span text:style-name="T138"> </text:span><text:span text:style-name="T11">33</text:span>,<text:span text:style-name="T10"> </text:span>233–266.<text:span text:style-name="T10"> </text:span><text:a xlink:type="simple" xlink:href="https://doi.org/10.1007/s40593-022-00314-1" text:style-name="ListLabel_20_155" text:visited-style-name="ListLabel_20_155"><text:span text:style-name="T8">https://doi.</text:span></text:a><text:a xlink:type="simple" xlink:href="https://doi.org/10.1007/s40593-022-00314-1" text:style-name="ListLabel_20_157" text:visited-style-name="ListLabel_20_157"><text:span text:style-name="T25">org/10.1007/s40593-022-00314-1</text:span></text:a></text:p>
        <text:p text:style-name="P86"/>
        <text:p text:style-name="P149"><text:span text:style-name="T13">Tzafilkou, K., Perifanou, M. &amp; Economides, A.A. (2022). </text:span>Development and validation<text:span text:style-name="T5"> </text:span>of<text:span text:style-name="T5"> </text:span>students’<text:span text:style-name="T5"> </text:span>digital<text:span text:style-name="T5"> </text:span>competence<text:span text:style-name="T5"> </text:span>scale<text:span text:style-name="T5"> </text:span>(SDiCoS).<text:span text:style-name="T5"> </text:span><text:span text:style-name="T11">Int</text:span><text:span text:style-name="T12"> </text:span><text:span text:style-name="T11">J</text:span><text:span text:style-name="T12"> </text:span><text:span text:style-name="T11">Educ</text:span><text:span text:style-name="T12"> </text:span><text:span text:style-name="T11">Technol</text:span><text:span text:style-name="T12"> </text:span><text:span text:style-name="T11">High Educ 19, 30</text:span>. <text:a xlink:type="simple" xlink:href="https://doi.org/10.1186/s41239-022-00330-0" text:style-name="ListLabel_20_155" text:visited-style-name="ListLabel_20_155"><text:span text:style-name="T8">https://doi.org/10.1186/s41239-022-00330-0</text:span></text:a></text:p>
        <text:p text:style-name="P86"/>
        <text:p text:style-name="P150">UN (2024). <text:span text:style-name="T11">Communication on the Global Digital Compact (GDC). </text:span>Geneva: UN. <text:a xlink:type="simple" xlink:href="https://www.un.org/global-digital-compact/sites/default/files/2024-09/Global%20Digital%20Compact%20-%20English_0.pdf" text:style-name="ListLabel_20_157" text:visited-style-name="ListLabel_20_157"><text:span text:style-name="T25">https://www.un.org/global-digital-compact/sites/default/files/2024-09/Global%20</text:span></text:a><text:span text:style-name="T29"> </text:span><text:a xlink:type="simple" xlink:href="https://www.un.org/global-digital-compact/sites/default/files/2024-09/Global%20Digital%20Compact%20-%20English_0.pdf" text:style-name="ListLabel_20_157" text:visited-style-name="ListLabel_20_157"><text:span text:style-name="T25">Digital%20Compact%20-%20English_0.pdf</text:span></text:a></text:p>
        <text:p text:style-name="P86"/>
        <text:p text:style-name="P94" loext:marker-style-name="T102">UNESCO (2022). <text:span text:style-name="T11">K-12 AI curricula: A mapping of government-endorsed AI curricula. </text:span><text:span text:style-name="T139">Paris: UNESCO. https://unesdoc.unesco.org/ark:/48223/pf0000380602</text:span></text:p>
        <text:p text:style-name="P87" loext:marker-style-name="T100"/>
        <text:p text:style-name="P110"><text:span text:style-name="T100">Vuorikari R, Punie Y, Carretero Gomez, S. and Van Den Brande, G. (2016</text:span><text:span text:style-name="T146">). </text:span><text:span text:style-name="T11">DigComp</text:span><text:span text:style-name="T110"> </text:span><text:span text:style-name="T11">2.0:</text:span><text:span text:style-name="T110"> </text:span><text:span text:style-name="T11">The</text:span><text:span text:style-name="T110"> </text:span><text:span text:style-name="T11">Digital</text:span><text:span text:style-name="T110"> </text:span><text:span text:style-name="T11">Competence</text:span><text:span text:style-name="T110"> </text:span><text:span text:style-name="T11">Framework</text:span><text:span text:style-name="T110"> </text:span><text:span text:style-name="T11">for</text:span><text:span text:style-name="T110"> </text:span><text:span text:style-name="T11">Citizens.</text:span><text:span text:style-name="T110"> </text:span><text:span text:style-name="T11">Update</text:span><text:span text:style-name="T110"> </text:span><text:span text:style-name="T11">Phase 1: the Conceptual Reference Model</text:span>. Luxembourg: Publications Office of the<text:span text:style-name="T19"> </text:span>European<text:span text:style-name="T19"> </text:span>Union.<text:span text:style-name="T19"> </text:span><text:a xlink:type="simple" xlink:href="https://publications.jrc.ec.europa.eu/repository/handle/JRC101254" text:style-name="ListLabel_20_155" text:visited-style-name="ListLabel_20_155"><text:span text:style-name="T8">https://publications.jrc.ec.europa.eu/repository/handle/</text:span></text:a><text:span text:style-name="T27"> </text:span><text:a xlink:type="simple" xlink:href="https://publications.jrc.ec.europa.eu/repository/handle/JRC101254" text:style-name="ListLabel_20_157" text:visited-style-name="ListLabel_20_157"><text:span text:style-name="T25">JRC101254</text:span></text:a></text:p>
        <text:p text:style-name="P86"/>
        <text:p text:style-name="P151">Vuorikari, R., Kluzer, S. and Punie, Y., (2022a). <text:span text:style-name="T11">DigComp 2.2: The Digital Competence</text:span><text:span text:style-name="T110"> </text:span><text:span text:style-name="T11">Framework</text:span><text:span text:style-name="T110"> </text:span><text:span text:style-name="T11">for</text:span><text:span text:style-name="T110"> </text:span><text:span text:style-name="T11">Citizens</text:span><text:span text:style-name="T110"> </text:span><text:span text:style-name="T11">-</text:span><text:span text:style-name="T110"> </text:span><text:span text:style-name="T11">With</text:span><text:span text:style-name="T110"> </text:span><text:span text:style-name="T11">new</text:span><text:span text:style-name="T110"> </text:span><text:span text:style-name="T11">examples</text:span><text:span text:style-name="T110"> </text:span><text:span text:style-name="T11">of</text:span><text:span text:style-name="T110"> </text:span><text:span text:style-name="T11">knowledge,</text:span><text:span text:style-name="T110"> </text:span><text:span text:style-name="T11">skills and</text:span><text:span text:style-name="T12"> </text:span><text:span text:style-name="T11">attitudes</text:span>.<text:span text:style-name="T5"> </text:span>Luxembourg:<text:span text:style-name="T5"> </text:span>Publications<text:span text:style-name="T5"> </text:span>Office<text:span text:style-name="T5"> </text:span>of<text:span text:style-name="T5"> </text:span>the<text:span text:style-name="T5"> </text:span>European<text:span text:style-name="T5"> </text:span>Union.<text:span text:style-name="T6"> </text:span><text:a xlink:type="simple" xlink:href="https://publications.jrc.ec.europa.eu/repository/handle/JRC128415" text:style-name="ListLabel_20_155" text:visited-style-name="ListLabel_20_155"><text:span text:style-name="T8">https://</text:span></text:a><text:span text:style-name="T27"> </text:span><text:a xlink:type="simple" xlink:href="https://publications.jrc.ec.europa.eu/repository/handle/JRC128415" text:style-name="ListLabel_20_157" text:visited-style-name="ListLabel_20_157"><text:span text:style-name="T25">publications.jrc.ec.europa.eu/repository/handle/JRC128415</text:span></text:a></text:p>
        <text:p text:style-name="P86"><text:soft-page-break/></text:p>
        <text:p text:style-name="P93"><text:span text:style-name="T102">Vuorikari, R., Jerzak, N., Karpinski, Z., Pokropek, A. and Tudek, J. (2022b). </text:span><text:span text:style-name="T11">Measuring</text:span><text:span text:style-name="T118"> </text:span><text:span text:style-name="T11">Digital</text:span><text:span text:style-name="T118"> </text:span><text:span text:style-name="T11">Skills</text:span><text:span text:style-name="T118"> </text:span><text:span text:style-name="T11">across</text:span><text:span text:style-name="T118"> </text:span><text:span text:style-name="T11">the</text:span><text:span text:style-name="T118"> </text:span><text:span text:style-name="T11">EU:</text:span><text:span text:style-name="T118"> </text:span><text:span text:style-name="T11">Digital</text:span><text:span text:style-name="T118"> </text:span><text:span text:style-name="T11">Skills</text:span><text:span text:style-name="T118"> </text:span><text:span text:style-name="T11">Indicator</text:span><text:span text:style-name="T118"> </text:span><text:span text:style-name="T11">2.0</text:span>.<text:span text:style-name="T7"> </text:span>Luxembourg: Publications<text:span text:style-name="T18"> </text:span>Office<text:span text:style-name="T18"> </text:span>of<text:span text:style-name="T18"> </text:span>the<text:span text:style-name="T18"> </text:span>European<text:span text:style-name="T18"> </text:span>Union.<text:span text:style-name="T18"> </text:span><text:a xlink:type="simple" xlink:href="https://publications.jrc.ec.europa.eu/repository/handle/JRC130341" text:style-name="ListLabel_20_155" text:visited-style-name="ListLabel_20_155"><text:span text:style-name="T8">https://publications.jrc.ec.europa.eu/</text:span></text:a><text:span text:style-name="T27"> </text:span><text:a xlink:type="simple" xlink:href="https://publications.jrc.ec.europa.eu/repository/handle/JRC130341" text:style-name="ListLabel_20_157" text:visited-style-name="ListLabel_20_157"><text:span text:style-name="T25">repository/handle/JRC130341</text:span></text:a></text:p>
        <text:p text:style-name="Standard"/>
        <text:p text:style-name="Standard"/>
      </text:section>
      <text:h text:style-name="P152" text:outline-level="1"><text:bookmark text:name="LIST_OF_ACRONYMS"/><text:bookmark text:name="_bookmark26"/>LIST OF <text:span text:style-name="T1">ACRONYMS</text:span></text:h>
      <text:p text:style-name="P10" loext:marker-style-name="T3">DigComp 3.0 aims to provide a unifying, coherent, clear and relevant description of digital competence, for any individual or organisation that wants to understand digital competence and to identify ways to support</text:p>
      <text:p text:style-name="Standard">DigComp 3.0 aims to provide a unifying, coherent, clear and relevant description of digital competence, for any individual or organisation that wants to understand digital competence and to identify ways to support</text:p>
      <text:p text:style-name="Standard"/>
      <text:h text:style-name="P153" text:outline-level="1">Bijlage 1: Vergelijking van DigComp 2.2 en DigComp 3.0</text:h>
      <text:p text:style-name="P10" loext:marker-style-name="T3">[Insert Acronyms.docx]</text:p>
      <text:p text:style-name="Text_20_body" loext:marker-style-name="T3">[Insert Acronyms.docx]</text:p>
      <text:p text:style-name="P154" loext:marker-style-name="T3"/>
      <text:p text:style-name="P10" loext:marker-style-name="T3"/>
      <text:h text:style-name="Heading_20_1" text:outline-level="1">Bijlage 2: DigComp 3.0 leerresultaten</text:h>
      <text:h text:style-name="P4" text:outline-level="2"><text:bookmark-start text:name="Annex_1:_Comparison_of_DigComp_2.2_and_D"/><text:bookmark-start text:name="_bookmark30"/><draw:custom-shape text:anchor-type="char" draw:z-index="59" draw:name="Graphic 1073"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Annex_1:_Comparison_of_DigComp_2.2_and_D"/><text:bookmark-end text:name="_bookmark30"/>Annex 1: Comparison of DigComp 2.2 and DigComp <text:span text:style-name="T5">3.0</text:span></text:h>
      <text:p text:style-name="Standard">[insert Glossary.docx]</text:p>
      <text:p text:style-name="P155">[insert Glossary.docx]</text:p>
      <text:p text:style-name="P156" loext:marker-style-name="T98"><text:bookmark text:name="Table_A1._A_comparison_of_the_components"/><text:span text:style-name="T38">Table</text:span><text:span text:style-name="T147"> </text:span><text:span text:style-name="T38">A1.</text:span><text:span text:style-name="T67"> </text:span><text:span text:style-name="T3">A</text:span><text:span text:style-name="T68"> </text:span><text:span text:style-name="T3">vergelijking van</text:span><text:span text:style-name="T68"> </text:span><text:span text:style-name="T3">development</text:span><text:span text:style-name="T68"> </text:span><text:span text:style-name="T3">components</text:span><text:span text:style-name="T68"> </text:span><text:span text:style-name="T3">2.2</text:span><text:span text:style-name="T68"> </text:span><text:span text:style-name="T3">2.2 en</text:span><text:span text:style-name="T68"> </text:span><text:span text:style-name="T3">2.2</text:span><text:span text:style-name="T98">3.0.</text:span></text:p>
      <text:p text:style-name="P156">Annex 1 compares DigComp 3.0 with the previous version by providing an overview of the changes (</text:p>
      <table:table table:name="Tabel6" table:style-name="Tabel6">
        <table:table-column table:style-name="Tabel6.A"/>
        <table:table-column table:style-name="Tabel6.B"/>
        <table:table-row table:style-name="Tabel6.1">
          <table:table-cell table:style-name="Tabel6.A1" office:value-type="string">
            <text:p text:style-name="P157"><text:span text:style-name="T148">Component</text:span></text:p>
          </table:table-cell>
          <table:table-cell table:style-name="Tabel6.B1" office:value-type="string">
            <text:p text:style-name="P158"><text:span text:style-name="T149">Vergelijking van DigComp 2.2 en DigComp 3.0</text:span></text:p>
          </table:table-cell>
        </table:table-row>
        <table:table-row table:style-name="Tabel6.2">
          <table:table-cell table:style-name="Tabel6.A2" office:value-type="string">
            <text:p text:style-name="P159"><text:span text:style-name="T150">Definition</text:span></text:p>
          </table:table-cell>
          <table:table-cell table:style-name="Tabel6.B2" office:value-type="string">
            <text:p text:style-name="P160"><text:span text:style-name="T3">De definitie van digitale competentie zoals gebruikt in DigComp 2.2 blijft onveranderd van kracht in DigComp 3.0.</text:span></text:p>
          </table:table-cell>
        </table:table-row>
        <table:table-row table:style-name="Tabel6.3">
          <table:table-cell table:style-name="Tabel6.A3" office:value-type="string">
            <text:p text:style-name="P161"><text:span text:style-name="T150">Competentiegebieden</text:span></text:p>
          </table:table-cell>
          <table:table-cell table:style-name="Tabel6.B3" office:value-type="string">
            <text:p text:style-name="P162"><text:span text:style-name="T3">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el6.3">
          <table:table-cell table:style-name="Tabel6.A4" office:value-type="string">
            <text:p text:style-name="P163"><text:span text:style-name="T150">Competenties</text:span></text:p>
          </table:table-cell>
          <table:table-cell table:style-name="Tabel6.B4" office:value-type="string">
            <text:p text:style-name="P164"><text:span text:style-name="T3">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el6.5">
          <table:table-cell table:style-name="Tabel6.A5" office:value-type="string">
            <text:p text:style-name="P165"><text:span text:style-name="T151">Beheersingsniveau</text:span></text:p>
          </table:table-cell>
          <table:table-cell table:style-name="Tabel6.B5" office:value-type="string">
            <text:p text:style-name="P166"><text:span text:style-name="T3">Referred to as ‘Dimension 3’ in DigComp 2.2. The underlying meaning of proficiency levels, i.e. reflecting a combination of cognitive demand, task complexity and</text:span></text:p>
            <text:p text:style-name="P167"><text:span text:style-name="T3">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el6.3">
          <table:table-cell table:style-name="Tabel6.A6" office:value-type="string">
            <text:p text:style-name="P168"><text:span text:style-name="T152">Voorbeelden van kennis, vaardigheden en houding</text:span></text:p>
          </table:table-cell>
          <table:table-cell table:style-name="Tabel6.B6" office:value-type="string">
            <text:p text:style-name="P169"><text:span text:style-name="T3">In DigComp 2.2 aangeduid als 'Dimensie 4'; deze is niet overgenomen in DigComp 3.0. DigComp 3.0 gebruikt Dimensie 4 als fundament waarop de leerresultaten zijn gebouwd (zie bijlage 3 voor meer details), met toevoeging van ontwikkelingen die hebben plaatsgevonden sinds de publicatie van DigComp 2.2 in 2022.</text:span></text:p>
          </table:table-cell>
        </table:table-row>
        <table:table-row table:style-name="Tabel6.7">
          <table:table-cell table:style-name="Tabel6.A7" office:value-type="string">
            <text:p text:style-name="P170"><text:span text:style-name="T152">Gebruiksscenario's (werkgelegenheids- en leerscenario's)</text:span></text:p>
          </table:table-cell>
          <table:table-cell table:style-name="Tabel6.B7" office:value-type="string">
            <text:p text:style-name="P171" loext:marker-style-name="T3"/>
            <text:p text:style-name="P172"><text:span text:style-name="T3">In DigComp 2.2 aangeduid als 'Dimensie 5'; deze is niet overgenomen in DigComp 3.0.</text:span></text:p>
          </table:table-cell>
        </table:table-row>
        <table:table-row table:style-name="Tabel6.8">
          <table:table-cell table:style-name="Tabel6.A8" office:value-type="string">
            <text:p text:style-name="P173"><text:span text:style-name="T150">Competentiebeschrijving</text:span></text:p>
          </table:table-cell>
          <table:table-cell table:style-name="Tabel6.B8" office:value-type="string">
            <text:p text:style-name="P162"><text:span text:style-name="T3">Nieuw in DigComp 3.0 en bestaande uit korte verklaringen voor elk van de 21 competenties op elk van de vier bekwaamheidniveaus. Sectie 2.4 introduceert de competentieverklaringen en sectie 3 toont de competentieverklaringen voor elk van de 21 competenties. Competentieverklaringen zijn minder 'gedetailleerd' dan leerresultaten, omdat ze geen onderscheid maken tussen kennis, vaardigheden en houding. Ze bevatten echter wel alle kerninhoud van de leerresultaten.</text:span></text:p>
          </table:table-cell>
        </table:table-row>
        <table:table-row table:style-name="Tabel6.3">
          <table:table-cell table:style-name="Tabel6.A9" office:value-type="string">
            <text:p text:style-name="P174"><text:span text:style-name="T150">Leerresultaten</text:span></text:p>
          </table:table-cell>
          <table:table-cell table:style-name="Tabel6.B9" office:value-type="string">
            <text:p text:style-name="P175"><text:span text:style-name="T3">Nieuw in DigComp 3.0 en bestaande uit korte verklaringen van kennis, vaardigheden en houding voor elk van de 21 competenties op elk van de vier bekwaamheidniveaus. Sectie 2.5 geeft een inleiding op de leerresultaten. Bijlage 2 bevat de leerresultaten samen met informatie over hun kenmerken en praktische suggesties voor het gebruik ervan.</text:span></text:p>
          </table:table-cell>
        </table:table-row>
        <table:table-row table:style-name="Tabel6.10">
          <table:table-cell table:style-name="Tabel6.A10" office:value-type="string">
            <text:p text:style-name="P176"><text:span text:style-name="T150">Glossary</text:span></text:p>
          </table:table-cell>
          <table:table-cell table:style-name="Tabel6.B10" office:value-type="string">
            <text:p text:style-name="P177"><text:span text:style-name="T3">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span></text:p>
          </table:table-cell>
        </table:table-row>
      </table:table>
      <text:p text:style-name="Standard">Annex 1 compares DigComp 3.0 with the previous version by providing an overview of the changes (</text:p>
      <text:p text:style-name="P178" loext:marker-style-name="T11"/>
      <text:p text:style-name="P179">TableA2showsallchangestothetitlesanddescriptorsofthecompetenceareasandthecompetences,togetherwithashortrationaleforthechanges.Deletions are instrikethrough; additions areunderlined; rationale is inblue font. The changes are mainly driven by a need to update the language and content of theframeworktoreflectdigitaltechnologicaldevelopmentsandprioritieswhichhaveemergedsinceDigComp2.2.Changesarealsomadeforclarityandoverallframework consistency. Changes have been reviewed by experts and were subject to stakeholder consultation.</text:p>
      <text:p text:style-name="P180"/>
      <text:p text:style-name="Standard"><text:bookmark text:name="Table_A2._Detailed_description_of_change"/><text:span text:style-name="T38">Table</text:span><text:span text:style-name="T67"> </text:span><text:span text:style-name="T38">A2.</text:span><text:span text:style-name="T157"> </text:span><text:span text:style-name="T3">Detailed</text:span><text:span text:style-name="T68"> </text:span><text:span text:style-name="T3">description of changes</text:span><text:span text:style-name="T68"> </text:span><text:span text:style-name="T3">afgestemd op competentie</text:span><text:span text:style-name="T68"> </text:span><text:span text:style-name="T3">gebieden en competenties</text:span><text:span text:style-name="T68"> </text:span><text:span text:style-name="T3">2.2</text:span><text:span text:style-name="T68"> </text:span><text:span text:style-name="T3">3.0 vergeleken met</text:span><text:span text:style-name="T68"> </text:span><text:span text:style-name="T3">DigComp 2.2, samen</text:span><text:span text:style-name="T68"> </text:span><text:span text:style-name="T3">met onderbouwing -</text:span><text:span text:style-name="T68"> </text:span><text:span text:style-name="T3">Verwijderingen zijn</text:span><text:span text:style-name="T158">in==WEBLATE_PART==in==WEBLATE_PART==in</text:span> <text:span text:style-name="T159">doorstrepen</text:span><text:span text:style-name="T3">;</text:span><text:span text:style-name="T160"> </text:span><text:span text:style-name="T3">toevoegingen zijn</text:span><text:span text:style-name="T68"> </text:span><text:span text:style-name="T161">onderstreept</text:span><text:span text:style-name="T3">; onderbouwing is</text:span><text:span text:style-name="T68"> </text:span><text:span text:style-name="T3">in==WEBLATE_PART==in==WEBLATE_PART==in</text:span><text:span text:style-name="T162">blauw</text:span><text:span text:style-name="T163">lettertype</text:span><text:span text:style-name="T69">.</text:span></text:p>
      <text:p text:style-name="P181" loext:marker-style-name="T3"/>
      <text:p text:style-name="P142" loext:marker-style-name="T55"><text:span text:style-name="T55">[Insert Table A2.docx]</text:span><text:span text:style-name="T55"/></text:p>
      <text:p text:style-name="P182"><text:span text:style-name="T61">Source: JRC own elaboration.</text:span></text:p>
      <text:section text:style-name="Sect1" text:name="Sectie4">
        <text:p text:style-name="P183" loext:marker-style-name="T11"/>
        <text:p text:style-name="P184"><text:bookmark text:name="_bookmark32"/><text:span text:style-name="T2">Table</text:span><text:span text:style-name="T93"> </text:span><text:span text:style-name="T2">A3</text:span><text:span text:style-name="T153"> </text:span>shows<text:span text:style-name="T10"> </text:span>how<text:span text:style-name="T10"> </text:span>the<text:span text:style-name="T10"> </text:span>DigComp<text:span text:style-name="T10"> </text:span>3.0<text:span text:style-name="T10"> </text:span>proficiency<text:span text:style-name="T10"> </text:span>levels<text:span text:style-name="T10"> </text:span>can<text:span text:style-name="T10"> </text:span>be<text:span text:style-name="T10"> </text:span>mapped<text:span text:style-name="T10"> </text:span>to<text:span text:style-name="T10"> </text:span>the<text:span text:style-name="T10"> </text:span>8<text:span text:style-name="T10"> </text:span>levels<text:span text:style-name="T10"> </text:span>of<text:span text:style-name="T10"> </text:span>DigComp<text:span text:style-name="T10"> </text:span>2.2<text:span text:style-name="T10"> </text:span>and<text:span text:style-name="T10"> </text:span>also<text:span text:style-name="T10"> </text:span>to<text:span text:style-name="T10"> </text:span>a<text:span text:style-name="T10"> </text:span>6-level<text:span text:style-name="T10"> </text:span>mapping<text:span text:style-name="T10"> </text:span>that<text:span text:style-name="T10"> </text:span>is<text:span text:style-name="T10"> </text:span>used<text:span text:style-name="T10"> </text:span>in<text:span text:style-name="T10"> </text:span>some<text:span text:style-name="T10"> </text:span>applications of DigComp. These are <text:span text:style-name="T2">suggested </text:span>mappings which of course can be modified and adapted.</text:p>
        <text:p text:style-name="P73">Anderson,</text:p>
        <text:p text:style-name="P142"><text:bookmark text:name="Table_A3:_Relationship_between_the_four_"/><text:span text:style-name="T2">Table</text:span><text:span text:style-name="T16"> </text:span><text:span text:style-name="T2">A3:</text:span><text:span text:style-name="T16"> </text:span>Relationship<text:span text:style-name="T1"> </text:span>between<text:span text:style-name="T9"> </text:span>the<text:span text:style-name="T1"> </text:span>four<text:span text:style-name="T1"> </text:span>proficiency<text:span text:style-name="T9"> </text:span>levels<text:span text:style-name="T1"> </text:span>of<text:span text:style-name="T9"> </text:span>DigComp<text:span text:style-name="T1"> </text:span>3.0<text:span text:style-name="T1"> </text:span>and<text:span text:style-name="T9"> </text:span>the<text:span text:style-name="T1"> </text:span>eight<text:span text:style-name="T9"> </text:span>levels<text:span text:style-name="T1"> </text:span>of<text:span text:style-name="T1"> </text:span>DigComp<text:span text:style-name="T9"> </text:span>2.2,<text:span text:style-name="T1"> </text:span>along<text:span text:style-name="T1"> </text:span>with<text:span text:style-name="T9"> </text:span>an<text:span text:style-name="T1"> </text:span>alternative<text:span text:style-name="T9"> </text:span>6-level<text:span text:style-name="T1"> mapping.</text:span></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17" loext:marker-style-name="T71"><text:span text:style-name="T71">Proficiency level</text:span><text:span text:style-name="T71"/></text:p>
              <text:p text:style-name="P185" loext:marker-style-name="T71"/>
            </table:table-cell>
            <table:table-cell table:style-name="Tabel7.A1" office:value-type="string">
              <text:p text:style-name="P185" loext:marker-style-name="T71"/>
            </table:table-cell>
            <table:table-cell table:style-name="Tabel7.A1" office:value-type="string">
              <text:p text:style-name="P17" loext:marker-style-name="T71"><text:span text:style-name="T71">6-level suggest- ed mapping</text:span><text:span text:style-name="T71"/></text:p>
            </table:table-cell>
            <table:table-cell table:style-name="Tabel7.A1" office:value-type="string">
              <text:p text:style-name="P185" loext:marker-style-name="T71"/>
            </table:table-cell>
            <table:table-cell table:style-name="Tabel7.A1" office:value-type="string">
              <text:p text:style-name="P17" loext:marker-style-name="T71"><text:span text:style-name="T71">Short description</text:span><text:span text:style-name="T71"/></text:p>
            </table:table-cell>
            <table:table-cell table:style-name="Tabel7.A1" office:value-type="string">
              <text:p text:style-name="P17" loext:marker-style-name="T71"><text:span text:style-name="T71">Purpose</text:span><text:span text:style-name="T71"/></text:p>
            </table:table-cell>
          </table:table-row>
          <table:table-row table:style-name="Tabel7.1">
            <table:table-cell table:style-name="Tabel7.A1" table:number-rows-spanned="2" office:value-type="string">
              <text:p text:style-name="P17">Basic</text:p>
            </table:table-cell>
            <table:table-cell table:style-name="Tabel7.A1" office:value-type="string">
              <text:p text:style-name="P17"><draw:custom-shape text:anchor-type="char" draw:z-index="72" draw:name="Group 1112" draw:style-name="gr37" draw:text-style-name="P65" svg:width="0.036cm" svg:height="0.036cm" svg:x="0.767cm" svg:y="-0.674cm"><text:p/><draw:enhanced-geometry draw:mirror-horizontal="false" draw:mirror-vertical="false" draw:glue-points="?f17 0 ?f18 ?f19 ?f17 ?f20 0 ?f19" drawooo:sub-view-size="12700 12700" draw:text-areas="?f13 ?f16 ?f14 ?f15" svg:viewBox="0 0 0 0" draw:type="ooxml-non-primitive" draw:enhanced-path="M ?f3 ?f4 L ?f5 ?f6 ?f4 ?f2 ?f6 ?f6 ?f2 ?f4 ?f6 ?f5 ?f4 ?f3 ?f5 ?f5 ?f3 ?f4 Z N"><draw:equation draw:name="f0" draw:formula="logwidth"/><draw:equation draw:name="f1" draw:formula="logheight"/><draw:equation draw:name="f2" draw:formula="0"/><draw:equation draw:name="f3" draw:formula="12700"/><draw:equation draw:name="f4" draw:formula="6350"/><draw:equation draw:name="f5" draw:formula="10833"/><draw:equation draw:name="f6" draw:formula="1854"/><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1</text:p>
            </table:table-cell>
            <table:table-cell table:style-name="Tabel7.A1" office:value-type="string">
              <text:p text:style-name="P17">A1</text:p>
            </table:table-cell>
            <table:table-cell table:style-name="Tabel7.A1" table:number-rows-spanned="2" office:value-type="string">
              <text:p text:style-name="P17"><draw:custom-shape text:anchor-type="char" draw:z-index="69" draw:name="Group 1114" draw:style-name="gr5" draw:text-style-name="P65" svg:width="0.036cm" svg:height="0.036cm" svg:x="5.265cm" svg:y="0.59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basic level, individuals remember and implement simple tasks with guidance as needed.</text:p>
            </table:table-cell>
            <table:table-cell table:style-name="Tabel7.A1" office:value-type="string">
              <text:p text:style-name="P17">At the bottom of the Basic level, individuals require guidance to recognise and implement many or most simple tasks.</text:p>
            </table:table-cell>
            <table:table-cell table:style-name="Tabel7.A1" table:number-rows-spanned="2" office:value-type="string">
              <text:p text:style-name="P17"/>
              <text:p text:style-name="P17"/>
              <text:p text:style-name="P17">To support personal, learning and/ or working goals and participate in society.</text:p>
            </table:table-cell>
          </table:table-row>
          <table:table-row table:style-name="Tabel7.3">
            <table:covered-table-cell table:style-name="Tabel7.A1"/>
            <table:table-cell table:style-name="Tabel7.A1" office:value-type="string">
              <text:p text:style-name="P17">2</text:p>
            </table:table-cell>
            <table:table-cell table:style-name="Tabel7.A1" office:value-type="string">
              <text:p text:style-name="P17">A2</text:p>
            </table:table-cell>
            <table:covered-table-cell table:style-name="Tabel7.A1"/>
            <table:table-cell table:style-name="Tabel7.A1" office:value-type="string">
              <text:p text:style-name="P17">At the top of the Basic level, individuals remember and implement simple tasks with little or no guidance.</text:p>
            </table:table-cell>
            <table:covered-table-cell table:style-name="Tabel7.A1"/>
          </table:table-row>
          <table:table-row table:style-name="Tabel7.4">
            <table:table-cell table:style-name="Tabel7.A1" table:number-rows-spanned="2" office:value-type="string">
              <text:p text:style-name="P17">Intermediate</text:p>
            </table:table-cell>
            <table:table-cell table:style-name="Tabel7.A1" office:value-type="string">
              <text:p text:style-name="P17">3</text:p>
            </table:table-cell>
            <table:table-cell table:style-name="Tabel7.A1" office:value-type="string">
              <text:p text:style-name="P17">B1</text:p>
            </table:table-cell>
            <table:table-cell table:style-name="Tabel7.A1" table:number-rows-spanned="2" office:value-type="string">
              <text:p text:style-name="P17"><draw:custom-shape text:anchor-type="char" draw:z-index="70" draw:name="Group 1118" draw:style-name="gr4" draw:text-style-name="P65" svg:width="0.036cm" svg:height="0.036cm" svg:x="5.318cm" svg:y="0.737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intermediate level, individuals identify and implement well- defined tasks and solve well- defined problems autonomously.</text:p>
            </table:table-cell>
            <table:table-cell table:style-name="Tabel7.A1" office:value-type="string">
              <text:p text:style-name="P17">At the bottom of the Intermediate level, individuals show some autonomy to identify and implement well-defined tasks and solve well-defined problems.</text:p>
            </table:table-cell>
            <table:table-cell table:style-name="Tabel7.A1" table:number-rows-spanned="2" office:value-type="string">
              <text:p text:style-name="P17"/>
              <text:p text:style-name="P17"/>
              <text:p text:style-name="P17">To support personal, learning and/ or working goals and participate autonomously in society.</text:p>
            </table:table-cell>
          </table:table-row>
          <table:table-row table:style-name="Tabel7.5">
            <table:covered-table-cell table:style-name="Tabel7.A1"/>
            <table:table-cell table:style-name="Tabel7.A1" office:value-type="string">
              <text:p text:style-name="P17">4</text:p>
            </table:table-cell>
            <table:table-cell table:style-name="Tabel7.A1" office:value-type="string">
              <text:p text:style-name="P17">B2</text:p>
            </table:table-cell>
            <table:covered-table-cell table:style-name="Tabel7.A1"/>
            <table:table-cell table:style-name="Tabel7.A1" office:value-type="string">
              <text:p text:style-name="P17">At the top of the Intermediate level, individuals confidently and autonomously identify and implement well-defined tasks and solve well- defined problems.</text:p>
            </table:table-cell>
            <table:covered-table-cell table:style-name="Tabel7.A1"/>
          </table:table-row>
          <table:table-row table:style-name="Tabel7.6">
            <table:table-cell table:style-name="Tabel7.A1" table:number-rows-spanned="2" office:value-type="string">
              <text:p text:style-name="P17">Advanced</text:p>
            </table:table-cell>
            <table:table-cell table:style-name="Tabel7.A1" office:value-type="string">
              <text:p text:style-name="P17">5</text:p>
            </table:table-cell>
            <table:table-cell table:style-name="Tabel7.A1" table:number-rows-spanned="2" office:value-type="string">
              <text:p text:style-name="P17">C1</text:p>
            </table:table-cell>
            <table:table-cell table:style-name="Tabel7.A1" table:number-rows-spanned="2" office:value-type="string">
              <text:p text:style-name="P17">At advanced level, individuals assess and apply solutions <draw:custom-shape text:anchor-type="char" draw:z-index="73" draw:name="Group 1122" draw:style-name="gr6" draw:text-style-name="P65" svg:width="0.036cm" svg:height="0.036cm" svg:x="5.318cm" svg:y="0.594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to a variety of complex tasks autonomously and adapt to a variety of contexts to evaluate and execute tasks appropriately, guiding others if and as required.</text:p>
            </table:table-cell>
            <table:table-cell table:style-name="Tabel7.A1" office:value-type="string">
              <text:p text:style-name="P17">At the bottom of the Advanced level, individuals assess and apply solutions to a variety of well-defined tasks and engage with some complex tasks. They identify situations where approaches may need to be adapted, and guide others on well-defined tasks if and as required.</text:p>
            </table:table-cell>
            <table:table-cell table:style-name="Tabel7.A1" table:number-rows-spanned="2" office:value-type="string">
              <text:p text:style-name="P17"/>
              <text:p text:style-name="P17">To support personal, learning and/or working goals, participate effectively in society, and manage or support others in achieving their goals.</text:p>
            </table:table-cell>
          </table:table-row>
          <table:table-row table:style-name="Tabel7.6">
            <table:covered-table-cell table:style-name="Tabel7.A1"/>
            <table:table-cell table:style-name="Tabel7.A1" office:value-type="string">
              <text:p text:style-name="P17">6</text:p>
            </table:table-cell>
            <table:covered-table-cell table:style-name="Tabel7.A1"/>
            <table:covered-table-cell table:style-name="Tabel7.A1"/>
            <table:table-cell table:style-name="Tabel7.A1" office:value-type="string">
              <text:p text:style-name="P17">At the top of the Advanced level, individuals work confidently on a variety of complex tasks, respond effectively to challenges in changing contexts, and lead or manage complex projects, guiding others on complex tasks if and as required.</text:p>
            </table:table-cell>
            <table:covered-table-cell table:style-name="Tabel7.A1"/>
          </table:table-row>
          <table:table-row table:style-name="Tabel7.5">
            <table:table-cell table:style-name="Tabel7.A1" table:number-rows-spanned="2" office:value-type="string">
              <text:p text:style-name="P17">Highly advanced</text:p>
            </table:table-cell>
            <table:table-cell table:style-name="Tabel7.A1" office:value-type="string">
              <text:p text:style-name="P17">7</text:p>
            </table:table-cell>
            <table:table-cell table:style-name="Tabel7.A1" table:number-rows-spanned="2" office:value-type="string">
              <text:p text:style-name="P17">C2</text:p>
            </table:table-cell>
            <table:table-cell table:style-name="Tabel7.A1" table:number-rows-spanned="2" office:value-type="string">
              <text:p text:style-name="P17">At highly advanced level, individuals assess, evaluate and resolve highly complex or specialised problems to create new solutions or adapt existing <draw:custom-shape text:anchor-type="char" draw:z-index="71" draw:name="Group 1126" draw:style-name="gr4" draw:text-style-name="P65" svg:width="0.036cm" svg:height="0.036cm" svg:x="5.212cm" svg:y="-0.697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ones, leading and guiding others if and as required.</text:p>
            </table:table-cell>
            <table:table-cell table:style-name="Tabel7.A1" office:value-type="string">
              <text:p text:style-name="P17">At the bottom of the Highly Advanced level, individuals assess highly complex or specialised problems and may contribute to new solutions or adapt existing ones, leading and guiding others if and as required.</text:p>
            </table:table-cell>
            <table:table-cell table:style-name="Tabel7.A1" table:number-rows-spanned="2" office:value-type="string">
              <text:p text:style-name="P17">To support personal, learning and/ or working goals, help others to participate effectively in society, lead or support others to achieve complex goals, and/or lead or contribute to improvements in or new solutions for highly complex <draw:custom-shape text:anchor-type="char" draw:z-index="74" draw:name="Group 1128" draw:style-name="gr36" draw:text-style-name="P14" svg:width="0.036cm" svg:height="0.036cm" svg:x="0.018cm" svg:y="-1.365cm"><text:p/><draw:enhanced-geometry draw:mirror-horizontal="false" draw:mirror-vertical="false" draw:glue-points="?f18 0 ?f19 ?f20 ?f18 ?f21 0 ?f20" drawooo:sub-view-size="12700 12700" draw:text-areas="?f14 ?f17 ?f15 ?f16" svg:viewBox="0 0 0 0"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problems.</text:p>
            </table:table-cell>
          </table:table-row>
          <table:table-row table:style-name="Tabel7.9">
            <table:covered-table-cell table:style-name="Tabel7.A1"/>
            <table:table-cell table:style-name="Tabel7.A1" office:value-type="string">
              <text:p text:style-name="P17">8</text:p>
            </table:table-cell>
            <table:covered-table-cell table:style-name="Tabel7.A1"/>
            <table:covered-table-cell table:style-name="Tabel7.A1"/>
            <table:table-cell table:style-name="Tabel7.A1" office:value-type="string">
              <text:p text:style-name="P17">At the top of the Highly Advanced level, individuals lead and guide others on the creation of solutions to highly complex or specialised problems.</text:p>
            </table:table-cell>
            <table:covered-table-cell table:style-name="Tabel7.A1"/>
          </table:table-row>
        </table:table>
        <text:p text:style-name="Standard"><draw:custom-shape text:anchor-type="char" draw:z-index="49" draw:name="Graphic 1130" draw:style-name="gr8" draw:text-style-name="P65" svg:width="0.036cm" svg:height="0.036cm" svg:x="28.157cm" svg:y="8.961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0" draw:name="Graphic 1131" draw:style-name="gr36" draw:text-style-name="P14" svg:width="0.036cm" svg:height="0.036cm" svg:x="28.157cm" svg:y="12.14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1" draw:name="Graphic 1132" draw:style-name="gr8" draw:text-style-name="P65" svg:width="0.036cm" svg:height="0.036cm" svg:x="28.21cm" svg:y="15.61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Source:<text:span text:style-name="T7"> </text:span>JRC<text:span text:style-name="T9"> </text:span>own<text:span text:style-name="T9"> </text:span><text:span text:style-name="T1">elaboration.</text:span></text:p>
      </text:section>
      <text:h text:style-name="P186" text:outline-level="2">A2.1 KENMERKEN</text:h>
      <text:h text:style-name="Heading_20_3" text:outline-level="3"><text:bookmark text:name="A2.1_Features"/></text:h>
      <text:h text:style-name="Heading_20_3" text:outline-level="3">A2.3 LEERRESULTATEN</text:h>
      <text:p text:style-name="P187">Each<text:span text:style-name="T10"> DigComp 3.0 learning outcome statement follows the same structure, verb(s) followed by object. See Table A4 for some examples.</text:span></text:p>
      <text:p text:style-name="P188"><text:bookmark text:name="Table_A4:_Examples_of_learning_outcome_s"/><text:span text:style-name="T38">Table</text:span><text:span text:style-name="T72"> </text:span><text:span text:style-name="T38">A4:</text:span><text:span text:style-name="T164"> </text:span><text:span text:style-name="T3">Examples</text:span><text:span text:style-name="T69"> </text:span><text:span text:style-name="T3">of</text:span><text:span text:style-name="T68"> </text:span><text:span text:style-name="T3">learning</text:span><text:span text:style-name="T68"> </text:span><text:span text:style-name="T3">outcome</text:span><text:span text:style-name="T68"> </text:span><text:span text:style-name="T69">statements.</text:span></text:p>
      <text:p text:style-name="P189"><draw:g text:anchor-type="char" draw:z-index="68" draw:name="Group 1136" draw:style-name="gr9"><draw:custom-shape draw:name="Graphic 1137" draw:style-name="gr10" draw:text-style-name="P190" svg:width="2.814cm" svg:height="0.003cm" svg:x="1.461cm" svg:y="0.344cm"><text:p/><draw:enhanced-geometry draw:mirror-horizontal="false" draw:mirror-vertical="false" draw:glue-points="?f20 0 ?f21 ?f22 ?f20 ?f23 0 ?f22" drawooo:sub-view-size="1013460 1270" draw:text-areas="?f16 ?f19 ?f17 ?f18" svg:viewBox="0 0 0 0" draw:type="ooxml-non-primitive" draw:enhanced-path="M ?f2 ?f2 L ?f5 ?f2 N"><draw:equation draw:name="f0" draw:formula="logwidth"/><draw:equation draw:name="f1" draw:formula="logheight"/><draw:equation draw:name="f2" draw:formula="0"/><draw:equation draw:name="f3" draw:formula="1013460"/><draw:equation draw:name="f4" draw:formula="1270"/><draw:equation draw:name="f5" draw:formula="1012939"/><draw:equation draw:name="f6" draw:formula="?f0 *1/1013460"/><draw:equation draw:name="f7" draw:formula="?f1 *1/1270"/><draw:equation draw:name="f8" draw:formula="?f4 +0-?f2 "/><draw:equation draw:name="f9" draw:formula="?f3 +0-?f2 "/><draw:equation draw:name="f10" draw:formula="?f9 *1/1013460"/><draw:equation draw:name="f11" draw:formula="?f8 *1/1270"/><draw:equation draw:name="f12" draw:formula="0*1/?f10 "/><draw:equation draw:name="f13" draw:formula="101346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38" draw:style-name="gr11" draw:text-style-name="P191" svg:width="2.955cm" svg:height="0.036cm" svg:x="1.371cm" svg:y="0.325cm"><text:p/><draw:enhanced-geometry draw:mirror-horizontal="false" draw:mirror-vertical="false" draw:glue-points="?f29 0 ?f30 ?f31 ?f29 ?f32 0 ?f31" drawooo:sub-view-size="1064260 12700 106426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064260"/><draw:equation draw:name="f4" draw:formula="12700"/><draw:equation draw:name="f5" draw:formula="6350"/><draw:equation draw:name="f6" draw:formula="10845"/><draw:equation draw:name="f7" draw:formula="1854"/><draw:equation draw:name="f8" draw:formula="1866"/><draw:equation draw:name="f9" draw:formula="10833"/><draw:equation draw:name="f10" draw:formula="1064107"/><draw:equation draw:name="f11" draw:formula="1062253"/><draw:equation draw:name="f12" draw:formula="1057757"/><draw:equation draw:name="f13" draw:formula="1053274"/><draw:equation draw:name="f14" draw:formula="1051407"/><draw:equation draw:name="f15" draw:formula="?f0 *1/1064260"/><draw:equation draw:name="f16" draw:formula="?f1 *1/12700"/><draw:equation draw:name="f17" draw:formula="?f4 +0-?f2 "/><draw:equation draw:name="f18" draw:formula="?f3 +0-?f2 "/><draw:equation draw:name="f19" draw:formula="?f18 *1/106426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39" draw:style-name="gr12" draw:text-style-name="P190" svg:width="5.183cm" svg:height="0.003cm" svg:x="4.38cm" svg:y="0.344cm"><text:p/><draw:enhanced-geometry draw:mirror-horizontal="false" draw:mirror-vertical="false" draw:glue-points="?f20 0 ?f21 ?f22 ?f20 ?f23 0 ?f22" drawooo:sub-view-size="1866264 1270" draw:text-areas="?f16 ?f19 ?f17 ?f18" svg:viewBox="0 0 0 0" draw:type="ooxml-non-primitive" draw:enhanced-path="M ?f2 ?f2 L ?f5 ?f2 N"><draw:equation draw:name="f0" draw:formula="logwidth"/><draw:equation draw:name="f1" draw:formula="logheight"/><draw:equation draw:name="f2" draw:formula="0"/><draw:equation draw:name="f3" draw:formula="1866264"/><draw:equation draw:name="f4" draw:formula="1270"/><draw:equation draw:name="f5" draw:formula="1866099"/><draw:equation draw:name="f6" draw:formula="?f0 *1/1866264"/><draw:equation draw:name="f7" draw:formula="?f1 *1/1270"/><draw:equation draw:name="f8" draw:formula="?f4 +0-?f2 "/><draw:equation draw:name="f9" draw:formula="?f3 +0-?f2 "/><draw:equation draw:name="f10" draw:formula="?f9 *1/1866264"/><draw:equation draw:name="f11" draw:formula="?f8 *1/1270"/><draw:equation draw:name="f12" draw:formula="0*1/?f10 "/><draw:equation draw:name="f13" draw:formula="1866264*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0" draw:style-name="gr13" draw:text-style-name="P191" svg:width="5.324cm" svg:height="0.036cm" svg:x="4.292cm" svg:y="0.325cm"><text:p/><draw:enhanced-geometry draw:mirror-horizontal="false" draw:mirror-vertical="false" draw:glue-points="?f29 0 ?f30 ?f31 ?f29 ?f32 0 ?f31" drawooo:sub-view-size="1917064 12700 1917064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917064"/><draw:equation draw:name="f4" draw:formula="12700"/><draw:equation draw:name="f5" draw:formula="6350"/><draw:equation draw:name="f6" draw:formula="10845"/><draw:equation draw:name="f7" draw:formula="1854"/><draw:equation draw:name="f8" draw:formula="1866"/><draw:equation draw:name="f9" draw:formula="10833"/><draw:equation draw:name="f10" draw:formula="1916887"/><draw:equation draw:name="f11" draw:formula="1915033"/><draw:equation draw:name="f12" draw:formula="1910537"/><draw:equation draw:name="f13" draw:formula="1906054"/><draw:equation draw:name="f14" draw:formula="1904187"/><draw:equation draw:name="f15" draw:formula="?f0 *1/1917064"/><draw:equation draw:name="f16" draw:formula="?f1 *1/12700"/><draw:equation draw:name="f17" draw:formula="?f4 +0-?f2 "/><draw:equation draw:name="f18" draw:formula="?f3 +0-?f2 "/><draw:equation draw:name="f19" draw:formula="?f18 *1/1917064"/><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41" draw:style-name="gr14" draw:text-style-name="P190" svg:width="5.416cm" svg:height="0.003cm" svg:x="9.67cm" svg:y="0.344cm"><text:p/><draw:enhanced-geometry draw:mirror-horizontal="false" draw:mirror-vertical="false" draw:glue-points="?f20 0 ?f21 ?f22 ?f20 ?f23 0 ?f22" drawooo:sub-view-size="1949450 1270" draw:text-areas="?f16 ?f19 ?f17 ?f18" svg:viewBox="0 0 0 0" draw:type="ooxml-non-primitive" draw:enhanced-path="M ?f2 ?f2 L ?f5 ?f2 N"><draw:equation draw:name="f0" draw:formula="logwidth"/><draw:equation draw:name="f1" draw:formula="logheight"/><draw:equation draw:name="f2" draw:formula="0"/><draw:equation draw:name="f3" draw:formula="1949450"/><draw:equation draw:name="f4" draw:formula="1270"/><draw:equation draw:name="f5" draw:formula="1948916"/><draw:equation draw:name="f6" draw:formula="?f0 *1/1949450"/><draw:equation draw:name="f7" draw:formula="?f1 *1/1270"/><draw:equation draw:name="f8" draw:formula="?f4 +0-?f2 "/><draw:equation draw:name="f9" draw:formula="?f3 +0-?f2 "/><draw:equation draw:name="f10" draw:formula="?f9 *1/1949450"/><draw:equation draw:name="f11" draw:formula="?f8 *1/1270"/><draw:equation draw:name="f12" draw:formula="0*1/?f10 "/><draw:equation draw:name="f13" draw:formula="194945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2" draw:style-name="gr15" draw:text-style-name="P191" svg:width="5.557cm" svg:height="0.036cm" svg:x="9.582cm" svg:y="0.325cm"><text:p/><draw:enhanced-geometry draw:mirror-horizontal="false" draw:mirror-vertical="false" draw:glue-points="?f29 0 ?f30 ?f31 ?f29 ?f32 0 ?f31" drawooo:sub-view-size="2000250 12700 200025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2000250"/><draw:equation draw:name="f4" draw:formula="12700"/><draw:equation draw:name="f5" draw:formula="6350"/><draw:equation draw:name="f6" draw:formula="10845"/><draw:equation draw:name="f7" draw:formula="1854"/><draw:equation draw:name="f8" draw:formula="1866"/><draw:equation draw:name="f9" draw:formula="10833"/><draw:equation draw:name="f10" draw:formula="1999830"/><draw:equation draw:name="f11" draw:formula="1997976"/><draw:equation draw:name="f12" draw:formula="1993480"/><draw:equation draw:name="f13" draw:formula="1988997"/><draw:equation draw:name="f14" draw:formula="1987130"/><draw:equation draw:name="f15" draw:formula="?f0 *1/2000250"/><draw:equation draw:name="f16" draw:formula="?f1 *1/12700"/><draw:equation draw:name="f17" draw:formula="?f4 +0-?f2 "/><draw:equation draw:name="f18" draw:formula="?f3 +0-?f2 "/><draw:equation draw:name="f19" draw:formula="?f18 *1/200025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43" draw:style-name="gr16" draw:text-style-name="P190" svg:width="3.774cm" svg:height="0.003cm" svg:x="15.191cm" svg:y="0.344cm"><text:p/><draw:enhanced-geometry draw:mirror-horizontal="false" draw:mirror-vertical="false" draw:glue-points="?f20 0 ?f21 ?f22 ?f20 ?f23 0 ?f22" drawooo:sub-view-size="1358900 1270" draw:text-areas="?f16 ?f19 ?f17 ?f18" svg:viewBox="0 0 0 0" draw:type="ooxml-non-primitive" draw:enhanced-path="M ?f2 ?f2 L ?f5 ?f2 N"><draw:equation draw:name="f0" draw:formula="logwidth"/><draw:equation draw:name="f1" draw:formula="logheight"/><draw:equation draw:name="f2" draw:formula="0"/><draw:equation draw:name="f3" draw:formula="1358900"/><draw:equation draw:name="f4" draw:formula="1270"/><draw:equation draw:name="f5" draw:formula="1358544"/><draw:equation draw:name="f6" draw:formula="?f0 *1/1358900"/><draw:equation draw:name="f7" draw:formula="?f1 *1/1270"/><draw:equation draw:name="f8" draw:formula="?f4 +0-?f2 "/><draw:equation draw:name="f9" draw:formula="?f3 +0-?f2 "/><draw:equation draw:name="f10" draw:formula="?f9 *1/1358900"/><draw:equation draw:name="f11" draw:formula="?f8 *1/1270"/><draw:equation draw:name="f12" draw:formula="0*1/?f10 "/><draw:equation draw:name="f13" draw:formula="135890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4" draw:style-name="gr17" draw:text-style-name="P191" svg:width="3.915cm" svg:height="0.036cm" svg:x="15.103cm" svg:y="0.325cm"><text:p/><draw:enhanced-geometry draw:mirror-horizontal="false" draw:mirror-vertical="false" draw:glue-points="?f28 0 ?f29 ?f30 ?f28 ?f31 0 ?f30" drawooo:sub-view-size="1409700 12700 1409700 12700" draw:text-areas="?f24 ?f27 ?f25 ?f26" svg:viewBox="0 0 0 0" draw:type="ooxml-non-primitive" draw:enhanced-path="M ?f4 ?f5 L ?f6 ?f7 ?f5 ?f2 ?f7 ?f7 ?f2 ?f5 ?f7 ?f8 ?f5 ?f4 ?f6 ?f8 ?f4 ?f5 Z N M ?f9 ?f5 L ?f10 ?f7 ?f11 ?f2 ?f12 ?f7 ?f13 ?f5 ?f12 ?f8 ?f11 ?f4 ?f10 ?f8 ?f9 ?f5 Z N"><draw:equation draw:name="f0" draw:formula="logwidth"/><draw:equation draw:name="f1" draw:formula="logheight"/><draw:equation draw:name="f2" draw:formula="0"/><draw:equation draw:name="f3" draw:formula="1409700"/><draw:equation draw:name="f4" draw:formula="12700"/><draw:equation draw:name="f5" draw:formula="6350"/><draw:equation draw:name="f6" draw:formula="10845"/><draw:equation draw:name="f7" draw:formula="1854"/><draw:equation draw:name="f8" draw:formula="10833"/><draw:equation draw:name="f9" draw:formula="1409331"/><draw:equation draw:name="f10" draw:formula="1407477"/><draw:equation draw:name="f11" draw:formula="1402981"/><draw:equation draw:name="f12" draw:formula="1398485"/><draw:equation draw:name="f13" draw:formula="1396631"/><draw:equation draw:name="f14" draw:formula="?f0 *1/1409700"/><draw:equation draw:name="f15" draw:formula="?f1 *1/12700"/><draw:equation draw:name="f16" draw:formula="?f4 +0-?f2 "/><draw:equation draw:name="f17" draw:formula="?f3 +0-?f2 "/><draw:equation draw:name="f18" draw:formula="?f17 *1/1409700"/><draw:equation draw:name="f19" draw:formula="?f16 *1/12700"/><draw:equation draw:name="f20" draw:formula="?f2 *1/?f18 "/><draw:equation draw:name="f21" draw:formula="?f3 *1/?f18 "/><draw:equation draw:name="f22" draw:formula="?f2 *1/?f19 "/><draw:equation draw:name="f23" draw:formula="?f4 *1/?f19 "/><draw:equation draw:name="f24" draw:formula="?f20 *?f14 /1"/><draw:equation draw:name="f25" draw:formula="?f21 *?f14 /1"/><draw:equation draw:name="f26" draw:formula="?f23 *?f15 /1"/><draw:equation draw:name="f27" draw:formula="?f22 *?f15 /1"/><draw:equation draw:name="f28" draw:formula="logwidth/2"/><draw:equation draw:name="f29" draw:formula="logwidth"/><draw:equation draw:name="f30" draw:formula="logheight/2"/><draw:equation draw:name="f31" draw:formula="logheight"/></draw:enhanced-geometry></draw:custom-shape><draw:custom-shape draw:name="Graphic 1145" draw:style-name="gr18" draw:text-style-name="P190" svg:width="9.171cm" svg:height="0.003cm" svg:x="19.072cm" svg:y="0.344cm"><text:p/><draw:enhanced-geometry draw:mirror-horizontal="false" draw:mirror-vertical="false" draw:glue-points="?f20 0 ?f21 ?f22 ?f20 ?f23 0 ?f22" drawooo:sub-view-size="3302000 1270" draw:text-areas="?f16 ?f19 ?f17 ?f18" svg:viewBox="0 0 0 0" draw:type="ooxml-non-primitive" draw:enhanced-path="M ?f2 ?f2 L ?f5 ?f2 N"><draw:equation draw:name="f0" draw:formula="logwidth"/><draw:equation draw:name="f1" draw:formula="logheight"/><draw:equation draw:name="f2" draw:formula="0"/><draw:equation draw:name="f3" draw:formula="3302000"/><draw:equation draw:name="f4" draw:formula="1270"/><draw:equation draw:name="f5" draw:formula="3301758"/><draw:equation draw:name="f6" draw:formula="?f0 *1/3302000"/><draw:equation draw:name="f7" draw:formula="?f1 *1/1270"/><draw:equation draw:name="f8" draw:formula="?f4 +0-?f2 "/><draw:equation draw:name="f9" draw:formula="?f3 +0-?f2 "/><draw:equation draw:name="f10" draw:formula="?f9 *1/3302000"/><draw:equation draw:name="f11" draw:formula="?f8 *1/1270"/><draw:equation draw:name="f12" draw:formula="0*1/?f10 "/><draw:equation draw:name="f13" draw:formula="330200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6" draw:style-name="gr19" draw:text-style-name="P191" svg:width="9.312cm" svg:height="0.036cm" svg:x="18.982cm" svg:y="0.325cm"><text:p/><draw:enhanced-geometry draw:mirror-horizontal="false" draw:mirror-vertical="false" draw:glue-points="?f29 0 ?f30 ?f31 ?f29 ?f32 0 ?f31" drawooo:sub-view-size="3352800 12700 335280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3352800"/><draw:equation draw:name="f4" draw:formula="12700"/><draw:equation draw:name="f5" draw:formula="6350"/><draw:equation draw:name="f6" draw:formula="10845"/><draw:equation draw:name="f7" draw:formula="1854"/><draw:equation draw:name="f8" draw:formula="1866"/><draw:equation draw:name="f9" draw:formula="10833"/><draw:equation draw:name="f10" draw:formula="3352698"/><draw:equation draw:name="f11" draw:formula="3350844"/><draw:equation draw:name="f12" draw:formula="3346348"/><draw:equation draw:name="f13" draw:formula="3341865"/><draw:equation draw:name="f14" draw:formula="3339998"/><draw:equation draw:name="f15" draw:formula="?f0 *1/3352800"/><draw:equation draw:name="f16" draw:formula="?f1 *1/12700"/><draw:equation draw:name="f17" draw:formula="?f4 +0-?f2 "/><draw:equation draw:name="f18" draw:formula="?f3 +0-?f2 "/><draw:equation draw:name="f19" draw:formula="?f18 *1/335280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g></text:p>
      <text:p text:style-name="P192">Elke leerresultaatverklaring in DigComp 3.0 volgt dezelfde structuur: werkwoord(en) gevolgd door een object. Zie tabel A4 voor enkele voorbeelden.</text:p>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17"/>
          </table:table-cell>
          <table:table-cell table:style-name="Tabel8.A1" office:value-type="string">
            <text:p text:style-name="P17"/>
          </table:table-cell>
          <table:table-cell table:style-name="Tabel8.A1" table:number-columns-spanned="3" office:value-type="string">
            <text:p text:style-name="P28"><text:span text:style-name="T73">Example</text:span></text:p>
          </table:table-cell>
          <table:covered-table-cell/>
          <table:covered-table-cell/>
        </table:table-row>
        <table:table-row table:style-name="Tabel8.2">
          <table:table-cell table:style-name="Tabel8.A1" office:value-type="string">
            <text:p text:style-name="P17">Aspect</text:p>
          </table:table-cell>
          <table:table-cell table:style-name="Tabel8.A1" office:value-type="string">
            <text:p text:style-name="P17">Purpose</text:p>
          </table:table-cell>
          <table:table-cell table:style-name="Tabel8.A1" office:value-type="string">
            <text:p text:style-name="P17">Competence</text:p>
          </table:table-cell>
          <table:table-cell table:style-name="Tabel8.A1" office:value-type="string">
            <text:p text:style-name="P17">Proficiency level</text:p>
          </table:table-cell>
          <table:table-cell table:style-name="Tabel8.A1" office:value-type="string">
            <text:p text:style-name="P17">Learning outcome statement</text:p>
          </table:table-cell>
        </table:table-row>
        <table:table-row table:style-name="Tabel8.3">
          <table:table-cell table:style-name="Tabel8.A1" office:value-type="string">
            <text:p text:style-name="P17"><draw:custom-shape text:anchor-type="char" draw:z-index="64" draw:name="Group 1147" draw:style-name="gr4" draw:text-style-name="P65" svg:width="0.036cm" svg:height="0.036cm" svg:x="0cm" svg:y="0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17"><draw:custom-shape text:anchor-type="char" draw:z-index="62" draw:name="Group 1149" draw:style-name="gr4" draw:text-style-name="P6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61" draw:name="Group 1151" draw:style-name="gr20" draw:text-style-name="P6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17">2.6 Managing digital identity</text:p>
          </table:table-cell>
          <table:table-cell table:style-name="Tabel8.A1" office:value-type="string">
            <text:p text:style-name="P17">Basic</text:p>
          </table:table-cell>
          <table:table-cell table:style-name="Tabel8.A1" office:value-type="string">
            <text:p text:style-name="P17">Identify common forms and uses of digital identity.</text:p>
          </table:table-cell>
        </table:table-row>
        <table:table-row table:style-name="Tabel8.4">
          <table:table-cell table:style-name="Tabel8.A1" office:value-type="string">
            <text:p text:style-name="P17">Skills</text:p>
          </table:table-cell>
          <table:table-cell table:style-name="Tabel8.A1" office:value-type="string">
            <text:p text:style-name="P17">Describe the processes by which an individual can complete a specific task.</text:p>
          </table:table-cell>
          <table:table-cell table:style-name="Tabel8.A1" office:value-type="string">
            <text:p text:style-name="P17">1.1 Browsing, searching and filtering information and content</text:p>
          </table:table-cell>
          <table:table-cell table:style-name="Tabel8.A1" office:value-type="string">
            <text:p text:style-name="P17">Intermediate</text:p>
          </table:table-cell>
          <table:table-cell table:style-name="Tabel8.A1" office:value-type="string">
            <text:p text:style-name="P17"><draw:custom-shape text:anchor-type="char" draw:z-index="63" draw:name="Group 1153" draw:style-name="gr21" draw:text-style-name="P65" svg:width="0.036cm" svg:height="0.036cm" svg:x="9.296cm" svg:y="-0.67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Select appropriate digital search tools based on information needs.</text:p>
          </table:table-cell>
        </table:table-row>
        <table:table-row table:style-name="Tabel8.5">
          <table:table-cell table:style-name="Tabel8.A1" office:value-type="string">
            <text:p text:style-name="P17">Attitudes</text:p>
          </table:table-cell>
          <table:table-cell table:style-name="Tabel8.A1" office:value-type="string">
            <text:p text:style-name="P17"><draw:custom-shape text:anchor-type="char" draw:z-index="67" draw:name="Group 1155" draw:style-name="gr4" draw:text-style-name="P65" svg:width="0.036cm" svg:height="0.036cm" svg:x="-0.018cm" svg:y="2.46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17">3.2 Integrating and re- elaborating digital content</text:p>
          </table:table-cell>
          <table:table-cell table:style-name="Tabel8.A1" office:value-type="string">
            <text:p text:style-name="P17">Advanced</text:p>
          </table:table-cell>
          <table:table-cell table:style-name="Tabel8.A1" office:value-type="string">
            <text:p text:style-name="P17"><draw:custom-shape text:anchor-type="char" draw:z-index="65" draw:name="Group 1157" draw:style-name="gr21" draw:text-style-name="P65" svg:width="0.036cm" svg:height="0.036cm" svg:x="9.296cm" svg:y="1.65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66" draw:name="Group 1159" draw:style-name="gr5" draw:text-style-name="P65" svg:width="0.036cm" svg:height="0.036cm" svg:x="9.19cm" svg:y="-0.88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Prioritise transparent and ethical practices in digital content integration and re-elaboration tasks.</text:p>
          </table:table-cell>
        </table:table-row>
      </table:table>
      <text:p text:style-name="P193"><text:span text:style-name="T61">Table</text:span></text:p>
      <text:p text:style-name="P194" loext:marker-style-name="T11"/>
      <text:p text:style-name="Standard">Each<text:span text:style-name="T2">Source:</text:span></text:p>
      <text:p text:style-name="P195">Each</text:p>
      <text:p text:style-name="P196"><text:span text:style-name="T95">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p>
      <text:p text:style-name="P197" loext:marker-style-name="T165"/>
      <text:section text:style-name="Sect1" text:name="Sectie5">
        <text:p text:style-name="P198"><text:bookmark text:name="Table_A5:_Examples_of_verbs_used_for_lea"/><text:bookmark text:name="_bookmark34"/><text:span text:style-name="T38">Table</text:span><text:span text:style-name="T164"> </text:span><text:span text:style-name="T38">A5:</text:span><text:span text:style-name="T166"> </text:span><text:span text:style-name="T3">Examples</text:span><text:span text:style-name="T158"> </text:span><text:span text:style-name="T3">of</text:span><text:span text:style-name="T158"> </text:span><text:span text:style-name="T3">verbs</text:span><text:span text:style-name="T158"> </text:span><text:span text:style-name="T3">used</text:span><text:span text:style-name="T158"> </text:span><text:span text:style-name="T3">for</text:span><text:span text:style-name="T158"> </text:span><text:span text:style-name="T3">learning</text:span><text:span text:style-name="T158"> </text:span><text:span text:style-name="T3">outcomes</text:span><text:span text:style-name="T158"> </text:span><text:span text:style-name="T3">describing</text:span><text:span text:style-name="T158"> </text:span><text:span text:style-name="T3">knowledge,</text:span><text:span text:style-name="T158"> </text:span><text:span text:style-name="T3">skills and attitudes.</text:span><text:span text:style-name="T167">11</text:span></text:p>
        <text:p text:style-name="P199" loext:marker-style-name="T3">Tabel A3 laat zien hoe de beheersingsniveaus van DigComp 3.0 kunnen worden gekoppeld aan de 8 niveaus van DigComp 2.2 en ook aan een koppeling met 6 niveaus die in sommige toepassingen van DigComp wordt gebruikt. Dit zijn voorgestelde koppelingen die uiteraard gewijzigd en aangepast kunnen worden."doc.annexes.annex_1:_comparison_of_digcomp_2.2_and_digcomp_3.0.paragraph.5968e56e5300</text:p>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17" loext:marker-style-name="T71"><text:span text:style-name="T71">Beheersingsniveau</text:span><text:span text:style-name="T71"/></text:p>
            </table:table-cell>
            <table:table-cell table:style-name="Tabel9.A1" office:value-type="string">
              <text:p text:style-name="P17" loext:marker-style-name="T71"><text:span text:style-name="T71">Short Description of proficiency level</text:span><text:span text:style-name="T71"/></text:p>
            </table:table-cell>
            <table:table-cell table:style-name="Tabel9.A1" office:value-type="string">
              <text:p text:style-name="P17" loext:marker-style-name="T71"><text:span text:style-name="T71">Voorgestelde koppeling op 6 niveaus</text:span><text:span text:style-name="T71"/></text:p>
            </table:table-cell>
          </table:table-row>
          <table:table-row table:style-name="Tabel9.2">
            <table:table-cell table:style-name="Tabel9.A1" office:value-type="string">
              <text:p text:style-name="P17">Basic</text:p>
            </table:table-cell>
            <table:table-cell table:style-name="Tabel9.A1" office:value-type="string">
              <text:p text:style-name="P17">Remember and implement simple tasks with guidance as needed.</text:p>
            </table:table-cell>
            <table:table-cell table:style-name="Tabel9.A1" office:value-type="string">
              <text:p text:style-name="P17">Knowledge: Recognise, Identify, Distinguish between</text:p>
              <text:p text:style-name="P17">Skills: Use, Apply, Implement</text:p>
              <text:p text:style-name="P17">Attitudes: Acknowledge the importance, Acknowledge the benefits</text:p>
            </table:table-cell>
          </table:table-row>
          <table:table-row table:style-name="Tabel9.3">
            <table:table-cell table:style-name="Tabel9.A1" office:value-type="string">
              <text:p text:style-name="P17">Intermediate</text:p>
            </table:table-cell>
            <table:table-cell table:style-name="Tabel9.A1" office:value-type="string">
              <text:p text:style-name="P17">Identify and implement well-defined tasks and solve well-defined problems autonomously.</text:p>
            </table:table-cell>
            <table:table-cell table:style-name="Tabel9.A1" office:value-type="string">
              <text:p text:style-name="P17">Knowledge: Recognise, Identify, Distinguish between, Define, Describe</text:p>
              <text:p text:style-name="P17">Skills: Use, Apply, Select, Assess</text:p>
              <text:p text:style-name="P17">Attitudes: Acknowledge the importance, Acknowledge the benefits, Prioritise, Purposefully explore, Participate in</text:p>
            </table:table-cell>
          </table:table-row>
          <table:table-row table:style-name="Tabel9.4">
            <table:table-cell table:style-name="Tabel9.A1" office:value-type="string">
              <text:p text:style-name="P17">Advanced</text:p>
            </table:table-cell>
            <table:table-cell table:style-name="Tabel9.A1" office:value-type="string">
              <text:p text:style-name="P17">Assess and apply solutions to a variety of complex tasks autonomously and adapt to a variety of contexts to evaluate and execute tasks appropriately, guiding others if and as required.</text:p>
            </table:table-cell>
            <table:table-cell table:style-name="Tabel9.A1" office:value-type="string">
              <text:p text:style-name="P17">Knowledge: Identify, Define, Describe</text:p>
              <text:p text:style-name="P17">Skills: Assess, Apply, Combine, Assist others, Support others</text:p>
              <text:p text:style-name="P17">Attitudes: Acknowledge the importance, Acknowledge the benefits, Take account of, Prioritise, Continually explore</text:p>
            </table:table-cell>
          </table:table-row>
          <table:table-row table:style-name="Tabel9.5">
            <table:table-cell table:style-name="Tabel9.A1" office:value-type="string">
              <text:p text:style-name="P17">Highly advanced</text:p>
            </table:table-cell>
            <table:table-cell table:style-name="Tabel9.A1" office:value-type="string">
              <text:p text:style-name="P17">Assess, evaluate and resolve highly complex or specialised problems to create new solutions or adapt existing ones, leading and guiding others if and as required.</text:p>
            </table:table-cell>
            <table:table-cell table:style-name="Tabel9.A1" office:value-type="string">
              <text:p text:style-name="P17">Knowledge: No knowledge learning outcomes are included in Highly Advanced levels: This element is captured under Attitudes (stay informed about).</text:p>
              <text:p text:style-name="P17">Skills: Assess and evaluate, Develop and implement, Lead or contribute to, Design, Advise, Explain</text:p>
              <text:p text:style-name="P17">Attitudes: Acknowledge the importance, Acknowledge the benefits, Stay informed about, Promote and support</text:p>
            </table:table-cell>
          </table:table-row>
        </table:table>
        <text:p text:style-name="P200"><text:span text:style-name="T61">Source: JRC own elaboration.</text:span></text:p>
        <text:p text:style-name="P201"><text:bookmark text:name="Box_A1:_Main_features_of_DigComp_3.0_lea"/><text:span text:style-name="T2">Box</text:span><text:span text:style-name="T92"> </text:span><text:span text:style-name="T2">A1:</text:span><text:span text:style-name="T168"> </text:span><text:span text:style-name="T9"> </text:span>Relationship<text:span text:style-name="T9"> </text:span>between<text:span text:style-name="T9"> </text:span>the<text:span text:style-name="T9"> </text:span>four<text:span text:style-name="T9"> </text:span>proficiency<text:span text:style-name="T1">outcomes.</text:span>levels</text:p>
        <text:p text:style-name="P202" loext:marker-style-name="T69"/>
        <text:p text:style-name="Standard">There are 523 learning outcomes in total. The number of learning outcomes varies across competences.</text:p>
        <text:p text:style-name="Standard">DigComp 3.0 learning outcomes are each linked to one proficiency level (Basic, Intermediate, Advanced, Highly Advanced), and are grouped by Competence and whether they refer to Knowledge, Skill or Attitude. They are each labelled as AI-explicit, AI-implicit, or neither AI-explicit or AI-implicit, which is intended as a general guide only. See Section 2.6 for more information on how to interpret the AI labels.</text:p>
        <text:p text:style-name="Standard">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p>
        <text:p text:style-name="Standard">The learning outcomes are relatively balanced across Knowledge (42%, 217) and Skills (38%, 199), with a lower percentage related to Attitudes (20%, 107).</text:p>
        <text:p text:style-name="Standard">Each learning outcome has a unique ID. The ID starts with ‘LO’ to distinguish it from competence statements in Section 3 (those ones start with ‘CS’) and includes the competence number. For example, the IDs of the 21 learning outcomes for Competence 1.1 are LO1.1.01 to LO1.1.21.</text:p>
        <text:p text:style-name="Standard">The numbering of the competence statements (Section 3) and the learning outcomes (in this Annex) do not correspond, since there are more learning outcomes than competence statements. For example, the content of CS1.1.08 does not correspond to LO1.1.08.</text:p>
        <text:p text:style-name="Standard">Source:<text:span text:style-name="T7"> JRC own elaboration.</text:span></text:p>
      </text:section>
      <text:section text:style-name="Sect1" text:name="Sectie6">
        <text:p text:style-name="P203" loext:marker-style-name="T169"/>
        <text:p text:style-name="P204"><draw:g text:anchor-type="as-char" draw:z-index="47" draw:name="Group 1165" draw:style-name="gr22"><draw:custom-shape draw:name="Graphic 1166" draw:style-name="gr23" draw:text-style-name="P190" svg:width="13.346cm" svg:height="0.003cm" svg:x="0.088cm" svg:y="0.019cm"><text:p/><draw:enhanced-geometry draw:mirror-horizontal="false" draw:mirror-vertical="false" draw:glue-points="?f20 0 ?f21 ?f22 ?f20 ?f23 0 ?f22" drawooo:sub-view-size="4804410 1270" draw:text-areas="?f16 ?f19 ?f17 ?f18" svg:viewBox="0 0 0 0" draw:type="ooxml-non-primitive" draw:enhanced-path="M ?f2 ?f2 L ?f5 ?f2 N"><draw:equation draw:name="f0" draw:formula="logwidth"/><draw:equation draw:name="f1" draw:formula="logheight"/><draw:equation draw:name="f2" draw:formula="0"/><draw:equation draw:name="f3" draw:formula="4804410"/><draw:equation draw:name="f4" draw:formula="1270"/><draw:equation draw:name="f5" draw:formula="4803978"/><draw:equation draw:name="f6" draw:formula="?f0 *1/4804410"/><draw:equation draw:name="f7" draw:formula="?f1 *1/1270"/><draw:equation draw:name="f8" draw:formula="?f4 +0-?f2 "/><draw:equation draw:name="f9" draw:formula="?f3 +0-?f2 "/><draw:equation draw:name="f10" draw:formula="?f9 *1/4804410"/><draw:equation draw:name="f11" draw:formula="?f8 *1/1270"/><draw:equation draw:name="f12" draw:formula="0*1/?f10 "/><draw:equation draw:name="f13" draw:formula="480441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67" draw:style-name="gr24" draw:text-style-name="P205" svg:width="13.487cm" svg:height="0.036cm" svg:x="0cm" svg:y="0cm"><text:p/><draw:enhanced-geometry draw:mirror-horizontal="false" draw:mirror-vertical="false" draw:glue-points="?f27 0 ?f28 ?f29 ?f27 ?f30 0 ?f29" drawooo:sub-view-size="4855210 12700 4855210 12700" draw:text-areas="?f23 ?f26 ?f24 ?f25" svg:viewBox="0 0 0 0"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4855210"/><draw:equation draw:name="f4" draw:formula="12700"/><draw:equation draw:name="f5" draw:formula="6350"/><draw:equation draw:name="f6" draw:formula="10845"/><draw:equation draw:name="f7" draw:formula="1866"/><draw:equation draw:name="f8" draw:formula="4854702"/><draw:equation draw:name="f9" draw:formula="4852848"/><draw:equation draw:name="f10" draw:formula="4848352"/><draw:equation draw:name="f11" draw:formula="4843869"/><draw:equation draw:name="f12" draw:formula="4842002"/><draw:equation draw:name="f13" draw:formula="?f0 *1/4855210"/><draw:equation draw:name="f14" draw:formula="?f1 *1/12700"/><draw:equation draw:name="f15" draw:formula="?f4 +0-?f2 "/><draw:equation draw:name="f16" draw:formula="?f3 +0-?f2 "/><draw:equation draw:name="f17" draw:formula="?f16 *1/4855210"/><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section>
      <text:h text:style-name="P206" text:outline-level="5">PHASE2:WORKWITHEXPERTS</text:h>
      <text:p text:style-name="Standard">Based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p>
      <text:p text:style-name="Standard"><text:bookmark text:name="Box_A2:_Suggested_steps_and_readings_for"/>Box A2: Suggested steps and readings for implementing DigComp 3.0 learning outcomes.</text:p>
      <text:p text:style-name="Standard"/>
      <text:p text:style-name="Standard">The steps below are suggestions that could be adapted for specific uses of DigComp 3.0 learning outcomes.</text:p>
      <text:list text:style-name="WWNum15">
        <text:list-item>
          <text:p text:style-name="P207">Identify the purpose of using the learning outcomes – particularly if the use will require looking at all of them or a subset. For example, if considering the development or revision of a basic digital competence course, users can immediately exclude Advanced and Highly Advanced levels. Or, if using the learning outcomes to develop professional digital profiles or role descriptions for a specific job, one could filter out learning outcomes for competences that are not relevant in order to focus the work on the ones that are.</text:p>
        </text:list-item>
        <text:list-item>
          <text:p text:style-name="P207">Identify who needs to be involved, and at which stages. Experience in of DigComp users and Cedefop’s work on learning outcomes show that an initiative involving learning outcomes is more likely to be successful and impactful if all relevant stakeholders are included at the right stages and for the appropriate purposes.</text:p>
        </text:list-item>
        <text:list-item>
          <text:p text:style-name="P207">Early in the project, review the DigComp 3.0 framework so that those involved are familiar with it.</text:p>
        </text:list-item>
        <text:list-item>
          <text:p text:style-name="P207">Make a translation of the learning outcomes and other parts of the framework, as needed, referring to the Glossary to ensure that the terms are consistent with local language and use context.</text:p>
        </text:list-item>
        <text:list-item>
          <text:p text:style-name="P207">Adapt the learning outcomes to the particular purpose. The DigComp 3.0 framework – including the learning outcomes – is generic by design, so it is almost certain that adaptations will be needed. Adaptations can take many forms – re-wording or elaborating learning outcomes, removing irrelevant learning outcomes, or adding new learning outcomes to cover topics that are relevant to the initiative. If the use involves the development of teaching and learning activities, ‘unplugged’ activities could be considered (e.g. Li et al., 2022).</text:p>
        </text:list-item>
        <text:list-item>
          <text:p text:style-name="P207">As noted in Section 2.5, DigComp 3.0 includes intended, not achieved learning outcomes. If the initiative involves the development of achieved learning outcomes, the approach to measurement merits consideration. On one hand, if a strictly empirical approach is used, there is a risk that ‘softer’ or more difficult-to-measure competences would be undervalued or omitted. Learning outcomes that cannot be directly or easily observed or measured are likely to be as important as those that can. A balanced and context-sensitive approach to this issue has been recommended (Cedefop, 2022; Europass Project Group, 2024).</text:p>
        </text:list-item>
        <text:list-item>
          <text:p text:style-name="P207">It is good practice to be transparent about how DigComp 3.0 learning outcomes have been used or adapted. For example, percentage coverage of learning outcomes by competence and proficiency level can give transparency, trust and credibility to an initiative. More generally, it is good practice to document adaptations to suit the particular purpose.</text:p>
        </text:list-item>
        <text:list-item>
          <text:p text:style-name="P207">Some of the learning outcomes, as well as the competence descriptions for the proficiency levels shown in Section 3, are labelled as AI-explicit or AI-implicit (see Section 2.6). It is recommended to consider AI-related learning outcomes holistically within the overall framework.</text:p>
        </text:list-item>
      </text:list>
      <text:p text:style-name="P208">Op basis van ervaringen met het toepassen van DigComp (bijv. Castañeda et al., 2023; Kluzer et al., 2020) wordt ten zeerste aangeraden om de DigComp 3.0-leerresultaten – samen met de andere delen van DigComp 3.0 – aan te passen en toe te snijden op een specifiek doel. Een reeks voorgestelde stappen voor het gebruik van de DigComp 3.0-leerresultaten wordt weergegeven in kader A2.</text:p>
      <text:list text:style-name="WWNum10">
        <text:list-item>
          <text:p text:style-name="P209"><text:span text:style-name="T174">Cedefop’s (2022) </text:span><text:a xlink:type="simple" xlink:href="https://www.cedefop.europa.eu/en/publications/4209" text:style-name="ListLabel_20_161" text:visited-style-name="ListLabel_20_161"><text:span text:style-name="T80">Defining, writing and applying learning outcomes – A European Handbook (second edition)</text:span></text:a><text:span text:style-name="T175"> </text:span><text:span text:style-name="T3">is for individuals and institutions involved in defining and writing learning</text:span><text:span text:style-name="T98"> </text:span><text:span text:style-name="T3">outcomes.</text:span><text:span text:style-name="T98"> </text:span><text:span text:style-name="T3">It</text:span><text:span text:style-name="T98"> </text:span><text:span text:style-name="T3">offers</text:span><text:span text:style-name="T98"> </text:span><text:span text:style-name="T3">concrete</text:span><text:span text:style-name="T98"> </text:span><text:span text:style-name="T3">examples</text:span><text:span text:style-name="T98"> </text:span><text:span text:style-name="T3">and</text:span><text:span text:style-name="T98"> </text:span><text:span text:style-name="T3">provides</text:span><text:span text:style-name="T98"> </text:span><text:span text:style-name="T3">an</text:span><text:span text:style-name="T98"> </text:span><text:span text:style-name="T3">overview</text:span><text:span text:style-name="T98"> </text:span><text:span text:style-name="T3">of</text:span><text:span text:style-name="T98"> </text:span><text:span text:style-name="T3">existing</text:span><text:span text:style-name="T98"> </text:span><text:span text:style-name="T3">guidance</text:span><text:span text:style-name="T98"> </text:span><text:span text:style-name="T3">and</text:span><text:span text:style-name="T98"> </text:span><text:span text:style-name="T3">research.</text:span><text:span text:style-name="T98"> </text:span><text:span text:style-name="T3">Cedefop</text:span><text:span text:style-name="T98"> </text:span><text:span text:style-name="T3">(2024c)</text:span><text:span text:style-name="T98"> </text:span><text:span text:style-name="T3">has</text:span><text:span text:style-name="T98"> </text:span><text:span text:style-name="T3">also</text:span><text:span text:style-name="T98"> </text:span><text:span text:style-name="T3">developed</text:span><text:span text:style-name="T98"> </text:span><text:span text:style-name="T3">a</text:span><text:span text:style-name="T98"> </text:span><text:a xlink:type="simple" xlink:href="https://data.europa.eu/data/datasets/learning-outcomes-resources?locale=en" text:style-name="ListLabel_20_168" text:visited-style-name="ListLabel_20_168"><text:span text:style-name="T3">dataset of guidance material</text:span></text:a><text:span text:style-name="T3">.</text:span></text:p>
        </text:list-item>
        <text:list-item>
          <text:p text:style-name="P210"><text:span text:style-name="T174">International</text:span><text:span text:style-name="T176"> </text:span><text:span text:style-name="T174">Test</text:span><text:span text:style-name="T176"> </text:span><text:span text:style-name="T174">Commission</text:span><text:span text:style-name="T176"> </text:span><text:span text:style-name="T174">and</text:span><text:span text:style-name="T176"> </text:span><text:span text:style-name="T174">Association</text:span><text:span text:style-name="T176"> </text:span><text:span text:style-name="T174">of</text:span><text:span text:style-name="T176"> </text:span><text:span text:style-name="T174">Test</text:span><text:span text:style-name="T176"> </text:span><text:span text:style-name="T174">Publishers’</text:span><text:span text:style-name="T176"> </text:span><text:span text:style-name="T174">(2022)</text:span><text:span text:style-name="T176"> </text:span><text:a xlink:type="simple" xlink:href="https://www.testpublishers.org/assets/Guidelines%20for%20Technology-Based%20Assessment%20v2022.11.08.pdf" text:style-name="ListLabel_20_161" text:visited-style-name="ListLabel_20_161"><text:span text:style-name="T80">Guidelines for technology-based assessment (version 1.1)</text:span></text:a><text:span text:style-name="T177"> </text:span><text:span text:style-name="T3">provides</text:span><text:span text:style-name="T68"> </text:span><text:span text:style-name="T3">guidance</text:span><text:span text:style-name="T68"> </text:span><text:span text:style-name="T3">and</text:span><text:span text:style-name="T68"> </text:span><text:span text:style-name="T3">best</text:span><text:span text:style-name="T68"> </text:span><text:span text:style-name="T3">practices</text:span><text:span text:style-name="T68"> </text:span><text:span text:style-name="T3">for</text:span><text:span text:style-name="T68"> </text:span><text:span text:style-name="T178">the</text:span><text:span text:style-name="T3"> 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Standard">Source: JRC own elaboration.</text:p>
      <text:h text:style-name="P211" text:outline-level="2">PHASE2.1:STEP1(JUNE-DECEMBER2024)</text:h>
      <text:p text:style-name="P212"><text:span text:style-name="T95">Learning</text:span><text:span text:style-name="T181"> </text:span><text:span text:style-name="T95">outcomes</text:span><text:span text:style-name="T182"> </text:span><text:span text:style-name="T95">are</text:span><text:span text:style-name="T181"> </text:span><text:span text:style-name="T95">also</text:span><text:span text:style-name="T182"> </text:span><text:span text:style-name="T95">available</text:span><text:span text:style-name="T182"> </text:span><text:span text:style-name="T95">in</text:span><text:span text:style-name="T181"> </text:span><text:span text:style-name="T95">spreadsheet</text:span><text:span text:style-name="T182"> </text:span><text:span text:style-name="T95">format</text:span><text:span text:style-name="T181"> </text:span><text:span text:style-name="T95">and</text:span><text:span text:style-name="T182"> </text:span><text:span text:style-name="T95">as</text:span><text:span text:style-name="T182"> </text:span><text:span text:style-name="T95">a</text:span><text:span text:style-name="T181"> </text:span><text:span text:style-name="T95">linked</text:span><text:span text:style-name="T182"> </text:span><text:span text:style-name="T95">open</text:span><text:span text:style-name="T182"> </text:span><text:span text:style-name="T95">dataset</text:span><text:span text:style-name="T181"> </text:span><text:span text:style-name="T95">in</text:span><text:span text:style-name="T182"> </text:span><text:span text:style-name="T95">JSON</text:span><text:span text:style-name="T181"> </text:span><text:span text:style-name="T95">format</text:span><text:span text:style-name="T182"> </text:span><text:span text:style-name="T95">on</text:span><text:span text:style-name="T182"> </text:span><text:span text:style-name="T95">the</text:span><text:span text:style-name="T181"> </text:span><text:a xlink:type="simple" xlink:href="https://joint-research-centre.ec.europa.eu/projects-and-activities/education-and-training/digital-transformation-education/digital-competence-framework-citizens-digcomp_en" text:style-name="ListLabel_20_169" text:visited-style-name="ListLabel_20_169"><text:span text:style-name="T183">JRC-DigComp web space</text:span></text:a><text:span text:style-name="T181">.</text:span></text:p>
      <text:p text:style-name="Standard">Based</text:p>
      <text:p text:style-name="Standard">Based</text:p>
      <text:p text:style-name="Standard"/>
      <text:section text:style-name="Sect1" text:name="Sectie7">
        <text:p text:style-name="P19" loext:marker-style-name="T41"><text:bookmark text:name="Annex_3:_Phases_in_the_development_of_Di"/><text:bookmark text:name="_bookmark55"/></text:p>
        <text:h text:style-name="P20" text:outline-level="2">Annex<text:span text:style-name="T1"> </text:span>3: Phases in the development of DigComp <text:span text:style-name="T5">3.0</text:span></text:h>
        <text:p text:style-name="P213">Development work on DigComp 3.0 took place across four phases. Many individuals<text:span text:style-name="T10"> supported and contributed to the work at each phase, all of whom are listed in the Acknowledgements.</text:span></text:p>
        <text:p text:style-name="P213"/>
        <text:h text:style-name="Heading_20_3" text:outline-level="3">PHASE<text:span text:style-name="T184"> </text:span>1:<text:span text:style-name="T185"> </text:span>INITIAL<text:span text:style-name="T185"> </text:span><text:span text:style-name="T1">SCOPING</text:span></text:h>
        <text:p text:style-name="P214">Initial scoping work took place during December 2023-June 2024. It consisted of a call for DigComp-related submissions and their analysis, and a scoping literature<text:span text:style-name="T7"> and policy review. The aims of Phase 1 were to establish an initial set of learning outcomes and to identify general directions for the DigComp 3.0 update for discussion with experts in Phase 2.</text:span></text:p>
        <text:h text:style-name="P215" text:outline-level="4">PHASE 1.1: DIGCOMP SUBMISSIONS AND ESTABLISHMENT OF ‘FOUNDATION SET’ OF LEARNING OUTCOMES</text:h>
        <text:p text:style-name="P86"/>
        <text:p text:style-name="P216">The call for submissions was issued across four main channels: the <text:a xlink:type="simple" xlink:href="https://www.digcomphub.eu/european-digcomp-community-of-practice/" text:style-name="ListLabel_20_155" text:visited-style-name="ListLabel_20_155"><text:span text:style-name="T8">DigComp </text:span><text:span text:style-name="T8">Community of Practice</text:span></text:a>;<text:span text:style-name="T7"> </text:span>the<text:span text:style-name="T7"> </text:span><text:a xlink:type="simple" xlink:href="https://digital-skills-jobs.europa.eu/en" text:style-name="ListLabel_20_155" text:visited-style-name="ListLabel_20_155"><text:span text:style-name="T8">Digital Skills and Jobs Platform</text:span></text:a>;<text:span text:style-name="T7"> </text:span>the<text:span text:style-name="T7"> </text:span><text:a xlink:type="simple" xlink:href="https://education.ec.europa.eu/focus-topics/digital-education/action-plan/european-digital-education-hub" text:style-name="ListLabel_20_155" text:visited-style-name="ListLabel_20_155"><text:span text:style-name="T8">Digital Education </text:span><text:span text:style-name="T8">Hub</text:span></text:a>; and via <text:a xlink:type="simple" xlink:href="https://www.linkedin.com/" text:style-name="ListLabel_20_155" text:visited-style-name="ListLabel_20_155"><text:span text:style-name="T8">LinkedIn</text:span></text:a><text:span text:style-name="T27"> </text:span>in December 2023, and the submission period closed in March 2024. The call was targeted to existing users of the DigComp framework in formal, informal and non-formal learning contexts, including assessment and certification, in a European, national, regional or local initiative. The call sought information on initiatives that provided examples of learning outcomes (or similar) developed on the basis of DigComp. In all, 50 submissions were received from 16 countries (Austria, Denmark, Estonia, Finland, France, Germany, Greece, Ireland,<text:span text:style-name="T10"> </text:span>Italy,<text:span text:style-name="T10"> </text:span>Latvia,<text:span text:style-name="T10"> </text:span>Lithuania,<text:span text:style-name="T10"> </text:span>Luxembourg,<text:span text:style-name="T10"> </text:span>the<text:span text:style-name="T10"> </text:span>Netherlands,<text:span text:style-name="T10"> </text:span>Portugal,<text:span text:style-name="T10"> </text:span>Spain<text:span text:style-name="T10"> </text:span>and Ukraine) and three European-level organisations. The submission were reviewed against the submission criteria (covering three or more of the five competence areas; link competences to proficiency; and developed since 2018), and divided into <text:span text:style-name="T11">Highly relevant (16)</text:span>; <text:span text:style-name="T11">Quite relevant (14); Somewhat relevant (11); and Out of</text:span><text:span text:style-name="T138"> </text:span><text:span text:style-name="T11">scope</text:span><text:span text:style-name="T138"> </text:span><text:span text:style-name="T11">(9)</text:span><text:span text:style-name="T138"> </text:span>categories<text:span text:style-name="T10"> </text:span>–<text:span text:style-name="T10"> </text:span>giving<text:span text:style-name="T10"> </text:span>a<text:span text:style-name="T10"> </text:span>higher<text:span text:style-name="T10"> </text:span>relevance<text:span text:style-name="T10"> </text:span>rating<text:span text:style-name="T10"> </text:span>to<text:span text:style-name="T10"> </text:span>initiatives<text:span text:style-name="T10"> </text:span>based<text:span text:style-name="T10"> </text:span>on DigComp 2.2 and which contained learning outcomes or equivalents.</text:p>
        <text:p text:style-name="P73"/>
        <text:p text:style-name="P88">The<text:span text:style-name="T7"> </text:span>learning<text:span text:style-name="T7"> </text:span>outcome<text:span text:style-name="T7"> </text:span>statements<text:span text:style-name="T7"> </text:span>were<text:span text:style-name="T7"> </text:span>extracted<text:span text:style-name="T7"> </text:span>from<text:span text:style-name="T7"> </text:span>the<text:span text:style-name="T7"> </text:span>16<text:span text:style-name="T7"> </text:span><text:span text:style-name="T11">Highly</text:span><text:span text:style-name="T118"> </text:span><text:span text:style-name="T11">relevant </text:span>submissions (which came from nine EU countries and two European-level organisations) and formatted and merged into a single dataset, which we refer to here as the ‘learning outcomes dataset’. Where needed, submissions were translated from their source languages to English using the European Commission’s<text:span text:style-name="T6"> </text:span><text:a xlink:type="simple" xlink:href="https://commission.europa.eu/resources/etranslation_en" text:style-name="ListLabel_20_155" text:visited-style-name="ListLabel_20_155"><text:span text:style-name="T8">eTranslation tool</text:span></text:a>.<text:span text:style-name="T6"> </text:span>In<text:span text:style-name="T6"> </text:span>all,<text:span text:style-name="T6"> </text:span>2,488<text:span text:style-name="T6"> </text:span>learning<text:span text:style-name="T6"> </text:span>outcomes<text:span text:style-name="T6"> </text:span>were<text:span text:style-name="T6"> </text:span>extracted.</text:p>
        <text:p text:style-name="P86"/>
        <text:p text:style-name="P217">A<text:span text:style-name="T6"> ‘foundation’ set of 386 learning outcomes which were compiled from the 304 examples from Dimension 4 and Annexes 2 and 3 of DigComp 2.2 (Vuorikari et al., 2022a) and the 72 items from the DigComp Self-Assessment Tool (DigCompSAT) item bank (Clifford et al., 2020) was then added to the learning outcomes dataset.</text:span></text:p>
        <text:p text:style-name="P86"/>
        <text:p text:style-name="P218">The content of the <text:span text:style-name="T11">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73"/>
        <text:p text:style-name="P219"><text:span text:style-name="T1">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220"/>
        <text:h text:style-name="P221" text:outline-level="4">PHASE 1.2: LITERATURE AND POLICY REVIEW FOR GAP ANALYSIS OF DIGCOMP LEARNING OUTCOMES ‘FOUNDATION SET’</text:h>
        <text:p text:style-name="P222"/>
        <text:p text:style-name="P223">In parallel with the DigComp submissions, the JRC researched and compiled information<text:span text:style-name="T5"> </text:span>via<text:span text:style-name="T5"> </text:span>a<text:span text:style-name="T5"> </text:span>scoping<text:span text:style-name="T5"> </text:span>review<text:span text:style-name="T5"> </text:span>of<text:span text:style-name="T5"> </text:span>relevant<text:span text:style-name="T5"> </text:span>research<text:span text:style-name="T5"> </text:span>and<text:span text:style-name="T5"> </text:span>policy.<text:span text:style-name="T5"> </text:span>Sources<text:span text:style-name="T5"> </text:span>were <text:bookmark text:name="_bookmark56"/>identified<text:span text:style-name="T18"> </text:span>through<text:span text:style-name="T18"> </text:span>the<text:span text:style-name="T18"> </text:span>more<text:span text:style-name="T18"> </text:span>traditional<text:span text:style-name="T18"> </text:span>literature<text:span text:style-name="T18"> </text:span>search<text:span text:style-name="T18"> </text:span>(prioritising<text:span text:style-name="T18"> </text:span>systematic reviews and high-quality sources) as well as through targeted reviews of the grey literature (e.g., ERASMUS+ project documentation, policy reports). The purpose of this review was not to be exhaustive but rather to obtain sufficient relevant and high-quality information to combine with the learning outcomes dataset in preparation for expert review in Phase 2.</text:p>
        <text:p text:style-name="P86"/>
        <text:p text:style-name="P224">Sources were grouped into broad themes, and a gap analysis between their contents and the learning outcomes dataset was carried out. Here, ‘gap<text:span text:style-name="T7"> analysis’ refers to an assessment of text that was extracted from the sources in the scoping review (concepts, competences, learning outcomes,etc.). Each text extract was first assessed to see if it fit the broad, transversal nature of DigComp and thematic priorities of DigComp 3.0. If so, it was then reviewed against the learning outcomes dataset to check whether or not the concept or skill represented by each text extract was included. If not, the content was incorporated through the drafting of a new learning outcome statement. Illustrative examples of the 100 or so sources consulted in the scoping review are shown in Table A6.</text:span></text:p>
        <text:p text:style-name="P225">The <text:span text:style-name="T2">output of Phase 1 consisted of a draft set of 565 learning outcomes, accompanied by a paper describing how they had been constructed and some initial proposals for DigComp 3.0 priorities.</text:span></text:p>
      </text:section>
      <text:p text:style-name="P226" loext:marker-style-name="T3"/>
      <text:p text:style-name="Standard" loext:marker-style-name="T98"><text:bookmark text:name="Table_A6._Illustrative_examples_of_sourc"/><text:span text:style-name="T38">Source: JRC own elaboration.</text:span><text:span text:style-name="T147"> </text:span><text:span text:style-name="T38">A6.</text:span><text:span text:style-name="T67"> </text:span><text:span text:style-name="T3">Illustrative</text:span><text:span text:style-name="T68"> </text:span><text:span text:style-name="T3">examples of</text:span><text:span text:style-name="T68"> </text:span><text:span text:style-name="T3">sources</text:span><text:span text:style-name="T68"> </text:span><text:span text:style-name="T3">consulted during</text:span><text:span text:style-name="T68"> </text:span><text:span text:style-name="T3">the</text:span><text:span text:style-name="T68"> </text:span><text:span text:style-name="T3">development of</text:span><text:span text:style-name="T68"> </text:span><text:span text:style-name="T3">DigComp </text:span><text:span text:style-name="T98">3.0.</text:span></text:p>
      <table:table table:name="Tabel10" table:style-name="Tabel10">
        <table:table-column table:style-name="Tabel10.A" table:number-columns-repeated="2"/>
        <table:table-column table:style-name="Tabel10.C"/>
        <text:soft-page-break/>
        <table:table-row table:style-name="Tabel10.1">
          <table:table-cell table:style-name="Tabel10.A1" office:value-type="string">
            <text:p text:style-name="P227" loext:marker-style-name="T186"><text:span text:style-name="T187">Competence area and</text:span><text:span text:style-name="T186"/></text:p>
          </table:table-cell>
          <table:table-cell table:style-name="Tabel10.B1" office:value-type="string">
            <text:p text:style-name="P227" loext:marker-style-name="T186"><text:span text:style-name="T187">Competence and</text:span><text:span text:style-name="T186"/></text:p>
          </table:table-cell>
          <table:table-cell table:style-name="Tabel10.B1" office:value-type="string">
            <text:p text:style-name="P227" loext:marker-style-name="T187"><text:span text:style-name="T187">Description and relevance to DigComp</text:span><text:span text:style-name="T187"/></text:p>
          </table:table-cell>
        </table:table-row>
        <table:table-row table:style-name="Tabel10.2">
          <table:table-cell table:style-name="Tabel10.A2" office:value-type="string">
            <text:p text:style-name="P227" loext:marker-style-name="T188"><text:span text:style-name="T189">Communicatie en samenwerking</text:span><text:span text:style-name="T188"/></text:p>
          </table:table-cell>
          <table:table-cell table:style-name="Tabel10.B2" office:value-type="string">
            <text:p text:style-name="P227" loext:marker-style-name="T188"><text:span text:style-name="T189">2.1 Interacting through </text:span><text:span text:style-name="T188"/></text:p>
          </table:table-cell>
          <table:table-cell table:style-name="Tabel10.B2" office:value-type="string">
            <text:p text:style-name="P227" loext:marker-style-name="T189"><text:span text:style-name="T189">Widely cited definition and competences for AI literacy, including descriptions of specific competences, considered in gap analysis.</text:span><text:span text:style-name="T189"/></text:p>
          </table:table-cell>
        </table:table-row>
        <table:table-row table:style-name="Tabel10.3">
          <table:table-cell table:style-name="Tabel10.A2" office:value-type="string">
            <text:p text:style-name="P227" loext:marker-style-name="T190"><text:a xlink:type="simple" xlink:href="https://www.sciencedirect.com/science/article/pii/S2666920X21000357" text:style-name="ListLabel_20_170" text:visited-style-name="ListLabel_20_170"><text:span text:style-name="T191">Ng et al. (2021)</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Exploratory review of 30 sources from 12 countries, 7 in Europe to identify four common elements and describe a taxonomy based on Bloom, considered in approach to integrating AI competence.</text:span><text:span text:style-name="T189"/></text:p>
          </table:table-cell>
        </table:table-row>
        <table:table-row table:style-name="Tabel10.1">
          <table:table-cell table:style-name="Tabel10.A2" office:value-type="string">
            <text:p text:style-name="P227" loext:marker-style-name="T190"><text:a xlink:type="simple" xlink:href="https://www.tandfonline.com/doi/full/10.1080/0144929X.2022.2072768" text:style-name="ListLabel_20_170" text:visited-style-name="ListLabel_20_170"><text:span text:style-name="T191">Wang et al. (2022)</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Definition of AI literacy and 12-item AI literacy scale, considered in gap analysis.</text:span><text:span text:style-name="T189"/></text:p>
          </table:table-cell>
        </table:table-row>
        <table:table-row table:style-name="Tabel10.3">
          <table:table-cell table:style-name="Tabel10.A2" office:value-type="string">
            <text:p text:style-name="P227" loext:marker-style-name="T190"><text:a xlink:type="simple" xlink:href="http://www.ai-comp.org/" text:style-name="ListLabel_20_170" text:visited-style-name="ListLabel_20_170"><text:span text:style-name="T191">Ehlers et al. (2024)</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COMP study and framework - future skills needed for a living and working environment shaped by AI. 12 competence fields are described, considered in gap analysis.</text:span><text:span text:style-name="T189"/></text:p>
          </table:table-cell>
        </table:table-row>
        <table:table-row table:style-name="Tabel10.2">
          <table:table-cell table:style-name="Tabel10.A2" office:value-type="string">
            <text:p text:style-name="P227" loext:marker-style-name="T188"><text:span text:style-name="T189">2.5 </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Mapping of government-endorsed AI curricula. Includes definition of AI literacy and 222 learning outcomes which were mapped to DigComp for gap analysis.</text:span><text:span text:style-name="T189"/></text:p>
          </table:table-cell>
        </table:table-row>
        <table:table-row table:style-name="Tabel10.2">
          <table:table-cell table:style-name="Tabel10.A2" office:value-type="string">
            <text:p text:style-name="P227" loext:marker-style-name="T188"><text:span text:style-name="T189">2.6 Managing digital</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 competences for civil servants: 9 competences were extracted for the gap analysis.</text:span><text:span text:style-name="T189"/></text:p>
          </table:table-cell>
        </table:table-row>
        <table:table-row table:style-name="Tabel10.8">
          <table:table-cell table:style-name="Tabel10.A2" office:value-type="string">
            <text:p text:style-name="P227" loext:marker-style-name="T188"><text:span text:style-name="T189">Miao et al. (2024)</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8"><text:span text:style-name="T189">AI competency framework students. Contains five principles (critical thinking, human-centred collaboration, climate friendly AI design, transferrable AI foundation for lifelong learning, inclusivity in competence development) and four competence aspects (human-centred mindset, ethics of AI, AI techniques and applications, and AI system design). Considered in approach to integrating AI competence.</text:span><text:span text:style-name="T188"/></text:p>
          </table:table-cell>
        </table:table-row>
        <table:table-row table:style-name="Tabel10.9">
          <table:table-cell table:style-name="Tabel10.A2" office:value-type="string">
            <text:p text:style-name="P227" loext:marker-style-name="T190"><text:a xlink:type="simple" xlink:href="https://digitalpromise.dspacedirect.org/server/api/core/bitstreams/c09bc1b5-a869-4fc3-b47b-c3bfd6575ca0/content" text:style-name="ListLabel_20_170" text:visited-style-name="ListLabel_20_170"><text:span text:style-name="T191">Mills et al. (2024)</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 literacy framework whose components cover AI literacy practices, core values, modes of engagement, and types of use. Also considers how AI literacy is connected to digital citizenship, media literacy, data literacy and computational thinking. Considered in gap analysis and approach to integrating AI competence.</text:span><text:span text:style-name="T189"/></text:p>
          </table:table-cell>
        </table:table-row>
        <table:table-row table:style-name="Tabel10.3">
          <table:table-cell table:style-name="Tabel10.A2" office:value-type="string">
            <text:p text:style-name="P227" loext:marker-style-name="T190"><text:a xlink:type="simple" xlink:href="https://f4i.hbox.at/index.php/s/4gN4p3j3Bb33GyH" text:style-name="ListLabel_20_170" text:visited-style-name="ListLabel_20_170"><draw:custom-shape text:anchor-type="char" draw:z-index="81" draw:name="Vrije vorm: vorm 15" draw:style-name="gr25" draw:text-style-name="P65" svg:width="0.027cm" svg:height="0.027cm" svg:x="1.667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7" draw:name="Vrije vorm: vorm 14" draw:style-name="gr25" draw:text-style-name="P65" svg:width="0.027cm" svg:height="0.027cm" svg:x="3.36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13" draw:style-name="gr36" draw:text-style-name="P14" svg:width="0.027cm" svg:height="0.027cm" svg:x="0cm" svg:y="0.397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91">Nárosy et al. (2022)</text:span></text:a></text:p>
          </table:table-cell>
          <table:table-cell table:style-name="Tabel10.B2" office:value-type="string">
            <text:p text:style-name="P227" loext:marker-style-name="T188"><text:span text:style-name="T189">Basic digital competence</text:span><text:span text:style-name="T188"/></text:p>
          </table:table-cell>
          <table:table-cell table:style-name="Tabel10.B2" office:value-type="string">
            <text:p text:style-name="P227" loext:marker-style-name="T189"><text:span text:style-name="T189">The Austrian adaptation, DigComp 2.3 AT – Area 0 (Foundations, Access and Digital Understanding) – guided the treatment of basic digital competence in DigComp 3.0.</text:span><text:span text:style-name="T189"/></text:p>
          </table:table-cell>
        </table:table-row>
        <table:table-row table:style-name="Tabel10.9">
          <table:table-cell table:style-name="Tabel10.A2" office:value-type="string">
            <text:p text:style-name="P227" loext:marker-style-name="T190"><text:a xlink:type="simple" xlink:href="http://www.dcds-project.eu/wp-content/uploads/2020/02/D9_DCD-Methodology-and-content_v2.pdf" text:style-name="ListLabel_20_170" text:visited-style-name="ListLabel_20_170"><text:span text:style-name="T191">Kluzer et al. (2019)</text:span></text:a></text:p>
          </table:table-cell>
          <table:table-cell table:style-name="Tabel10.B2" office:value-type="string">
            <text:p text:style-name="P227" loext:marker-style-name="T188"><text:span text:style-name="T189">Basic digital competence</text:span><text:span text:style-name="T188"/></text:p>
          </table:table-cell>
          <table:table-cell table:style-name="Tabel10.B2" office:value-type="string">
            <text:p text:style-name="P227" loext:marker-style-name="T189"><text:span text:style-name="T189">Digital Competence Development System (DCDS) - an ERASMUS+ project focused on developing basic digital competence – guided treatment of basic digital competence in DigComp 3.0. It includes 95 basic-level learning outcomes based on DigComp 2.0/2.1. Used in gap analysis on basic digital competence.</text:span><text:span text:style-name="T189"/></text:p>
          </table:table-cell>
        </table:table-row>
        <table:table-row table:style-name="Tabel10.8">
          <table:table-cell table:style-name="Tabel10.A2" office:value-type="string">
            <text:p text:style-name="P227" loext:marker-style-name="T188"><text:a xlink:type="simple" xlink:href="https://eurydice.eacea.ec.europa.eu/publications/informatics-education-school-europe" text:style-name="ListLabel_20_171" text:visited-style-name="ListLabel_20_171"><text:span text:style-name="T189">Eurydice (2022)</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A European comparative analysis of informatics education at school. Summarises 40 learning outcomes under 10 areas (Data and information, People–system interface, Algorithms, Design and development, Programming, Modelling and simulation, Computing systems, Awareness and empowerment, Networks, Safety and security). Guided treatment of computational thinking in competence 3.4.</text:span><text:span text:style-name="T188"/></text:p>
          </table:table-cell>
        </table:table-row>
        <table:table-row table:style-name="Tabel10.8">
          <table:table-cell table:style-name="Tabel10.A2" office:value-type="string">
            <text:p text:style-name="P227" loext:marker-style-name="T188"><text:a xlink:type="simple" xlink:href="https://op.europa.eu/en/publication-detail/-/publication/bbf875ec-a5a2-11ec-83e1-01aa75ed71a1" text:style-name="ListLabel_20_171" text:visited-style-name="ListLabel_20_171"><text:span text:style-name="T189">Bocconi et al. (2022)</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A JRC review of computational thinking in compulsory education, including a literature review, definitions and comparative analysis across 22 EU and 8 non-EU countries. Identifies 32 concepts in relation to algorithms, programming and the relationship between the two. Guided treatment of computational thinking in competence 3.4.</text:span><text:span text:style-name="T188"/></text:p>
          </table:table-cell>
        </table:table-row>
        <table:table-row table:style-name="Tabel10.3">
          <table:table-cell table:style-name="Tabel10.A2" office:value-type="string">
            <text:p text:style-name="P227" loext:marker-style-name="T188"><text:a xlink:type="simple" xlink:href="https://www.oecd.org/en/topics/sub-issues/learning-in-the-digital-world/pisa-2025-learning-in-the-digital-world.html" text:style-name="ListLabel_20_171" text:visited-style-name="ListLabel_20_171"><text:span text:style-name="T189">OECD (2023)</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Framework for PISA 2025 - learning in a digital world framework - computational problem-solving competence model. 18 competence statements were extracted for the gap analysis.</text:span><text:span text:style-name="T188"/></text:p>
          </table:table-cell>
        </table:table-row>
        <table:table-row table:style-name="Tabel10.3">
          <table:table-cell table:style-name="Tabel10.A2" office:value-type="string">
            <text:p text:style-name="P227" loext:marker-style-name="T188"><text:span text:style-name="T189">Duckworth &amp; Fraillon (2025)</text:span><text:span text:style-name="T188"/></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ICILS assessment framework - definitions of computer and information literacy, and computational thinking. 25 competence examples were extracted for the gap analysis.</text:span><text:span text:style-name="T188"/></text:p>
          </table:table-cell>
        </table:table-row>
        <table:table-row table:style-name="Tabel10.2">
          <table:table-cell table:style-name="Tabel10.A2" office:value-type="string">
            <text:p text:style-name="P227" loext:marker-style-name="T188"><text:span text:style-name="T189">DALI project consortium (2023)</text:span><text:span text:style-name="T188"/></text:p>
          </table:table-cell>
          <table:table-cell table:style-name="Tabel10.B2" office:value-type="string">
            <text:p text:style-name="P227" loext:marker-style-name="T189"><text:span text:style-name="T189">Data Literacy and Digital Citizenship</text:span><text:span text:style-name="T189"/></text:p>
          </table:table-cell>
          <table:table-cell table:style-name="Tabel10.B2" office:value-type="string">
            <text:p text:style-name="P227" loext:marker-style-name="T189"><text:span text:style-name="T189">DALI data literacy framework for citizenship - 37 learning objectives were mapped by the JRC to DigComp as part of the gap analysis.</text:span><text:span text:style-name="T189"/></text:p>
          </table:table-cell>
        </table:table-row>
        <table:table-row table:style-name="Tabel10.2">
          <table:table-cell table:style-name="Tabel10.A2" office:value-type="string">
            <text:p text:style-name="P227" loext:marker-style-name="T188"><text:a xlink:type="simple" xlink:href="https://www.detectproject.eu/wp-content/uploads/2021/09/DETECT-Report-1-The-CDL-Framework.pdf" text:style-name="ListLabel_20_171" text:visited-style-name="ListLabel_20_171"><text:span text:style-name="T189">Gouseti et al. (2021)</text:span></text:a></text:p>
          </table:table-cell>
          <table:table-cell table:style-name="Tabel10.B2" office:value-type="string">
            <text:p text:style-name="P227" loext:marker-style-name="T188"><text:span text:style-name="T189">Critical Digital Literacies</text:span><text:span text:style-name="T188"/></text:p>
          </table:table-cell>
          <table:table-cell table:style-name="Tabel10.B2" office:value-type="string">
            <text:p text:style-name="P227" loext:marker-style-name="T188"><text:span text:style-name="T189">DETECT project - critical digital literacies framework for educators: competences are organised in a manner consistent with DigComp. Included in the gap analysis.</text:span><text:span text:style-name="T188"/></text:p>
          </table:table-cell>
        </table:table-row>
        <table:table-row table:style-name="Tabel10.8">
          <table:table-cell table:style-name="Tabel10.A2" office:value-type="string">
            <text:p text:style-name="P227" loext:marker-style-name="T188"><text:a xlink:type="simple" xlink:href="https://bera-journals.onlinelibrary.wiley.com/doi/10.1002/rev3.3425" text:style-name="ListLabel_20_171" text:visited-style-name="ListLabel_20_171"><draw:custom-shape text:anchor-type="char" draw:z-index="76" draw:name="Vrije vorm: vorm 12" draw:style-name="gr25" draw:text-style-name="P65" svg:width="0.027cm" svg:height="0.027cm" svg:x="3.36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4" draw:name="Vrije vorm: vorm 11" draw:style-name="gr36" draw:text-style-name="P14" svg:width="0.027cm" svg:height="0.027cm" svg:x="1.667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8" draw:name="Vrije vorm: vorm 10" draw:style-name="gr36" draw:text-style-name="P14" svg:width="0.027cm" svg:height="0.027cm" svg:x="0cm" svg:y="1.085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Ilomäki et al. (2023)</text:span></text:a></text:p>
          </table:table-cell>
          <table:table-cell table:style-name="Tabel10.B2" office:value-type="string">
            <text:p text:style-name="P227" loext:marker-style-name="T188"><text:span text:style-name="T189">Critical Digital Literacies</text:span><text:span text:style-name="T188"/></text:p>
          </table:table-cell>
          <table:table-cell table:style-name="Tabel10.B2" office:value-type="string">
            <text:p text:style-name="P227" loext:marker-style-name="T188"><text:span text:style-name="T189">Systematic review of critical digital literacies, based on 139 sources: the 10 most often used concepts were digital literacy, cyber bullying, Internet safety, media literacy, information literacy, ICT competence, e-safety, online risks, online safety, and digital competence. Used to guide the content of competences 1.2, 2.5, 2.6, 4.2 and 4.3.</text:span><text:span text:style-name="T188"/></text:p>
          </table:table-cell>
        </table:table-row>
        <table:table-row table:style-name="Tabel10.3">
          <table:table-cell table:style-name="Tabel10.A2" office:value-type="string">
            <text:p text:style-name="P227" loext:marker-style-name="T188"><text:span text:style-name="T189">Fernández-Prados et al. (2021)</text:span><text:span text:style-name="T188"/></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9"><text:span text:style-name="T189">Review of conceptualisation and measurement of digital citizenship. The Appendix to the article contains approximately 80 items from existing scales, included in the gap analysis, particularly for competences 2.3, 1.2, 2.6, 4.2 and 4.3.</text:span><text:span text:style-name="T189"/></text:p>
          </table:table-cell>
        </table:table-row>
        <table:table-row table:style-name="Tabel10.3">
          <table:table-cell table:style-name="Tabel10.A2" office:value-type="string">
            <text:p text:style-name="P227" loext:marker-style-name="T188"><text:a xlink:type="simple" xlink:href="https://elibrary.utb.de/doi/epdf/10.3224/dms.v14i1.09" text:style-name="ListLabel_20_171" text:visited-style-name="ListLabel_20_171"><text:span text:style-name="T189">Jaeger (2021)</text:span></text:a></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8"><text:span text:style-name="T189">Systematic review of digital citizenship, based on 373 publications. Four dimensions are identified (digital rights and privacy; political engagement; digital public services; training and learning). Considered for competence 2.3.</text:span><text:span text:style-name="T188"/></text:p>
          </table:table-cell>
        </table:table-row>
        <table:table-row table:style-name="Tabel10.8">
          <table:table-cell table:style-name="Tabel10.A2" office:value-type="string">
            <text:p text:style-name="P227" loext:marker-style-name="T188"><draw:custom-shape text:anchor-type="char" draw:z-index="75" draw:name="Vrije vorm: vorm 9" draw:style-name="gr25" draw:text-style-name="P65" svg:width="0.027cm" svg:height="0.027cm" svg:x="3.36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9" draw:name="Vrije vorm: vorm 8" draw:style-name="gr25" draw:text-style-name="P65" svg:width="0.027cm" svg:height="0.027cm" svg:x="1.667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3" draw:name="Vrije vorm: vorm 7" draw:style-name="gr26" draw:text-style-name="P228" svg:width="0.027cm" svg:height="0.027cm" svg:x="0cm" svg:y="1.032cm"><text:p/><draw:enhanced-geometry draw:mirror-horizontal="false" draw:mirror-vertical="false" draw:glue-points="?f0 ?f1 ?f2 ?f3 ?f4 ?f5 ?f6 ?f7" drawooo:sub-view-size="12700 12700" draw:text-areas="?f12 ?f13 ?f14 ?f15" svg:viewBox="0 0 0 0"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Richardson &amp; Milovidov (2022)</text:span><text:span text:style-name="T188"/></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8"><text:span text:style-name="T189">Digital citizenship handbook of the Council of Europe. Identifies 10 dimensions of digital citizenship (access and inclusion, learning and creativity, media and information literacy, ethics and empathy, health and well-being, e-presence and communications, active participation, rights and responsibilities, privacy and security, and consumer awareness). Included in the gap analysis.</text:span><text:span text:style-name="T188"/></text:p>
          </table:table-cell>
        </table:table-row>
        <table:table-row table:style-name="Tabel10.9">
          <table:table-cell table:style-name="Tabel10.A2" office:value-type="string">
            <text:p text:style-name="P227" loext:marker-style-name="T188"><text:a xlink:type="simple" xlink:href="https://cyber-citizen.eu/en/aineisto/summary/" text:style-name="ListLabel_20_171" text:visited-style-name="ListLabel_20_171"><text:span text:style-name="T189">Limnéll et al. (2023)</text:span></text:a></text:p>
          </table:table-cell>
          <table:table-cell table:style-name="Tabel10.B2" office:value-type="string">
            <text:p text:style-name="P227" loext:marker-style-name="T188"><text:span text:style-name="T192">Cybersecurity</text:span><text:span text:style-name="T193"/></text:p>
          </table:table-cell>
          <table:table-cell table:style-name="Tabel10.B2" office:value-type="string">
            <text:p text:style-name="P227" loext:marker-style-name="T189"><text:span text:style-name="T189">Part of a broader cyber citizen skills project which aligns to DigComp. Consists of a literature review to determine the current state of cyber citizen skills education and training. Includes definitions that are relevant to the gap analysis, particularly competences 4.1 and 4.2.</text:span><text:span text:style-name="T189"/></text:p>
          </table:table-cell>
        </table:table-row>
        <table:table-row table:style-name="Tabel10.3">
          <table:table-cell table:style-name="Tabel10.A2" office:value-type="string">
            <text:p text:style-name="P227" loext:marker-style-name="T188"><text:a xlink:type="simple" xlink:href="https://www.concordia-h2020.eu/wp-content/uploads/2022/11/Teach-the-TeachersMethodology-for-publication.pdf" text:style-name="ListLabel_20_172" text:visited-style-name="ListLabel_20_172"><text:span text:style-name="T192">CONCORDIA Consortium (2022)</text:span></text:a></text:p>
          </table:table-cell>
          <table:table-cell table:style-name="Tabel10.B2" office:value-type="string">
            <text:p text:style-name="P227" loext:marker-style-name="T188"><text:span text:style-name="T192">Cybersecurity</text:span><text:span text:style-name="T193"/></text:p>
          </table:table-cell>
          <table:table-cell table:style-name="Tabel10.B2" office:value-type="string">
            <text:p text:style-name="P227" loext:marker-style-name="T189"><text:span text:style-name="T189">Methodology and guidelines for teaching cybersafety and cybersecurity to secondary school students: Includes 24 modules, whose content has been included in the gap analysis for 4.1 and 4.2 as well as 2.6.</text:span><text:span text:style-name="T189"/></text:p>
          </table:table-cell>
        </table:table-row>
        <table:table-row table:style-name="Tabel10.3">
          <table:table-cell table:style-name="Tabel10.A2" office:value-type="string">
            <text:p text:style-name="P227" loext:marker-style-name="T188"><text:span text:style-name="T189">Polanco-Levicán &amp; Salvo-Garrido (2022)</text:span><text:span text:style-name="T188"/></text:p>
          </table:table-cell>
          <table:table-cell table:style-name="Tabel10.B2" office:value-type="string">
            <text:p text:style-name="P227" loext:marker-style-name="T188"><text:span text:style-name="T189">Media and Information Literacy</text:span><text:span text:style-name="T188"/></text:p>
          </table:table-cell>
          <table:table-cell table:style-name="Tabel10.B2" office:value-type="string">
            <text:p text:style-name="P227" loext:marker-style-name="T189"><text:span text:style-name="T189">Systematic review of social media literacy concept and competences - 15 articles included - Table A1 in the article lists concepts and competences identified – which were included in the gap analysis, particularly 1.2, 2.1, 2.2, 2.6 and 4.2.</text:span><text:span text:style-name="T189"/></text:p>
          </table:table-cell>
        </table:table-row>
        <table:table-row table:style-name="Tabel10.3">
          <table:table-cell table:style-name="Tabel10.A2" office:value-type="string">
            <text:p text:style-name="P227" loext:marker-style-name="T188"><text:span text:style-name="T189">CILIP Information Literacy Group (2021)</text:span><text:span text:style-name="T188"/></text:p>
          </table:table-cell>
          <table:table-cell table:style-name="Tabel10.B2" office:value-type="string">
            <text:p text:style-name="P227" loext:marker-style-name="T188"><text:span text:style-name="T189">Media and Information Literacy</text:span><text:span text:style-name="T188"/></text:p>
          </table:table-cell>
          <table:table-cell table:style-name="Tabel10.B2" office:value-type="string">
            <text:p text:style-name="P227" loext:marker-style-name="T188"><text:span text:style-name="T189">Media and Information Literacy Alliance (MILA) framework - built along five lifelong goals (being informed, empowered, healthy, socially conscious and connected). Guided treatment of 1.2, 2.1, 2.2, 2.6 and 4.2.</text:span><text:span text:style-name="T188"/></text:p>
          </table:table-cell>
        </table:table-row>
        <table:table-row table:style-name="Tabel10.8">
          <table:table-cell table:style-name="Tabel10.A2" office:value-type="string">
            <text:p text:style-name="P227" loext:marker-style-name="T188"><text:span text:style-name="T189">HERMMES project consortium (2025)</text:span><text:span text:style-name="T188"/></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9"><text:span text:style-name="T189">The HERMMES project, inspired by DigComp, focuses on the mitigation of digital risks and the development of skills to use digital technology for living and learning. The HERMMES curriculum helps children and young people become digitally resilient, media mature adults. The curriculum for ages 12-15 and 15-18 has been used in DigComp 3.0 gap analysis particularly 4.3 and 1.2.</text:span><text:span text:style-name="T189"/></text:p>
          </table:table-cell>
        </table:table-row>
        <table:table-row table:style-name="Tabel10.2">
          <table:table-cell table:style-name="Tabel10.A2" office:value-type="string">
            <text:p text:style-name="P227" loext:marker-style-name="T188"><text:a xlink:type="simple" xlink:href="https://www.nature.com/articles/s44159-023-00153-4" text:style-name="ListLabel_20_171" text:visited-style-name="ListLabel_20_171"><text:span text:style-name="T189">Flayelle et al. (2023)</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review and description of design features of digital technologies that promote addictive behaviours. Considered in the gap analysis for 4.3.</text:span><text:span text:style-name="T188"/></text:p>
          </table:table-cell>
        </table:table-row>
        <table:table-row table:style-name="Tabel10.9">
          <table:table-cell table:style-name="Tabel10.A2" office:value-type="string">
            <text:p text:style-name="P227" loext:marker-style-name="T188"><text:a xlink:type="simple" xlink:href="https://journals.sagepub.com/doi/full/10.1177/14614448211056851" text:style-name="ListLabel_20_171" text:visited-style-name="ListLabel_20_171"><draw:custom-shape text:anchor-type="char" draw:z-index="77" draw:name="Vrije vorm: vorm 6" draw:style-name="gr26" draw:text-style-name="P228" svg:width="0.027cm" svg:height="0.027cm" svg:x="0cm" svg:y="1.376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0" draw:name="Vrije vorm: vorm 5" draw:style-name="gr25" draw:text-style-name="P65" svg:width="0.027cm" svg:height="0.027cm" svg:x="1.667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9" draw:name="Vrije vorm: vorm 4" draw:style-name="gr25" draw:text-style-name="P65" svg:width="0.027cm" svg:height="0.027cm" svg:x="3.36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Burr et al. (2020)</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thematic review that identifies major issues related to key social domains. It highlights three broader themes: positive computing, personalised human–computer interaction, and autonomy and self-determination. Considered in the gap analysis.</text:span><text:span text:style-name="T188"/></text:p>
          </table:table-cell>
        </table:table-row>
        <table:table-row table:style-name="Tabel10.9">
          <table:table-cell table:style-name="Tabel10.A2" office:value-type="string">
            <text:p text:style-name="P227" loext:marker-style-name="T188"><text:a xlink:type="simple" xlink:href="https://www.frontiersin.org/journals/psychiatry/articles/10.3389/fpsyt.2022.858515/full" text:style-name="ListLabel_20_171" text:visited-style-name="ListLabel_20_171"><text:span text:style-name="T189">Sun et al. (2022)</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scoping review of the concept of digital resilience, based on 22 articles, which identifies five dimensions of digital resilience (understanding online threats; knowing solutions; learning knowledge and skills; recovering from stress; and moving forward through self-efficacy). Considered in the gap analysis.</text:span><text:span text:style-name="T188"/></text:p>
          </table:table-cell>
        </table:table-row>
        <table:table-row table:style-name="Tabel10.8">
          <table:table-cell table:style-name="Tabel10.A2" office:value-type="string">
            <text:p text:style-name="P227" loext:marker-style-name="T188"><text:a xlink:type="simple" xlink:href="https://www.mdpi.com/2227-9032/13/14/1769" text:style-name="ListLabel_20_171" text:visited-style-name="ListLabel_20_171"><text:span text:style-name="T189">Borges et al. (2025)</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Rapid review of the latest available evidence on the impact of digital usage patterns and wellbeing in children and adolescents. Ten studies from diverse contexts showed an association between excessive screen time and risks of sedentary lifestyles, sleep disorders, anxiety, depression, attention difficulties, and low academic performance. Guided treatment of competence 4.3.</text:span><text:span text:style-name="T188"/></text:p>
          </table:table-cell>
        </table:table-row>
        <table:table-row table:style-name="Tabel10.31">
          <table:table-cell table:style-name="Tabel10.A2" office:value-type="string">
            <text:p text:style-name="P227" loext:marker-style-name="T188"><text:a xlink:type="simple" xlink:href="https://www.sciencedirect.com/science/article/pii/S245195882400037X?via%253Dihub" text:style-name="ListLabel_20_171" text:visited-style-name="ListLabel_20_171"><text:span text:style-name="T189">Sala et al. (2024)</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Umbrella review of 24 studies examining the mental health and wellbeing impacts of social media usage on adolescents. Analysis confirms the need for a comprehensive consideration of the relationship between social media use and mental health outcomes and wellbeing. That 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4.3.</text:span><text:span text:style-name="T188"/></text:p>
          </table:table-cell>
        </table:table-row>
        <table:table-row table:style-name="Tabel10.31">
          <table:table-cell table:style-name="Tabel10.A2" office:value-type="string">
            <text:p text:style-name="P227" loext:marker-style-name="T188"><draw:custom-shape text:anchor-type="char" draw:z-index="82" draw:name="Vrije vorm: vorm 3" draw:style-name="gr36" draw:text-style-name="P14" svg:width="0.027cm" svg:height="0.027cm" svg:x="1.667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8" draw:name="Vrije vorm: vorm 2" draw:style-name="gr25" draw:text-style-name="P65" svg:width="0.027cm" svg:height="0.027cm" svg:x="3.36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 draw:style-name="gr26" draw:text-style-name="P228" svg:width="0.027cm" svg:height="0.027cm" svg:x="0cm" svg:y="1.799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92">Priftis &amp; Panagiotakos (2023)</text:span><text:span text:style-name="T193"/></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Systematic review of screen time and health consequences in children and adolescents which included 43 articles. Excessive screen time was associated with increased risk for obesity and other cardiometabolic risk factors, mental health, unhealthy dietary habits and eating disorders, and problems in development and child–parent relationships. Sleep, physical activity, eyesight, headaches, and the musculoskeletal system were negatively affected as well. However, the effects vary by type of media used and the way types of media were used. Guided treatment of competence 4.3.</text:span><text:span text:style-name="T188"/></text:p>
          </table:table-cell>
        </table:table-row>
      </table:table>
      <text:p text:style-name="Standard"/>
      <text:p text:style-name="P229" loext:marker-style-name="T194"/>
      <text:p text:style-name="P230" loext:marker-style-name="T195"/>
      <text:p text:style-name="P231">[Voeg Leerresultaten.docx in]</text:p>
      <text:p text:style-name="P233"><text:span text:style-name="T61">Source: Compiled by JRC from existing sources.</text:span></text:p>
      <text:h text:style-name="P234" text:outline-level="3">FASE 2.2: STAP 2 (JANUARI - JUNI 2025)</text:h>
      <text:p text:style-name="P235">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8">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86">[Insert Learning Outcomes.docx]</text:p>
      <text:h text:style-name="P215" text:outline-level="4">FASE 3: RAADPLEGING VAN BELANGHEBBENDEN</text:h>
      <text:p text:style-name="P155">[Voeg Leerresultaten.docx in]</text:p>
      <text:p text:style-name="P236">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86"/>
      <text:p text:style-name="P143">Het doel van Fase 2 (juni 2024 - juni 2025) was om de voorstellen uit Fase 1 te beoordelen met een diverse groep experts om materialen voor DigComp 3.0 vast te stellen voor Fase 3 (stakeholderconsultatie) en Fase 4 (validatie van het raamwerk). Experts werden zodanig geselecteerd dat de gecombineerde groep een geografische en stakeholder-diversiteit vertegenwoordigde (d.w.z. stakeholders uit heel Europa uit beleid, de academische wereld, formeel en informeel onderwijs en training, werkgevers, arbeidsbemiddelaars en de industrie), evenals een balans in niveau (Europees, nationaal, regionaal) en gender. Het werk met de experts vond plaats in twee stappen. In Stap 1 (juni - december 2024) coördineerde ICF-Europe, ondersteund door Stefano Kluzer, Lidija Kralj en Riina Vuorikari, twee online expertbijeenkomsten in juni en oktober 2024. Inclusief de bovengenoemde experts namen 29 personen uit 12 EU-landen en zes organisaties op Europees niveau en een diversiteit aan sectoren (formeel onderwijs, beroeps- en volwasseneneducatie, hoger onderwijs, werkgelegenheid en de derde sector) deel. In Stap 2 (januari - juni 2025) werkte het JRC rechtstreeks met zeven van de 30 experts die aan Stap 1 hadden deelgenomen, de zogenaamde 'DigComp expert pool'.</text:p>
      <text:p text:style-name="P237"/>
      <text:p text:style-name="P238">During the 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p>
      <text:p text:style-name="P86">Tijdens de eerste bijeenkomst (25 juni 2024) beoordeelden en bespraken experts twee interne themadocumenten – één over DigComp-leerresultaten (door het JRC), waarin de ontwikkelingsmethodologie werd beschreven en een eerste concept van 565 leerresultaten werd gepresenteerd; en het andere over opkomende trends en hun implicaties voor DigComp (door Lidija Kralj), waarin negen opkomende trends en hun implicaties voor de DigComp-competenties werden geïdentificeerd. In deze vroege discussies gaven deelnemers sterk de voorkeur aan de prioritering van beleidskwesties zoals cybersecurity-risico's, bedreigingen voor het welzijn en de dreiging van desinformatie voor democratische processen; ook werd opgemerkt dat zorgen over gegevensbescherming nu op grotere schaal spelen. Discussies over de concept-leerresultaten leidden tot verbeteringen in de formulering, en er werden verschillende standpunten geuit over de mate van granulariteit en de verdeling over de vaardigheidsniveaus. Experts adviseerden een sterkere focus op ethische en mensgerichte aspecten in de leerresultaten.</text:p>
      <text:p text:style-name="P239">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list text:style-name="WWNum16">
        <text:list-item>
          <text:p text:style-name="P240">Ensuring that all relevant digital technological developments and regulations are included.</text:p>
        </text:list-item>
        <text:list-item>
          <text:p text:style-name="P240">Clarifying the position and purpose of the ‘learning goals’ in the framework.</text:p>
        </text:list-item>
        <text:list-item>
          <text:p text:style-name="P240">Ensuring that the meaning of ‘Basic’ is aligned to the previous version of DigComp and further clarifying the distinction between the ‘Highly Advanced’ proficiency level and ICT specialists.</text:p>
        </text:list-item>
        <text:list-item>
          <text:p text:style-name="P240">Making further refinements to the wording of the competence areas and competences.</text:p>
        </text:list-item>
        <text:list-item>
          <text:p text:style-name="P240">Ensuring that AI is fully represented across the framework (including what is in DigComp 2.2).</text:p>
        </text:list-item>
        <text:list-item>
          <text:p text:style-name="P240">Using terminology that is consistent with previous versions.</text:p>
        </text:list-item>
        <text:list-item>
          <text:p text:style-name="P240">Providing stakeholders an opportunity to review all draft material.</text:p>
        </text:list-item>
        <text:list-item>
          <text:p text:style-name="P240">Developing support or guidance material for DigComp 3.0.</text:p>
        </text:list-item>
      </text:list>
      <text:p text:style-name="P241">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h text:style-name="P215" text:outline-level="4">FASE 4: VALIDATIE VAN HET KADER</text:h>
      <text:p text:style-name="Standard">In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p>
      <text:p text:style-name="Standard">During the </text:p>
      <text:p text:style-name="Standard">During the </text:p>
      <text:p text:style-name="P242">Following</text:p>
      <text:h text:style-name="Heading_20_3" text:outline-level="3">ACTIVITEITEN NA DE VALIDATIE</text:h>
      <text:p text:style-name="Standard">Following</text:p>
      <text:p text:style-name="P243">During the <text:span text:style-name="T170">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span></text:p>
      <text:p text:style-name="Standard">During the </text:p>
      <text:list text:style-name="WWNum17">
        <text:list-item>
          <text:p text:style-name="P244">Two 90-minute online consultation sessions, which took place on April 10 and 11. A short background document with the proposed changes for DigComp 3.0 was sent in advance to registered participants. Each online session had the same format, covering rationale, priorities, and proposed 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 stakeholder consultation with the JRC, and moderated the sessions.</text:p>
        </text:list-item>
        <text:list-item>
          <text:p text:style-name="P244">An optional online feedback survey structured on the same themes of the online consultation, consisting of both open (text) and closed (numeric) responses. A link to this survey was sent to all registered participants (including those who could not attend the online sessions) along with the background document and left open for responses until April 30.</text:p>
        </text:list-item>
        <text:list-item>
          <text:p text:style-name="P244">An optional in-depth review of the competence-specific proficiency levels, the proposed way of conveying AI for each competence, and the learning outcomes, again sent to all registered participants, and open until April 30.</text:p>
        </text:list-item>
      </text:list>
      <text:p text:style-name="P245">In the final part of Step 1, ICF-Europe and Riina Vuorikari produced an internal summary</text:p>
      <text:p text:style-name="Standard">In the final part of Step 1, ICF-Europe and Riina Vuorikari produced an internal summary</text:p>
      <text:p text:style-name="P86">In</text:p>
      <text:p text:style-name="Standard">In</text:p>
      <text:p text:style-name="Standard">Step</text:p>
      <text:p text:style-name="Standard">Step</text:p>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Standard">Deelnemers uit alle lidstaten behalve Luxemburg registreerden zich voor deelname, en er werd feedback ontvangen van stakeholders uit 24 van de 27 lidstaten (d.w.z. niet uit Cyprus, Luxemburg en Malta). Een zevende (14%) van de geregistreerde stakeholders kwam van buiten de EU (ofwel uit een ander Europees land, 6%, of een niet-Europees land, 8%). De deelname per land was ongelijk verdeeld: naar verhouding registreerden meer stakeholders uit België, Italië en Spanje zich. Echter, stakeholders in Italië en Spanje hebben al uitgebreid gebruikgemaakt van DigComp, dus een hoge deelname was te verwachten. Daarnaast vertegenwoordigde 63% van de geregistreerde stakeholders in België organisaties op internationaal of Europees niveau.</text:p>
      <text:p text:style-name="Standard">An external stakeholder consultation process was carried out in April 2025, aimed at reaching a wide and balanced range of stakeholders (by sector, country,</text:p>
      <text:p text:style-name="P222">Ongeveer twee vijfde van de stakeholders vertegenwoordigde nationale perspectieven (37%), terwijl 44% werkzaam was op Europees (22%) of internationaal (22%) niveau. De rest was werkzaam op regionaal (11%) of lokaal niveau (8%).</text:p>
      <text:p text:style-name="Text_20_body">In total, 527 stakeholders registered to take part in the consultation. Of these, approximately 260 attended one of the online stakeholder consultation sessions in</text:p>
      <text:p text:style-name="P89">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Standard">About two-fifths of stakeholders represented national perspectives (37%), while</text:p>
      <text:p text:style-name="Standard">About two-fifths of stakeholders represented national perspectives (37%), while</text:p>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Standard">Most</text:p>
      <text:p text:style-name="Standard">Most</text:p>
      <text:p text:style-name="Standard">3.0 needed to be refined. This issue was considered in detail in Phase 4.</text:p>
      <text:p text:style-name="Standard"/>
      <text:p text:style-name="Standard">Below</text:p>
      <text:p text:style-name="Standard">Below</text:p>
      <text:p text:style-name="Standard">There was low interest in a hardcopy version of the framework. Discussions at the validation workshop (Phase 4) reinforced these views.</text:p>
      <text:p text:style-name="Standard">3.0</text:p>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Contact the EU</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3.0</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There</text:p>
      <text:p text:style-name="Standard">There</text:p>
      <text:p text:style-name="Standard">On June 18, in the morning, the participants split into four working groups and participated in two 90-minute discussions as follows:</text:p>
      <text:p text:style-name="Standard">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p>
      <text:p text:style-name="Standard">Phase</text:p>
      <text:p text:style-name="Standard">Op de middag van 17 juni kregen de deelnemers een overzicht van de voorstellen voor de DigComp 3.0-update en een beschrijving van hoe de feedback van stakeholders was verwerkt.</text:p>
      <text:p text:style-name="Standard">In the afternoon of June 18, working groups reported in plenary on the discussions. Representatives from the Policy Directorates and the DigComp expert pool also provided comments in plenary.</text:p>
      <text:p text:style-name="Standard">Op 18 juni in de ochtend verdeelden de deelnemers zich in vier werkgroepen en namen ze deel aan twee discussies van 90 minuten als volgt:</text:p>
      <text:h text:style-name="Heading_20_3" text:outline-level="3">POST-VALIDATION<text:span text:style-name="T34"> </text:span><text:span text:style-name="T1">ACTIVITIES</text:span></text:h>
      <text:p text:style-name="Standard">The workshop was attended by 34 external participants from 18 countries (17 EU countries and the USA) from a range of sectors (policymaking, employer representatives, adult learning and VET, compulsory education, and academia/ research);<text:span text:style-name="T21">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h text:style-name="P246" text:outline-level="1">Contact the EU</text:h>
      <text:p text:style-name="Standard">The workshop was attended by 34 external participants from 18 countries (17 EU countries and the USA) from a range of sectors (policymaking, employer representatives, adult learning and VET, compulsory education, and academia/ research);</text:p>
      <text:p text:style-name="Standard">On</text:p>
      <text:p text:style-name="Standard">On<text:span text:style-name="T3"> June 18, in the morning, the participants split into four working groups and participated in two 90-minute discussions as follows:</text:span></text:p>
      <text:p text:style-name="Standard">On</text:p>
      <text:p text:style-name="Standard"><text:span text:style-name="T3">Europe Direct is a service that answers your questions about the European Union. You can contact this service:</text:span></text:p>
      <text:p text:style-name="Standard">A<text:span text:style-name="T3"/></text:p>
      <text:p text:style-name="Standard">In the afternoon of June 18, working groups reported in plenary on the discussions.<text:span text:style-name="T3"> Representatives from the Policy Directorates and the DigComp expert pool also provided comments in plenary.</text:span></text:p>
      <text:p text:style-name="Standard">In the afternoon of June 18, working groups reported in plenary on the discussions.</text:p>
      <text:p text:style-name="P2" loext:marker-style-name="T3"/>
      <text:p text:style-name="Standard">A</text:p>
      <text:p text:style-name="Standard">A</text:p>
      <text:p text:style-name="Standard"><text:span text:style-name="T3">Information</text:span><text:span text:style-name="T160"> </text:span><text:span text:style-name="T3">about</text:span><text:span text:style-name="T160"> </text:span><text:span text:style-name="T3">the</text:span><text:span text:style-name="T69"> </text:span><text:span text:style-name="T3">European</text:span><text:span text:style-name="T160"> </text:span><text:span text:style-name="T3">Union</text:span><text:span text:style-name="T69"> </text:span><text:span text:style-name="T3">in</text:span><text:span text:style-name="T160"> </text:span><text:span text:style-name="T3">all</text:span><text:span text:style-name="T160"> </text:span><text:span text:style-name="T3">the</text:span><text:span text:style-name="T69"> </text:span><text:span text:style-name="T3">official</text:span><text:span text:style-name="T160"> </text:span><text:span text:style-name="T3">languages</text:span><text:span text:style-name="T69"> </text:span><text:span text:style-name="T3">of</text:span><text:span text:style-name="T160"> </text:span><text:span text:style-name="T3">the</text:span><text:span text:style-name="T69"> </text:span><text:span text:style-name="T3">EU</text:span><text:span text:style-name="T160"> </text:span><text:span text:style-name="T3">is</text:span><text:span text:style-name="T160"> </text:span><text:span text:style-name="T3">available</text:span><text:span text:style-name="T69"> </text:span><text:span text:style-name="T3">on</text:span><text:span text:style-name="T160"> </text:span><text:span text:style-name="T3">the</text:span><text:span text:style-name="T69"> </text:span><text:span text:style-name="T3">Europa</text:span><text:span text:style-name="T160"> </text:span><text:span text:style-name="T3">website</text:span><text:span text:style-name="T69"> </text:span><text:span text:style-name="T3">(</text:span><text:a xlink:type="simple" xlink:href="https://european-union.europa.eu/index_en" text:style-name="ListLabel_20_173" text:visited-style-name="ListLabel_20_173"><text:span text:style-name="T203">european-union.europa.eu)</text:span></text:a><text:span text:style-name="T69">.</text:span></text:p>
      <text:p text:style-name="Standard"><text:span text:style-name="T3">In </text:span></text:p>
      <text:p text:style-name="Standard"><text:span text:style-name="T3">Online</text:span><text:span text:style-name="T160"> </text:span><text:span text:style-name="T3">can</text:span><text:span text:style-name="T160"> </text:span><text:span text:style-name="T3">view</text:span><text:span text:style-name="T160"> </text:span><text:span text:style-name="T3">or</text:span><text:span text:style-name="T160"> </text:span><text:span text:style-name="T3">order</text:span><text:span text:style-name="T160"> </text:span><text:span text:style-name="T3">EU</text:span><text:span text:style-name="T160"> </text:span><text:span text:style-name="T3">publications</text:span><text:span text:style-name="T160"> </text:span><text:span text:style-name="T3">at</text:span><text:span text:style-name="T160"> </text:span><text:a xlink:type="simple" xlink:href="https://op.europa.eu/en/web/general-publications/publications" text:style-name="ListLabel_20_173" text:visited-style-name="ListLabel_20_173"><text:span text:style-name="T203">op.europa.eu/en/publications</text:span></text:a><text:span text:style-name="T3">.</text:span><text:span text:style-name="T160"> </text:span><text:span text:style-name="T3">Multiple</text:span><text:span text:style-name="T160"> </text:span><text:span text:style-name="T3">copies</text:span><text:span text:style-name="T160"> </text:span><text:span text:style-name="T3">of</text:span><text:span text:style-name="T160"> </text:span><text:span text:style-name="T3">free</text:span><text:span text:style-name="T160"> </text:span><text:span text:style-name="T3">publications</text:span><text:span text:style-name="T160"> </text:span><text:span text:style-name="T3">can</text:span><text:span text:style-name="T160"> </text:span><text:span text:style-name="T3">be</text:span><text:span text:style-name="T160"> </text:span><text:span text:style-name="T3">obtained</text:span><text:span text:style-name="T160"> </text:span><text:span text:style-name="T3">by</text:span><text:span text:style-name="T160"> </text:span><text:span text:style-name="T3">contacting</text:span><text:span text:style-name="T160"> </text:span><text:span text:style-name="T3">Europe</text:span><text:span text:style-name="T160"> </text:span><text:span text:style-name="T3">Direct</text:span><text:span text:style-name="T160"> </text:span><text:span text:style-name="T3">or</text:span><text:span text:style-name="T160"> </text:span><text:span text:style-name="T3">your</text:span><text:span text:style-name="T160"> </text:span><text:span text:style-name="T3">local documentation centre (</text:span><text:a xlink:type="simple" xlink:href="https://european-union.europa.eu/contact-eu/meet-us_en" text:style-name="ListLabel_20_173" text:visited-style-name="ListLabel_20_173"><text:span text:style-name="T203">european-union.europa.eu/contact-eu/meet-us_en</text:span></text:a><text:span text:style-name="T3">).</text:span></text:p>
      <text:p text:style-name="Standard"><text:span text:style-name="T3">On the phone or in </text:span></text:p>
      <text:p text:style-name="Standard"><text:span text:style-name="T3">EU publications</text:span><text:span text:style-name="T160"> </text:span><text:span text:style-name="T3">access</text:span><text:span text:style-name="T69"> </text:span><text:span text:style-name="T3">to</text:span><text:span text:style-name="T69"> </text:span><text:span text:style-name="T3">legal</text:span><text:span text:style-name="T69"> </text:span><text:span text:style-name="T3">information</text:span><text:span text:style-name="T69"> </text:span><text:span text:style-name="T3">from</text:span><text:span text:style-name="T160"> </text:span><text:span text:style-name="T3">the</text:span><text:span text:style-name="T69"> </text:span><text:span text:style-name="T3">EU,</text:span><text:span text:style-name="T69"> </text:span><text:span text:style-name="T3">including</text:span><text:span text:style-name="T69"> </text:span><text:span text:style-name="T3">all</text:span><text:span text:style-name="T69"> </text:span><text:span text:style-name="T3">EU</text:span><text:span text:style-name="T69"> </text:span><text:span text:style-name="T3">law</text:span><text:span text:style-name="T160"> </text:span><text:span text:style-name="T3">since</text:span><text:span text:style-name="T69"> </text:span><text:span text:style-name="T3">1951</text:span><text:span text:style-name="T69"> </text:span><text:span text:style-name="T3">in</text:span><text:span text:style-name="T69"> </text:span><text:span text:style-name="T3">all</text:span><text:span text:style-name="T69"> </text:span><text:span text:style-name="T3">the</text:span><text:span text:style-name="T69"> </text:span><text:span text:style-name="T3">official</text:span><text:span text:style-name="T160"> </text:span><text:span text:style-name="T3">language</text:span><text:span text:style-name="T69"> </text:span><text:span text:style-name="T3">versions,</text:span><text:span text:style-name="T69"> </text:span><text:span text:style-name="T3">go</text:span><text:span text:style-name="T69"> </text:span><text:span text:style-name="T3">to</text:span><text:span text:style-name="T69"> </text:span><text:span text:style-name="T3">EUR-Lex</text:span><text:span text:style-name="T69"> </text:span><text:span text:style-name="T3">(</text:span><text:a xlink:type="simple" xlink:href="https://eur-lex.europa.eu/" text:style-name="ListLabel_20_173" text:visited-style-name="ListLabel_20_173"><text:span text:style-name="T203">eur-lex.europa.eu</text:span></text:a><text:span text:style-name="T69">).</text:span></text:p>
      <text:p text:style-name="Standard"><text:span text:style-name="T3">Finding information about the EU</text:span></text:p>
      <text:p text:style-name="Standard"><text:span text:style-name="T3">EU-wetgeving en gerelateerde documenten</text:span><text:span text:style-name="T160"> </text:span><text:span text:style-name="T3">portal</text:span><text:span text:style-name="T160"> </text:span><text:a xlink:type="simple" xlink:href="https://data.europa.eu/en" text:style-name="ListLabel_20_173" text:visited-style-name="ListLabel_20_173"><text:span text:style-name="T203">data.europa.eu</text:span></text:a><text:span text:style-name="T207"> </text:span><text:span text:style-name="T3">provides</text:span><text:span text:style-name="T160"> </text:span><text:span text:style-name="T3">access</text:span><text:span text:style-name="T160"> </text:span><text:span text:style-name="T3">to</text:span><text:span text:style-name="T160"> </text:span><text:span text:style-name="T3">open</text:span><text:span text:style-name="T160"> </text:span><text:span text:style-name="T3">datasets</text:span><text:span text:style-name="T160"> </text:span><text:span text:style-name="T3">from</text:span><text:span text:style-name="T160"> </text:span><text:span text:style-name="T3">the</text:span><text:span text:style-name="T160"> </text:span><text:span text:style-name="T3">EU</text:span><text:span text:style-name="T160"> </text:span><text:span text:style-name="T3">institutions,</text:span><text:span text:style-name="T160"> </text:span><text:span text:style-name="T3">bodies</text:span><text:span text:style-name="T160"> </text:span><text:span text:style-name="T3">and</text:span><text:span text:style-name="T160"> </text:span><text:span text:style-name="T3">agencies.</text:span><text:span text:style-name="T160"> </text:span><text:span text:style-name="T3">These</text:span><text:span text:style-name="T160"> </text:span><text:span text:style-name="T3">can</text:span><text:span text:style-name="T160"> </text:span><text:span text:style-name="T3">be</text:span><text:span text:style-name="T160"> </text:span><text:span text:style-name="T3">downloaded</text:span><text:span text:style-name="T160"> </text:span><text:span text:style-name="T3">and</text:span><text:span text:style-name="T160"> </text:span><text:span text:style-name="T3">reused</text:span><text:span text:style-name="T160"> </text:span><text:span text:style-name="T3">for</text:span><text:span text:style-name="T160"> </text:span><text:span text:style-name="T3">free,</text:span><text:span text:style-name="T160"> </text:span><text:span text:style-name="T3">for</text:span><text:span text:style-name="T160"> </text:span><text:span text:style-name="T3">both</text:span><text:span text:style-name="T160"> </text:span><text:span text:style-name="T3">commercial and non-commercial purposes. The portal also provides access to a wealth of datasets from European countries.</text:span></text:p>
      <text:p text:style-name="P247"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fo:color="#4d5ba9" loext:opacity="100%" style:text-underline-style="solid" style:text-underline-width="auto" style:text-underline-color="#4d5ba9"/>
    </style:style>
    <style:style style:name="ListLabel_20_156" style:display-name="ListLabel 156" style:family="text">
      <style:text-properties fo:color="#4d5ba9" loext:opacity="100%" fo:letter-spacing="-0.007cm" style:text-underline-style="solid" style:text-underline-width="auto" style:text-underline-color="#4d5ba9"/>
    </style:style>
    <style:style style:name="ListLabel_20_157" style:display-name="ListLabel 157" style:family="text">
      <style:text-properties fo:color="#4d5ba9" loext:opacity="100%" fo:letter-spacing="-0.004cm" style:text-underline-style="solid" style:text-underline-width="auto" style:text-underline-color="#4d5ba9"/>
    </style:style>
    <style:style style:name="ListLabel_20_158" style:display-name="ListLabel 158" style:family="text">
      <style:text-properties fo:color="#4d5ba9" loext:opacity="100%" fo:font-size="9pt" fo:font-style="italic" style:text-underline-style="solid" style:text-underline-width="auto" style:text-underline-color="#4d5ba9" style:font-size-asian="9pt" style:font-style-asian="italic"/>
    </style:style>
    <style:style style:name="ListLabel_20_159" style:display-name="ListLabel 159"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60" style:display-name="ListLabel 160" style:family="text">
      <style:text-properties fo:color="#4d5ba9" loext:opacity="100%" fo:font-size="10pt" fo:letter-spacing="-0.004cm" style:text-underline-style="solid" style:text-underline-width="auto" style:text-underline-color="#4d5ba9" style:font-size-asian="10pt"/>
    </style:style>
    <style:style style:name="ListLabel_20_161" style:display-name="ListLabel 161" style:family="text">
      <style:text-properties fo:color="#4d5ba9" loext:opacity="100%" fo:font-size="10pt" style:text-underline-style="solid" style:text-underline-width="auto" style:text-underline-color="#4d5ba9" style:font-size-asian="10pt"/>
    </style:style>
    <style:style style:name="ListLabel_20_162" style:display-name="ListLabel 162" style:family="text">
      <style:text-properties fo:color="#4d5ba9" loext:opacity="100%" fo:language="fr" fo:country="BE" style:text-underline-style="solid" style:text-underline-width="auto" style:text-underline-color="#4d5ba9"/>
    </style:style>
    <style:style style:name="ListLabel_20_163" style:display-name="ListLabel 163" style:family="text">
      <style:text-properties fo:color="#4d5ba9" loext:opacity="100%" fo:letter-spacing="-0.004cm" fo:language="fr" fo:country="BE" style:text-underline-style="solid" style:text-underline-width="auto" style:text-underline-color="#4d5ba9"/>
    </style:style>
    <style:style style:name="ListLabel_20_164" style:display-name="ListLabel 164" style:family="text">
      <style:text-properties fo:color="#4d5ba9" loext:opacity="100%" fo:letter-spacing="-0.011cm" fo:language="fr" fo:country="BE" style:text-underline-style="solid" style:text-underline-width="auto" style:text-underline-color="#4d5ba9"/>
    </style:style>
    <style:style style:name="ListLabel_20_165" style:display-name="ListLabel 165" style:family="text">
      <style:text-properties fo:color="#4d5ba9" loext:opacity="100%" fo:letter-spacing="-0.011cm" style:text-underline-style="solid" style:text-underline-width="auto" style:text-underline-color="#4d5ba9"/>
    </style:style>
    <style:style style:name="ListLabel_20_166" style:display-name="ListLabel 166" style:family="text">
      <style:text-properties fo:color="#4d5ba9" loext:opacity="100%" fo:language="nl" fo:country="NL" style:text-underline-style="solid" style:text-underline-width="auto" style:text-underline-color="#4d5ba9"/>
    </style:style>
    <style:style style:name="ListLabel_20_167" style:display-name="ListLabel 167" style:family="text">
      <style:text-properties fo:color="#4d5ba9" loext:opacity="100%" fo:letter-spacing="-0.004cm" fo:language="nl" fo:country="NL" style:text-underline-style="solid" style:text-underline-width="auto" style:text-underline-color="#4d5ba9"/>
    </style:style>
    <style:style style:name="ListLabel_20_168" style:display-name="ListLabel 168" style:family="text">
      <style:text-properties fo:font-size="10pt" style:font-size-asian="10pt"/>
    </style:style>
    <style:style style:name="ListLabel_20_169" style:display-name="ListLabel 169" style:family="text">
      <style:text-properties fo:color="#4d5ba9" loext:opacity="100%" fo:font-style="italic" style:text-underline-style="solid" style:text-underline-width="auto" style:text-underline-color="#4d5ba9" style:font-style-asian="italic"/>
    </style:style>
    <style:style style:name="ListLabel_20_170" style:display-name="ListLabel 17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71" style:display-name="ListLabel 17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72" style:display-name="ListLabel 17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73" style:display-name="ListLabel 173" style:family="text">
      <style:text-properties fo:color="#215e9e" loext:opacity="100%" fo:font-size="10pt" style:text-underline-style="solid" style:text-underline-width="auto" style:text-underline-color="#215e9e" style:font-size-asian="10pt"/>
    </style:style>
    <style:style style:name="ListLabel_20_174" style:display-name="ListLabel 17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language="nl" fo:country="NL"/>
    </style:style>
    <style:style style:name="MT5"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4" draw:name="Textbox 9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5</text:page-number></text:span></text:p>
        <text:p text:style-name="Footer"/>
      </style:footer>
    </style:master-page>
    <style:master-page style:name="Converted1" style:page-layout-name="Mpm2" draw:style-name="Mdp1">
      <style:header>
        <text:p text:style-name="MP1"><draw:custom-shape text:anchor-type="char" draw:z-index="13" draw:name="Textbox 16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4</text:page-number></text:span></text:p>
        <text:p text:style-name="Footer"/>
      </style:footer>
    </style:master-page>
    <style:master-page style:name="Converted2" style:page-layout-name="Mpm3" draw:style-name="Mdp1">
      <style:header>
        <text:p text:style-name="MP1"><draw:custom-shape text:anchor-type="char" draw:z-index="14" draw:name="Textbox 23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5</text:page-number></text:span></text:p>
        <text:p text:style-name="Footer"/>
      </style:footer>
    </style:master-page>
    <style:master-page style:name="Converted3" style:page-layout-name="Mpm4" draw:style-name="Mdp1">
      <style:header>
        <text:p text:style-name="MP1"><draw:custom-shape text:anchor-type="char" draw:z-index="19" draw:name="Textbox 35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0</text:page-number></text:span></text:p>
        <text:p text:style-name="Footer"/>
      </style:footer>
    </style:master-page>
    <style:master-page style:name="Converted4" style:page-layout-name="Mpm4" draw:style-name="Mdp1">
      <style:header>
        <text:p text:style-name="MP1"><draw:custom-shape text:anchor-type="char" draw:z-index="20" draw:name="Textbox 94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1</text:page-number></text:span></text:p>
        <text:p text:style-name="Footer"/>
      </style:footer>
    </style:master-page>
    <style:master-page style:name="Converted5" style:page-layout-name="Mpm4" draw:style-name="Mdp1">
      <style:header>
        <text:p text:style-name="MP1"><draw:custom-shape text:anchor-type="char" draw:z-index="21" draw:name="Textbox 97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2</text:page-number></text:span></text:p>
        <text:p text:style-name="Footer"/>
      </style:footer>
    </style:master-page>
    <style:master-page style:name="Converted6" style:page-layout-name="Mpm5" draw:style-name="Mdp1">
      <style:header>
        <text:p text:style-name="MP1"><draw:custom-shape text:anchor-type="char" draw:z-index="28"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9</text:page-number></text:span></text:p>
        <text:p text:style-name="Footer"/>
      </style:footer>
    </style:master-page>
    <style:master-page style:name="Converted7" style:page-layout-name="Mpm3" draw:style-name="Mdp1">
      <style:header>
        <text:p text:style-name="MP1"><draw:custom-shape text:anchor-type="char" draw:z-index="29"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30</text:page-number></text:span></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8</text:page-number></text:span></text:p>
        <text:p text:style-name="Footer"/>
      </style:footer>
    </style:master-page>
    <style:master-page style:name="Converted9" style:page-layout-name="Mpm4" draw:style-name="Mdp1">
      <style:header>
        <text:p text:style-name="MP1"><draw:custom-shape text:anchor-type="char" draw:z-index="32" draw:name="Textbox 109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9</text:page-number></text:span></text:p>
        <text:p text:style-name="Footer"/>
      </style:footer>
    </style:master-page>
    <style:master-page style:name="Converted10" style:page-layout-name="Mpm4" draw:style-name="Mdp1">
      <style:header>
        <text:p text:style-name="MP1"><draw:custom-shape text:anchor-type="char" draw:z-index="33"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0</text:page-number></text:span></text:p>
        <text:p text:style-name="Footer"/>
      </style:footer>
    </style:master-page>
    <style:master-page style:name="Converted11" style:page-layout-name="Mpm3" draw:style-name="Mdp1">
      <style:header>
        <text:p text:style-name="MP1"><draw:custom-shape text:anchor-type="char" draw:z-index="34"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1</text:page-number></text:span></text:p>
        <text:p text:style-name="Footer"/>
      </style:footer>
    </style:master-page>
    <style:master-page style:name="Converted12" style:page-layout-name="Mpm3" draw:style-name="Mdp1">
      <style:header>
        <text:p text:style-name="MP1"><draw:custom-shape text:anchor-type="char" draw:z-index="35"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2</text:page-number></text:span></text:p>
        <text:p text:style-name="Footer"/>
      </style:footer>
    </style:master-page>
    <style:master-page style:name="Converted13" style:page-layout-name="Mpm4" draw:style-name="Mdp1">
      <style:header>
        <text:p text:style-name="MP1"><draw:custom-shape text:anchor-type="char" draw:z-index="37" draw:name="Graphic 5217" draw:style-name="Mgr2" draw:text-style-name="MP5" svg:width="0.036cm" svg:height="0.036cm" svg:x="1.401cm" svg:y="1.40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39"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4</text:page-number></text:span></text:p>
        <text:p text:style-name="Footer"/>
      </style:footer>
    </style:master-page>
    <style:master-page style:name="Converted14" style:page-layout-name="Mpm4" draw:style-name="Mdp1">
      <style:header>
        <text:p text:style-name="MP1"><draw:custom-shape text:anchor-type="char" draw:z-index="41"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6</text:page-number></text:span></text:p>
        <text:p text:style-name="Footer"/>
      </style:footer>
    </style:master-page>
    <style:master-page style:name="Converted15" style:page-layout-name="Mpm3" draw:style-name="Mdp1">
      <style:header>
        <text:p text:style-name="MP1"><draw:custom-shape text:anchor-type="char" draw:z-index="4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90</text:page-number></text:span></text:p>
        <text:p text:style-name="Footer"/>
      </style:footer>
    </style:master-page>
    <style:master-page style:name="Converted16" style:page-layout-name="Mpm4" draw:style-name="Mdp1">
      <style:header>
        <text:p text:style-name="MP6" loext:marker-style-name="MT5"/>
      </style:header>
      <style:footer>
        <text:p text:style-name="MP4"><text:span text:style-name="MT4"><text:page-number text:select-page="current">91</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es kader van digitale competenties</dc:title>
    <meta:initial-creator>Cosgrove</meta:initial-creator>
    <dc:creator>Gorissen, P.J.B. (Pierre)</dc:creator>
    <meta:editing-cycles>2</meta:editing-cycles>
    <meta:creation-date>2026-01-08T18:17:00</meta:creation-date>
    <dc:date>2026-01-08T18:17:00</dc:date>
    <meta:editing-duration>PT3M</meta:editing-duration>
    <meta:generator>LibreOffice/25.2.3.2$Windows_x86 LibreOffice_project/bbb074479178df812d175f709636b368952c2ce3</meta:generator>
    <meta:document-statistic meta:table-count="10" meta:image-count="1" meta:object-count="0" meta:page-count="45" meta:paragraph-count="672" meta:word-count="17662" meta:character-count="123376" meta:non-whitespace-character-count="106413"/>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